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7673in"/>
    </style:style>
    <style:style style:name="co5" style:family="table-column">
      <style:table-column-properties fo:break-before="auto" style:column-width="0.7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gon_wyniki_200K" table:style-name="ta1">
        <table:shapes>
          <draw:frame draw:z-index="0" draw:style-name="gr1" svg:width="7.7657in" svg:height="4.8524in" svg:x="4.9465in" svg:y="1.3866in">
            <draw:object draw:notify-on-update-of-ranges="argon_wyniki_200K.A2:argon_wyniki_200K.A502 argon_wyniki_200K.B1:argon_wyniki_200K.B1 argon_wyniki_200K.B2:argon_wyniki_200K.B502 argon_wyniki_200K.C1:argon_wyniki_200K.C1 argon_wyniki_200K.C2:argon_wyniki_200K.C502 argon_wyniki_200K.D1:argon_wyniki_200K.D1 argon_wyniki_200K.D2:argon_wyniki_200K.D502 argon_wyniki_200K.E1:argon_wyniki_200K.E1 argon_wyniki_200K.E2:argon_wyniki_200K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15.648099354411">
            <text:p>115.6480993544</text:p>
          </table:table-cell>
          <table:table-cell office:value-type="float" office:value="-669.2508246425">
            <text:p>-669.2508246425</text:p>
          </table:table-cell>
          <table:table-cell table:style-name="ce1" office:value-type="float" office:value="784.898923996912">
            <text:p>784.898923996912</text:p>
          </table:table-cell>
          <table:table-cell table:style-name="ce1" office:value-type="float" office:value="503.745799596895">
            <text:p>503.7457995968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115.659197252855">
            <text:p>115.6591972529</text:p>
          </table:table-cell>
          <table:table-cell office:value-type="float" office:value="-346.721995115149">
            <text:p>-346.7219951152</text:p>
          </table:table-cell>
          <table:table-cell office:value-type="float" office:value="462.381192368004">
            <text:p>462.381192368</text:p>
          </table:table-cell>
          <table:table-cell office:value-type="float" office:value="296.75487677048">
            <text:p>296.75487677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115.649621307175">
            <text:p>115.6496213072</text:p>
          </table:table-cell>
          <table:table-cell office:value-type="float" office:value="-395.771580157117">
            <text:p>-395.7715801571</text:p>
          </table:table-cell>
          <table:table-cell office:value-type="float" office:value="511.421201464292">
            <text:p>511.4212014643</text:p>
          </table:table-cell>
          <table:table-cell office:value-type="float" office:value="328.228609042466">
            <text:p>328.22860904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115.651536839831">
            <text:p>115.6515368398</text:p>
          </table:table-cell>
          <table:table-cell office:value-type="float" office:value="-394.553140007107">
            <text:p>-394.5531400071</text:p>
          </table:table-cell>
          <table:table-cell office:value-type="float" office:value="510.204676846938">
            <text:p>510.2046768469</text:p>
          </table:table-cell>
          <table:table-cell office:value-type="float" office:value="327.447847154071">
            <text:p>327.44784715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115.651344632318">
            <text:p>115.6513446323</text:p>
          </table:table-cell>
          <table:table-cell office:value-type="float" office:value="-413.581338407779">
            <text:p>-413.5813384078</text:p>
          </table:table-cell>
          <table:table-cell office:value-type="float" office:value="529.232683040096">
            <text:p>529.2326830401</text:p>
          </table:table-cell>
          <table:table-cell office:value-type="float" office:value="339.659965047795">
            <text:p>339.65996504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115.652192044281">
            <text:p>115.6521920443</text:p>
          </table:table-cell>
          <table:table-cell office:value-type="float" office:value="-393.770698075377">
            <text:p>-393.7706980754</text:p>
          </table:table-cell>
          <table:table-cell office:value-type="float" office:value="509.422890119658">
            <text:p>509.4228901197</text:p>
          </table:table-cell>
          <table:table-cell office:value-type="float" office:value="326.94609875309">
            <text:p>326.94609875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115.652392955457">
            <text:p>115.6523929555</text:p>
          </table:table-cell>
          <table:table-cell office:value-type="float" office:value="-359.807737743591">
            <text:p>-359.8077377436</text:p>
          </table:table-cell>
          <table:table-cell office:value-type="float" office:value="475.460130699048">
            <text:p>475.460130699</text:p>
          </table:table-cell>
          <table:table-cell office:value-type="float" office:value="305.148900568984">
            <text:p>305.1489005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115.652499134069">
            <text:p>115.6524991341</text:p>
          </table:table-cell>
          <table:table-cell office:value-type="float" office:value="-334.325641733258">
            <text:p>-334.3256417333</text:p>
          </table:table-cell>
          <table:table-cell office:value-type="float" office:value="449.978140867327">
            <text:p>449.9781408673</text:p>
          </table:table-cell>
          <table:table-cell office:value-type="float" office:value="288.794635133463">
            <text:p>288.79463513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115.652531486307">
            <text:p>115.6525314863</text:p>
          </table:table-cell>
          <table:table-cell office:value-type="float" office:value="-305.769173881652">
            <text:p>-305.7691738817</text:p>
          </table:table-cell>
          <table:table-cell office:value-type="float" office:value="421.421705367959">
            <text:p>421.421705368</text:p>
          </table:table-cell>
          <table:table-cell office:value-type="float" office:value="270.467199594358">
            <text:p>270.46719959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115.652711856497">
            <text:p>115.6527118565</text:p>
          </table:table-cell>
          <table:table-cell office:value-type="float" office:value="-277.782613119252">
            <text:p>-277.7826131193</text:p>
          </table:table-cell>
          <table:table-cell office:value-type="float" office:value="393.435324975748">
            <text:p>393.4353249757</text:p>
          </table:table-cell>
          <table:table-cell office:value-type="float" office:value="252.505623730925">
            <text:p>252.5056237309</text:p>
          </table:table-cell>
          <table:table-cell office:value-type="float" office:value="2.84563310501422">
            <text:p>2.8456331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5.652829108612">
            <text:p>115.6528291086</text:p>
          </table:table-cell>
          <table:table-cell office:value-type="float" office:value="-257.148176914589">
            <text:p>-257.1481769146</text:p>
          </table:table-cell>
          <table:table-cell office:value-type="float" office:value="372.801006023201">
            <text:p>372.8010060232</text:p>
          </table:table-cell>
          <table:table-cell office:value-type="float" office:value="239.262579076262">
            <text:p>239.2625790763</text:p>
          </table:table-cell>
          <table:table-cell office:value-type="float" office:value="4.46163734900275">
            <text:p>4.461637349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115.652952873957">
            <text:p>115.652952874</text:p>
          </table:table-cell>
          <table:table-cell office:value-type="float" office:value="-245.385579092721">
            <text:p>-245.3855790927</text:p>
          </table:table-cell>
          <table:table-cell office:value-type="float" office:value="361.038531966678">
            <text:p>361.0385319667</text:p>
          </table:table-cell>
          <table:table-cell office:value-type="float" office:value="231.71345814147">
            <text:p>231.71345814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115.652861616911">
            <text:p>115.6528616169</text:p>
          </table:table-cell>
          <table:table-cell office:value-type="float" office:value="-223.92119719256">
            <text:p>-223.9211971926</text:p>
          </table:table-cell>
          <table:table-cell office:value-type="float" office:value="339.574058809471">
            <text:p>339.5740588095</text:p>
          </table:table-cell>
          <table:table-cell office:value-type="float" office:value="217.937622982412">
            <text:p>217.9376229824</text:p>
          </table:table-cell>
          <table:table-cell office:value-type="float" office:value="3.75016335785441">
            <text:p>3.7501633579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 office:value-type="float" office:value="115.652767562978">
            <text:p>115.652767563</text:p>
          </table:table-cell>
          <table:table-cell office:value-type="float" office:value="-211.605304547496">
            <text:p>-211.6053045475</text:p>
          </table:table-cell>
          <table:table-cell office:value-type="float" office:value="327.258072110474">
            <text:p>327.2580721105</text:p>
          </table:table-cell>
          <table:table-cell office:value-type="float" office:value="210.033259276678">
            <text:p>210.0332592767</text:p>
          </table:table-cell>
          <table:table-cell office:value-type="float" office:value="2.8821481312677">
            <text:p>2.8821481313</text:p>
          </table:table-cell>
        </table:table-row>
        <table:table-row table:style-name="ro3">
          <table:table-cell office:value-type="float" office:value="1.4">
            <text:p>1.4</text:p>
          </table:table-cell>
          <table:table-cell office:value-type="float" office:value="115.652857155949">
            <text:p>115.6528571559</text:p>
          </table:table-cell>
          <table:table-cell office:value-type="float" office:value="-205.783010168344">
            <text:p>-205.7830101683</text:p>
          </table:table-cell>
          <table:table-cell office:value-type="float" office:value="321.435867324293">
            <text:p>321.4358673243</text:p>
          </table:table-cell>
          <table:table-cell office:value-type="float" office:value="206.296585527023">
            <text:p>206.2965855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15.652810800955">
            <text:p>115.652810801</text:p>
          </table:table-cell>
          <table:table-cell office:value-type="float" office:value="-196.530180631084">
            <text:p>-196.5301806311</text:p>
          </table:table-cell>
          <table:table-cell office:value-type="float" office:value="312.18299143204">
            <text:p>312.182991432</text:p>
          </table:table-cell>
          <table:table-cell office:value-type="float" office:value="200.358117244791">
            <text:p>200.35811724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6">
            <text:p>1.6</text:p>
          </table:table-cell>
          <table:table-cell office:value-type="float" office:value="115.652820392465">
            <text:p>115.6528203925</text:p>
          </table:table-cell>
          <table:table-cell office:value-type="float" office:value="-188.191380452825">
            <text:p>-188.1913804528</text:p>
          </table:table-cell>
          <table:table-cell office:value-type="float" office:value="303.84420084529">
            <text:p>303.8442008453</text:p>
          </table:table-cell>
          <table:table-cell office:value-type="float" office:value="195.006306198341">
            <text:p>195.00630619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7">
            <text:p>1.7</text:p>
          </table:table-cell>
          <table:table-cell office:value-type="float" office:value="115.652830346665">
            <text:p>115.6528303467</text:p>
          </table:table-cell>
          <table:table-cell office:value-type="float" office:value="-183.930737622461">
            <text:p>-183.9307376225</text:p>
          </table:table-cell>
          <table:table-cell office:value-type="float" office:value="299.583567969126">
            <text:p>299.5835679691</text:p>
          </table:table-cell>
          <table:table-cell office:value-type="float" office:value="192.271844665303">
            <text:p>192.27184466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8">
            <text:p>1.8</text:p>
          </table:table-cell>
          <table:table-cell office:value-type="float" office:value="115.652928766325">
            <text:p>115.6529287663</text:p>
          </table:table-cell>
          <table:table-cell office:value-type="float" office:value="-166.907265356938">
            <text:p>-166.9072653569</text:p>
          </table:table-cell>
          <table:table-cell office:value-type="float" office:value="282.560194123263">
            <text:p>282.5601941233</text:p>
          </table:table-cell>
          <table:table-cell office:value-type="float" office:value="181.346293861701">
            <text:p>181.3462938617</text:p>
          </table:table-cell>
          <table:table-cell office:value-type="float" office:value="6.98291596093127">
            <text:p>6.9829159609</text:p>
          </table:table-cell>
        </table:table-row>
        <table:table-row table:style-name="ro3">
          <table:table-cell office:value-type="float" office:value="1.9">
            <text:p>1.9</text:p>
          </table:table-cell>
          <table:table-cell office:value-type="float" office:value="115.652171391646">
            <text:p>115.6521713916</text:p>
          </table:table-cell>
          <table:table-cell office:value-type="float" office:value="-171.200552389559">
            <text:p>-171.2005523896</text:p>
          </table:table-cell>
          <table:table-cell office:value-type="float" office:value="286.852723781205">
            <text:p>286.8527237812</text:p>
          </table:table-cell>
          <table:table-cell office:value-type="float" office:value="184.101226654604">
            <text:p>184.1012266546</text:p>
          </table:table-cell>
          <table:table-cell office:value-type="float" office:value="1.13821493789345">
            <text:p>1.13821493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5.652623232579">
            <text:p>115.6526232326</text:p>
          </table:table-cell>
          <table:table-cell office:value-type="float" office:value="-163.960037721623">
            <text:p>-163.9600377216</text:p>
          </table:table-cell>
          <table:table-cell office:value-type="float" office:value="279.612660954202">
            <text:p>279.6126609542</text:p>
          </table:table-cell>
          <table:table-cell office:value-type="float" office:value="179.454575822994">
            <text:p>179.454575823</text:p>
          </table:table-cell>
          <table:table-cell office:value-type="float" office:value="1.9822013874879">
            <text:p>1.9822013875</text:p>
          </table:table-cell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115.652448667742">
            <text:p>115.6524486677</text:p>
          </table:table-cell>
          <table:table-cell office:value-type="float" office:value="-163.551922954388">
            <text:p>-163.5519229544</text:p>
          </table:table-cell>
          <table:table-cell office:value-type="float" office:value="279.204371622129">
            <text:p>279.2043716221</text:p>
          </table:table-cell>
          <table:table-cell office:value-type="float" office:value="179.192536941599">
            <text:p>179.1925369416</text:p>
          </table:table-cell>
          <table:table-cell office:value-type="float" office:value="1.84783816479593">
            <text:p>1.8478381648</text:p>
          </table:table-cell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115.652776402822">
            <text:p>115.6527764028</text:p>
          </table:table-cell>
          <table:table-cell office:value-type="float" office:value="-149.724953559036">
            <text:p>-149.724953559</text:p>
          </table:table-cell>
          <table:table-cell office:value-type="float" office:value="265.377729961857">
            <text:p>265.3777299619</text:p>
          </table:table-cell>
          <table:table-cell office:value-type="float" office:value="170.318639365813">
            <text:p>170.31863936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3">
            <text:p>2.3</text:p>
          </table:table-cell>
          <table:table-cell office:value-type="float" office:value="115.652738767027">
            <text:p>115.652738767</text:p>
          </table:table-cell>
          <table:table-cell office:value-type="float" office:value="-146.454616676642">
            <text:p>-146.4546166766</text:p>
          </table:table-cell>
          <table:table-cell office:value-type="float" office:value="262.107355443669">
            <text:p>262.1073554437</text:p>
          </table:table-cell>
          <table:table-cell office:value-type="float" office:value="168.219722707529">
            <text:p>168.2197227075</text:p>
          </table:table-cell>
          <table:table-cell office:value-type="float" office:value="1.32855375652582">
            <text:p>1.3285537565</text:p>
          </table:table-cell>
        </table:table-row>
        <table:table-row table:style-name="ro3">
          <table:table-cell office:value-type="float" office:value="2.4">
            <text:p>2.4</text:p>
          </table:table-cell>
          <table:table-cell office:value-type="float" office:value="115.652518054241">
            <text:p>115.6525180542</text:p>
          </table:table-cell>
          <table:table-cell office:value-type="float" office:value="-149.503046451622">
            <text:p>-149.5030464516</text:p>
          </table:table-cell>
          <table:table-cell office:value-type="float" office:value="265.155564505863">
            <text:p>265.1555645059</text:p>
          </table:table-cell>
          <table:table-cell office:value-type="float" office:value="170.176054235612">
            <text:p>170.1760542356</text:p>
          </table:table-cell>
          <table:table-cell office:value-type="float" office:value="1.24775470377197">
            <text:p>1.247754703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15.65268888408">
            <text:p>115.6526888841</text:p>
          </table:table-cell>
          <table:table-cell office:value-type="float" office:value="-139.955388188388">
            <text:p>-139.9553881884</text:p>
          </table:table-cell>
          <table:table-cell office:value-type="float" office:value="255.608077072468">
            <text:p>255.6080770725</text:p>
          </table:table-cell>
          <table:table-cell office:value-type="float" office:value="164.048505140774">
            <text:p>164.04850514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6">
            <text:p>2.6</text:p>
          </table:table-cell>
          <table:table-cell office:value-type="float" office:value="115.65261171319">
            <text:p>115.6526117132</text:p>
          </table:table-cell>
          <table:table-cell office:value-type="float" office:value="-135.842310433693">
            <text:p>-135.8423104337</text:p>
          </table:table-cell>
          <table:table-cell office:value-type="float" office:value="251.494922146883">
            <text:p>251.4949221469</text:p>
          </table:table-cell>
          <table:table-cell office:value-type="float" office:value="161.408694518657">
            <text:p>161.4086945187</text:p>
          </table:table-cell>
          <table:table-cell office:value-type="float" office:value="1.51066861035313">
            <text:p>1.5106686104</text:p>
          </table:table-cell>
        </table:table-row>
        <table:table-row table:style-name="ro3">
          <table:table-cell office:value-type="float" office:value="2.7">
            <text:p>2.7</text:p>
          </table:table-cell>
          <table:table-cell office:value-type="float" office:value="115.652840013761">
            <text:p>115.6528400138</text:p>
          </table:table-cell>
          <table:table-cell office:value-type="float" office:value="-131.571435973291">
            <text:p>-131.5714359733</text:p>
          </table:table-cell>
          <table:table-cell office:value-type="float" office:value="247.224275987051">
            <text:p>247.2242759871</text:p>
          </table:table-cell>
          <table:table-cell office:value-type="float" office:value="158.667806489885">
            <text:p>158.6678064899</text:p>
          </table:table-cell>
          <table:table-cell office:value-type="float" office:value="5.52816990317497">
            <text:p>5.5281699032</text:p>
          </table:table-cell>
        </table:table-row>
        <table:table-row table:style-name="ro3">
          <table:table-cell office:value-type="float" office:value="2.8">
            <text:p>2.8</text:p>
          </table:table-cell>
          <table:table-cell office:value-type="float" office:value="115.652702607983">
            <text:p>115.652702608</text:p>
          </table:table-cell>
          <table:table-cell office:value-type="float" office:value="-134.7490302056">
            <text:p>-134.7490302056</text:p>
          </table:table-cell>
          <table:table-cell office:value-type="float" office:value="250.401732813582">
            <text:p>250.4017328136</text:p>
          </table:table-cell>
          <table:table-cell office:value-type="float" office:value="160.707088849471">
            <text:p>160.7070888495</text:p>
          </table:table-cell>
          <table:table-cell office:value-type="float" office:value="1.58975037325872">
            <text:p>1.5897503733</text:p>
          </table:table-cell>
        </table:table-row>
        <table:table-row table:style-name="ro3">
          <table:table-cell office:value-type="float" office:value="2.9">
            <text:p>2.9</text:p>
          </table:table-cell>
          <table:table-cell office:value-type="float" office:value="115.652938936612">
            <text:p>115.6529389366</text:p>
          </table:table-cell>
          <table:table-cell office:value-type="float" office:value="-125.319318854785">
            <text:p>-125.3193188548</text:p>
          </table:table-cell>
          <table:table-cell office:value-type="float" office:value="240.972257791398">
            <text:p>240.9722577914</text:p>
          </table:table-cell>
          <table:table-cell office:value-type="float" office:value="154.65527976985">
            <text:p>154.6552797699</text:p>
          </table:table-cell>
          <table:table-cell office:value-type="float" office:value="10.3211374229844">
            <text:p>10.32113742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5.65314400822">
            <text:p>115.6531440082</text:p>
          </table:table-cell>
          <table:table-cell office:value-type="float" office:value="-121.159271435106">
            <text:p>-121.1592714351</text:p>
          </table:table-cell>
          <table:table-cell office:value-type="float" office:value="236.812415443327">
            <text:p>236.8124154433</text:p>
          </table:table-cell>
          <table:table-cell office:value-type="float" office:value="151.985505298565">
            <text:p>151.9855052986</text:p>
          </table:table-cell>
          <table:table-cell office:value-type="float" office:value="6.09075396180995">
            <text:p>6.0907539618</text:p>
          </table:table-cell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115.652948309097">
            <text:p>115.6529483091</text:p>
          </table:table-cell>
          <table:table-cell office:value-type="float" office:value="-135.084575915905">
            <text:p>-135.0845759159</text:p>
          </table:table-cell>
          <table:table-cell office:value-type="float" office:value="250.737524225002">
            <text:p>250.737524225</text:p>
          </table:table-cell>
          <table:table-cell office:value-type="float" office:value="160.922598780587">
            <text:p>160.9225987806</text:p>
          </table:table-cell>
          <table:table-cell office:value-type="float" office:value="1.0294722930977">
            <text:p>1.0294722931</text:p>
          </table:table-cell>
        </table:table-row>
        <table:table-row table:style-name="ro3">
          <table:table-cell office:value-type="float" office:value="3.2">
            <text:p>3.2</text:p>
          </table:table-cell>
          <table:table-cell office:value-type="float" office:value="115.653068688938">
            <text:p>115.6530686889</text:p>
          </table:table-cell>
          <table:table-cell office:value-type="float" office:value="-132.721236465789">
            <text:p>-132.7212364658</text:p>
          </table:table-cell>
          <table:table-cell office:value-type="float" office:value="248.374305154727">
            <text:p>248.3743051547</text:p>
          </table:table-cell>
          <table:table-cell office:value-type="float" office:value="159.405891796054">
            <text:p>159.4058917961</text:p>
          </table:table-cell>
          <table:table-cell office:value-type="float" office:value="0.592851646014356">
            <text:p>0.592851646</text:p>
          </table:table-cell>
        </table:table-row>
        <table:table-row table:style-name="ro3">
          <table:table-cell office:value-type="float" office:value="3.3">
            <text:p>3.3</text:p>
          </table:table-cell>
          <table:table-cell office:value-type="float" office:value="115.652996431485">
            <text:p>115.6529964315</text:p>
          </table:table-cell>
          <table:table-cell office:value-type="float" office:value="-131.051664621232">
            <text:p>-131.0516646212</text:p>
          </table:table-cell>
          <table:table-cell office:value-type="float" office:value="246.704661052717">
            <text:p>246.7046610527</text:p>
          </table:table-cell>
          <table:table-cell office:value-type="float" office:value="158.334319167408">
            <text:p>158.3343191674</text:p>
          </table:table-cell>
          <table:table-cell office:value-type="float" office:value="3.04971842573133">
            <text:p>3.0497184257</text:p>
          </table:table-cell>
        </table:table-row>
        <table:table-row table:style-name="ro3">
          <table:table-cell office:value-type="float" office:value="3.4">
            <text:p>3.4</text:p>
          </table:table-cell>
          <table:table-cell office:value-type="float" office:value="115.652897788837">
            <text:p>115.6528977888</text:p>
          </table:table-cell>
          <table:table-cell office:value-type="float" office:value="-132.276680857821">
            <text:p>-132.2766808578</text:p>
          </table:table-cell>
          <table:table-cell office:value-type="float" office:value="247.929578646659">
            <text:p>247.9295786467</text:p>
          </table:table-cell>
          <table:table-cell office:value-type="float" office:value="159.120467643263">
            <text:p>159.1204676433</text:p>
          </table:table-cell>
          <table:table-cell office:value-type="float" office:value="1.77151404494728">
            <text:p>1.771514044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15.653261955394">
            <text:p>115.6532619554</text:p>
          </table:table-cell>
          <table:table-cell office:value-type="float" office:value="-127.742320863245">
            <text:p>-127.7423208632</text:p>
          </table:table-cell>
          <table:table-cell office:value-type="float" office:value="243.395582818638">
            <text:p>243.3955828186</text:p>
          </table:table-cell>
          <table:table-cell office:value-type="float" office:value="156.21056257915">
            <text:p>156.21056257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6">
            <text:p>3.6</text:p>
          </table:table-cell>
          <table:table-cell office:value-type="float" office:value="115.652832460318">
            <text:p>115.6528324603</text:p>
          </table:table-cell>
          <table:table-cell office:value-type="float" office:value="-129.631945113053">
            <text:p>-129.6319451131</text:p>
          </table:table-cell>
          <table:table-cell office:value-type="float" office:value="245.284777573371">
            <text:p>245.2847775734</text:p>
          </table:table-cell>
          <table:table-cell office:value-type="float" office:value="157.42304216502">
            <text:p>157.423042165</text:p>
          </table:table-cell>
          <table:table-cell office:value-type="float" office:value="2.70106106029952">
            <text:p>2.7010610603</text:p>
          </table:table-cell>
        </table:table-row>
        <table:table-row table:style-name="ro3">
          <table:table-cell office:value-type="float" office:value="3.7">
            <text:p>3.7</text:p>
          </table:table-cell>
          <table:table-cell office:value-type="float" office:value="115.652877714185">
            <text:p>115.6528777142</text:p>
          </table:table-cell>
          <table:table-cell office:value-type="float" office:value="-122.312258015094">
            <text:p>-122.3122580151</text:p>
          </table:table-cell>
          <table:table-cell office:value-type="float" office:value="237.96513572928">
            <text:p>237.9651357293</text:p>
          </table:table-cell>
          <table:table-cell office:value-type="float" office:value="152.725317756457">
            <text:p>152.7253177565</text:p>
          </table:table-cell>
          <table:table-cell office:value-type="float" office:value="9.32038864479855">
            <text:p>9.3203886448</text:p>
          </table:table-cell>
        </table:table-row>
        <table:table-row table:style-name="ro3">
          <table:table-cell office:value-type="float" office:value="3.8">
            <text:p>3.8</text:p>
          </table:table-cell>
          <table:table-cell office:value-type="float" office:value="115.652852298004">
            <text:p>115.652852298</text:p>
          </table:table-cell>
          <table:table-cell office:value-type="float" office:value="-121.202296164201">
            <text:p>-121.2022961642</text:p>
          </table:table-cell>
          <table:table-cell office:value-type="float" office:value="236.855148462205">
            <text:p>236.8551484622</text:p>
          </table:table-cell>
          <table:table-cell office:value-type="float" office:value="152.012931223236">
            <text:p>152.0129312232</text:p>
          </table:table-cell>
          <table:table-cell office:value-type="float" office:value="9.63311032904079">
            <text:p>9.633110329</text:p>
          </table:table-cell>
        </table:table-row>
        <table:table-row table:style-name="ro3">
          <table:table-cell office:value-type="float" office:value="3.9">
            <text:p>3.9</text:p>
          </table:table-cell>
          <table:table-cell office:value-type="float" office:value="115.653005864095">
            <text:p>115.6530058641</text:p>
          </table:table-cell>
          <table:table-cell office:value-type="float" office:value="-119.642786048769">
            <text:p>-119.6427860488</text:p>
          </table:table-cell>
          <table:table-cell office:value-type="float" office:value="235.295791912864">
            <text:p>235.2957919129</text:p>
          </table:table-cell>
          <table:table-cell office:value-type="float" office:value="151.012140818525">
            <text:p>151.0121408185</text:p>
          </table:table-cell>
          <table:table-cell office:value-type="float" office:value="2.15980898705818">
            <text:p>2.159808987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5.65303664129">
            <text:p>115.6530366413</text:p>
          </table:table-cell>
          <table:table-cell office:value-type="float" office:value="-118.146912445748">
            <text:p>-118.1469124457</text:p>
          </table:table-cell>
          <table:table-cell office:value-type="float" office:value="233.799949087038">
            <text:p>233.799949087</text:p>
          </table:table-cell>
          <table:table-cell office:value-type="float" office:value="150.052113333037">
            <text:p>150.052113333</text:p>
          </table:table-cell>
          <table:table-cell office:value-type="float" office:value="7.62837304628159">
            <text:p>7.6283730463</text:p>
          </table:table-cell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115.652753965695">
            <text:p>115.6527539657</text:p>
          </table:table-cell>
          <table:table-cell office:value-type="float" office:value="-115.280858023026">
            <text:p>-115.280858023</text:p>
          </table:table-cell>
          <table:table-cell office:value-type="float" office:value="230.933611988721">
            <text:p>230.9336119887</text:p>
          </table:table-cell>
          <table:table-cell office:value-type="float" office:value="148.212506691518">
            <text:p>148.2125066915</text:p>
          </table:table-cell>
          <table:table-cell office:value-type="float" office:value="12.1082490666857">
            <text:p>12.1082490667</text:p>
          </table:table-cell>
        </table:table-row>
        <table:table-row table:style-name="ro3">
          <table:table-cell office:value-type="float" office:value="4.2">
            <text:p>4.2</text:p>
          </table:table-cell>
          <table:table-cell office:value-type="float" office:value="115.652709064027">
            <text:p>115.652709064</text:p>
          </table:table-cell>
          <table:table-cell office:value-type="float" office:value="-113.306152584085">
            <text:p>-113.3061525841</text:p>
          </table:table-cell>
          <table:table-cell office:value-type="float" office:value="228.958861648112">
            <text:p>228.9588616481</text:p>
          </table:table-cell>
          <table:table-cell office:value-type="float" office:value="146.945117784589">
            <text:p>146.9451177846</text:p>
          </table:table-cell>
          <table:table-cell office:value-type="float" office:value="13.0322808080336">
            <text:p>13.032280808</text:p>
          </table:table-cell>
        </table:table-row>
        <table:table-row table:style-name="ro3">
          <table:table-cell office:value-type="float" office:value="4.3">
            <text:p>4.3</text:p>
          </table:table-cell>
          <table:table-cell office:value-type="float" office:value="115.652986721914">
            <text:p>115.6529867219</text:p>
          </table:table-cell>
          <table:table-cell office:value-type="float" office:value="-107.65621505148">
            <text:p>-107.6562150515</text:p>
          </table:table-cell>
          <table:table-cell office:value-type="float" office:value="223.309201773394">
            <text:p>223.3092017734</text:p>
          </table:table-cell>
          <table:table-cell office:value-type="float" office:value="143.319182846944">
            <text:p>143.3191828469</text:p>
          </table:table-cell>
          <table:table-cell office:value-type="float" office:value="11.3398835089679">
            <text:p>11.339883509</text:p>
          </table:table-cell>
        </table:table-row>
        <table:table-row table:style-name="ro3">
          <table:table-cell office:value-type="float" office:value="4.4">
            <text:p>4.4</text:p>
          </table:table-cell>
          <table:table-cell office:value-type="float" office:value="115.652858583709">
            <text:p>115.6528585837</text:p>
          </table:table-cell>
          <table:table-cell office:value-type="float" office:value="-113.744447890656">
            <text:p>-113.7444478907</text:p>
          </table:table-cell>
          <table:table-cell office:value-type="float" office:value="229.397306474364">
            <text:p>229.3973064744</text:p>
          </table:table-cell>
          <table:table-cell office:value-type="float" office:value="147.226510372637">
            <text:p>147.2265103726</text:p>
          </table:table-cell>
          <table:table-cell office:value-type="float" office:value="2.2962688205207">
            <text:p>2.296268820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15.652719885794">
            <text:p>115.6527198858</text:p>
          </table:table-cell>
          <table:table-cell office:value-type="float" office:value="-114.267907421902">
            <text:p>-114.2679074219</text:p>
          </table:table-cell>
          <table:table-cell office:value-type="float" office:value="229.920627307696">
            <text:p>229.9206273077</text:p>
          </table:table-cell>
          <table:table-cell office:value-type="float" office:value="147.56237613009">
            <text:p>147.5623761301</text:p>
          </table:table-cell>
          <table:table-cell office:value-type="float" office:value="0.692237040555184">
            <text:p>0.6922370406</text:p>
          </table:table-cell>
        </table:table-row>
        <table:table-row table:style-name="ro3">
          <table:table-cell office:value-type="float" office:value="4.6">
            <text:p>4.6</text:p>
          </table:table-cell>
          <table:table-cell office:value-type="float" office:value="115.653092014793">
            <text:p>115.6530920148</text:p>
          </table:table-cell>
          <table:table-cell office:value-type="float" office:value="-106.219696583136">
            <text:p>-106.2196965831</text:p>
          </table:table-cell>
          <table:table-cell office:value-type="float" office:value="221.872788597928">
            <text:p>221.8727885979</text:p>
          </table:table-cell>
          <table:table-cell office:value-type="float" office:value="142.397297134651">
            <text:p>142.3972971347</text:p>
          </table:table-cell>
          <table:table-cell office:value-type="float" office:value="2.89400674206342">
            <text:p>2.8940067421</text:p>
          </table:table-cell>
        </table:table-row>
        <table:table-row table:style-name="ro3">
          <table:table-cell office:value-type="float" office:value="4.7">
            <text:p>4.7</text:p>
          </table:table-cell>
          <table:table-cell office:value-type="float" office:value="115.652834572426">
            <text:p>115.6528345724</text:p>
          </table:table-cell>
          <table:table-cell office:value-type="float" office:value="-115.1079247423">
            <text:p>-115.1079247423</text:p>
          </table:table-cell>
          <table:table-cell office:value-type="float" office:value="230.760759314725">
            <text:p>230.7607593147</text:p>
          </table:table-cell>
          <table:table-cell office:value-type="float" office:value="148.101570358428">
            <text:p>148.1015703584</text:p>
          </table:table-cell>
          <table:table-cell office:value-type="float" office:value="3.06391200474285">
            <text:p>3.0639120047</text:p>
          </table:table-cell>
        </table:table-row>
        <table:table-row table:style-name="ro3">
          <table:table-cell office:value-type="float" office:value="4.8">
            <text:p>4.8</text:p>
          </table:table-cell>
          <table:table-cell office:value-type="float" office:value="115.652844266098">
            <text:p>115.6528442661</text:p>
          </table:table-cell>
          <table:table-cell office:value-type="float" office:value="-113.443962894687">
            <text:p>-113.4439628947</text:p>
          </table:table-cell>
          <table:table-cell office:value-type="float" office:value="229.096807160785">
            <text:p>229.0968071608</text:p>
          </table:table-cell>
          <table:table-cell office:value-type="float" office:value="147.033650805157">
            <text:p>147.0336508052</text:p>
          </table:table-cell>
          <table:table-cell office:value-type="float" office:value="4.88666168426113">
            <text:p>4.8866616843</text:p>
          </table:table-cell>
        </table:table-row>
        <table:table-row table:style-name="ro3">
          <table:table-cell office:value-type="float" office:value="4.9">
            <text:p>4.9</text:p>
          </table:table-cell>
          <table:table-cell office:value-type="float" office:value="115.652491573569">
            <text:p>115.6524915736</text:p>
          </table:table-cell>
          <table:table-cell office:value-type="float" office:value="-116.396122719549">
            <text:p>-116.3961227195</text:p>
          </table:table-cell>
          <table:table-cell office:value-type="float" office:value="232.048614293118">
            <text:p>232.0486142931</text:p>
          </table:table-cell>
          <table:table-cell office:value-type="float" office:value="148.928111860806">
            <text:p>148.9281118608</text:p>
          </table:table-cell>
          <table:table-cell office:value-type="float" office:value="1.53716093205641">
            <text:p>1.53716093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5.652726122266">
            <text:p>115.6527261223</text:p>
          </table:table-cell>
          <table:table-cell office:value-type="float" office:value="-114.825066638641">
            <text:p>-114.8250666386</text:p>
          </table:table-cell>
          <table:table-cell office:value-type="float" office:value="230.477792760906">
            <text:p>230.4777927609</text:p>
          </table:table-cell>
          <table:table-cell office:value-type="float" office:value="147.91996326412">
            <text:p>147.91996326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115.652718707043">
            <text:p>115.652718707</text:p>
          </table:table-cell>
          <table:table-cell office:value-type="float" office:value="-122.349222360625">
            <text:p>-122.3492223606</text:p>
          </table:table-cell>
          <table:table-cell office:value-type="float" office:value="238.001941067668">
            <text:p>238.0019410677</text:p>
          </table:table-cell>
          <table:table-cell office:value-type="float" office:value="152.748939313385">
            <text:p>152.74893931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2">
            <text:p>5.2</text:p>
          </table:table-cell>
          <table:table-cell office:value-type="float" office:value="115.65272085144">
            <text:p>115.6527208514</text:p>
          </table:table-cell>
          <table:table-cell office:value-type="float" office:value="-125.494965293143">
            <text:p>-125.4949652931</text:p>
          </table:table-cell>
          <table:table-cell office:value-type="float" office:value="241.147686144583">
            <text:p>241.1476861446</text:p>
          </table:table-cell>
          <table:table-cell office:value-type="float" office:value="154.767869166198">
            <text:p>154.76786916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3">
            <text:p>5.3</text:p>
          </table:table-cell>
          <table:table-cell office:value-type="float" office:value="115.652694734569">
            <text:p>115.6526947346</text:p>
          </table:table-cell>
          <table:table-cell office:value-type="float" office:value="-120.758735478671">
            <text:p>-120.7587354787</text:p>
          </table:table-cell>
          <table:table-cell office:value-type="float" office:value="236.411430213241">
            <text:p>236.4114302132</text:p>
          </table:table-cell>
          <table:table-cell office:value-type="float" office:value="151.728154168145">
            <text:p>151.7281541681</text:p>
          </table:table-cell>
          <table:table-cell office:value-type="float" office:value="0.884162298746089">
            <text:p>0.8841622987</text:p>
          </table:table-cell>
        </table:table-row>
        <table:table-row table:style-name="ro3">
          <table:table-cell office:value-type="float" office:value="5.4">
            <text:p>5.4</text:p>
          </table:table-cell>
          <table:table-cell office:value-type="float" office:value="115.652606389472">
            <text:p>115.6526063895</text:p>
          </table:table-cell>
          <table:table-cell office:value-type="float" office:value="-115.801490864897">
            <text:p>-115.8014908649</text:p>
          </table:table-cell>
          <table:table-cell office:value-type="float" office:value="231.45409725437">
            <text:p>231.4540972544</text:p>
          </table:table-cell>
          <table:table-cell office:value-type="float" office:value="148.546552590049">
            <text:p>148.54655259</text:p>
          </table:table-cell>
          <table:table-cell office:value-type="float" office:value="7.08346991268495">
            <text:p>7.0834699127</text:p>
          </table:table-cell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115.652920272477">
            <text:p>115.6529202725</text:p>
          </table:table-cell>
          <table:table-cell office:value-type="float" office:value="-111.232732192234">
            <text:p>-111.2327321922</text:p>
          </table:table-cell>
          <table:table-cell office:value-type="float" office:value="226.88565246471">
            <text:p>226.8856524647</text:p>
          </table:table-cell>
          <table:table-cell office:value-type="float" office:value="145.614538284611">
            <text:p>145.6145382846</text:p>
          </table:table-cell>
          <table:table-cell office:value-type="float" office:value="2.84908207503121">
            <text:p>2.849082075</text:p>
          </table:table-cell>
        </table:table-row>
        <table:table-row table:style-name="ro3">
          <table:table-cell office:value-type="float" office:value="5.6">
            <text:p>5.6</text:p>
          </table:table-cell>
          <table:table-cell office:value-type="float" office:value="115.65238083941">
            <text:p>115.6523808394</text:p>
          </table:table-cell>
          <table:table-cell office:value-type="float" office:value="-116.426051924108">
            <text:p>-116.4260519241</text:p>
          </table:table-cell>
          <table:table-cell office:value-type="float" office:value="232.078432763518">
            <text:p>232.0784327635</text:p>
          </table:table-cell>
          <table:table-cell office:value-type="float" office:value="148.947249266598">
            <text:p>148.9472492666</text:p>
          </table:table-cell>
          <table:table-cell office:value-type="float" office:value="1.03176853970959">
            <text:p>1.0317685397</text:p>
          </table:table-cell>
        </table:table-row>
        <table:table-row table:style-name="ro3">
          <table:table-cell office:value-type="float" office:value="5.7">
            <text:p>5.7</text:p>
          </table:table-cell>
          <table:table-cell office:value-type="float" office:value="115.652834289316">
            <text:p>115.6528342893</text:p>
          </table:table-cell>
          <table:table-cell office:value-type="float" office:value="-108.614612112453">
            <text:p>-108.6146121125</text:p>
          </table:table-cell>
          <table:table-cell office:value-type="float" office:value="224.267446401768">
            <text:p>224.2674464018</text:p>
          </table:table-cell>
          <table:table-cell office:value-type="float" office:value="143.934181405066">
            <text:p>143.9341814051</text:p>
          </table:table-cell>
          <table:table-cell office:value-type="float" office:value="8.67588742602682">
            <text:p>8.675887426</text:p>
          </table:table-cell>
        </table:table-row>
        <table:table-row table:style-name="ro3">
          <table:table-cell office:value-type="float" office:value="5.8">
            <text:p>5.8</text:p>
          </table:table-cell>
          <table:table-cell office:value-type="float" office:value="115.652615965822">
            <text:p>115.6526159658</text:p>
          </table:table-cell>
          <table:table-cell office:value-type="float" office:value="-112.953933927849">
            <text:p>-112.9539339279</text:p>
          </table:table-cell>
          <table:table-cell office:value-type="float" office:value="228.606549893671">
            <text:p>228.6065498937</text:p>
          </table:table-cell>
          <table:table-cell office:value-type="float" office:value="146.719005146359">
            <text:p>146.7190051464</text:p>
          </table:table-cell>
          <table:table-cell office:value-type="float" office:value="2.97512421990856">
            <text:p>2.9751242199</text:p>
          </table:table-cell>
        </table:table-row>
        <table:table-row table:style-name="ro3">
          <table:table-cell office:value-type="float" office:value="5.9">
            <text:p>5.9</text:p>
          </table:table-cell>
          <table:table-cell office:value-type="float" office:value="115.652846722083">
            <text:p>115.6528467221</text:p>
          </table:table-cell>
          <table:table-cell office:value-type="float" office:value="-114.65780360797">
            <text:p>-114.657803608</text:p>
          </table:table-cell>
          <table:table-cell office:value-type="float" office:value="230.310650330053">
            <text:p>230.3106503301</text:p>
          </table:table-cell>
          <table:table-cell office:value-type="float" office:value="147.812691748129">
            <text:p>147.8126917481</text:p>
          </table:table-cell>
          <table:table-cell office:value-type="float" office:value="4.42069265322467">
            <text:p>4.420692653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5.652907963427">
            <text:p>115.6529079634</text:p>
          </table:table-cell>
          <table:table-cell office:value-type="float" office:value="-113.364874165376">
            <text:p>-113.3648741654</text:p>
          </table:table-cell>
          <table:table-cell office:value-type="float" office:value="229.017782128803">
            <text:p>229.0177821288</text:p>
          </table:table-cell>
          <table:table-cell office:value-type="float" office:value="146.982932774202">
            <text:p>146.9829327742</text:p>
          </table:table-cell>
          <table:table-cell office:value-type="float" office:value="1.89317868613483">
            <text:p>1.8931786861</text:p>
          </table:table-cell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115.652691264872">
            <text:p>115.6526912649</text:p>
          </table:table-cell>
          <table:table-cell office:value-type="float" office:value="-106.547969565342">
            <text:p>-106.5479695653</text:p>
          </table:table-cell>
          <table:table-cell office:value-type="float" office:value="222.200660830214">
            <text:p>222.2006608302</text:p>
          </table:table-cell>
          <table:table-cell office:value-type="float" office:value="142.607724560105">
            <text:p>142.6077245601</text:p>
          </table:table-cell>
          <table:table-cell office:value-type="float" office:value="1.96439164395133">
            <text:p>1.964391644</text:p>
          </table:table-cell>
        </table:table-row>
        <table:table-row table:style-name="ro3">
          <table:table-cell office:value-type="float" office:value="6.2">
            <text:p>6.2</text:p>
          </table:table-cell>
          <table:table-cell office:value-type="float" office:value="115.652658646778">
            <text:p>115.6526586468</text:p>
          </table:table-cell>
          <table:table-cell office:value-type="float" office:value="-106.215185644546">
            <text:p>-106.2151856445</text:p>
          </table:table-cell>
          <table:table-cell office:value-type="float" office:value="221.867844291325">
            <text:p>221.8678442913</text:p>
          </table:table-cell>
          <table:table-cell office:value-type="float" office:value="142.394123893349">
            <text:p>142.3941238934</text:p>
          </table:table-cell>
          <table:table-cell office:value-type="float" office:value="0.834376090145979">
            <text:p>0.8343760901</text:p>
          </table:table-cell>
        </table:table-row>
        <table:table-row table:style-name="ro3">
          <table:table-cell office:value-type="float" office:value="6.3">
            <text:p>6.3</text:p>
          </table:table-cell>
          <table:table-cell office:value-type="float" office:value="115.652815744292">
            <text:p>115.6528157443</text:p>
          </table:table-cell>
          <table:table-cell office:value-type="float" office:value="-110.009207377459">
            <text:p>-110.0092073775</text:p>
          </table:table-cell>
          <table:table-cell office:value-type="float" office:value="225.662023121751">
            <text:p>225.6620231218</text:p>
          </table:table-cell>
          <table:table-cell office:value-type="float" office:value="144.829216604413">
            <text:p>144.8292166044</text:p>
          </table:table-cell>
          <table:table-cell office:value-type="float" office:value="1.85893310193256">
            <text:p>1.8589331019</text:p>
          </table:table-cell>
        </table:table-row>
        <table:table-row table:style-name="ro3">
          <table:table-cell office:value-type="float" office:value="6.4">
            <text:p>6.4</text:p>
          </table:table-cell>
          <table:table-cell office:value-type="float" office:value="115.652982831234">
            <text:p>115.6529828312</text:p>
          </table:table-cell>
          <table:table-cell office:value-type="float" office:value="-107.89610218214">
            <text:p>-107.8961021821</text:p>
          </table:table-cell>
          <table:table-cell office:value-type="float" office:value="223.549085013374">
            <text:p>223.5490850134</text:p>
          </table:table-cell>
          <table:table-cell office:value-type="float" office:value="143.473139198315">
            <text:p>143.4731391983</text:p>
          </table:table-cell>
          <table:table-cell office:value-type="float" office:value="1.37077095364838">
            <text:p>1.3707709536</text:p>
          </table:table-cell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115.652873437274">
            <text:p>115.6528734373</text:p>
          </table:table-cell>
          <table:table-cell office:value-type="float" office:value="-107.217100482301">
            <text:p>-107.2171004823</text:p>
          </table:table-cell>
          <table:table-cell office:value-type="float" office:value="222.869973919575">
            <text:p>222.8699739196</text:p>
          </table:table-cell>
          <table:table-cell office:value-type="float" office:value="143.037287714127">
            <text:p>143.0372877141</text:p>
          </table:table-cell>
          <table:table-cell office:value-type="float" office:value="0.641686153494903">
            <text:p>0.6416861535</text:p>
          </table:table-cell>
        </table:table-row>
        <table:table-row table:style-name="ro3">
          <table:table-cell office:value-type="float" office:value="6.6">
            <text:p>6.6</text:p>
          </table:table-cell>
          <table:table-cell office:value-type="float" office:value="115.65280376048">
            <text:p>115.6528037605</text:p>
          </table:table-cell>
          <table:table-cell office:value-type="float" office:value="-105.691137794936">
            <text:p>-105.6911377949</text:p>
          </table:table-cell>
          <table:table-cell office:value-type="float" office:value="221.343941555416">
            <text:p>221.3439415554</text:p>
          </table:table-cell>
          <table:table-cell office:value-type="float" office:value="142.057884672549">
            <text:p>142.0578846726</text:p>
          </table:table-cell>
          <table:table-cell office:value-type="float" office:value="1.26436831828955">
            <text:p>1.2643683183</text:p>
          </table:table-cell>
        </table:table-row>
        <table:table-row table:style-name="ro3">
          <table:table-cell office:value-type="float" office:value="6.7">
            <text:p>6.7</text:p>
          </table:table-cell>
          <table:table-cell office:value-type="float" office:value="115.653002207816">
            <text:p>115.6530022078</text:p>
          </table:table-cell>
          <table:table-cell office:value-type="float" office:value="-100.509235714826">
            <text:p>-100.5092357148</text:p>
          </table:table-cell>
          <table:table-cell office:value-type="float" office:value="216.162237922642">
            <text:p>216.1622379226</text:p>
          </table:table-cell>
          <table:table-cell office:value-type="float" office:value="138.732282661944">
            <text:p>138.7322826619</text:p>
          </table:table-cell>
          <table:table-cell office:value-type="float" office:value="1.75504411174279">
            <text:p>1.7550441117</text:p>
          </table:table-cell>
        </table:table-row>
        <table:table-row table:style-name="ro3">
          <table:table-cell office:value-type="float" office:value="6.8">
            <text:p>6.8</text:p>
          </table:table-cell>
          <table:table-cell office:value-type="float" office:value="115.652752692289">
            <text:p>115.6527526923</text:p>
          </table:table-cell>
          <table:table-cell office:value-type="float" office:value="-100.79928162066">
            <text:p>-100.7992816207</text:p>
          </table:table-cell>
          <table:table-cell office:value-type="float" office:value="216.452034312949">
            <text:p>216.4520343129</text:p>
          </table:table-cell>
          <table:table-cell office:value-type="float" office:value="138.918273125037">
            <text:p>138.918273125</text:p>
          </table:table-cell>
          <table:table-cell office:value-type="float" office:value="6.51826964950342">
            <text:p>6.5182696495</text:p>
          </table:table-cell>
        </table:table-row>
        <table:table-row table:style-name="ro3">
          <table:table-cell office:value-type="float" office:value="6.9">
            <text:p>6.9</text:p>
          </table:table-cell>
          <table:table-cell office:value-type="float" office:value="115.652807309392">
            <text:p>115.6528073094</text:p>
          </table:table-cell>
          <table:table-cell office:value-type="float" office:value="-99.3052132648201">
            <text:p>-99.3052132648</text:p>
          </table:table-cell>
          <table:table-cell office:value-type="float" office:value="214.958020574212">
            <text:p>214.9580205742</text:p>
          </table:table-cell>
          <table:table-cell office:value-type="float" office:value="137.959419542214">
            <text:p>137.9594195422</text:p>
          </table:table-cell>
          <table:table-cell office:value-type="float" office:value="7.00973821910499">
            <text:p>7.009738219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15.652817138947">
            <text:p>115.6528171389</text:p>
          </table:table-cell>
          <table:table-cell office:value-type="float" office:value="-100.348624112007">
            <text:p>-100.348624112</text:p>
          </table:table-cell>
          <table:table-cell office:value-type="float" office:value="216.001441250954">
            <text:p>216.001441251</text:p>
          </table:table-cell>
          <table:table-cell office:value-type="float" office:value="138.62908383535">
            <text:p>138.6290838354</text:p>
          </table:table-cell>
          <table:table-cell office:value-type="float" office:value="2.59336199214496">
            <text:p>2.5933619921</text:p>
          </table:table-cell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115.652645579549">
            <text:p>115.6526455795</text:p>
          </table:table-cell>
          <table:table-cell office:value-type="float" office:value="-101.721252367237">
            <text:p>-101.7212523672</text:p>
          </table:table-cell>
          <table:table-cell office:value-type="float" office:value="217.373897946786">
            <text:p>217.3738979468</text:p>
          </table:table-cell>
          <table:table-cell office:value-type="float" office:value="139.509922468856">
            <text:p>139.5099224689</text:p>
          </table:table-cell>
          <table:table-cell office:value-type="float" office:value="3.52482672541849">
            <text:p>3.5248267254</text:p>
          </table:table-cell>
        </table:table-row>
        <table:table-row table:style-name="ro3">
          <table:table-cell office:value-type="float" office:value="7.2">
            <text:p>7.2</text:p>
          </table:table-cell>
          <table:table-cell office:value-type="float" office:value="115.652809998277">
            <text:p>115.6528099983</text:p>
          </table:table-cell>
          <table:table-cell office:value-type="float" office:value="-97.2972726481177">
            <text:p>-97.2972726481</text:p>
          </table:table-cell>
          <table:table-cell office:value-type="float" office:value="212.950082646395">
            <text:p>212.9500826464</text:p>
          </table:table-cell>
          <table:table-cell office:value-type="float" office:value="136.670730940326">
            <text:p>136.6707309403</text:p>
          </table:table-cell>
          <table:table-cell office:value-type="float" office:value="4.49625144760341">
            <text:p>4.4962514476</text:p>
          </table:table-cell>
        </table:table-row>
        <table:table-row table:style-name="ro3">
          <table:table-cell office:value-type="float" office:value="7.3">
            <text:p>7.3</text:p>
          </table:table-cell>
          <table:table-cell office:value-type="float" office:value="115.652791817412">
            <text:p>115.6527918174</text:p>
          </table:table-cell>
          <table:table-cell office:value-type="float" office:value="-97.5714639797118">
            <text:p>-97.5714639797</text:p>
          </table:table-cell>
          <table:table-cell office:value-type="float" office:value="213.224255797124">
            <text:p>213.2242557971</text:p>
          </table:table-cell>
          <table:table-cell office:value-type="float" office:value="136.846694454632">
            <text:p>136.84669445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4">
            <text:p>7.4</text:p>
          </table:table-cell>
          <table:table-cell office:value-type="float" office:value="115.652759432082">
            <text:p>115.6527594321</text:p>
          </table:table-cell>
          <table:table-cell office:value-type="float" office:value="-99.0590583790298">
            <text:p>-99.059058379</text:p>
          </table:table-cell>
          <table:table-cell office:value-type="float" office:value="214.711817811111">
            <text:p>214.7118178111</text:p>
          </table:table-cell>
          <table:table-cell office:value-type="float" office:value="137.801407339662">
            <text:p>137.80140733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115.652816657982">
            <text:p>115.652816658</text:p>
          </table:table-cell>
          <table:table-cell office:value-type="float" office:value="-98.1594107876064">
            <text:p>-98.1594107876</text:p>
          </table:table-cell>
          <table:table-cell office:value-type="float" office:value="213.812227445589">
            <text:p>213.8122274456</text:p>
          </table:table-cell>
          <table:table-cell office:value-type="float" office:value="137.224052913334">
            <text:p>137.2240529133</text:p>
          </table:table-cell>
          <table:table-cell office:value-type="float" office:value="2.04695627965777">
            <text:p>2.0469562797</text:p>
          </table:table-cell>
        </table:table-row>
        <table:table-row table:style-name="ro3">
          <table:table-cell office:value-type="float" office:value="7.6">
            <text:p>7.6</text:p>
          </table:table-cell>
          <table:table-cell office:value-type="float" office:value="115.652918365316">
            <text:p>115.6529183653</text:p>
          </table:table-cell>
          <table:table-cell office:value-type="float" office:value="-96.2268101326852">
            <text:p>-96.2268101327</text:p>
          </table:table-cell>
          <table:table-cell office:value-type="float" office:value="211.879728498001">
            <text:p>211.879728498</text:p>
          </table:table-cell>
          <table:table-cell office:value-type="float" office:value="135.983780825031">
            <text:p>135.983780825</text:p>
          </table:table-cell>
          <table:table-cell office:value-type="float" office:value="8.37054686082371">
            <text:p>8.3705468608</text:p>
          </table:table-cell>
        </table:table-row>
        <table:table-row table:style-name="ro3">
          <table:table-cell office:value-type="float" office:value="7.7">
            <text:p>7.7</text:p>
          </table:table-cell>
          <table:table-cell office:value-type="float" office:value="115.65291532398">
            <text:p>115.652915324</text:p>
          </table:table-cell>
          <table:table-cell office:value-type="float" office:value="-99.3531721942298">
            <text:p>-99.3531721942</text:p>
          </table:table-cell>
          <table:table-cell office:value-type="float" office:value="215.006087518209">
            <text:p>215.0060875182</text:p>
          </table:table-cell>
          <table:table-cell office:value-type="float" office:value="137.990268764194">
            <text:p>137.9902687642</text:p>
          </table:table-cell>
          <table:table-cell office:value-type="float" office:value="3.2624614969125">
            <text:p>3.2624614969</text:p>
          </table:table-cell>
        </table:table-row>
        <table:table-row table:style-name="ro3">
          <table:table-cell office:value-type="float" office:value="7.8">
            <text:p>7.8</text:p>
          </table:table-cell>
          <table:table-cell office:value-type="float" office:value="115.653014945205">
            <text:p>115.6530149452</text:p>
          </table:table-cell>
          <table:table-cell office:value-type="float" office:value="-100.023723508003">
            <text:p>-100.023723508</text:p>
          </table:table-cell>
          <table:table-cell office:value-type="float" office:value="215.676738453208">
            <text:p>215.6767384532</text:p>
          </table:table-cell>
          <table:table-cell office:value-type="float" office:value="138.420690543575">
            <text:p>138.4206905436</text:p>
          </table:table-cell>
          <table:table-cell office:value-type="float" office:value="0.797242046750411">
            <text:p>0.7972420468</text:p>
          </table:table-cell>
        </table:table-row>
        <table:table-row table:style-name="ro3">
          <table:table-cell office:value-type="float" office:value="7.9">
            <text:p>7.9</text:p>
          </table:table-cell>
          <table:table-cell office:value-type="float" office:value="115.653067307537">
            <text:p>115.6530673075</text:p>
          </table:table-cell>
          <table:table-cell office:value-type="float" office:value="-99.1333634022088">
            <text:p>-99.1333634022</text:p>
          </table:table-cell>
          <table:table-cell office:value-type="float" office:value="214.786430709746">
            <text:p>214.7864307097</text:p>
          </table:table-cell>
          <table:table-cell office:value-type="float" office:value="137.849293676532">
            <text:p>137.8492936765</text:p>
          </table:table-cell>
          <table:table-cell office:value-type="float" office:value="0.16911895507513">
            <text:p>0.169118955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5.652781508686">
            <text:p>115.6527815087</text:p>
          </table:table-cell>
          <table:table-cell office:value-type="float" office:value="-102.820862849206">
            <text:p>-102.8208628492</text:p>
          </table:table-cell>
          <table:table-cell office:value-type="float" office:value="218.473644357893">
            <text:p>218.4736443579</text:p>
          </table:table-cell>
          <table:table-cell office:value-type="float" office:value="140.215736451114">
            <text:p>140.2157364511</text:p>
          </table:table-cell>
          <table:table-cell office:value-type="float" office:value="0.632054616692107">
            <text:p>0.6320546167</text:p>
          </table:table-cell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115.653006964086">
            <text:p>115.6530069641</text:p>
          </table:table-cell>
          <table:table-cell office:value-type="float" office:value="-97.0873313440154">
            <text:p>-97.087331344</text:p>
          </table:table-cell>
          <table:table-cell office:value-type="float" office:value="212.740338308102">
            <text:p>212.7403383081</text:p>
          </table:table-cell>
          <table:table-cell office:value-type="float" office:value="136.536117646596">
            <text:p>136.5361176466</text:p>
          </table:table-cell>
          <table:table-cell office:value-type="float" office:value="0.313393817905911">
            <text:p>0.3133938179</text:p>
          </table:table-cell>
        </table:table-row>
        <table:table-row table:style-name="ro3">
          <table:table-cell office:value-type="float" office:value="8.2">
            <text:p>8.2</text:p>
          </table:table-cell>
          <table:table-cell office:value-type="float" office:value="115.652885591768">
            <text:p>115.6528855918</text:p>
          </table:table-cell>
          <table:table-cell office:value-type="float" office:value="-94.8629293579591">
            <text:p>-94.862929358</text:p>
          </table:table-cell>
          <table:table-cell office:value-type="float" office:value="210.515814949728">
            <text:p>210.5158149497</text:p>
          </table:table-cell>
          <table:table-cell office:value-type="float" office:value="135.108425158269">
            <text:p>135.10842515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3">
            <text:p>8.3</text:p>
          </table:table-cell>
          <table:table-cell office:value-type="float" office:value="115.652820926774">
            <text:p>115.6528209268</text:p>
          </table:table-cell>
          <table:table-cell office:value-type="float" office:value="-93.5640248530734">
            <text:p>-93.5640248531</text:p>
          </table:table-cell>
          <table:table-cell office:value-type="float" office:value="209.216845779847">
            <text:p>209.2168457798</text:p>
          </table:table-cell>
          <table:table-cell office:value-type="float" office:value="134.274750600784">
            <text:p>134.27475060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4">
            <text:p>8.4</text:p>
          </table:table-cell>
          <table:table-cell office:value-type="float" office:value="115.652950816655">
            <text:p>115.6529508167</text:p>
          </table:table-cell>
          <table:table-cell office:value-type="float" office:value="-92.8848830790563">
            <text:p>-92.8848830791</text:p>
          </table:table-cell>
          <table:table-cell office:value-type="float" office:value="208.537833895711">
            <text:p>208.5378338957</text:p>
          </table:table-cell>
          <table:table-cell office:value-type="float" office:value="133.838962789065">
            <text:p>133.8389627891</text:p>
          </table:table-cell>
          <table:table-cell office:value-type="float" office:value="0.0166132211830453">
            <text:p>0.0166132212</text:p>
          </table:table-cell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115.652919886511">
            <text:p>115.6529198865</text:p>
          </table:table-cell>
          <table:table-cell office:value-type="float" office:value="-93.0586339547727">
            <text:p>-93.0586339548</text:p>
          </table:table-cell>
          <table:table-cell office:value-type="float" office:value="208.711553841284">
            <text:p>208.7115538413</text:p>
          </table:table-cell>
          <table:table-cell office:value-type="float" office:value="133.950455734478">
            <text:p>133.9504557345</text:p>
          </table:table-cell>
          <table:table-cell office:value-type="float" office:value="0.399761046101077">
            <text:p>0.3997610461</text:p>
          </table:table-cell>
        </table:table-row>
        <table:table-row table:style-name="ro3">
          <table:table-cell office:value-type="float" office:value="8.6">
            <text:p>8.6</text:p>
          </table:table-cell>
          <table:table-cell office:value-type="float" office:value="115.653149371139">
            <text:p>115.6531493711</text:p>
          </table:table-cell>
          <table:table-cell office:value-type="float" office:value="-89.0776309052665">
            <text:p>-89.0776309053</text:p>
          </table:table-cell>
          <table:table-cell office:value-type="float" office:value="204.730780276405">
            <text:p>204.7307802764</text:p>
          </table:table-cell>
          <table:table-cell office:value-type="float" office:value="131.395607076714">
            <text:p>131.3956070767</text:p>
          </table:table-cell>
          <table:table-cell office:value-type="float" office:value="1.74185781725879">
            <text:p>1.7418578173</text:p>
          </table:table-cell>
        </table:table-row>
        <table:table-row table:style-name="ro3">
          <table:table-cell office:value-type="float" office:value="8.7">
            <text:p>8.7</text:p>
          </table:table-cell>
          <table:table-cell office:value-type="float" office:value="115.65303374118">
            <text:p>115.6530337412</text:p>
          </table:table-cell>
          <table:table-cell office:value-type="float" office:value="-90.8466728314977">
            <text:p>-90.8466728315</text:p>
          </table:table-cell>
          <table:table-cell office:value-type="float" office:value="206.499706572678">
            <text:p>206.4997065727</text:p>
          </table:table-cell>
          <table:table-cell office:value-type="float" office:value="132.530898722938">
            <text:p>132.5308987229</text:p>
          </table:table-cell>
          <table:table-cell office:value-type="float" office:value="3.33959246728622">
            <text:p>3.3395924673</text:p>
          </table:table-cell>
        </table:table-row>
        <table:table-row table:style-name="ro3">
          <table:table-cell office:value-type="float" office:value="8.8">
            <text:p>8.8</text:p>
          </table:table-cell>
          <table:table-cell office:value-type="float" office:value="115.653013062497">
            <text:p>115.6530130625</text:p>
          </table:table-cell>
          <table:table-cell office:value-type="float" office:value="-87.4640008459443">
            <text:p>-87.4640008459</text:p>
          </table:table-cell>
          <table:table-cell office:value-type="float" office:value="203.117013908441">
            <text:p>203.1170139084</text:p>
          </table:table-cell>
          <table:table-cell office:value-type="float" office:value="130.359896611916">
            <text:p>130.3598966119</text:p>
          </table:table-cell>
          <table:table-cell office:value-type="float" office:value="6.5642995089362">
            <text:p>6.5642995089</text:p>
          </table:table-cell>
        </table:table-row>
        <table:table-row table:style-name="ro3">
          <table:table-cell office:value-type="float" office:value="8.9">
            <text:p>8.9</text:p>
          </table:table-cell>
          <table:table-cell office:value-type="float" office:value="115.65292485614">
            <text:p>115.6529248561</text:p>
          </table:table-cell>
          <table:table-cell office:value-type="float" office:value="-85.0714961781035">
            <text:p>-85.0714961781</text:p>
          </table:table-cell>
          <table:table-cell office:value-type="float" office:value="200.724421034244">
            <text:p>200.7244210342</text:p>
          </table:table-cell>
          <table:table-cell office:value-type="float" office:value="128.824337607216">
            <text:p>128.8243376072</text:p>
          </table:table-cell>
          <table:table-cell office:value-type="float" office:value="4.00566019572094">
            <text:p>4.005660195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5.652954253091">
            <text:p>115.6529542531</text:p>
          </table:table-cell>
          <table:table-cell office:value-type="float" office:value="-82.3103741446973">
            <text:p>-82.3103741447</text:p>
          </table:table-cell>
          <table:table-cell office:value-type="float" office:value="197.963328397788">
            <text:p>197.9633283978</text:p>
          </table:table-cell>
          <table:table-cell office:value-type="float" office:value="127.052276548921">
            <text:p>127.0522765489</text:p>
          </table:table-cell>
          <table:table-cell office:value-type="float" office:value="2.88327599868908">
            <text:p>2.8832759987</text:p>
          </table:table-cell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115.65301248226">
            <text:p>115.6530124823</text:p>
          </table:table-cell>
          <table:table-cell office:value-type="float" office:value="-85.9165690010124">
            <text:p>-85.916569001</text:p>
          </table:table-cell>
          <table:table-cell office:value-type="float" office:value="201.569581483273">
            <text:p>201.5695814833</text:p>
          </table:table-cell>
          <table:table-cell office:value-type="float" office:value="129.366759074704">
            <text:p>129.3667590747</text:p>
          </table:table-cell>
          <table:table-cell office:value-type="float" office:value="0.271196790002518">
            <text:p>0.27119679</text:p>
          </table:table-cell>
        </table:table-row>
        <table:table-row table:style-name="ro3">
          <table:table-cell office:value-type="float" office:value="9.2">
            <text:p>9.2</text:p>
          </table:table-cell>
          <table:table-cell office:value-type="float" office:value="115.652879098417">
            <text:p>115.6528790984</text:p>
          </table:table-cell>
          <table:table-cell office:value-type="float" office:value="-90.9856076726745">
            <text:p>-90.9856076727</text:p>
          </table:table-cell>
          <table:table-cell office:value-type="float" office:value="206.638486771091">
            <text:p>206.6384867711</text:p>
          </table:table-cell>
          <table:table-cell office:value-type="float" office:value="132.619967442337">
            <text:p>132.6199674423</text:p>
          </table:table-cell>
          <table:table-cell office:value-type="float" office:value="0.28961595858854">
            <text:p>0.2896159586</text:p>
          </table:table-cell>
        </table:table-row>
        <table:table-row table:style-name="ro3">
          <table:table-cell office:value-type="float" office:value="9.3">
            <text:p>9.3</text:p>
          </table:table-cell>
          <table:table-cell office:value-type="float" office:value="115.653218197551">
            <text:p>115.6532181976</text:p>
          </table:table-cell>
          <table:table-cell office:value-type="float" office:value="-83.7254544586673">
            <text:p>-83.7254544587</text:p>
          </table:table-cell>
          <table:table-cell office:value-type="float" office:value="199.378672656218">
            <text:p>199.3786726562</text:p>
          </table:table-cell>
          <table:table-cell office:value-type="float" office:value="127.9606402928">
            <text:p>127.9606402928</text:p>
          </table:table-cell>
          <table:table-cell office:value-type="float" office:value="4.76329638060068">
            <text:p>4.7632963806</text:p>
          </table:table-cell>
        </table:table-row>
        <table:table-row table:style-name="ro3">
          <table:table-cell office:value-type="float" office:value="9.4">
            <text:p>9.4</text:p>
          </table:table-cell>
          <table:table-cell office:value-type="float" office:value="115.652870810329">
            <text:p>115.6528708103</text:p>
          </table:table-cell>
          <table:table-cell office:value-type="float" office:value="-90.8827411939402">
            <text:p>-90.8827411939</text:p>
          </table:table-cell>
          <table:table-cell office:value-type="float" office:value="206.535612004269">
            <text:p>206.5356120043</text:p>
          </table:table-cell>
          <table:table-cell office:value-type="float" office:value="132.553942722355">
            <text:p>132.5539427224</text:p>
          </table:table-cell>
          <table:table-cell office:value-type="float" office:value="1.46228789107992">
            <text:p>1.4622878911</text:p>
          </table:table-cell>
        </table:table-row>
        <table:table-row table:style-name="ro3">
          <table:table-cell office:value-type="float" office:value="9.5">
            <text:p>9.5</text:p>
          </table:table-cell>
          <table:table-cell office:value-type="float" office:value="115.653016004685">
            <text:p>115.6530160047</text:p>
          </table:table-cell>
          <table:table-cell office:value-type="float" office:value="-87.5804530021104">
            <text:p>-87.5804530021</text:p>
          </table:table-cell>
          <table:table-cell office:value-type="float" office:value="203.233469006796">
            <text:p>203.2334690068</text:p>
          </table:table-cell>
          <table:table-cell office:value-type="float" office:value="130.434637148365">
            <text:p>130.4346371484</text:p>
          </table:table-cell>
          <table:table-cell office:value-type="float" office:value="1.61588558208823">
            <text:p>1.6158855821</text:p>
          </table:table-cell>
        </table:table-row>
        <table:table-row table:style-name="ro3">
          <table:table-cell office:value-type="float" office:value="9.6">
            <text:p>9.6</text:p>
          </table:table-cell>
          <table:table-cell office:value-type="float" office:value="115.653031037532">
            <text:p>115.6530310375</text:p>
          </table:table-cell>
          <table:table-cell office:value-type="float" office:value="-88.4776572739091">
            <text:p>-88.4776572739</text:p>
          </table:table-cell>
          <table:table-cell office:value-type="float" office:value="204.130688311442">
            <text:p>204.1306883114</text:p>
          </table:table-cell>
          <table:table-cell office:value-type="float" office:value="131.01046983486">
            <text:p>131.0104698349</text:p>
          </table:table-cell>
          <table:table-cell office:value-type="float" office:value="3.00998094419006">
            <text:p>3.0099809442</text:p>
          </table:table-cell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115.652919162435">
            <text:p>115.6529191624</text:p>
          </table:table-cell>
          <table:table-cell office:value-type="float" office:value="-93.7940603769474">
            <text:p>-93.7940603769</text:p>
          </table:table-cell>
          <table:table-cell office:value-type="float" office:value="209.446979539383">
            <text:p>209.4469795394</text:p>
          </table:table-cell>
          <table:table-cell office:value-type="float" office:value="134.422449764546">
            <text:p>134.4224497645</text:p>
          </table:table-cell>
          <table:table-cell office:value-type="float" office:value="2.91189864539124">
            <text:p>2.9118986454</text:p>
          </table:table-cell>
        </table:table-row>
        <table:table-row table:style-name="ro3">
          <table:table-cell office:value-type="float" office:value="9.8">
            <text:p>9.8</text:p>
          </table:table-cell>
          <table:table-cell office:value-type="float" office:value="115.653050870759">
            <text:p>115.6530508708</text:p>
          </table:table-cell>
          <table:table-cell office:value-type="float" office:value="-91.3794791872062">
            <text:p>-91.3794791872</text:p>
          </table:table-cell>
          <table:table-cell office:value-type="float" office:value="207.032530057966">
            <text:p>207.032530058</text:p>
          </table:table-cell>
          <table:table-cell office:value-type="float" office:value="132.87286325421">
            <text:p>132.8728632542</text:p>
          </table:table-cell>
          <table:table-cell office:value-type="float" office:value="1.16787736342543">
            <text:p>1.1678773634</text:p>
          </table:table-cell>
        </table:table-row>
        <table:table-row table:style-name="ro3">
          <table:table-cell office:value-type="float" office:value="9.9">
            <text:p>9.9</text:p>
          </table:table-cell>
          <table:table-cell office:value-type="float" office:value="115.652927520555">
            <text:p>115.6529275206</text:p>
          </table:table-cell>
          <table:table-cell office:value-type="float" office:value="-94.1753477756786">
            <text:p>-94.1753477757</text:p>
          </table:table-cell>
          <table:table-cell office:value-type="float" office:value="209.828275296234">
            <text:p>209.8282752962</text:p>
          </table:table-cell>
          <table:table-cell office:value-type="float" office:value="134.667164249488">
            <text:p>134.6671642495</text:p>
          </table:table-cell>
          <table:table-cell office:value-type="float" office:value="0.341629300080422">
            <text:p>0.341629300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5.652884972858">
            <text:p>115.6528849729</text:p>
          </table:table-cell>
          <table:table-cell office:value-type="float" office:value="-93.880191124592">
            <text:p>-93.8801911246</text:p>
          </table:table-cell>
          <table:table-cell office:value-type="float" office:value="209.53307609745">
            <text:p>209.5330760975</text:p>
          </table:table-cell>
          <table:table-cell office:value-type="float" office:value="134.477706279952">
            <text:p>134.47770628</text:p>
          </table:table-cell>
          <table:table-cell office:value-type="float" office:value="3.11732743112275">
            <text:p>3.1173274311</text:p>
          </table:table-cell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115.653075625384">
            <text:p>115.6530756254</text:p>
          </table:table-cell>
          <table:table-cell office:value-type="float" office:value="-86.0336419341529">
            <text:p>-86.0336419342</text:p>
          </table:table-cell>
          <table:table-cell office:value-type="float" office:value="201.686717559537">
            <text:p>201.6867175595</text:p>
          </table:table-cell>
          <table:table-cell office:value-type="float" office:value="129.441936660754">
            <text:p>129.4419366608</text:p>
          </table:table-cell>
          <table:table-cell office:value-type="float" office:value="3.75663096355048">
            <text:p>3.7566309636</text:p>
          </table:table-cell>
        </table:table-row>
        <table:table-row table:style-name="ro3">
          <table:table-cell office:value-type="float" office:value="10.2">
            <text:p>10.2</text:p>
          </table:table-cell>
          <table:table-cell office:value-type="float" office:value="115.652897296707">
            <text:p>115.6528972967</text:p>
          </table:table-cell>
          <table:table-cell office:value-type="float" office:value="-87.2372420651736">
            <text:p>-87.2372420652</text:p>
          </table:table-cell>
          <table:table-cell office:value-type="float" office:value="202.890139361881">
            <text:p>202.8901393619</text:p>
          </table:table-cell>
          <table:table-cell office:value-type="float" office:value="130.214289201368">
            <text:p>130.2142892014</text:p>
          </table:table-cell>
          <table:table-cell office:value-type="float" office:value="5.577867354307">
            <text:p>5.5778673543</text:p>
          </table:table-cell>
        </table:table-row>
        <table:table-row table:style-name="ro3">
          <table:table-cell office:value-type="float" office:value="10.3">
            <text:p>10.3</text:p>
          </table:table-cell>
          <table:table-cell office:value-type="float" office:value="115.652791760146">
            <text:p>115.6527917601</text:p>
          </table:table-cell>
          <table:table-cell office:value-type="float" office:value="-91.7247750591593">
            <text:p>-91.7247750592</text:p>
          </table:table-cell>
          <table:table-cell office:value-type="float" office:value="207.377566819306">
            <text:p>207.3775668193</text:p>
          </table:table-cell>
          <table:table-cell office:value-type="float" office:value="133.094306823461">
            <text:p>133.0943068235</text:p>
          </table:table-cell>
          <table:table-cell office:value-type="float" office:value="3.62708809486256">
            <text:p>3.6270880949</text:p>
          </table:table-cell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115.652891466437">
            <text:p>115.6528914664</text:p>
          </table:table-cell>
          <table:table-cell office:value-type="float" office:value="-87.0873466893362">
            <text:p>-87.0873466893</text:p>
          </table:table-cell>
          <table:table-cell office:value-type="float" office:value="202.740238155773">
            <text:p>202.7402381558</text:p>
          </table:table-cell>
          <table:table-cell office:value-type="float" office:value="130.118083052241">
            <text:p>130.1180830522</text:p>
          </table:table-cell>
          <table:table-cell office:value-type="float" office:value="1.75061725577915">
            <text:p>1.7506172558</text:p>
          </table:table-cell>
        </table:table-row>
        <table:table-row table:style-name="ro3">
          <table:table-cell office:value-type="float" office:value="10.5">
            <text:p>10.5</text:p>
          </table:table-cell>
          <table:table-cell office:value-type="float" office:value="115.652764803662">
            <text:p>115.6527648037</text:p>
          </table:table-cell>
          <table:table-cell office:value-type="float" office:value="-82.6495096986755">
            <text:p>-82.6495096987</text:p>
          </table:table-cell>
          <table:table-cell office:value-type="float" office:value="198.302274502338">
            <text:p>198.3022745023</text:p>
          </table:table-cell>
          <table:table-cell office:value-type="float" office:value="127.269811152724">
            <text:p>127.26981115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6">
            <text:p>10.6</text:p>
          </table:table-cell>
          <table:table-cell office:value-type="float" office:value="115.652640288619">
            <text:p>115.6526402886</text:p>
          </table:table-cell>
          <table:table-cell office:value-type="float" office:value="-84.9026573047299">
            <text:p>-84.9026573047</text:p>
          </table:table-cell>
          <table:table-cell office:value-type="float" office:value="200.555297593349">
            <text:p>200.5552975933</text:p>
          </table:table-cell>
          <table:table-cell office:value-type="float" office:value="128.715794684861">
            <text:p>128.71579468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115.652948381061">
            <text:p>115.6529483811</text:p>
          </table:table-cell>
          <table:table-cell office:value-type="float" office:value="-82.9066030799502">
            <text:p>-82.90660308</text:p>
          </table:table-cell>
          <table:table-cell office:value-type="float" office:value="198.559551461011">
            <text:p>198.559551461</text:p>
          </table:table-cell>
          <table:table-cell office:value-type="float" office:value="127.434930741122">
            <text:p>127.43493074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115.652800864559">
            <text:p>115.6528008646</text:p>
          </table:table-cell>
          <table:table-cell office:value-type="float" office:value="-84.5878173559988">
            <text:p>-84.587817356</text:p>
          </table:table-cell>
          <table:table-cell office:value-type="float" office:value="200.240618220557">
            <text:p>200.2406182206</text:p>
          </table:table-cell>
          <table:table-cell office:value-type="float" office:value="128.51383439747">
            <text:p>128.5138343975</text:p>
          </table:table-cell>
          <table:table-cell office:value-type="float" office:value="0.499117883758401">
            <text:p>0.4991178838</text:p>
          </table:table-cell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115.652866345736">
            <text:p>115.6528663457</text:p>
          </table:table-cell>
          <table:table-cell office:value-type="float" office:value="-82.3488953756471">
            <text:p>-82.3488953756</text:p>
          </table:table-cell>
          <table:table-cell office:value-type="float" office:value="198.001761721383">
            <text:p>198.0017617214</text:p>
          </table:table-cell>
          <table:table-cell office:value-type="float" office:value="127.076942941922">
            <text:p>127.0769429419</text:p>
          </table:table-cell>
          <table:table-cell office:value-type="float" office:value="6.47592650574941">
            <text:p>6.475926505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15.653134611354">
            <text:p>115.6531346114</text:p>
          </table:table-cell>
          <table:table-cell office:value-type="float" office:value="-76.3365599054778">
            <text:p>-76.3365599055</text:p>
          </table:table-cell>
          <table:table-cell office:value-type="float" office:value="191.989694516832">
            <text:p>191.9896945168</text:p>
          </table:table-cell>
          <table:table-cell office:value-type="float" office:value="123.218416055729">
            <text:p>123.2184160557</text:p>
          </table:table-cell>
          <table:table-cell office:value-type="float" office:value="8.0869226579858">
            <text:p>8.086922658</text:p>
          </table:table-cell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115.652749950286">
            <text:p>115.6527499503</text:p>
          </table:table-cell>
          <table:table-cell office:value-type="float" office:value="-87.8078870222091">
            <text:p>-87.8078870222</text:p>
          </table:table-cell>
          <table:table-cell office:value-type="float" office:value="203.460636972495">
            <text:p>203.4606369725</text:p>
          </table:table-cell>
          <table:table-cell office:value-type="float" office:value="130.580432874445">
            <text:p>130.5804328744</text:p>
          </table:table-cell>
          <table:table-cell office:value-type="float" office:value="3.46867056965765">
            <text:p>3.4686705697</text:p>
          </table:table-cell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115.653136297762">
            <text:p>115.6531362978</text:p>
          </table:table-cell>
          <table:table-cell office:value-type="float" office:value="-86.3682998211472">
            <text:p>-86.3682998211</text:p>
          </table:table-cell>
          <table:table-cell office:value-type="float" office:value="202.021436118909">
            <text:p>202.0214361189</text:p>
          </table:table-cell>
          <table:table-cell office:value-type="float" office:value="129.65675803861">
            <text:p>129.6567580386</text:p>
          </table:table-cell>
          <table:table-cell office:value-type="float" office:value="2.62203204026787">
            <text:p>2.6220320403</text:p>
          </table:table-cell>
        </table:table-row>
        <table:table-row table:style-name="ro3">
          <table:table-cell office:value-type="float" office:value="11.3">
            <text:p>11.3</text:p>
          </table:table-cell>
          <table:table-cell office:value-type="float" office:value="115.652862235077">
            <text:p>115.6528622351</text:p>
          </table:table-cell>
          <table:table-cell office:value-type="float" office:value="-87.030885235059">
            <text:p>-87.0308852351</text:p>
          </table:table-cell>
          <table:table-cell office:value-type="float" office:value="202.683747470136">
            <text:p>202.6837474701</text:p>
          </table:table-cell>
          <table:table-cell office:value-type="float" office:value="130.081827497881">
            <text:p>130.0818274979</text:p>
          </table:table-cell>
          <table:table-cell office:value-type="float" office:value="2.86699156785174">
            <text:p>2.8669915679</text:p>
          </table:table-cell>
        </table:table-row>
        <table:table-row table:style-name="ro3">
          <table:table-cell office:value-type="float" office:value="11.4">
            <text:p>11.4</text:p>
          </table:table-cell>
          <table:table-cell office:value-type="float" office:value="115.652908275284">
            <text:p>115.6529082753</text:p>
          </table:table-cell>
          <table:table-cell office:value-type="float" office:value="-86.1704080509985">
            <text:p>-86.170408051</text:p>
          </table:table-cell>
          <table:table-cell office:value-type="float" office:value="201.823316326282">
            <text:p>201.8233163263</text:p>
          </table:table-cell>
          <table:table-cell office:value-type="float" office:value="129.529605343783">
            <text:p>129.5296053438</text:p>
          </table:table-cell>
          <table:table-cell office:value-type="float" office:value="3.57811033221414">
            <text:p>3.5781103322</text:p>
          </table:table-cell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115.652905934739">
            <text:p>115.6529059347</text:p>
          </table:table-cell>
          <table:table-cell office:value-type="float" office:value="-90.3371764766206">
            <text:p>-90.3371764766</text:p>
          </table:table-cell>
          <table:table-cell office:value-type="float" office:value="205.99008241136">
            <text:p>205.9900824114</text:p>
          </table:table-cell>
          <table:table-cell office:value-type="float" office:value="132.203823448927">
            <text:p>132.2038234489</text:p>
          </table:table-cell>
          <table:table-cell office:value-type="float" office:value="0.387699157849887">
            <text:p>0.3876991578</text:p>
          </table:table-cell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115.653073669613">
            <text:p>115.6530736696</text:p>
          </table:table-cell>
          <table:table-cell office:value-type="float" office:value="-91.7970903901109">
            <text:p>-91.7970903901</text:p>
          </table:table-cell>
          <table:table-cell office:value-type="float" office:value="207.450164059724">
            <text:p>207.4501640597</text:p>
          </table:table-cell>
          <table:table-cell office:value-type="float" office:value="133.140899516871">
            <text:p>133.14089951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115.65292090495">
            <text:p>115.652920905</text:p>
          </table:table-cell>
          <table:table-cell office:value-type="float" office:value="-96.7317303859936">
            <text:p>-96.731730386</text:p>
          </table:table-cell>
          <table:table-cell office:value-type="float" office:value="212.384651290944">
            <text:p>212.3846512909</text:p>
          </table:table-cell>
          <table:table-cell office:value-type="float" office:value="136.307838774773">
            <text:p>136.3078387748</text:p>
          </table:table-cell>
          <table:table-cell office:value-type="float" office:value="0.760204490923255">
            <text:p>0.7602044909</text:p>
          </table:table-cell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115.652979334875">
            <text:p>115.6529793349</text:p>
          </table:table-cell>
          <table:table-cell office:value-type="float" office:value="-94.1891544786044">
            <text:p>-94.1891544786</text:p>
          </table:table-cell>
          <table:table-cell office:value-type="float" office:value="209.84213381348">
            <text:p>209.8421338135</text:p>
          </table:table-cell>
          <table:table-cell office:value-type="float" office:value="134.67605860472">
            <text:p>134.6760586047</text:p>
          </table:table-cell>
          <table:table-cell office:value-type="float" office:value="3.05118055660005">
            <text:p>3.0511805566</text:p>
          </table:table-cell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115.652993691901">
            <text:p>115.6529936919</text:p>
          </table:table-cell>
          <table:table-cell office:value-type="float" office:value="-91.2371374188414">
            <text:p>-91.2371374188</text:p>
          </table:table-cell>
          <table:table-cell office:value-type="float" office:value="206.890131110742">
            <text:p>206.8901311107</text:p>
          </table:table-cell>
          <table:table-cell office:value-type="float" office:value="132.781472032566">
            <text:p>132.7814720326</text:p>
          </table:table-cell>
          <table:table-cell office:value-type="float" office:value="4.5343908251312">
            <text:p>4.534390825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5.652834217425">
            <text:p>115.6528342174</text:p>
          </table:table-cell>
          <table:table-cell office:value-type="float" office:value="-97.8182405373449">
            <text:p>-97.8182405373</text:p>
          </table:table-cell>
          <table:table-cell office:value-type="float" office:value="213.47107475477">
            <text:p>213.4710747548</text:p>
          </table:table-cell>
          <table:table-cell office:value-type="float" office:value="137.005102129014">
            <text:p>137.005102129</text:p>
          </table:table-cell>
          <table:table-cell office:value-type="float" office:value="1.94993559108993">
            <text:p>1.9499355911</text:p>
          </table:table-cell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115.652816635403">
            <text:p>115.6528166354</text:p>
          </table:table-cell>
          <table:table-cell office:value-type="float" office:value="-93.2130658862838">
            <text:p>-93.2130658863</text:p>
          </table:table-cell>
          <table:table-cell office:value-type="float" office:value="208.865882521687">
            <text:p>208.8658825217</text:p>
          </table:table-cell>
          <table:table-cell office:value-type="float" office:value="134.049503423465">
            <text:p>134.0495034235</text:p>
          </table:table-cell>
          <table:table-cell office:value-type="float" office:value="4.43437361029984">
            <text:p>4.4343736103</text:p>
          </table:table-cell>
        </table:table-row>
        <table:table-row table:style-name="ro3">
          <table:table-cell office:value-type="float" office:value="12.2">
            <text:p>12.2</text:p>
          </table:table-cell>
          <table:table-cell office:value-type="float" office:value="115.652587761759">
            <text:p>115.6525877618</text:p>
          </table:table-cell>
          <table:table-cell office:value-type="float" office:value="-96.9556214028384">
            <text:p>-96.9556214028</text:p>
          </table:table-cell>
          <table:table-cell office:value-type="float" office:value="212.608209164597">
            <text:p>212.6082091646</text:p>
          </table:table-cell>
          <table:table-cell office:value-type="float" office:value="136.451317554495">
            <text:p>136.4513175545</text:p>
          </table:table-cell>
          <table:table-cell office:value-type="float" office:value="2.99669017223904">
            <text:p>2.9966901722</text:p>
          </table:table-cell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115.65288103794">
            <text:p>115.6528810379</text:p>
          </table:table-cell>
          <table:table-cell office:value-type="float" office:value="-100.445381546143">
            <text:p>-100.4453815461</text:p>
          </table:table-cell>
          <table:table-cell office:value-type="float" office:value="216.098262584083">
            <text:p>216.0982625841</text:p>
          </table:table-cell>
          <table:table-cell office:value-type="float" office:value="138.691223479556">
            <text:p>138.6912234796</text:p>
          </table:table-cell>
          <table:table-cell office:value-type="float" office:value="5.22650370744356">
            <text:p>5.2265037074</text:p>
          </table:table-cell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115.652920928628">
            <text:p>115.6529209286</text:p>
          </table:table-cell>
          <table:table-cell office:value-type="float" office:value="-92.6676290717152">
            <text:p>-92.6676290717</text:p>
          </table:table-cell>
          <table:table-cell office:value-type="float" office:value="208.320550000343">
            <text:p>208.3205500003</text:p>
          </table:table-cell>
          <table:table-cell office:value-type="float" office:value="133.699510629984">
            <text:p>133.69951063</text:p>
          </table:table-cell>
          <table:table-cell office:value-type="float" office:value="9.89116236594146">
            <text:p>9.8911623659</text:p>
          </table:table-cell>
        </table:table-row>
        <table:table-row table:style-name="ro3">
          <table:table-cell office:value-type="float" office:value="12.5">
            <text:p>12.5</text:p>
          </table:table-cell>
          <table:table-cell office:value-type="float" office:value="115.652581405741">
            <text:p>115.6525814057</text:p>
          </table:table-cell>
          <table:table-cell office:value-type="float" office:value="-100.448584778087">
            <text:p>-100.4485847781</text:p>
          </table:table-cell>
          <table:table-cell office:value-type="float" office:value="216.101166183827">
            <text:p>216.1011661838</text:p>
          </table:table-cell>
          <table:table-cell office:value-type="float" office:value="138.693087001253">
            <text:p>138.6930870013</text:p>
          </table:table-cell>
          <table:table-cell office:value-type="float" office:value="3.45150783331785">
            <text:p>3.4515078333</text:p>
          </table:table-cell>
        </table:table-row>
        <table:table-row table:style-name="ro3">
          <table:table-cell office:value-type="float" office:value="12.6">
            <text:p>12.6</text:p>
          </table:table-cell>
          <table:table-cell office:value-type="float" office:value="115.652888699558">
            <text:p>115.6528886996</text:p>
          </table:table-cell>
          <table:table-cell office:value-type="float" office:value="-100.080381093806">
            <text:p>-100.0803810938</text:p>
          </table:table-cell>
          <table:table-cell office:value-type="float" office:value="215.733269793364">
            <text:p>215.7332697934</text:p>
          </table:table-cell>
          <table:table-cell office:value-type="float" office:value="138.456972189885">
            <text:p>138.4569721899</text:p>
          </table:table-cell>
          <table:table-cell office:value-type="float" office:value="1.55232366349455">
            <text:p>1.5523236635</text:p>
          </table:table-cell>
        </table:table-row>
        <table:table-row table:style-name="ro3">
          <table:table-cell office:value-type="float" office:value="12.7">
            <text:p>12.7</text:p>
          </table:table-cell>
          <table:table-cell office:value-type="float" office:value="115.652807973506">
            <text:p>115.6528079735</text:p>
          </table:table-cell>
          <table:table-cell office:value-type="float" office:value="-99.715305997264">
            <text:p>-99.7153059973</text:p>
          </table:table-cell>
          <table:table-cell office:value-type="float" office:value="215.36811397077">
            <text:p>215.3681139708</text:p>
          </table:table-cell>
          <table:table-cell office:value-type="float" office:value="138.22261626684">
            <text:p>138.2226162668</text:p>
          </table:table-cell>
          <table:table-cell office:value-type="float" office:value="0.564429546133537">
            <text:p>0.5644295461</text:p>
          </table:table-cell>
        </table:table-row>
        <table:table-row table:style-name="ro3">
          <table:table-cell office:value-type="float" office:value="12.8">
            <text:p>12.8</text:p>
          </table:table-cell>
          <table:table-cell office:value-type="float" office:value="115.652854866891">
            <text:p>115.6528548669</text:p>
          </table:table-cell>
          <table:table-cell office:value-type="float" office:value="-96.4880693495297">
            <text:p>-96.4880693495</text:p>
          </table:table-cell>
          <table:table-cell office:value-type="float" office:value="212.140924216421">
            <text:p>212.1409242164</text:p>
          </table:table-cell>
          <table:table-cell office:value-type="float" office:value="136.151415461802">
            <text:p>136.15141546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115.652708711737">
            <text:p>115.6527087117</text:p>
          </table:table-cell>
          <table:table-cell office:value-type="float" office:value="-97.8268496281023">
            <text:p>-97.8268496281</text:p>
          </table:table-cell>
          <table:table-cell office:value-type="float" office:value="213.47955833984">
            <text:p>213.4795583398</text:p>
          </table:table-cell>
          <table:table-cell office:value-type="float" office:value="137.01054686873">
            <text:p>137.0105468687</text:p>
          </table:table-cell>
          <table:table-cell office:value-type="float" office:value="1.25232229468506">
            <text:p>1.252322294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5.653027977659">
            <text:p>115.6530279777</text:p>
          </table:table-cell>
          <table:table-cell office:value-type="float" office:value="-96.2704480507394">
            <text:p>-96.2704480507</text:p>
          </table:table-cell>
          <table:table-cell office:value-type="float" office:value="211.923476028398">
            <text:p>211.9234760284</text:p>
          </table:table-cell>
          <table:table-cell office:value-type="float" office:value="136.011857860183">
            <text:p>136.0118578602</text:p>
          </table:table-cell>
          <table:table-cell office:value-type="float" office:value="3.16109465620552">
            <text:p>3.1610946562</text:p>
          </table:table-cell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115.652613336182">
            <text:p>115.6526133362</text:p>
          </table:table-cell>
          <table:table-cell office:value-type="float" office:value="-103.687704533827">
            <text:p>-103.6877045338</text:p>
          </table:table-cell>
          <table:table-cell office:value-type="float" office:value="219.340317870009">
            <text:p>219.34031787</text:p>
          </table:table-cell>
          <table:table-cell office:value-type="float" office:value="140.771964938634">
            <text:p>140.77196493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2">
            <text:p>13.2</text:p>
          </table:table-cell>
          <table:table-cell office:value-type="float" office:value="115.652878222484">
            <text:p>115.6528782225</text:p>
          </table:table-cell>
          <table:table-cell office:value-type="float" office:value="-96.0427380546179">
            <text:p>-96.0427380546</text:p>
          </table:table-cell>
          <table:table-cell office:value-type="float" office:value="211.695616277101">
            <text:p>211.6956162771</text:p>
          </table:table-cell>
          <table:table-cell office:value-type="float" office:value="135.86561814816">
            <text:p>135.8656181482</text:p>
          </table:table-cell>
          <table:table-cell office:value-type="float" office:value="1.06765654672884">
            <text:p>1.0676565467</text:p>
          </table:table-cell>
        </table:table-row>
        <table:table-row table:style-name="ro3">
          <table:table-cell office:value-type="float" office:value="13.3">
            <text:p>13.3</text:p>
          </table:table-cell>
          <table:table-cell office:value-type="float" office:value="115.652689027985">
            <text:p>115.652689028</text:p>
          </table:table-cell>
          <table:table-cell office:value-type="float" office:value="-100.095530526711">
            <text:p>-100.0955305267</text:p>
          </table:table-cell>
          <table:table-cell office:value-type="float" office:value="215.748219554696">
            <text:p>215.7482195547</text:p>
          </table:table-cell>
          <table:table-cell office:value-type="float" office:value="138.466566902332">
            <text:p>138.4665669023</text:p>
          </table:table-cell>
          <table:table-cell office:value-type="float" office:value="0.672454684149326">
            <text:p>0.6724546841</text:p>
          </table:table-cell>
        </table:table-row>
        <table:table-row table:style-name="ro3">
          <table:table-cell office:value-type="float" office:value="13.4">
            <text:p>13.4</text:p>
          </table:table-cell>
          <table:table-cell office:value-type="float" office:value="115.652817417663">
            <text:p>115.6528174177</text:p>
          </table:table-cell>
          <table:table-cell office:value-type="float" office:value="-97.0327013950873">
            <text:p>-97.0327013951</text:p>
          </table:table-cell>
          <table:table-cell office:value-type="float" office:value="212.68551881275">
            <text:p>212.6855188128</text:p>
          </table:table-cell>
          <table:table-cell office:value-type="float" office:value="136.5009346572">
            <text:p>136.5009346572</text:p>
          </table:table-cell>
          <table:table-cell office:value-type="float" office:value="2.62051255075883">
            <text:p>2.6205125508</text:p>
          </table:table-cell>
        </table:table-row>
        <table:table-row table:style-name="ro3">
          <table:table-cell office:value-type="float" office:value="13.5">
            <text:p>13.5</text:p>
          </table:table-cell>
          <table:table-cell office:value-type="float" office:value="115.652723744945">
            <text:p>115.6527237449</text:p>
          </table:table-cell>
          <table:table-cell office:value-type="float" office:value="-96.4604632332175">
            <text:p>-96.4604632332</text:p>
          </table:table-cell>
          <table:table-cell office:value-type="float" office:value="212.113186978162">
            <text:p>212.1131869782</text:p>
          </table:table-cell>
          <table:table-cell office:value-type="float" office:value="136.133613784621">
            <text:p>136.1336137846</text:p>
          </table:table-cell>
          <table:table-cell office:value-type="float" office:value="3.15004909101307">
            <text:p>3.150049091</text:p>
          </table:table-cell>
        </table:table-row>
        <table:table-row table:style-name="ro3">
          <table:table-cell office:value-type="float" office:value="13.6">
            <text:p>13.6</text:p>
          </table:table-cell>
          <table:table-cell office:value-type="float" office:value="115.652682673435">
            <text:p>115.6526826734</text:p>
          </table:table-cell>
          <table:table-cell office:value-type="float" office:value="-99.8072448472597">
            <text:p>-99.8072448473</text:p>
          </table:table-cell>
          <table:table-cell office:value-type="float" office:value="215.459927520694">
            <text:p>215.4599275207</text:p>
          </table:table-cell>
          <table:table-cell office:value-type="float" office:value="138.28154193065">
            <text:p>138.2815419307</text:p>
          </table:table-cell>
          <table:table-cell office:value-type="float" office:value="1.0209714808161">
            <text:p>1.0209714808</text:p>
          </table:table-cell>
        </table:table-row>
        <table:table-row table:style-name="ro3">
          <table:table-cell office:value-type="float" office:value="13.7">
            <text:p>13.7</text:p>
          </table:table-cell>
          <table:table-cell office:value-type="float" office:value="115.652685799748">
            <text:p>115.6526857997</text:p>
          </table:table-cell>
          <table:table-cell office:value-type="float" office:value="-98.9109757364209">
            <text:p>-98.9109757364</text:p>
          </table:table-cell>
          <table:table-cell office:value-type="float" office:value="214.563661536169">
            <text:p>214.5636615362</text:p>
          </table:table-cell>
          <table:table-cell office:value-type="float" office:value="137.706321082179">
            <text:p>137.7063210822</text:p>
          </table:table-cell>
          <table:table-cell office:value-type="float" office:value="1.45418743537729">
            <text:p>1.4541874354</text:p>
          </table:table-cell>
        </table:table-row>
        <table:table-row table:style-name="ro3">
          <table:table-cell office:value-type="float" office:value="13.8">
            <text:p>13.8</text:p>
          </table:table-cell>
          <table:table-cell office:value-type="float" office:value="115.652734869304">
            <text:p>115.6527348693</text:p>
          </table:table-cell>
          <table:table-cell office:value-type="float" office:value="-98.0123351606898">
            <text:p>-98.0123351607</text:p>
          </table:table-cell>
          <table:table-cell office:value-type="float" office:value="213.665070029994">
            <text:p>213.66507003</text:p>
          </table:table-cell>
          <table:table-cell office:value-type="float" office:value="137.129607720814">
            <text:p>137.1296077208</text:p>
          </table:table-cell>
          <table:table-cell office:value-type="float" office:value="3.39224682926456">
            <text:p>3.3922468293</text:p>
          </table:table-cell>
        </table:table-row>
        <table:table-row table:style-name="ro3">
          <table:table-cell office:value-type="float" office:value="13.9">
            <text:p>13.9</text:p>
          </table:table-cell>
          <table:table-cell office:value-type="float" office:value="115.652752544699">
            <text:p>115.6527525447</text:p>
          </table:table-cell>
          <table:table-cell office:value-type="float" office:value="-99.4928536221083">
            <text:p>-99.4928536221</text:p>
          </table:table-cell>
          <table:table-cell office:value-type="float" office:value="215.145606166808">
            <text:p>215.1456061668</text:p>
          </table:table-cell>
          <table:table-cell office:value-type="float" office:value="138.079811418729">
            <text:p>138.07981141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5.652745205503">
            <text:p>115.6527452055</text:p>
          </table:table-cell>
          <table:table-cell office:value-type="float" office:value="-96.4600718971903">
            <text:p>-96.4600718972</text:p>
          </table:table-cell>
          <table:table-cell office:value-type="float" office:value="212.112817102693">
            <text:p>212.1128171027</text:p>
          </table:table-cell>
          <table:table-cell office:value-type="float" office:value="136.133376399642">
            <text:p>136.1333763996</text:p>
          </table:table-cell>
          <table:table-cell office:value-type="float" office:value="1.53072488720946">
            <text:p>1.5307248872</text:p>
          </table:table-cell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115.652730038132">
            <text:p>115.6527300381</text:p>
          </table:table-cell>
          <table:table-cell office:value-type="float" office:value="-93.9206421723909">
            <text:p>-93.9206421724</text:p>
          </table:table-cell>
          <table:table-cell office:value-type="float" office:value="209.573372210523">
            <text:p>209.5733722105</text:p>
          </table:table-cell>
          <table:table-cell office:value-type="float" office:value="134.503568205711">
            <text:p>134.50356820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2">
            <text:p>14.2</text:p>
          </table:table-cell>
          <table:table-cell office:value-type="float" office:value="115.652659738385">
            <text:p>115.6526597384</text:p>
          </table:table-cell>
          <table:table-cell office:value-type="float" office:value="-94.6554073877659">
            <text:p>-94.6554073878</text:p>
          </table:table-cell>
          <table:table-cell office:value-type="float" office:value="210.308067126151">
            <text:p>210.3080671262</text:p>
          </table:table-cell>
          <table:table-cell office:value-type="float" office:value="134.975093221758">
            <text:p>134.97509322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3">
            <text:p>14.3</text:p>
          </table:table-cell>
          <table:table-cell office:value-type="float" office:value="115.652954540647">
            <text:p>115.6529545406</text:p>
          </table:table-cell>
          <table:table-cell office:value-type="float" office:value="-90.0084080241587">
            <text:p>-90.0084080242</text:p>
          </table:table-cell>
          <table:table-cell office:value-type="float" office:value="205.661362564805">
            <text:p>205.6613625648</text:p>
          </table:table-cell>
          <table:table-cell office:value-type="float" office:value="131.992852027151">
            <text:p>131.99285202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4">
            <text:p>14.4</text:p>
          </table:table-cell>
          <table:table-cell office:value-type="float" office:value="115.652558843357">
            <text:p>115.6525588434</text:p>
          </table:table-cell>
          <table:table-cell office:value-type="float" office:value="-95.9125972582912">
            <text:p>-95.9125972583</text:p>
          </table:table-cell>
          <table:table-cell office:value-type="float" office:value="211.565156101648">
            <text:p>211.5651561016</text:p>
          </table:table-cell>
          <table:table-cell office:value-type="float" office:value="135.7818891948">
            <text:p>135.7818891948</text:p>
          </table:table-cell>
          <table:table-cell office:value-type="float" office:value="1.87371234439338">
            <text:p>1.8737123444</text:p>
          </table:table-cell>
        </table:table-row>
        <table:table-row table:style-name="ro3">
          <table:table-cell office:value-type="float" office:value="14.5">
            <text:p>14.5</text:p>
          </table:table-cell>
          <table:table-cell office:value-type="float" office:value="115.652779171808">
            <text:p>115.6527791718</text:p>
          </table:table-cell>
          <table:table-cell office:value-type="float" office:value="-92.6466336219793">
            <text:p>-92.646633622</text:p>
          </table:table-cell>
          <table:table-cell office:value-type="float" office:value="208.299412793787">
            <text:p>208.2994127938</text:p>
          </table:table-cell>
          <table:table-cell office:value-type="float" office:value="133.685944833558">
            <text:p>133.6859448336</text:p>
          </table:table-cell>
          <table:table-cell office:value-type="float" office:value="3.95744269832335">
            <text:p>3.9574426983</text:p>
          </table:table-cell>
        </table:table-row>
        <table:table-row table:style-name="ro3">
          <table:table-cell office:value-type="float" office:value="14.6">
            <text:p>14.6</text:p>
          </table:table-cell>
          <table:table-cell office:value-type="float" office:value="115.652767170059">
            <text:p>115.6527671701</text:p>
          </table:table-cell>
          <table:table-cell office:value-type="float" office:value="-94.1651090582873">
            <text:p>-94.1651090583</text:p>
          </table:table-cell>
          <table:table-cell office:value-type="float" office:value="209.817876228346">
            <text:p>209.8178762283</text:p>
          </table:table-cell>
          <table:table-cell office:value-type="float" office:value="134.660490158585">
            <text:p>134.66049015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7">
            <text:p>14.7</text:p>
          </table:table-cell>
          <table:table-cell office:value-type="float" office:value="115.652647730833">
            <text:p>115.6526477308</text:p>
          </table:table-cell>
          <table:table-cell office:value-type="float" office:value="-94.2830353957136">
            <text:p>-94.2830353957</text:p>
          </table:table-cell>
          <table:table-cell office:value-type="float" office:value="209.935683126546">
            <text:p>209.9356831265</text:p>
          </table:table-cell>
          <table:table-cell office:value-type="float" office:value="134.736098276163">
            <text:p>134.7360982762</text:p>
          </table:table-cell>
          <table:table-cell office:value-type="float" office:value="1.33164862332065">
            <text:p>1.3316486233</text:p>
          </table:table-cell>
        </table:table-row>
        <table:table-row table:style-name="ro3">
          <table:table-cell office:value-type="float" office:value="14.8">
            <text:p>14.8</text:p>
          </table:table-cell>
          <table:table-cell office:value-type="float" office:value="115.652717093138">
            <text:p>115.6527170931</text:p>
          </table:table-cell>
          <table:table-cell office:value-type="float" office:value="-94.3106420598483">
            <text:p>-94.3106420598</text:p>
          </table:table-cell>
          <table:table-cell office:value-type="float" office:value="209.963359152986">
            <text:p>209.963359153</text:p>
          </table:table-cell>
          <table:table-cell office:value-type="float" office:value="134.753860667781">
            <text:p>134.7538606678</text:p>
          </table:table-cell>
          <table:table-cell office:value-type="float" office:value="0.915164125857976">
            <text:p>0.9151641259</text:p>
          </table:table-cell>
        </table:table-row>
        <table:table-row table:style-name="ro3">
          <table:table-cell office:value-type="float" office:value="14.9">
            <text:p>14.9</text:p>
          </table:table-cell>
          <table:table-cell office:value-type="float" office:value="115.652624465312">
            <text:p>115.6526244653</text:p>
          </table:table-cell>
          <table:table-cell office:value-type="float" office:value="-97.5274884805654">
            <text:p>-97.5274884806</text:p>
          </table:table-cell>
          <table:table-cell office:value-type="float" office:value="213.180112945877">
            <text:p>213.1801129459</text:p>
          </table:table-cell>
          <table:table-cell office:value-type="float" office:value="136.818363703732">
            <text:p>136.81836370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5.652798538955">
            <text:p>115.652798539</text:p>
          </table:table-cell>
          <table:table-cell office:value-type="float" office:value="-90.382006301684">
            <text:p>-90.3820063017</text:p>
          </table:table-cell>
          <table:table-cell office:value-type="float" office:value="206.034804840639">
            <text:p>206.0348048406</text:p>
          </table:table-cell>
          <table:table-cell office:value-type="float" office:value="132.232526171289">
            <text:p>132.23252617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1">
            <text:p>15.1</text:p>
          </table:table-cell>
          <table:table-cell office:value-type="float" office:value="115.652667746883">
            <text:p>115.6526677469</text:p>
          </table:table-cell>
          <table:table-cell office:value-type="float" office:value="-91.5291855302961">
            <text:p>-91.5291855303</text:p>
          </table:table-cell>
          <table:table-cell office:value-type="float" office:value="207.181853277179">
            <text:p>207.1818532772</text:p>
          </table:table-cell>
          <table:table-cell office:value-type="float" office:value="132.968698453063">
            <text:p>132.9686984531</text:p>
          </table:table-cell>
          <table:table-cell office:value-type="float" office:value="1.8238558668633">
            <text:p>1.8238558669</text:p>
          </table:table-cell>
        </table:table-row>
        <table:table-row table:style-name="ro3">
          <table:table-cell office:value-type="float" office:value="15.2">
            <text:p>15.2</text:p>
          </table:table-cell>
          <table:table-cell office:value-type="float" office:value="115.652667407743">
            <text:p>115.6526674077</text:p>
          </table:table-cell>
          <table:table-cell office:value-type="float" office:value="-91.992565478019">
            <text:p>-91.992565478</text:p>
          </table:table-cell>
          <table:table-cell office:value-type="float" office:value="207.645232885762">
            <text:p>207.6452328858</text:p>
          </table:table-cell>
          <table:table-cell office:value-type="float" office:value="133.266094110397">
            <text:p>133.2660941104</text:p>
          </table:table-cell>
          <table:table-cell office:value-type="float" office:value="1.69023984304622">
            <text:p>1.690239843</text:p>
          </table:table-cell>
        </table:table-row>
        <table:table-row table:style-name="ro3">
          <table:table-cell office:value-type="float" office:value="15.3">
            <text:p>15.3</text:p>
          </table:table-cell>
          <table:table-cell office:value-type="float" office:value="115.652797567463">
            <text:p>115.6527975675</text:p>
          </table:table-cell>
          <table:table-cell office:value-type="float" office:value="-89.0426839724386">
            <text:p>-89.0426839724</text:p>
          </table:table-cell>
          <table:table-cell office:value-type="float" office:value="204.695481539901">
            <text:p>204.6954815399</text:p>
          </table:table-cell>
          <table:table-cell office:value-type="float" office:value="131.372952452404">
            <text:p>131.3729524524</text:p>
          </table:table-cell>
          <table:table-cell office:value-type="float" office:value="0.603229857240236">
            <text:p>0.6032298572</text:p>
          </table:table-cell>
        </table:table-row>
        <table:table-row table:style-name="ro3">
          <table:table-cell office:value-type="float" office:value="15.4">
            <text:p>15.4</text:p>
          </table:table-cell>
          <table:table-cell office:value-type="float" office:value="115.652710490377">
            <text:p>115.6527104904</text:p>
          </table:table-cell>
          <table:table-cell office:value-type="float" office:value="-90.847435093974">
            <text:p>-90.847435094</text:p>
          </table:table-cell>
          <table:table-cell office:value-type="float" office:value="206.500145584351">
            <text:p>206.5001455844</text:p>
          </table:table-cell>
          <table:table-cell office:value-type="float" office:value="132.531180479327">
            <text:p>132.5311804793</text:p>
          </table:table-cell>
          <table:table-cell office:value-type="float" office:value="3.48220535523546">
            <text:p>3.4822053552</text:p>
          </table:table-cell>
        </table:table-row>
        <table:table-row table:style-name="ro3">
          <table:table-cell office:value-type="float" office:value="15.5">
            <text:p>15.5</text:p>
          </table:table-cell>
          <table:table-cell office:value-type="float" office:value="115.652467756479">
            <text:p>115.6524677565</text:p>
          </table:table-cell>
          <table:table-cell office:value-type="float" office:value="-88.2215657828182">
            <text:p>-88.2215657828</text:p>
          </table:table-cell>
          <table:table-cell office:value-type="float" office:value="203.874033539297">
            <text:p>203.8740335393</text:p>
          </table:table-cell>
          <table:table-cell office:value-type="float" office:value="130.845749563929">
            <text:p>130.8457495639</text:p>
          </table:table-cell>
          <table:table-cell office:value-type="float" office:value="3.28942831716259">
            <text:p>3.2894283172</text:p>
          </table:table-cell>
        </table:table-row>
        <table:table-row table:style-name="ro3">
          <table:table-cell office:value-type="float" office:value="15.6">
            <text:p>15.6</text:p>
          </table:table-cell>
          <table:table-cell office:value-type="float" office:value="115.652486807017">
            <text:p>115.652486807</text:p>
          </table:table-cell>
          <table:table-cell office:value-type="float" office:value="-84.7746999054928">
            <text:p>-84.7746999055</text:p>
          </table:table-cell>
          <table:table-cell office:value-type="float" office:value="200.42718671251">
            <text:p>200.4271867125</text:p>
          </table:table-cell>
          <table:table-cell office:value-type="float" office:value="128.633573501812">
            <text:p>128.6335735018</text:p>
          </table:table-cell>
          <table:table-cell office:value-type="float" office:value="1.69544781529672">
            <text:p>1.6954478153</text:p>
          </table:table-cell>
        </table:table-row>
        <table:table-row table:style-name="ro3">
          <table:table-cell office:value-type="float" office:value="15.7">
            <text:p>15.7</text:p>
          </table:table-cell>
          <table:table-cell office:value-type="float" office:value="115.652930686878">
            <text:p>115.6529306869</text:p>
          </table:table-cell>
          <table:table-cell office:value-type="float" office:value="-77.3930039331026">
            <text:p>-77.3930039331</text:p>
          </table:table-cell>
          <table:table-cell office:value-type="float" office:value="193.04593461998">
            <text:p>193.04593462</text:p>
          </table:table-cell>
          <table:table-cell office:value-type="float" office:value="123.89630781868">
            <text:p>123.8963078187</text:p>
          </table:table-cell>
          <table:table-cell office:value-type="float" office:value="1.79689894054416">
            <text:p>1.7968989405</text:p>
          </table:table-cell>
        </table:table-row>
        <table:table-row table:style-name="ro3">
          <table:table-cell office:value-type="float" office:value="15.8">
            <text:p>15.8</text:p>
          </table:table-cell>
          <table:table-cell office:value-type="float" office:value="115.652738638293">
            <text:p>115.6527386383</text:p>
          </table:table-cell>
          <table:table-cell office:value-type="float" office:value="-84.5994562092451">
            <text:p>-84.5994562092</text:p>
          </table:table-cell>
          <table:table-cell office:value-type="float" office:value="200.252194847538">
            <text:p>200.2521948475</text:p>
          </table:table-cell>
          <table:table-cell office:value-type="float" office:value="128.521264242303">
            <text:p>128.5212642423</text:p>
          </table:table-cell>
          <table:table-cell office:value-type="float" office:value="3.08169685149747">
            <text:p>3.0816968515</text:p>
          </table:table-cell>
        </table:table-row>
        <table:table-row table:style-name="ro3">
          <table:table-cell office:value-type="float" office:value="15.9">
            <text:p>15.9</text:p>
          </table:table-cell>
          <table:table-cell office:value-type="float" office:value="115.652812944927">
            <text:p>115.6528129449</text:p>
          </table:table-cell>
          <table:table-cell office:value-type="float" office:value="-83.8223772303473">
            <text:p>-83.8223772303</text:p>
          </table:table-cell>
          <table:table-cell office:value-type="float" office:value="199.475190175274">
            <text:p>199.4751901753</text:p>
          </table:table-cell>
          <table:table-cell office:value-type="float" office:value="128.022584950036">
            <text:p>128.022584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5.652746850825">
            <text:p>115.6527468508</text:p>
          </table:table-cell>
          <table:table-cell office:value-type="float" office:value="-82.3460601031999">
            <text:p>-82.3460601032</text:p>
          </table:table-cell>
          <table:table-cell office:value-type="float" office:value="197.998806954025">
            <text:p>197.998806954</text:p>
          </table:table-cell>
          <table:table-cell office:value-type="float" office:value="127.075046581003">
            <text:p>127.075046581</text:p>
          </table:table-cell>
          <table:table-cell office:value-type="float" office:value="1.23283120590834">
            <text:p>1.2328312059</text:p>
          </table:table-cell>
        </table:table-row>
        <table:table-row table:style-name="ro3">
          <table:table-cell office:value-type="float" office:value="16.1">
            <text:p>16.1</text:p>
          </table:table-cell>
          <table:table-cell office:value-type="float" office:value="115.652873825738">
            <text:p>115.6528738257</text:p>
          </table:table-cell>
          <table:table-cell office:value-type="float" office:value="-78.7869721108735">
            <text:p>-78.7869721109</text:p>
          </table:table-cell>
          <table:table-cell office:value-type="float" office:value="194.439845936612">
            <text:p>194.4398459366</text:p>
          </table:table-cell>
          <table:table-cell office:value-type="float" office:value="124.790915964131">
            <text:p>124.7909159641</text:p>
          </table:table-cell>
          <table:table-cell office:value-type="float" office:value="0.526365735294267">
            <text:p>0.5263657353</text:p>
          </table:table-cell>
        </table:table-row>
        <table:table-row table:style-name="ro3">
          <table:table-cell office:value-type="float" office:value="16.2">
            <text:p>16.2</text:p>
          </table:table-cell>
          <table:table-cell office:value-type="float" office:value="115.652758594118">
            <text:p>115.6527585941</text:p>
          </table:table-cell>
          <table:table-cell office:value-type="float" office:value="-83.959426421897">
            <text:p>-83.9594264219</text:p>
          </table:table-cell>
          <table:table-cell office:value-type="float" office:value="199.612185016015">
            <text:p>199.612185016</text:p>
          </table:table-cell>
          <table:table-cell office:value-type="float" office:value="128.11050783218">
            <text:p>128.11050783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3">
            <text:p>16.3</text:p>
          </table:table-cell>
          <table:table-cell office:value-type="float" office:value="115.652798930773">
            <text:p>115.6527989308</text:p>
          </table:table-cell>
          <table:table-cell office:value-type="float" office:value="-84.7771850757244">
            <text:p>-84.7771850757</text:p>
          </table:table-cell>
          <table:table-cell office:value-type="float" office:value="200.429984006498">
            <text:p>200.4299840065</text:p>
          </table:table-cell>
          <table:table-cell office:value-type="float" office:value="128.63536879679">
            <text:p>128.63536879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4">
            <text:p>16.4</text:p>
          </table:table-cell>
          <table:table-cell office:value-type="float" office:value="115.652757524481">
            <text:p>115.6527575245</text:p>
          </table:table-cell>
          <table:table-cell office:value-type="float" office:value="-82.8535771027932">
            <text:p>-82.8535771028</text:p>
          </table:table-cell>
          <table:table-cell office:value-type="float" office:value="198.506334627274">
            <text:p>198.5063346273</text:p>
          </table:table-cell>
          <table:table-cell office:value-type="float" office:value="127.400776335194">
            <text:p>127.40077633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5">
            <text:p>16.5</text:p>
          </table:table-cell>
          <table:table-cell office:value-type="float" office:value="115.652760891662">
            <text:p>115.6527608917</text:p>
          </table:table-cell>
          <table:table-cell office:value-type="float" office:value="-80.6318293326571">
            <text:p>-80.6318293327</text:p>
          </table:table-cell>
          <table:table-cell office:value-type="float" office:value="196.284590224319">
            <text:p>196.2845902243</text:p>
          </table:table-cell>
          <table:table-cell office:value-type="float" office:value="125.974867372207">
            <text:p>125.9748673722</text:p>
          </table:table-cell>
          <table:table-cell office:value-type="float" office:value="1.64589725395127">
            <text:p>1.645897254</text:p>
          </table:table-cell>
        </table:table-row>
        <table:table-row table:style-name="ro3">
          <table:table-cell office:value-type="float" office:value="16.6">
            <text:p>16.6</text:p>
          </table:table-cell>
          <table:table-cell office:value-type="float" office:value="115.652741595805">
            <text:p>115.6527415958</text:p>
          </table:table-cell>
          <table:table-cell office:value-type="float" office:value="-81.8355526416747">
            <text:p>-81.8355526417</text:p>
          </table:table-cell>
          <table:table-cell office:value-type="float" office:value="197.488294237479">
            <text:p>197.4882942375</text:p>
          </table:table-cell>
          <table:table-cell office:value-type="float" office:value="126.747401034884">
            <text:p>126.7474010349</text:p>
          </table:table-cell>
          <table:table-cell office:value-type="float" office:value="1.10849518982754">
            <text:p>1.1084951898</text:p>
          </table:table-cell>
        </table:table-row>
        <table:table-row table:style-name="ro3">
          <table:table-cell office:value-type="float" office:value="16.7">
            <text:p>16.7</text:p>
          </table:table-cell>
          <table:table-cell office:value-type="float" office:value="115.652903189206">
            <text:p>115.6529031892</text:p>
          </table:table-cell>
          <table:table-cell office:value-type="float" office:value="-80.9157287114778">
            <text:p>-80.9157287115</text:p>
          </table:table-cell>
          <table:table-cell office:value-type="float" office:value="196.568631900683">
            <text:p>196.5686319007</text:p>
          </table:table-cell>
          <table:table-cell office:value-type="float" office:value="126.157164476973">
            <text:p>126.157164477</text:p>
          </table:table-cell>
          <table:table-cell office:value-type="float" office:value="5.64695407708005">
            <text:p>5.6469540771</text:p>
          </table:table-cell>
        </table:table-row>
        <table:table-row table:style-name="ro3">
          <table:table-cell office:value-type="float" office:value="16.8">
            <text:p>16.8</text:p>
          </table:table-cell>
          <table:table-cell office:value-type="float" office:value="115.65262079595">
            <text:p>115.652620796</text:p>
          </table:table-cell>
          <table:table-cell office:value-type="float" office:value="-89.2526879869821">
            <text:p>-89.252687987</text:p>
          </table:table-cell>
          <table:table-cell office:value-type="float" office:value="204.905308782932">
            <text:p>204.9053087829</text:p>
          </table:table-cell>
          <table:table-cell office:value-type="float" office:value="131.507618954148">
            <text:p>131.5076189541</text:p>
          </table:table-cell>
          <table:table-cell office:value-type="float" office:value="1.91331029125318">
            <text:p>1.9133102913</text:p>
          </table:table-cell>
        </table:table-row>
        <table:table-row table:style-name="ro3">
          <table:table-cell office:value-type="float" office:value="16.9">
            <text:p>16.9</text:p>
          </table:table-cell>
          <table:table-cell office:value-type="float" office:value="115.652768193473">
            <text:p>115.6527681935</text:p>
          </table:table-cell>
          <table:table-cell office:value-type="float" office:value="-88.0915101532249">
            <text:p>-88.0915101532</text:p>
          </table:table-cell>
          <table:table-cell office:value-type="float" office:value="203.744278346698">
            <text:p>203.7442783467</text:p>
          </table:table-cell>
          <table:table-cell office:value-type="float" office:value="130.762473066473">
            <text:p>130.76247306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5.652763211974">
            <text:p>115.652763212</text:p>
          </table:table-cell>
          <table:table-cell office:value-type="float" office:value="-90.228200580125">
            <text:p>-90.2282005801</text:p>
          </table:table-cell>
          <table:table-cell office:value-type="float" office:value="205.880963792099">
            <text:p>205.8809637921</text:p>
          </table:table-cell>
          <table:table-cell office:value-type="float" office:value="132.133791442984">
            <text:p>132.1337914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1">
            <text:p>17.1</text:p>
          </table:table-cell>
          <table:table-cell office:value-type="float" office:value="115.652718660428">
            <text:p>115.6527186604</text:p>
          </table:table-cell>
          <table:table-cell office:value-type="float" office:value="-93.3429447104644">
            <text:p>-93.3429447105</text:p>
          </table:table-cell>
          <table:table-cell office:value-type="float" office:value="208.995663370893">
            <text:p>208.9956633709</text:p>
          </table:table-cell>
          <table:table-cell office:value-type="float" office:value="134.132796387256">
            <text:p>134.13279638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2">
            <text:p>17.2</text:p>
          </table:table-cell>
          <table:table-cell office:value-type="float" office:value="115.652714390552">
            <text:p>115.6527143906</text:p>
          </table:table-cell>
          <table:table-cell office:value-type="float" office:value="-92.8736242373098">
            <text:p>-92.8736242373</text:p>
          </table:table-cell>
          <table:table-cell office:value-type="float" office:value="208.526338627862">
            <text:p>208.5263386279</text:p>
          </table:table-cell>
          <table:table-cell office:value-type="float" office:value="133.83158516028">
            <text:p>133.8315851603</text:p>
          </table:table-cell>
          <table:table-cell office:value-type="float" office:value="0.0821100261148778">
            <text:p>0.0821100261</text:p>
          </table:table-cell>
        </table:table-row>
        <table:table-row table:style-name="ro3">
          <table:table-cell office:value-type="float" office:value="17.3">
            <text:p>17.3</text:p>
          </table:table-cell>
          <table:table-cell office:value-type="float" office:value="115.652694512563">
            <text:p>115.6526945126</text:p>
          </table:table-cell>
          <table:table-cell office:value-type="float" office:value="-97.4342669754096">
            <text:p>-97.4342669754</text:p>
          </table:table-cell>
          <table:table-cell office:value-type="float" office:value="213.086961487973">
            <text:p>213.086961488</text:p>
          </table:table-cell>
          <table:table-cell office:value-type="float" office:value="136.758579374551">
            <text:p>136.7585793746</text:p>
          </table:table-cell>
          <table:table-cell office:value-type="float" office:value="3.54245652291754">
            <text:p>3.5424565229</text:p>
          </table:table-cell>
        </table:table-row>
        <table:table-row table:style-name="ro3">
          <table:table-cell office:value-type="float" office:value="17.4">
            <text:p>17.4</text:p>
          </table:table-cell>
          <table:table-cell office:value-type="float" office:value="115.652892172214">
            <text:p>115.6528921722</text:p>
          </table:table-cell>
          <table:table-cell office:value-type="float" office:value="-93.7789514972058">
            <text:p>-93.7789514972</text:p>
          </table:table-cell>
          <table:table-cell office:value-type="float" office:value="209.43184366942">
            <text:p>209.4318436694</text:p>
          </table:table-cell>
          <table:table-cell office:value-type="float" office:value="134.412735608131">
            <text:p>134.4127356081</text:p>
          </table:table-cell>
          <table:table-cell office:value-type="float" office:value="1.36104256002993">
            <text:p>1.36104256</text:p>
          </table:table-cell>
        </table:table-row>
        <table:table-row table:style-name="ro3">
          <table:table-cell office:value-type="float" office:value="17.5">
            <text:p>17.5</text:p>
          </table:table-cell>
          <table:table-cell office:value-type="float" office:value="115.652677679268">
            <text:p>115.6526776793</text:p>
          </table:table-cell>
          <table:table-cell office:value-type="float" office:value="-96.0646541493078">
            <text:p>-96.0646541493</text:p>
          </table:table-cell>
          <table:table-cell office:value-type="float" office:value="211.717331828576">
            <text:p>211.7173318286</text:p>
          </table:table-cell>
          <table:table-cell office:value-type="float" office:value="135.879555124637">
            <text:p>135.87955512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6">
            <text:p>17.6</text:p>
          </table:table-cell>
          <table:table-cell office:value-type="float" office:value="115.652624281934">
            <text:p>115.6526242819</text:p>
          </table:table-cell>
          <table:table-cell office:value-type="float" office:value="-96.6668225152965">
            <text:p>-96.6668225153</text:p>
          </table:table-cell>
          <table:table-cell office:value-type="float" office:value="212.319446797231">
            <text:p>212.3194467972</text:p>
          </table:table-cell>
          <table:table-cell office:value-type="float" office:value="136.265990724256">
            <text:p>136.2659907243</text:p>
          </table:table-cell>
          <table:table-cell office:value-type="float" office:value="0.115644771949665">
            <text:p>0.1156447719</text:p>
          </table:table-cell>
        </table:table-row>
        <table:table-row table:style-name="ro3">
          <table:table-cell office:value-type="float" office:value="17.7">
            <text:p>17.7</text:p>
          </table:table-cell>
          <table:table-cell office:value-type="float" office:value="115.652630227497">
            <text:p>115.6526302275</text:p>
          </table:table-cell>
          <table:table-cell office:value-type="float" office:value="-96.6290684224774">
            <text:p>-96.6290684225</text:p>
          </table:table-cell>
          <table:table-cell office:value-type="float" office:value="212.281698649974">
            <text:p>212.28169865</text:p>
          </table:table-cell>
          <table:table-cell office:value-type="float" office:value="136.241764075394">
            <text:p>136.2417640754</text:p>
          </table:table-cell>
          <table:table-cell office:value-type="float" office:value="0.35813464440264">
            <text:p>0.3581346444</text:p>
          </table:table-cell>
        </table:table-row>
        <table:table-row table:style-name="ro3">
          <table:table-cell office:value-type="float" office:value="17.8">
            <text:p>17.8</text:p>
          </table:table-cell>
          <table:table-cell office:value-type="float" office:value="115.652798121103">
            <text:p>115.6527981211</text:p>
          </table:table-cell>
          <table:table-cell office:value-type="float" office:value="-99.4086117263469">
            <text:p>-99.4086117263</text:p>
          </table:table-cell>
          <table:table-cell office:value-type="float" office:value="215.06140984745">
            <text:p>215.0614098475</text:p>
          </table:table-cell>
          <table:table-cell office:value-type="float" office:value="138.025774470887">
            <text:p>138.0257744709</text:p>
          </table:table-cell>
          <table:table-cell office:value-type="float" office:value="1.46141939378475">
            <text:p>1.4614193938</text:p>
          </table:table-cell>
        </table:table-row>
        <table:table-row table:style-name="ro3">
          <table:table-cell office:value-type="float" office:value="17.9">
            <text:p>17.9</text:p>
          </table:table-cell>
          <table:table-cell office:value-type="float" office:value="115.652691475119">
            <text:p>115.6526914751</text:p>
          </table:table-cell>
          <table:table-cell office:value-type="float" office:value="-102.213490584007">
            <text:p>-102.213490584</text:p>
          </table:table-cell>
          <table:table-cell office:value-type="float" office:value="217.866182059126">
            <text:p>217.8661820591</text:p>
          </table:table-cell>
          <table:table-cell office:value-type="float" office:value="139.825868950903">
            <text:p>139.82586895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5.652792896257">
            <text:p>115.6527928963</text:p>
          </table:table-cell>
          <table:table-cell office:value-type="float" office:value="-93.0165048454352">
            <text:p>-93.0165048454</text:p>
          </table:table-cell>
          <table:table-cell office:value-type="float" office:value="208.669297741692">
            <text:p>208.6692977417</text:p>
          </table:table-cell>
          <table:table-cell office:value-type="float" office:value="133.92333589519">
            <text:p>133.9233358952</text:p>
          </table:table-cell>
          <table:table-cell office:value-type="float" office:value="4.14266509558261">
            <text:p>4.1426650956</text:p>
          </table:table-cell>
        </table:table-row>
        <table:table-row table:style-name="ro3">
          <table:table-cell office:value-type="float" office:value="18.1">
            <text:p>18.1</text:p>
          </table:table-cell>
          <table:table-cell office:value-type="float" office:value="115.652630982306">
            <text:p>115.6526309823</text:p>
          </table:table-cell>
          <table:table-cell office:value-type="float" office:value="-92.7429357644073">
            <text:p>-92.7429357644</text:p>
          </table:table-cell>
          <table:table-cell office:value-type="float" office:value="208.395566746714">
            <text:p>208.3955667467</text:p>
          </table:table-cell>
          <table:table-cell office:value-type="float" office:value="133.747656155131">
            <text:p>133.7476561551</text:p>
          </table:table-cell>
          <table:table-cell office:value-type="float" office:value="0.990560163209559">
            <text:p>0.9905601632</text:p>
          </table:table-cell>
        </table:table-row>
        <table:table-row table:style-name="ro3">
          <table:table-cell office:value-type="float" office:value="18.2">
            <text:p>18.2</text:p>
          </table:table-cell>
          <table:table-cell office:value-type="float" office:value="115.652737038629">
            <text:p>115.6527370386</text:p>
          </table:table-cell>
          <table:table-cell office:value-type="float" office:value="-97.5006792699886">
            <text:p>-97.50067927</text:p>
          </table:table-cell>
          <table:table-cell office:value-type="float" office:value="213.153416308617">
            <text:p>213.1534163086</text:p>
          </table:table-cell>
          <table:table-cell office:value-type="float" office:value="136.801229881183">
            <text:p>136.80122988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3">
            <text:p>18.3</text:p>
          </table:table-cell>
          <table:table-cell office:value-type="float" office:value="115.652624971083">
            <text:p>115.6526249711</text:p>
          </table:table-cell>
          <table:table-cell office:value-type="float" office:value="-97.634147371081">
            <text:p>-97.6341473711</text:p>
          </table:table-cell>
          <table:table-cell office:value-type="float" office:value="213.286772342164">
            <text:p>213.2867723422</text:p>
          </table:table-cell>
          <table:table-cell office:value-type="float" office:value="136.886817387671">
            <text:p>136.8868173877</text:p>
          </table:table-cell>
          <table:table-cell office:value-type="float" office:value="0.368482091471265">
            <text:p>0.3684820915</text:p>
          </table:table-cell>
        </table:table-row>
        <table:table-row table:style-name="ro3">
          <table:table-cell office:value-type="float" office:value="18.4">
            <text:p>18.4</text:p>
          </table:table-cell>
          <table:table-cell office:value-type="float" office:value="115.652925402019">
            <text:p>115.652925402</text:p>
          </table:table-cell>
          <table:table-cell office:value-type="float" office:value="-86.1078778302637">
            <text:p>-86.1078778303</text:p>
          </table:table-cell>
          <table:table-cell office:value-type="float" office:value="201.760803232283">
            <text:p>201.7608032323</text:p>
          </table:table-cell>
          <table:table-cell office:value-type="float" office:value="129.489484625613">
            <text:p>129.4894846256</text:p>
          </table:table-cell>
          <table:table-cell office:value-type="float" office:value="1.89304548421498">
            <text:p>1.8930454842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115.652734777639">
            <text:p>115.6527347776</text:p>
          </table:table-cell>
          <table:table-cell office:value-type="float" office:value="-88.6331126346821">
            <text:p>-88.6331126347</text:p>
          </table:table-cell>
          <table:table-cell office:value-type="float" office:value="204.285847412321">
            <text:p>204.2858474123</text:p>
          </table:table-cell>
          <table:table-cell office:value-type="float" office:value="131.110050485244">
            <text:p>131.1100504852</text:p>
          </table:table-cell>
          <table:table-cell office:value-type="float" office:value="1.70172248998405">
            <text:p>1.70172249</text:p>
          </table:table-cell>
        </table:table-row>
        <table:table-row table:style-name="ro3">
          <table:table-cell office:value-type="float" office:value="18.6">
            <text:p>18.6</text:p>
          </table:table-cell>
          <table:table-cell office:value-type="float" office:value="115.652768900444">
            <text:p>115.6527689004</text:p>
          </table:table-cell>
          <table:table-cell office:value-type="float" office:value="-90.6438958037046">
            <text:p>-90.6438958037</text:p>
          </table:table-cell>
          <table:table-cell office:value-type="float" office:value="206.296664704148">
            <text:p>206.2966647041</text:p>
          </table:table-cell>
          <table:table-cell office:value-type="float" office:value="132.400587054407">
            <text:p>132.4005870544</text:p>
          </table:table-cell>
          <table:table-cell office:value-type="float" office:value="0.720241764936933">
            <text:p>0.7202417649</text:p>
          </table:table-cell>
        </table:table-row>
        <table:table-row table:style-name="ro3">
          <table:table-cell office:value-type="float" office:value="18.7">
            <text:p>18.7</text:p>
          </table:table-cell>
          <table:table-cell office:value-type="float" office:value="115.652793184568">
            <text:p>115.6527931846</text:p>
          </table:table-cell>
          <table:table-cell office:value-type="float" office:value="-89.557241744563">
            <text:p>-89.5572417446</text:p>
          </table:table-cell>
          <table:table-cell office:value-type="float" office:value="205.210034929131">
            <text:p>205.2100349291</text:p>
          </table:table-cell>
          <table:table-cell office:value-type="float" office:value="131.703191290256">
            <text:p>131.70319129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8">
            <text:p>18.8</text:p>
          </table:table-cell>
          <table:table-cell office:value-type="float" office:value="115.652730769073">
            <text:p>115.6527307691</text:p>
          </table:table-cell>
          <table:table-cell office:value-type="float" office:value="-86.7154789640405">
            <text:p>-86.715478964</text:p>
          </table:table-cell>
          <table:table-cell office:value-type="float" office:value="202.368209733113">
            <text:p>202.3682097331</text:p>
          </table:table-cell>
          <table:table-cell office:value-type="float" office:value="129.879316314874">
            <text:p>129.8793163149</text:p>
          </table:table-cell>
          <table:table-cell office:value-type="float" office:value="0.308142860920249">
            <text:p>0.3081428609</text:p>
          </table:table-cell>
        </table:table-row>
        <table:table-row table:style-name="ro3">
          <table:table-cell office:value-type="float" office:value="18.9">
            <text:p>18.9</text:p>
          </table:table-cell>
          <table:table-cell office:value-type="float" office:value="115.65287699482">
            <text:p>115.6528769948</text:p>
          </table:table-cell>
          <table:table-cell office:value-type="float" office:value="-79.5022419343424">
            <text:p>-79.5022419343</text:p>
          </table:table-cell>
          <table:table-cell office:value-type="float" office:value="195.155118929162">
            <text:p>195.1551189292</text:p>
          </table:table-cell>
          <table:table-cell office:value-type="float" office:value="125.249976047597">
            <text:p>125.2499760476</text:p>
          </table:table-cell>
          <table:table-cell office:value-type="float" office:value="4.09446234520611">
            <text:p>4.0944623452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5.652716566822">
            <text:p>115.6527165668</text:p>
          </table:table-cell>
          <table:table-cell office:value-type="float" office:value="-78.6357427759965">
            <text:p>-78.635742776</text:p>
          </table:table-cell>
          <table:table-cell office:value-type="float" office:value="194.288459342818">
            <text:p>194.2884593428</text:p>
          </table:table-cell>
          <table:table-cell office:value-type="float" office:value="124.693756497597">
            <text:p>124.6937564976</text:p>
          </table:table-cell>
          <table:table-cell office:value-type="float" office:value="0.907732665338839">
            <text:p>0.9077326653</text:p>
          </table:table-cell>
        </table:table-row>
        <table:table-row table:style-name="ro3">
          <table:table-cell office:value-type="float" office:value="19.1">
            <text:p>19.1</text:p>
          </table:table-cell>
          <table:table-cell office:value-type="float" office:value="115.652690524396">
            <text:p>115.6526905244</text:p>
          </table:table-cell>
          <table:table-cell office:value-type="float" office:value="-70.5652630695045">
            <text:p>-70.5652630695</text:p>
          </table:table-cell>
          <table:table-cell office:value-type="float" office:value="186.2179535939">
            <text:p>186.2179535939</text:p>
          </table:table-cell>
          <table:table-cell office:value-type="float" office:value="119.514129863714">
            <text:p>119.5141298637</text:p>
          </table:table-cell>
          <table:table-cell office:value-type="float" office:value="3.59534278096995">
            <text:p>3.595342781</text:p>
          </table:table-cell>
        </table:table-row>
        <table:table-row table:style-name="ro3">
          <table:table-cell office:value-type="float" office:value="19.2">
            <text:p>19.2</text:p>
          </table:table-cell>
          <table:table-cell office:value-type="float" office:value="115.652645718714">
            <text:p>115.6526457187</text:p>
          </table:table-cell>
          <table:table-cell office:value-type="float" office:value="-73.693698707514">
            <text:p>-73.6936987075</text:p>
          </table:table-cell>
          <table:table-cell office:value-type="float" office:value="189.346344426228">
            <text:p>189.3463444262</text:p>
          </table:table-cell>
          <table:table-cell office:value-type="float" office:value="121.521921813865">
            <text:p>121.52192181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3">
            <text:p>19.3</text:p>
          </table:table-cell>
          <table:table-cell office:value-type="float" office:value="115.652696110009">
            <text:p>115.65269611</text:p>
          </table:table-cell>
          <table:table-cell office:value-type="float" office:value="-76.9306254269709">
            <text:p>-76.930625427</text:p>
          </table:table-cell>
          <table:table-cell office:value-type="float" office:value="192.58332153698">
            <text:p>192.583321537</text:p>
          </table:table-cell>
          <table:table-cell office:value-type="float" office:value="123.59940411519">
            <text:p>123.5994041152</text:p>
          </table:table-cell>
          <table:table-cell office:value-type="float" office:value="5.94850532794539">
            <text:p>5.9485053279</text:p>
          </table:table-cell>
        </table:table-row>
        <table:table-row table:style-name="ro3">
          <table:table-cell office:value-type="float" office:value="19.4">
            <text:p>19.4</text:p>
          </table:table-cell>
          <table:table-cell office:value-type="float" office:value="115.652767919925">
            <text:p>115.6527679199</text:p>
          </table:table-cell>
          <table:table-cell office:value-type="float" office:value="-73.3595422232811">
            <text:p>-73.3595422233</text:p>
          </table:table-cell>
          <table:table-cell office:value-type="float" office:value="189.012310143206">
            <text:p>189.0123101432</text:p>
          </table:table-cell>
          <table:table-cell office:value-type="float" office:value="121.307539602539">
            <text:p>121.3075396025</text:p>
          </table:table-cell>
          <table:table-cell office:value-type="float" office:value="7.57919284414156">
            <text:p>7.5791928441</text:p>
          </table:table-cell>
        </table:table-row>
        <table:table-row table:style-name="ro3">
          <table:table-cell office:value-type="float" office:value="19.5">
            <text:p>19.5</text:p>
          </table:table-cell>
          <table:table-cell office:value-type="float" office:value="115.652630720129">
            <text:p>115.6526307201</text:p>
          </table:table-cell>
          <table:table-cell office:value-type="float" office:value="-75.9013708679741">
            <text:p>-75.901370868</text:p>
          </table:table-cell>
          <table:table-cell office:value-type="float" office:value="191.554001588104">
            <text:p>191.5540015881</text:p>
          </table:table-cell>
          <table:table-cell office:value-type="float" office:value="122.938789627343">
            <text:p>122.9387896273</text:p>
          </table:table-cell>
          <table:table-cell office:value-type="float" office:value="2.13025155230521">
            <text:p>2.1302515523</text:p>
          </table:table-cell>
        </table:table-row>
        <table:table-row table:style-name="ro3">
          <table:table-cell office:value-type="float" office:value="19.6">
            <text:p>19.6</text:p>
          </table:table-cell>
          <table:table-cell office:value-type="float" office:value="115.652814388947">
            <text:p>115.6528143889</text:p>
          </table:table-cell>
          <table:table-cell office:value-type="float" office:value="-72.7797211542803">
            <text:p>-72.7797211543</text:p>
          </table:table-cell>
          <table:table-cell office:value-type="float" office:value="188.432535543227">
            <text:p>188.4325355432</text:p>
          </table:table-cell>
          <table:table-cell office:value-type="float" office:value="120.935441985224">
            <text:p>120.93544198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7">
            <text:p>19.7</text:p>
          </table:table-cell>
          <table:table-cell office:value-type="float" office:value="115.652854903">
            <text:p>115.652854903</text:p>
          </table:table-cell>
          <table:table-cell office:value-type="float" office:value="-70.516523604224">
            <text:p>-70.5165236042</text:p>
          </table:table-cell>
          <table:table-cell office:value-type="float" office:value="186.169378507224">
            <text:p>186.1693785072</text:p>
          </table:table-cell>
          <table:table-cell office:value-type="float" office:value="119.482954517272">
            <text:p>119.48295451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8">
            <text:p>19.8</text:p>
          </table:table-cell>
          <table:table-cell office:value-type="float" office:value="115.652981444798">
            <text:p>115.6529814448</text:p>
          </table:table-cell>
          <table:table-cell office:value-type="float" office:value="-69.0484650012953">
            <text:p>-69.0484650013</text:p>
          </table:table-cell>
          <table:table-cell office:value-type="float" office:value="184.701446446093">
            <text:p>184.7014464461</text:p>
          </table:table-cell>
          <table:table-cell office:value-type="float" office:value="118.540840077717">
            <text:p>118.5408400777</text:p>
          </table:table-cell>
          <table:table-cell office:value-type="float" office:value="3.833360561185">
            <text:p>3.8333605612</text:p>
          </table:table-cell>
        </table:table-row>
        <table:table-row table:style-name="ro3">
          <table:table-cell office:value-type="float" office:value="19.9">
            <text:p>19.9</text:p>
          </table:table-cell>
          <table:table-cell office:value-type="float" office:value="115.652745988737">
            <text:p>115.6527459887</text:p>
          </table:table-cell>
          <table:table-cell office:value-type="float" office:value="-75.508310664572">
            <text:p>-75.5083106646</text:p>
          </table:table-cell>
          <table:table-cell office:value-type="float" office:value="191.161056653309">
            <text:p>191.1610566533</text:p>
          </table:table-cell>
          <table:table-cell office:value-type="float" office:value="122.686598734574">
            <text:p>122.6865987346</text:p>
          </table:table-cell>
          <table:table-cell office:value-type="float" office:value="0.0630608896029879">
            <text:p>0.063060889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5.652756251555">
            <text:p>115.6527562516</text:p>
          </table:table-cell>
          <table:table-cell office:value-type="float" office:value="-72.8815334156864">
            <text:p>-72.8815334157</text:p>
          </table:table-cell>
          <table:table-cell office:value-type="float" office:value="188.534289667242">
            <text:p>188.5342896672</text:p>
          </table:table-cell>
          <table:table-cell office:value-type="float" office:value="121.000747479979">
            <text:p>121.00074748</text:p>
          </table:table-cell>
          <table:table-cell office:value-type="float" office:value="2.0472503790799">
            <text:p>2.0472503791</text:p>
          </table:table-cell>
        </table:table-row>
        <table:table-row table:style-name="ro3">
          <table:table-cell office:value-type="float" office:value="20.1">
            <text:p>20.1</text:p>
          </table:table-cell>
          <table:table-cell office:value-type="float" office:value="115.652717916072">
            <text:p>115.6527179161</text:p>
          </table:table-cell>
          <table:table-cell office:value-type="float" office:value="-71.5265419707951">
            <text:p>-71.5265419708</text:p>
          </table:table-cell>
          <table:table-cell office:value-type="float" office:value="187.179259886867">
            <text:p>187.1792598869</text:p>
          </table:table-cell>
          <table:table-cell office:value-type="float" office:value="120.131093389084">
            <text:p>120.1310933891</text:p>
          </table:table-cell>
          <table:table-cell office:value-type="float" office:value="3.01154165291785">
            <text:p>3.0115416529</text:p>
          </table:table-cell>
        </table:table-row>
        <table:table-row table:style-name="ro3">
          <table:table-cell office:value-type="float" office:value="20.2">
            <text:p>20.2</text:p>
          </table:table-cell>
          <table:table-cell office:value-type="float" office:value="115.652821352005">
            <text:p>115.652821352</text:p>
          </table:table-cell>
          <table:table-cell office:value-type="float" office:value="-70.7125929217324">
            <text:p>-70.7125929217</text:p>
          </table:table-cell>
          <table:table-cell office:value-type="float" office:value="186.365414273738">
            <text:p>186.3654142737</text:p>
          </table:table-cell>
          <table:table-cell office:value-type="float" office:value="119.608769690325">
            <text:p>119.60876969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3">
            <text:p>20.3</text:p>
          </table:table-cell>
          <table:table-cell office:value-type="float" office:value="115.652653642764">
            <text:p>115.6526536428</text:p>
          </table:table-cell>
          <table:table-cell office:value-type="float" office:value="-73.1878377556177">
            <text:p>-73.1878377556</text:p>
          </table:table-cell>
          <table:table-cell office:value-type="float" office:value="188.840491398382">
            <text:p>188.8404913984</text:p>
          </table:table-cell>
          <table:table-cell office:value-type="float" office:value="121.197266842122">
            <text:p>121.19726684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4">
            <text:p>20.4</text:p>
          </table:table-cell>
          <table:table-cell office:value-type="float" office:value="115.652824371402">
            <text:p>115.6528243714</text:p>
          </table:table-cell>
          <table:table-cell office:value-type="float" office:value="-69.9393985849939">
            <text:p>-69.939398585</text:p>
          </table:table-cell>
          <table:table-cell office:value-type="float" office:value="185.592222956396">
            <text:p>185.5922229564</text:p>
          </table:table-cell>
          <table:table-cell office:value-type="float" office:value="119.112537797928">
            <text:p>119.1125377979</text:p>
          </table:table-cell>
          <table:table-cell office:value-type="float" office:value="0.0132493162912632">
            <text:p>0.0132493163</text:p>
          </table:table-cell>
        </table:table-row>
        <table:table-row table:style-name="ro3">
          <table:table-cell office:value-type="float" office:value="20.5">
            <text:p>20.5</text:p>
          </table:table-cell>
          <table:table-cell office:value-type="float" office:value="115.65280380259">
            <text:p>115.6528038026</text:p>
          </table:table-cell>
          <table:table-cell office:value-type="float" office:value="-68.9941159997841">
            <text:p>-68.9941159998</text:p>
          </table:table-cell>
          <table:table-cell office:value-type="float" office:value="184.646919802374">
            <text:p>184.6469198024</text:p>
          </table:table-cell>
          <table:table-cell office:value-type="float" office:value="118.50584503963">
            <text:p>118.5058450396</text:p>
          </table:table-cell>
          <table:table-cell office:value-type="float" office:value="10.0629220422101">
            <text:p>10.0629220422</text:p>
          </table:table-cell>
        </table:table-row>
        <table:table-row table:style-name="ro3">
          <table:table-cell office:value-type="float" office:value="20.6">
            <text:p>20.6</text:p>
          </table:table-cell>
          <table:table-cell office:value-type="float" office:value="115.652563111409">
            <text:p>115.6525631114</text:p>
          </table:table-cell>
          <table:table-cell office:value-type="float" office:value="-77.1797256482028">
            <text:p>-77.1797256482</text:p>
          </table:table-cell>
          <table:table-cell office:value-type="float" office:value="192.832288759612">
            <text:p>192.8322887596</text:p>
          </table:table-cell>
          <table:table-cell office:value-type="float" office:value="123.759190539663">
            <text:p>123.7591905397</text:p>
          </table:table-cell>
          <table:table-cell office:value-type="float" office:value="5.3440497894105">
            <text:p>5.3440497894</text:p>
          </table:table-cell>
        </table:table-row>
        <table:table-row table:style-name="ro3">
          <table:table-cell office:value-type="float" office:value="20.7">
            <text:p>20.7</text:p>
          </table:table-cell>
          <table:table-cell office:value-type="float" office:value="115.652932876348">
            <text:p>115.6529328763</text:p>
          </table:table-cell>
          <table:table-cell office:value-type="float" office:value="-77.6308358394881">
            <text:p>-77.6308358395</text:p>
          </table:table-cell>
          <table:table-cell office:value-type="float" office:value="193.283768715836">
            <text:p>193.2837687158</text:p>
          </table:table-cell>
          <table:table-cell office:value-type="float" office:value="124.048949035434">
            <text:p>124.0489490354</text:p>
          </table:table-cell>
          <table:table-cell office:value-type="float" office:value="1.23299867102261">
            <text:p>1.232998671</text:p>
          </table:table-cell>
        </table:table-row>
        <table:table-row table:style-name="ro3">
          <table:table-cell office:value-type="float" office:value="20.8">
            <text:p>20.8</text:p>
          </table:table-cell>
          <table:table-cell office:value-type="float" office:value="115.652859944419">
            <text:p>115.6528599444</text:p>
          </table:table-cell>
          <table:table-cell office:value-type="float" office:value="-73.9229894982031">
            <text:p>-73.9229894982</text:p>
          </table:table-cell>
          <table:table-cell office:value-type="float" office:value="189.575849442622">
            <text:p>189.5758494426</text:p>
          </table:table-cell>
          <table:table-cell office:value-type="float" office:value="121.669217452144">
            <text:p>121.6692174521</text:p>
          </table:table-cell>
          <table:table-cell office:value-type="float" office:value="5.63439289866203">
            <text:p>5.6343928987</text:p>
          </table:table-cell>
        </table:table-row>
        <table:table-row table:style-name="ro3">
          <table:table-cell office:value-type="float" office:value="20.9">
            <text:p>20.9</text:p>
          </table:table-cell>
          <table:table-cell office:value-type="float" office:value="115.652572128638">
            <text:p>115.6525721286</text:p>
          </table:table-cell>
          <table:table-cell office:value-type="float" office:value="-78.6090957810977">
            <text:p>-78.6090957811</text:p>
          </table:table-cell>
          <table:table-cell office:value-type="float" office:value="194.261667909736">
            <text:p>194.2616679097</text:p>
          </table:table-cell>
          <table:table-cell office:value-type="float" office:value="124.67656183537">
            <text:p>124.6765618354</text:p>
          </table:table-cell>
          <table:table-cell office:value-type="float" office:value="0.272974224583529">
            <text:p>0.272974224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5.652873148289">
            <text:p>115.6528731483</text:p>
          </table:table-cell>
          <table:table-cell office:value-type="float" office:value="-80.810012360469">
            <text:p>-80.8100123605</text:p>
          </table:table-cell>
          <table:table-cell office:value-type="float" office:value="196.462885508758">
            <text:p>196.4628855088</text:p>
          </table:table-cell>
          <table:table-cell office:value-type="float" office:value="126.089296756523">
            <text:p>126.08929675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1">
            <text:p>21.1</text:p>
          </table:table-cell>
          <table:table-cell office:value-type="float" office:value="115.652823727966">
            <text:p>115.652823728</text:p>
          </table:table-cell>
          <table:table-cell office:value-type="float" office:value="-81.9286504305382">
            <text:p>-81.9286504305</text:p>
          </table:table-cell>
          <table:table-cell office:value-type="float" office:value="197.581474158505">
            <text:p>197.5814741585</text:p>
          </table:table-cell>
          <table:table-cell office:value-type="float" office:value="126.807203631611">
            <text:p>126.8072036316</text:p>
          </table:table-cell>
          <table:table-cell office:value-type="float" office:value="1.46614300273936">
            <text:p>1.4661430027</text:p>
          </table:table-cell>
        </table:table-row>
        <table:table-row table:style-name="ro3">
          <table:table-cell office:value-type="float" office:value="21.2">
            <text:p>21.2</text:p>
          </table:table-cell>
          <table:table-cell office:value-type="float" office:value="115.65268283134">
            <text:p>115.6526828313</text:p>
          </table:table-cell>
          <table:table-cell office:value-type="float" office:value="-83.0838599790229">
            <text:p>-83.083859979</text:p>
          </table:table-cell>
          <table:table-cell office:value-type="float" office:value="198.736542810363">
            <text:p>198.7365428104</text:p>
          </table:table-cell>
          <table:table-cell office:value-type="float" office:value="127.548523263771">
            <text:p>127.5485232638</text:p>
          </table:table-cell>
          <table:table-cell office:value-type="float" office:value="3.84604766012231">
            <text:p>3.8460476601</text:p>
          </table:table-cell>
        </table:table-row>
        <table:table-row table:style-name="ro3">
          <table:table-cell office:value-type="float" office:value="21.3">
            <text:p>21.3</text:p>
          </table:table-cell>
          <table:table-cell office:value-type="float" office:value="115.652824867219">
            <text:p>115.6528248672</text:p>
          </table:table-cell>
          <table:table-cell office:value-type="float" office:value="-82.9114070610681">
            <text:p>-82.9114070611</text:p>
          </table:table-cell>
          <table:table-cell office:value-type="float" office:value="198.564231928287">
            <text:p>198.5642319283</text:p>
          </table:table-cell>
          <table:table-cell office:value-type="float" office:value="127.437934651127">
            <text:p>127.4379346511</text:p>
          </table:table-cell>
          <table:table-cell office:value-type="float" office:value="2.69424715457538">
            <text:p>2.6942471546</text:p>
          </table:table-cell>
        </table:table-row>
        <table:table-row table:style-name="ro3">
          <table:table-cell office:value-type="float" office:value="21.4">
            <text:p>21.4</text:p>
          </table:table-cell>
          <table:table-cell office:value-type="float" office:value="115.652798261734">
            <text:p>115.6527982617</text:p>
          </table:table-cell>
          <table:table-cell office:value-type="float" office:value="-84.1880059364302">
            <text:p>-84.1880059364</text:p>
          </table:table-cell>
          <table:table-cell office:value-type="float" office:value="199.840804198165">
            <text:p>199.8408041982</text:p>
          </table:table-cell>
          <table:table-cell office:value-type="float" office:value="128.25723494467">
            <text:p>128.2572349447</text:p>
          </table:table-cell>
          <table:table-cell office:value-type="float" office:value="0.658874036267539">
            <text:p>0.6588740363</text:p>
          </table:table-cell>
        </table:table-row>
        <table:table-row table:style-name="ro3">
          <table:table-cell office:value-type="float" office:value="21.5">
            <text:p>21.5</text:p>
          </table:table-cell>
          <table:table-cell office:value-type="float" office:value="115.652888216894">
            <text:p>115.6528882169</text:p>
          </table:table-cell>
          <table:table-cell office:value-type="float" office:value="-80.8014355252353">
            <text:p>-80.8014355252</text:p>
          </table:table-cell>
          <table:table-cell office:value-type="float" office:value="196.45432374213">
            <text:p>196.4543237421</text:p>
          </table:table-cell>
          <table:table-cell office:value-type="float" office:value="126.083801840115">
            <text:p>126.0838018401</text:p>
          </table:table-cell>
          <table:table-cell office:value-type="float" office:value="3.09105107901221">
            <text:p>3.091051079</text:p>
          </table:table-cell>
        </table:table-row>
        <table:table-row table:style-name="ro3">
          <table:table-cell office:value-type="float" office:value="21.6">
            <text:p>21.6</text:p>
          </table:table-cell>
          <table:table-cell office:value-type="float" office:value="115.652845952105">
            <text:p>115.6528459521</text:p>
          </table:table-cell>
          <table:table-cell office:value-type="float" office:value="-80.0756119396505">
            <text:p>-80.0756119397</text:p>
          </table:table-cell>
          <table:table-cell office:value-type="float" office:value="195.728457891756">
            <text:p>195.7284578918</text:p>
          </table:table-cell>
          <table:table-cell office:value-type="float" office:value="125.617943291941">
            <text:p>125.6179432919</text:p>
          </table:table-cell>
          <table:table-cell office:value-type="float" office:value="6.46672987718636">
            <text:p>6.4667298772</text:p>
          </table:table-cell>
        </table:table-row>
        <table:table-row table:style-name="ro3">
          <table:table-cell office:value-type="float" office:value="21.7">
            <text:p>21.7</text:p>
          </table:table-cell>
          <table:table-cell office:value-type="float" office:value="115.652917112274">
            <text:p>115.6529171123</text:p>
          </table:table-cell>
          <table:table-cell office:value-type="float" office:value="-78.830122352925">
            <text:p>-78.8301223529</text:p>
          </table:table-cell>
          <table:table-cell office:value-type="float" office:value="194.483039465199">
            <text:p>194.4830394652</text:p>
          </table:table-cell>
          <table:table-cell office:value-type="float" office:value="124.818637442567">
            <text:p>124.8186374426</text:p>
          </table:table-cell>
          <table:table-cell office:value-type="float" office:value="2.93833027241715">
            <text:p>2.9383302724</text:p>
          </table:table-cell>
        </table:table-row>
        <table:table-row table:style-name="ro3">
          <table:table-cell office:value-type="float" office:value="21.8">
            <text:p>21.8</text:p>
          </table:table-cell>
          <table:table-cell office:value-type="float" office:value="115.65296836571">
            <text:p>115.6529683657</text:p>
          </table:table-cell>
          <table:table-cell office:value-type="float" office:value="-78.8885264976183">
            <text:p>-78.8885264976</text:p>
          </table:table-cell>
          <table:table-cell office:value-type="float" office:value="194.541494863329">
            <text:p>194.5414948633</text:p>
          </table:table-cell>
          <table:table-cell office:value-type="float" office:value="124.856153943572">
            <text:p>124.8561539436</text:p>
          </table:table-cell>
          <table:table-cell office:value-type="float" office:value="3.06128576838206">
            <text:p>3.0612857684</text:p>
          </table:table-cell>
        </table:table-row>
        <table:table-row table:style-name="ro3">
          <table:table-cell office:value-type="float" office:value="21.9">
            <text:p>21.9</text:p>
          </table:table-cell>
          <table:table-cell office:value-type="float" office:value="115.652978345372">
            <text:p>115.6529783454</text:p>
          </table:table-cell>
          <table:table-cell office:value-type="float" office:value="-82.7092027729642">
            <text:p>-82.709202773</text:p>
          </table:table-cell>
          <table:table-cell office:value-type="float" office:value="198.362181118337">
            <text:p>198.3621811183</text:p>
          </table:table-cell>
          <table:table-cell office:value-type="float" office:value="127.30825904105">
            <text:p>127.30825904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5.652905564235">
            <text:p>115.6529055642</text:p>
          </table:table-cell>
          <table:table-cell office:value-type="float" office:value="-81.7958941994844">
            <text:p>-81.7958941995</text:p>
          </table:table-cell>
          <table:table-cell office:value-type="float" office:value="197.448799763719">
            <text:p>197.4487997637</text:p>
          </table:table-cell>
          <table:table-cell office:value-type="float" office:value="126.722053598857">
            <text:p>126.7220535989</text:p>
          </table:table-cell>
          <table:table-cell office:value-type="float" office:value="2.06047071808354">
            <text:p>2.0604707181</text:p>
          </table:table-cell>
        </table:table-row>
        <table:table-row table:style-name="ro3">
          <table:table-cell office:value-type="float" office:value="22.1">
            <text:p>22.1</text:p>
          </table:table-cell>
          <table:table-cell office:value-type="float" office:value="115.652972479652">
            <text:p>115.6529724797</text:p>
          </table:table-cell>
          <table:table-cell office:value-type="float" office:value="-76.9273529725251">
            <text:p>-76.9273529725</text:p>
          </table:table-cell>
          <table:table-cell office:value-type="float" office:value="192.580325452177">
            <text:p>192.5803254522</text:p>
          </table:table-cell>
          <table:table-cell office:value-type="float" office:value="123.597481236856">
            <text:p>123.5974812369</text:p>
          </table:table-cell>
          <table:table-cell office:value-type="float" office:value="0.687486382077729">
            <text:p>0.6874863821</text:p>
          </table:table-cell>
        </table:table-row>
        <table:table-row table:style-name="ro3">
          <table:table-cell office:value-type="float" office:value="22.2">
            <text:p>22.2</text:p>
          </table:table-cell>
          <table:table-cell office:value-type="float" office:value="115.652903956687">
            <text:p>115.6529039567</text:p>
          </table:table-cell>
          <table:table-cell office:value-type="float" office:value="-78.2137210759799">
            <text:p>-78.213721076</text:p>
          </table:table-cell>
          <table:table-cell office:value-type="float" office:value="193.866625032667">
            <text:p>193.8666250327</text:p>
          </table:table-cell>
          <table:table-cell office:value-type="float" office:value="124.423024489477">
            <text:p>124.42302448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3">
            <text:p>22.3</text:p>
          </table:table-cell>
          <table:table-cell office:value-type="float" office:value="115.652880793634">
            <text:p>115.6528807936</text:p>
          </table:table-cell>
          <table:table-cell office:value-type="float" office:value="-76.7802291300813">
            <text:p>-76.7802291301</text:p>
          </table:table-cell>
          <table:table-cell office:value-type="float" office:value="192.433109923716">
            <text:p>192.4331099237</text:p>
          </table:table-cell>
          <table:table-cell office:value-type="float" office:value="123.502998747672">
            <text:p>123.5029987477</text:p>
          </table:table-cell>
          <table:table-cell office:value-type="float" office:value="0.0227481934881702">
            <text:p>0.0227481935</text:p>
          </table:table-cell>
        </table:table-row>
        <table:table-row table:style-name="ro3">
          <table:table-cell office:value-type="float" office:value="22.4">
            <text:p>22.4</text:p>
          </table:table-cell>
          <table:table-cell office:value-type="float" office:value="115.653047552125">
            <text:p>115.6530475521</text:p>
          </table:table-cell>
          <table:table-cell office:value-type="float" office:value="-74.1609734144258">
            <text:p>-74.1609734144</text:p>
          </table:table-cell>
          <table:table-cell office:value-type="float" office:value="189.814020966551">
            <text:p>189.8140209666</text:p>
          </table:table-cell>
          <table:table-cell office:value-type="float" office:value="121.822075229234">
            <text:p>121.8220752292</text:p>
          </table:table-cell>
          <table:table-cell office:value-type="float" office:value="2.21239284427734">
            <text:p>2.2123928443</text:p>
          </table:table-cell>
        </table:table-row>
        <table:table-row table:style-name="ro3">
          <table:table-cell office:value-type="float" office:value="22.5">
            <text:p>22.5</text:p>
          </table:table-cell>
          <table:table-cell office:value-type="float" office:value="115.652842449048">
            <text:p>115.652842449</text:p>
          </table:table-cell>
          <table:table-cell office:value-type="float" office:value="-78.3507305991338">
            <text:p>-78.3507305991</text:p>
          </table:table-cell>
          <table:table-cell office:value-type="float" office:value="194.003573048182">
            <text:p>194.0035730482</text:p>
          </table:table-cell>
          <table:table-cell office:value-type="float" office:value="124.510917319331">
            <text:p>124.5109173193</text:p>
          </table:table-cell>
          <table:table-cell office:value-type="float" office:value="2.30619647231711">
            <text:p>2.3061964723</text:p>
          </table:table-cell>
        </table:table-row>
        <table:table-row table:style-name="ro3">
          <table:table-cell office:value-type="float" office:value="22.6">
            <text:p>22.6</text:p>
          </table:table-cell>
          <table:table-cell office:value-type="float" office:value="115.653014410764">
            <text:p>115.6530144108</text:p>
          </table:table-cell>
          <table:table-cell office:value-type="float" office:value="-75.1039067183758">
            <text:p>-75.1039067184</text:p>
          </table:table-cell>
          <table:table-cell office:value-type="float" office:value="190.756921129139">
            <text:p>190.7569211291</text:p>
          </table:table-cell>
          <table:table-cell office:value-type="float" office:value="122.427225754763">
            <text:p>122.4272257548</text:p>
          </table:table-cell>
          <table:table-cell office:value-type="float" office:value="4.07204754910392">
            <text:p>4.0720475491</text:p>
          </table:table-cell>
        </table:table-row>
        <table:table-row table:style-name="ro3">
          <table:table-cell office:value-type="float" office:value="22.7">
            <text:p>22.7</text:p>
          </table:table-cell>
          <table:table-cell office:value-type="float" office:value="115.652958876704">
            <text:p>115.6529588767</text:p>
          </table:table-cell>
          <table:table-cell office:value-type="float" office:value="-75.9839725280548">
            <text:p>-75.9839725281</text:p>
          </table:table-cell>
          <table:table-cell office:value-type="float" office:value="191.636931404758">
            <text:p>191.6369314048</text:p>
          </table:table-cell>
          <table:table-cell office:value-type="float" office:value="122.99201373751">
            <text:p>122.9920137375</text:p>
          </table:table-cell>
          <table:table-cell office:value-type="float" office:value="1.00387642239503">
            <text:p>1.0038764224</text:p>
          </table:table-cell>
        </table:table-row>
        <table:table-row table:style-name="ro3">
          <table:table-cell office:value-type="float" office:value="22.8">
            <text:p>22.8</text:p>
          </table:table-cell>
          <table:table-cell office:value-type="float" office:value="115.652975509363">
            <text:p>115.6529755094</text:p>
          </table:table-cell>
          <table:table-cell office:value-type="float" office:value="-74.5186353483098">
            <text:p>-74.5186353483</text:p>
          </table:table-cell>
          <table:table-cell office:value-type="float" office:value="190.171610857672">
            <text:p>190.1716108577</text:p>
          </table:table-cell>
          <table:table-cell office:value-type="float" office:value="122.051575359918">
            <text:p>122.0515753599</text:p>
          </table:table-cell>
          <table:table-cell office:value-type="float" office:value="2.24986495460697">
            <text:p>2.2498649546</text:p>
          </table:table-cell>
        </table:table-row>
        <table:table-row table:style-name="ro3">
          <table:table-cell office:value-type="float" office:value="22.9">
            <text:p>22.9</text:p>
          </table:table-cell>
          <table:table-cell office:value-type="float" office:value="115.652987186917">
            <text:p>115.6529871869</text:p>
          </table:table-cell>
          <table:table-cell office:value-type="float" office:value="-74.5318914875643">
            <text:p>-74.5318914876</text:p>
          </table:table-cell>
          <table:table-cell office:value-type="float" office:value="190.184878674481">
            <text:p>190.1848786745</text:p>
          </table:table-cell>
          <table:table-cell office:value-type="float" office:value="122.060090605363">
            <text:p>122.0600906054</text:p>
          </table:table-cell>
          <table:table-cell office:value-type="float" office:value="1.65103976955457">
            <text:p>1.6510397696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5.652872737919">
            <text:p>115.6528727379</text:p>
          </table:table-cell>
          <table:table-cell office:value-type="float" office:value="-77.4348269918357">
            <text:p>-77.4348269918</text:p>
          </table:table-cell>
          <table:table-cell office:value-type="float" office:value="193.087699729755">
            <text:p>193.0876997298</text:p>
          </table:table-cell>
          <table:table-cell office:value-type="float" office:value="123.923112542161">
            <text:p>123.9231125422</text:p>
          </table:table-cell>
          <table:table-cell office:value-type="float" office:value="0.351665179725526">
            <text:p>0.3516651797</text:p>
          </table:table-cell>
        </table:table-row>
        <table:table-row table:style-name="ro3">
          <table:table-cell office:value-type="float" office:value="23.1">
            <text:p>23.1</text:p>
          </table:table-cell>
          <table:table-cell office:value-type="float" office:value="115.653188323411">
            <text:p>115.6531883234</text:p>
          </table:table-cell>
          <table:table-cell office:value-type="float" office:value="-73.5328361979753">
            <text:p>-73.532836198</text:p>
          </table:table-cell>
          <table:table-cell office:value-type="float" office:value="189.186024521386">
            <text:p>189.1860245214</text:p>
          </table:table-cell>
          <table:table-cell office:value-type="float" office:value="121.419028974817">
            <text:p>121.4190289748</text:p>
          </table:table-cell>
          <table:table-cell office:value-type="float" office:value="0.216330611338978">
            <text:p>0.2163306113</text:p>
          </table:table-cell>
        </table:table-row>
        <table:table-row table:style-name="ro3">
          <table:table-cell office:value-type="float" office:value="23.2">
            <text:p>23.2</text:p>
          </table:table-cell>
          <table:table-cell office:value-type="float" office:value="115.652873264205">
            <text:p>115.6528732642</text:p>
          </table:table-cell>
          <table:table-cell office:value-type="float" office:value="-79.1060913777591">
            <text:p>-79.1060913778</text:p>
          </table:table-cell>
          <table:table-cell office:value-type="float" office:value="194.758964641964">
            <text:p>194.758964642</text:p>
          </table:table-cell>
          <table:table-cell office:value-type="float" office:value="124.995725401983">
            <text:p>124.995725402</text:p>
          </table:table-cell>
          <table:table-cell office:value-type="float" office:value="5.37625467105389">
            <text:p>5.3762546711</text:p>
          </table:table-cell>
        </table:table-row>
        <table:table-row table:style-name="ro3">
          <table:table-cell office:value-type="float" office:value="23.3">
            <text:p>23.3</text:p>
          </table:table-cell>
          <table:table-cell office:value-type="float" office:value="115.653071836648">
            <text:p>115.6530718366</text:p>
          </table:table-cell>
          <table:table-cell office:value-type="float" office:value="-73.6368721163737">
            <text:p>-73.6368721164</text:p>
          </table:table-cell>
          <table:table-cell office:value-type="float" office:value="189.289943953022">
            <text:p>189.289943953</text:p>
          </table:table-cell>
          <table:table-cell office:value-type="float" office:value="121.485724157575">
            <text:p>121.4857241576</text:p>
          </table:table-cell>
          <table:table-cell office:value-type="float" office:value="4.30030938171372">
            <text:p>4.3003093817</text:p>
          </table:table-cell>
        </table:table-row>
        <table:table-row table:style-name="ro3">
          <table:table-cell office:value-type="float" office:value="23.4">
            <text:p>23.4</text:p>
          </table:table-cell>
          <table:table-cell office:value-type="float" office:value="115.653011389147">
            <text:p>115.6530113891</text:p>
          </table:table-cell>
          <table:table-cell office:value-type="float" office:value="-78.4346223724892">
            <text:p>-78.4346223725</text:p>
          </table:table-cell>
          <table:table-cell office:value-type="float" office:value="194.087633761636">
            <text:p>194.0876337616</text:p>
          </table:table-cell>
          <table:table-cell office:value-type="float" office:value="124.564867235707">
            <text:p>124.5648672357</text:p>
          </table:table-cell>
          <table:table-cell office:value-type="float" office:value="2.72457226890013">
            <text:p>2.7245722689</text:p>
          </table:table-cell>
        </table:table-row>
        <table:table-row table:style-name="ro3">
          <table:table-cell office:value-type="float" office:value="23.5">
            <text:p>23.5</text:p>
          </table:table-cell>
          <table:table-cell office:value-type="float" office:value="115.652891526415">
            <text:p>115.6528915264</text:p>
          </table:table-cell>
          <table:table-cell office:value-type="float" office:value="-80.0555279757656">
            <text:p>-80.0555279758</text:p>
          </table:table-cell>
          <table:table-cell office:value-type="float" office:value="195.708419502181">
            <text:p>195.7084195022</text:p>
          </table:table-cell>
          <table:table-cell office:value-type="float" office:value="125.605082712992">
            <text:p>125.605082713</text:p>
          </table:table-cell>
          <table:table-cell office:value-type="float" office:value="0.376628838400883">
            <text:p>0.3766288384</text:p>
          </table:table-cell>
        </table:table-row>
        <table:table-row table:style-name="ro3">
          <table:table-cell office:value-type="float" office:value="23.6">
            <text:p>23.6</text:p>
          </table:table-cell>
          <table:table-cell office:value-type="float" office:value="115.653054502588">
            <text:p>115.6530545026</text:p>
          </table:table-cell>
          <table:table-cell office:value-type="float" office:value="-78.3723481408731">
            <text:p>-78.3723481409</text:p>
          </table:table-cell>
          <table:table-cell office:value-type="float" office:value="194.025402643461">
            <text:p>194.0254026435</text:p>
          </table:table-cell>
          <table:table-cell office:value-type="float" office:value="124.524927488783">
            <text:p>124.5249274888</text:p>
          </table:table-cell>
          <table:table-cell office:value-type="float" office:value="0.751962897939358">
            <text:p>0.7519628979</text:p>
          </table:table-cell>
        </table:table-row>
        <table:table-row table:style-name="ro3">
          <table:table-cell office:value-type="float" office:value="23.7">
            <text:p>23.7</text:p>
          </table:table-cell>
          <table:table-cell office:value-type="float" office:value="115.65288144222">
            <text:p>115.6528814422</text:p>
          </table:table-cell>
          <table:table-cell office:value-type="float" office:value="-84.0787471462218">
            <text:p>-84.0787471462</text:p>
          </table:table-cell>
          <table:table-cell office:value-type="float" office:value="199.731628588442">
            <text:p>199.7316285884</text:p>
          </table:table-cell>
          <table:table-cell office:value-type="float" office:value="128.187166362418">
            <text:p>128.1871663624</text:p>
          </table:table-cell>
          <table:table-cell office:value-type="float" office:value="1.82412117539981">
            <text:p>1.8241211754</text:p>
          </table:table-cell>
        </table:table-row>
        <table:table-row table:style-name="ro3">
          <table:table-cell office:value-type="float" office:value="23.8">
            <text:p>23.8</text:p>
          </table:table-cell>
          <table:table-cell office:value-type="float" office:value="115.653221736737">
            <text:p>115.6532217367</text:p>
          </table:table-cell>
          <table:table-cell office:value-type="float" office:value="-77.1048677023214">
            <text:p>-77.1048677023</text:p>
          </table:table-cell>
          <table:table-cell office:value-type="float" office:value="192.758089439059">
            <text:p>192.7580894391</text:p>
          </table:table-cell>
          <table:table-cell office:value-type="float" office:value="123.711569635978">
            <text:p>123.711569636</text:p>
          </table:table-cell>
          <table:table-cell office:value-type="float" office:value="5.21623758781382">
            <text:p>5.2162375878</text:p>
          </table:table-cell>
        </table:table-row>
        <table:table-row table:style-name="ro3">
          <table:table-cell office:value-type="float" office:value="23.9">
            <text:p>23.9</text:p>
          </table:table-cell>
          <table:table-cell office:value-type="float" office:value="115.652987935548">
            <text:p>115.6529879355</text:p>
          </table:table-cell>
          <table:table-cell office:value-type="float" office:value="-84.0409507426467">
            <text:p>-84.0409507426</text:p>
          </table:table-cell>
          <table:table-cell office:value-type="float" office:value="199.693938678195">
            <text:p>199.6939386782</text:p>
          </table:table-cell>
          <table:table-cell office:value-type="float" office:value="128.162977089896">
            <text:p>128.1629770899</text:p>
          </table:table-cell>
          <table:table-cell office:value-type="float" office:value="2.11575544092536">
            <text:p>2.1157554409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5.652924460944">
            <text:p>115.6529244609</text:p>
          </table:table-cell>
          <table:table-cell office:value-type="float" office:value="-87.8250912819622">
            <text:p>-87.825091282</text:p>
          </table:table-cell>
          <table:table-cell office:value-type="float" office:value="203.478015742906">
            <text:p>203.4780157429</text:p>
          </table:table-cell>
          <table:table-cell office:value-type="float" office:value="130.59158651771">
            <text:p>130.5915865177</text:p>
          </table:table-cell>
          <table:table-cell office:value-type="float" office:value="1.70270489920982">
            <text:p>1.7027048992</text:p>
          </table:table-cell>
        </table:table-row>
        <table:table-row table:style-name="ro3">
          <table:table-cell office:value-type="float" office:value="24.1">
            <text:p>24.1</text:p>
          </table:table-cell>
          <table:table-cell office:value-type="float" office:value="115.652826629131">
            <text:p>115.6528266291</text:p>
          </table:table-cell>
          <table:table-cell office:value-type="float" office:value="-89.5593994992849">
            <text:p>-89.5593994993</text:p>
          </table:table-cell>
          <table:table-cell office:value-type="float" office:value="205.212226128416">
            <text:p>205.2122261284</text:p>
          </table:table-cell>
          <table:table-cell office:value-type="float" office:value="131.704597595453">
            <text:p>131.70459759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2">
            <text:p>24.2</text:p>
          </table:table-cell>
          <table:table-cell office:value-type="float" office:value="115.652996391236">
            <text:p>115.6529963912</text:p>
          </table:table-cell>
          <table:table-cell office:value-type="float" office:value="-86.4189981203483">
            <text:p>-86.4189981203</text:p>
          </table:table-cell>
          <table:table-cell office:value-type="float" office:value="202.071994511584">
            <text:p>202.0719945116</text:p>
          </table:table-cell>
          <table:table-cell office:value-type="float" office:value="129.689206264956">
            <text:p>129.689206265</text:p>
          </table:table-cell>
          <table:table-cell office:value-type="float" office:value="0.114802398076573">
            <text:p>0.1148023981</text:p>
          </table:table-cell>
        </table:table-row>
        <table:table-row table:style-name="ro3">
          <table:table-cell office:value-type="float" office:value="24.3">
            <text:p>24.3</text:p>
          </table:table-cell>
          <table:table-cell office:value-type="float" office:value="115.652827492302">
            <text:p>115.6528274923</text:p>
          </table:table-cell>
          <table:table-cell office:value-type="float" office:value="-89.9501961953062">
            <text:p>-89.9501961953</text:p>
          </table:table-cell>
          <table:table-cell office:value-type="float" office:value="205.603023687608">
            <text:p>205.6030236876</text:p>
          </table:table-cell>
          <table:table-cell office:value-type="float" office:value="131.955410308934">
            <text:p>131.9554103089</text:p>
          </table:table-cell>
          <table:table-cell office:value-type="float" office:value="0.344344589559523">
            <text:p>0.3443445896</text:p>
          </table:table-cell>
        </table:table-row>
        <table:table-row table:style-name="ro3">
          <table:table-cell office:value-type="float" office:value="24.4">
            <text:p>24.4</text:p>
          </table:table-cell>
          <table:table-cell office:value-type="float" office:value="115.653007436931">
            <text:p>115.6530074369</text:p>
          </table:table-cell>
          <table:table-cell office:value-type="float" office:value="-84.2640966606351">
            <text:p>-84.2640966606</text:p>
          </table:table-cell>
          <table:table-cell office:value-type="float" office:value="199.917104097566">
            <text:p>199.9171040976</text:p>
          </table:table-cell>
          <table:table-cell office:value-type="float" office:value="128.306203993624">
            <text:p>128.3062039936</text:p>
          </table:table-cell>
          <table:table-cell office:value-type="float" office:value="0.0519258279745441">
            <text:p>0.051925828</text:p>
          </table:table-cell>
        </table:table-row>
        <table:table-row table:style-name="ro3">
          <table:table-cell office:value-type="float" office:value="24.5">
            <text:p>24.5</text:p>
          </table:table-cell>
          <table:table-cell office:value-type="float" office:value="115.652588438648">
            <text:p>115.6525884386</text:p>
          </table:table-cell>
          <table:table-cell office:value-type="float" office:value="-87.4268134637119">
            <text:p>-87.4268134637</text:p>
          </table:table-cell>
          <table:table-cell office:value-type="float" office:value="203.079401902359">
            <text:p>203.0794019024</text:p>
          </table:table-cell>
          <table:table-cell office:value-type="float" office:value="130.335757338057">
            <text:p>130.3357573381</text:p>
          </table:table-cell>
          <table:table-cell office:value-type="float" office:value="1.14867789702071">
            <text:p>1.148677897</text:p>
          </table:table-cell>
        </table:table-row>
        <table:table-row table:style-name="ro3">
          <table:table-cell office:value-type="float" office:value="24.6">
            <text:p>24.6</text:p>
          </table:table-cell>
          <table:table-cell office:value-type="float" office:value="115.65258837846">
            <text:p>115.6525883785</text:p>
          </table:table-cell>
          <table:table-cell office:value-type="float" office:value="-92.3298425810085">
            <text:p>-92.329842581</text:p>
          </table:table-cell>
          <table:table-cell office:value-type="float" office:value="207.982430959468">
            <text:p>207.9824309595</text:p>
          </table:table-cell>
          <table:table-cell office:value-type="float" office:value="133.482506833193">
            <text:p>133.4825068332</text:p>
          </table:table-cell>
          <table:table-cell office:value-type="float" office:value="1.42488810461199">
            <text:p>1.4248881046</text:p>
          </table:table-cell>
        </table:table-row>
        <table:table-row table:style-name="ro3">
          <table:table-cell office:value-type="float" office:value="24.7">
            <text:p>24.7</text:p>
          </table:table-cell>
          <table:table-cell office:value-type="float" office:value="115.652878231311">
            <text:p>115.6528782313</text:p>
          </table:table-cell>
          <table:table-cell office:value-type="float" office:value="-94.6109620098951">
            <text:p>-94.6109620099</text:p>
          </table:table-cell>
          <table:table-cell office:value-type="float" office:value="210.263840241206">
            <text:p>210.2638402412</text:p>
          </table:table-cell>
          <table:table-cell office:value-type="float" office:value="134.946708538279">
            <text:p>134.94670853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8">
            <text:p>24.8</text:p>
          </table:table-cell>
          <table:table-cell office:value-type="float" office:value="115.652932177573">
            <text:p>115.6529321776</text:p>
          </table:table-cell>
          <table:table-cell office:value-type="float" office:value="-93.3594578714374">
            <text:p>-93.3594578714</text:p>
          </table:table-cell>
          <table:table-cell office:value-type="float" office:value="209.01239004901">
            <text:p>209.012390049</text:p>
          </table:table-cell>
          <table:table-cell office:value-type="float" office:value="134.143531519621">
            <text:p>134.14353151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9">
            <text:p>24.9</text:p>
          </table:table-cell>
          <table:table-cell office:value-type="float" office:value="115.652863394653">
            <text:p>115.6528633947</text:p>
          </table:table-cell>
          <table:table-cell office:value-type="float" office:value="-90.4773121185488">
            <text:p>-90.4773121185</text:p>
          </table:table-cell>
          <table:table-cell office:value-type="float" office:value="206.130175513201">
            <text:p>206.1301755132</text:p>
          </table:table-cell>
          <table:table-cell office:value-type="float" office:value="132.293734785849">
            <text:p>132.29373478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5.653028734432">
            <text:p>115.6530287344</text:p>
          </table:table-cell>
          <table:table-cell office:value-type="float" office:value="-86.9718142745169">
            <text:p>-86.9718142745</text:p>
          </table:table-cell>
          <table:table-cell office:value-type="float" office:value="202.624843008949">
            <text:p>202.6248430089</text:p>
          </table:table-cell>
          <table:table-cell office:value-type="float" office:value="130.044022789538">
            <text:p>130.0440227895</text:p>
          </table:table-cell>
          <table:table-cell office:value-type="float" office:value="1.33007008438494">
            <text:p>1.3300700844</text:p>
          </table:table-cell>
        </table:table-row>
        <table:table-row table:style-name="ro3">
          <table:table-cell office:value-type="float" office:value="25.1">
            <text:p>25.1</text:p>
          </table:table-cell>
          <table:table-cell office:value-type="float" office:value="115.652945021365">
            <text:p>115.6529450214</text:p>
          </table:table-cell>
          <table:table-cell office:value-type="float" office:value="-89.7350742282965">
            <text:p>-89.7350742283</text:p>
          </table:table-cell>
          <table:table-cell office:value-type="float" office:value="205.388019249661">
            <text:p>205.3880192497</text:p>
          </table:table-cell>
          <table:table-cell office:value-type="float" office:value="131.81742109886">
            <text:p>131.8174210989</text:p>
          </table:table-cell>
          <table:table-cell office:value-type="float" office:value="4.71953619392977">
            <text:p>4.7195361939</text:p>
          </table:table-cell>
        </table:table-row>
        <table:table-row table:style-name="ro3">
          <table:table-cell office:value-type="float" office:value="25.2">
            <text:p>25.2</text:p>
          </table:table-cell>
          <table:table-cell office:value-type="float" office:value="115.652961224811">
            <text:p>115.6529612248</text:p>
          </table:table-cell>
          <table:table-cell office:value-type="float" office:value="-91.4960118148214">
            <text:p>-91.4960118148</text:p>
          </table:table-cell>
          <table:table-cell office:value-type="float" office:value="207.148973039632">
            <text:p>207.1489730396</text:p>
          </table:table-cell>
          <table:table-cell office:value-type="float" office:value="132.947596014204">
            <text:p>132.9475960142</text:p>
          </table:table-cell>
          <table:table-cell office:value-type="float" office:value="1.5673261446962">
            <text:p>1.5673261447</text:p>
          </table:table-cell>
        </table:table-row>
        <table:table-row table:style-name="ro3">
          <table:table-cell office:value-type="float" office:value="25.3">
            <text:p>25.3</text:p>
          </table:table-cell>
          <table:table-cell office:value-type="float" office:value="115.653002421709">
            <text:p>115.6530024217</text:p>
          </table:table-cell>
          <table:table-cell office:value-type="float" office:value="-86.2190691104809">
            <text:p>-86.2190691105</text:p>
          </table:table-cell>
          <table:table-cell office:value-type="float" office:value="201.87207153219">
            <text:p>201.8720715322</text:p>
          </table:table-cell>
          <table:table-cell office:value-type="float" office:value="129.560896290214">
            <text:p>129.56089629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4">
            <text:p>25.4</text:p>
          </table:table-cell>
          <table:table-cell office:value-type="float" office:value="115.653091834464">
            <text:p>115.6530918345</text:p>
          </table:table-cell>
          <table:table-cell office:value-type="float" office:value="-81.1254943541784">
            <text:p>-81.1254943542</text:p>
          </table:table-cell>
          <table:table-cell office:value-type="float" office:value="196.778586188642">
            <text:p>196.7785861886</text:p>
          </table:table-cell>
          <table:table-cell office:value-type="float" office:value="126.291912515775">
            <text:p>126.2919125158</text:p>
          </table:table-cell>
          <table:table-cell office:value-type="float" office:value="5.57707588660539">
            <text:p>5.5770758866</text:p>
          </table:table-cell>
        </table:table-row>
        <table:table-row table:style-name="ro3">
          <table:table-cell office:value-type="float" office:value="25.5">
            <text:p>25.5</text:p>
          </table:table-cell>
          <table:table-cell office:value-type="float" office:value="115.652918449514">
            <text:p>115.6529184495</text:p>
          </table:table-cell>
          <table:table-cell office:value-type="float" office:value="-88.1419171092483">
            <text:p>-88.1419171092</text:p>
          </table:table-cell>
          <table:table-cell office:value-type="float" office:value="203.794835558762">
            <text:p>203.7948355588</text:p>
          </table:table-cell>
          <table:table-cell office:value-type="float" office:value="130.794920535106">
            <text:p>130.7949205351</text:p>
          </table:table-cell>
          <table:table-cell office:value-type="float" office:value="6.26139064352189">
            <text:p>6.2613906435</text:p>
          </table:table-cell>
        </table:table-row>
        <table:table-row table:style-name="ro3">
          <table:table-cell office:value-type="float" office:value="25.6">
            <text:p>25.6</text:p>
          </table:table-cell>
          <table:table-cell office:value-type="float" office:value="115.653157483139">
            <text:p>115.6531574831</text:p>
          </table:table-cell>
          <table:table-cell office:value-type="float" office:value="-88.7207869468243">
            <text:p>-88.7207869468</text:p>
          </table:table-cell>
          <table:table-cell office:value-type="float" office:value="204.373944429963">
            <text:p>204.37394443</text:p>
          </table:table-cell>
          <table:table-cell office:value-type="float" office:value="131.166590889667">
            <text:p>131.1665908897</text:p>
          </table:table-cell>
          <table:table-cell office:value-type="float" office:value="2.88319908194081">
            <text:p>2.8831990819</text:p>
          </table:table-cell>
        </table:table-row>
        <table:table-row table:style-name="ro3">
          <table:table-cell office:value-type="float" office:value="25.7">
            <text:p>25.7</text:p>
          </table:table-cell>
          <table:table-cell office:value-type="float" office:value="115.65315197839">
            <text:p>115.6531519784</text:p>
          </table:table-cell>
          <table:table-cell office:value-type="float" office:value="-88.1904828775401">
            <text:p>-88.1904828775</text:p>
          </table:table-cell>
          <table:table-cell office:value-type="float" office:value="203.84363485593">
            <text:p>203.8436348559</text:p>
          </table:table-cell>
          <table:table-cell office:value-type="float" office:value="130.826239779177">
            <text:p>130.8262397792</text:p>
          </table:table-cell>
          <table:table-cell office:value-type="float" office:value="5.08840364894551">
            <text:p>5.0884036489</text:p>
          </table:table-cell>
        </table:table-row>
        <table:table-row table:style-name="ro3">
          <table:table-cell office:value-type="float" office:value="25.8">
            <text:p>25.8</text:p>
          </table:table-cell>
          <table:table-cell office:value-type="float" office:value="115.65287735194">
            <text:p>115.6528773519</text:p>
          </table:table-cell>
          <table:table-cell office:value-type="float" office:value="-87.3898795716323">
            <text:p>-87.3898795716</text:p>
          </table:table-cell>
          <table:table-cell office:value-type="float" office:value="203.042756923573">
            <text:p>203.0427569236</text:p>
          </table:table-cell>
          <table:table-cell office:value-type="float" office:value="130.312238699445">
            <text:p>130.3122386994</text:p>
          </table:table-cell>
          <table:table-cell office:value-type="float" office:value="7.64855073425845">
            <text:p>7.6485507343</text:p>
          </table:table-cell>
        </table:table-row>
        <table:table-row table:style-name="ro3">
          <table:table-cell office:value-type="float" office:value="25.9">
            <text:p>25.9</text:p>
          </table:table-cell>
          <table:table-cell office:value-type="float" office:value="115.65298822594">
            <text:p>115.6529882259</text:p>
          </table:table-cell>
          <table:table-cell office:value-type="float" office:value="-85.4399222284377">
            <text:p>-85.4399222284</text:p>
          </table:table-cell>
          <table:table-cell office:value-type="float" office:value="201.092910454377">
            <text:p>201.0929104544</text:p>
          </table:table-cell>
          <table:table-cell office:value-type="float" office:value="129.060833023267">
            <text:p>129.0608330233</text:p>
          </table:table-cell>
          <table:table-cell office:value-type="float" office:value="4.31401764056526">
            <text:p>4.314017640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5.653174818528">
            <text:p>115.6531748185</text:p>
          </table:table-cell>
          <table:table-cell office:value-type="float" office:value="-90.4526772237627">
            <text:p>-90.4526772238</text:p>
          </table:table-cell>
          <table:table-cell office:value-type="float" office:value="206.105852042291">
            <text:p>206.1058520423</text:p>
          </table:table-cell>
          <table:table-cell office:value-type="float" office:value="132.278124054418">
            <text:p>132.27812405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1">
            <text:p>26.1</text:p>
          </table:table-cell>
          <table:table-cell office:value-type="float" office:value="115.653242387816">
            <text:p>115.6532423878</text:p>
          </table:table-cell>
          <table:table-cell office:value-type="float" office:value="-90.1649400501895">
            <text:p>-90.1649400502</text:p>
          </table:table-cell>
          <table:table-cell office:value-type="float" office:value="205.818182438005">
            <text:p>205.818182438</text:p>
          </table:table-cell>
          <table:table-cell office:value-type="float" office:value="132.093498556281">
            <text:p>132.0934985563</text:p>
          </table:table-cell>
          <table:table-cell office:value-type="float" office:value="1.5627603620716">
            <text:p>1.5627603621</text:p>
          </table:table-cell>
        </table:table-row>
        <table:table-row table:style-name="ro3">
          <table:table-cell office:value-type="float" office:value="26.2">
            <text:p>26.2</text:p>
          </table:table-cell>
          <table:table-cell office:value-type="float" office:value="115.653103775367">
            <text:p>115.6531037754</text:p>
          </table:table-cell>
          <table:table-cell office:value-type="float" office:value="-93.1741449900703">
            <text:p>-93.1741449901</text:p>
          </table:table-cell>
          <table:table-cell office:value-type="float" office:value="208.827248765437">
            <text:p>208.8272487654</text:p>
          </table:table-cell>
          <table:table-cell office:value-type="float" office:value="134.024708393381">
            <text:p>134.0247083934</text:p>
          </table:table-cell>
          <table:table-cell office:value-type="float" office:value="0.965348634106743">
            <text:p>0.9653486341</text:p>
          </table:table-cell>
        </table:table-row>
        <table:table-row table:style-name="ro3">
          <table:table-cell office:value-type="float" office:value="26.3">
            <text:p>26.3</text:p>
          </table:table-cell>
          <table:table-cell office:value-type="float" office:value="115.653393221122">
            <text:p>115.6533932211</text:p>
          </table:table-cell>
          <table:table-cell office:value-type="float" office:value="-85.2233833205754">
            <text:p>-85.2233833206</text:p>
          </table:table-cell>
          <table:table-cell office:value-type="float" office:value="200.876776541697">
            <text:p>200.8767765417</text:p>
          </table:table-cell>
          <table:table-cell office:value-type="float" office:value="128.922118919661">
            <text:p>128.9221189197</text:p>
          </table:table-cell>
          <table:table-cell office:value-type="float" office:value="1.40916351403708">
            <text:p>1.409163514</text:p>
          </table:table-cell>
        </table:table-row>
        <table:table-row table:style-name="ro3">
          <table:table-cell office:value-type="float" office:value="26.4">
            <text:p>26.4</text:p>
          </table:table-cell>
          <table:table-cell office:value-type="float" office:value="115.653012445906">
            <text:p>115.6530124459</text:p>
          </table:table-cell>
          <table:table-cell office:value-type="float" office:value="-88.4372548808452">
            <text:p>-88.4372548808</text:p>
          </table:table-cell>
          <table:table-cell office:value-type="float" office:value="204.090267326752">
            <text:p>204.0902673268</text:p>
          </table:table-cell>
          <table:table-cell office:value-type="float" office:value="130.984527766868">
            <text:p>130.9845277669</text:p>
          </table:table-cell>
          <table:table-cell office:value-type="float" office:value="4.30167844027848">
            <text:p>4.3016784403</text:p>
          </table:table-cell>
        </table:table-row>
        <table:table-row table:style-name="ro3">
          <table:table-cell office:value-type="float" office:value="26.5">
            <text:p>26.5</text:p>
          </table:table-cell>
          <table:table-cell office:value-type="float" office:value="115.65309532286">
            <text:p>115.6530953229</text:p>
          </table:table-cell>
          <table:table-cell office:value-type="float" office:value="-91.4687189328654">
            <text:p>-91.4687189329</text:p>
          </table:table-cell>
          <table:table-cell office:value-type="float" office:value="207.121814255725">
            <text:p>207.1218142557</text:p>
          </table:table-cell>
          <table:table-cell office:value-type="float" office:value="132.930165587309">
            <text:p>132.9301655873</text:p>
          </table:table-cell>
          <table:table-cell office:value-type="float" office:value="1.69430345495572">
            <text:p>1.694303455</text:p>
          </table:table-cell>
        </table:table-row>
        <table:table-row table:style-name="ro3">
          <table:table-cell office:value-type="float" office:value="26.6">
            <text:p>26.6</text:p>
          </table:table-cell>
          <table:table-cell office:value-type="float" office:value="115.653120291434">
            <text:p>115.6531202914</text:p>
          </table:table-cell>
          <table:table-cell office:value-type="float" office:value="-95.1677559146224">
            <text:p>-95.1677559146</text:p>
          </table:table-cell>
          <table:table-cell office:value-type="float" office:value="210.820876206057">
            <text:p>210.8208762061</text:p>
          </table:table-cell>
          <table:table-cell office:value-type="float" office:value="135.304212567064">
            <text:p>135.3042125671</text:p>
          </table:table-cell>
          <table:table-cell office:value-type="float" office:value="1.74788429016706">
            <text:p>1.7478842902</text:p>
          </table:table-cell>
        </table:table-row>
        <table:table-row table:style-name="ro3">
          <table:table-cell office:value-type="float" office:value="26.7">
            <text:p>26.7</text:p>
          </table:table-cell>
          <table:table-cell office:value-type="float" office:value="115.653039658262">
            <text:p>115.6530396583</text:p>
          </table:table-cell>
          <table:table-cell office:value-type="float" office:value="-92.9922657092631">
            <text:p>-92.9922657093</text:p>
          </table:table-cell>
          <table:table-cell office:value-type="float" office:value="208.645305367525">
            <text:p>208.6453053675</text:p>
          </table:table-cell>
          <table:table-cell office:value-type="float" office:value="133.907937660666">
            <text:p>133.9079376607</text:p>
          </table:table-cell>
          <table:table-cell office:value-type="float" office:value="2.90787290484249">
            <text:p>2.9078729048</text:p>
          </table:table-cell>
        </table:table-row>
        <table:table-row table:style-name="ro3">
          <table:table-cell office:value-type="float" office:value="26.8">
            <text:p>26.8</text:p>
          </table:table-cell>
          <table:table-cell office:value-type="float" office:value="115.653270750771">
            <text:p>115.6532707508</text:p>
          </table:table-cell>
          <table:table-cell office:value-type="float" office:value="-92.5092140217107">
            <text:p>-92.5092140217</text:p>
          </table:table-cell>
          <table:table-cell office:value-type="float" office:value="208.162484772482">
            <text:p>208.1624847725</text:p>
          </table:table-cell>
          <table:table-cell office:value-type="float" office:value="133.598064835929">
            <text:p>133.5980648359</text:p>
          </table:table-cell>
          <table:table-cell office:value-type="float" office:value="3.86708788270566">
            <text:p>3.8670878827</text:p>
          </table:table-cell>
        </table:table-row>
        <table:table-row table:style-name="ro3">
          <table:table-cell office:value-type="float" office:value="26.9">
            <text:p>26.9</text:p>
          </table:table-cell>
          <table:table-cell office:value-type="float" office:value="115.652968169202">
            <text:p>115.6529681692</text:p>
          </table:table-cell>
          <table:table-cell office:value-type="float" office:value="-103.03986410067">
            <text:p>-103.0398641007</text:p>
          </table:table-cell>
          <table:table-cell office:value-type="float" office:value="218.692832269872">
            <text:p>218.6928322699</text:p>
          </table:table-cell>
          <table:table-cell office:value-type="float" office:value="140.356410602405">
            <text:p>140.3564106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5.652859835174">
            <text:p>115.6528598352</text:p>
          </table:table-cell>
          <table:table-cell office:value-type="float" office:value="-96.2273166399802">
            <text:p>-96.22731664</text:p>
          </table:table-cell>
          <table:table-cell office:value-type="float" office:value="211.880176475154">
            <text:p>211.8801764752</text:p>
          </table:table-cell>
          <table:table-cell office:value-type="float" office:value="135.984068335438">
            <text:p>135.98406833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1">
            <text:p>27.1</text:p>
          </table:table-cell>
          <table:table-cell office:value-type="float" office:value="115.652981286381">
            <text:p>115.6529812864</text:p>
          </table:table-cell>
          <table:table-cell office:value-type="float" office:value="-93.8986762754187">
            <text:p>-93.8986762754</text:p>
          </table:table-cell>
          <table:table-cell office:value-type="float" office:value="209.5516575618">
            <text:p>209.5516575618</text:p>
          </table:table-cell>
          <table:table-cell office:value-type="float" office:value="134.489631808616">
            <text:p>134.48963180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2">
            <text:p>27.2</text:p>
          </table:table-cell>
          <table:table-cell office:value-type="float" office:value="115.653062187877">
            <text:p>115.6530621879</text:p>
          </table:table-cell>
          <table:table-cell office:value-type="float" office:value="-103.833010834046">
            <text:p>-103.833010834</text:p>
          </table:table-cell>
          <table:table-cell office:value-type="float" office:value="219.486073021923">
            <text:p>219.4860730219</text:p>
          </table:table-cell>
          <table:table-cell office:value-type="float" office:value="140.865510162486">
            <text:p>140.86551016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3">
            <text:p>27.3</text:p>
          </table:table-cell>
          <table:table-cell office:value-type="float" office:value="115.653078726784">
            <text:p>115.6530787268</text:p>
          </table:table-cell>
          <table:table-cell office:value-type="float" office:value="-105.294085209765">
            <text:p>-105.2940852098</text:p>
          </table:table-cell>
          <table:table-cell office:value-type="float" office:value="220.947163936549">
            <text:p>220.9471639365</text:p>
          </table:table-cell>
          <table:table-cell office:value-type="float" office:value="141.80323397452">
            <text:p>141.80323397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4">
            <text:p>27.4</text:p>
          </table:table-cell>
          <table:table-cell office:value-type="float" office:value="115.653026114202">
            <text:p>115.6530261142</text:p>
          </table:table-cell>
          <table:table-cell office:value-type="float" office:value="-104.727952748739">
            <text:p>-104.7279527487</text:p>
          </table:table-cell>
          <table:table-cell office:value-type="float" office:value="220.38097886294">
            <text:p>220.3809788629</text:p>
          </table:table-cell>
          <table:table-cell office:value-type="float" office:value="141.439858074891">
            <text:p>141.4398580749</text:p>
          </table:table-cell>
          <table:table-cell office:value-type="float" office:value="0.198740514301471">
            <text:p>0.1987405143</text:p>
          </table:table-cell>
        </table:table-row>
        <table:table-row table:style-name="ro3">
          <table:table-cell office:value-type="float" office:value="27.5">
            <text:p>27.5</text:p>
          </table:table-cell>
          <table:table-cell office:value-type="float" office:value="115.653175178562">
            <text:p>115.6531751786</text:p>
          </table:table-cell>
          <table:table-cell office:value-type="float" office:value="-98.937271232462">
            <text:p>-98.9372712325</text:p>
          </table:table-cell>
          <table:table-cell office:value-type="float" office:value="214.590446411024">
            <text:p>214.590446411</text:p>
          </table:table-cell>
          <table:table-cell office:value-type="float" office:value="137.723511535354">
            <text:p>137.7235115354</text:p>
          </table:table-cell>
          <table:table-cell office:value-type="float" office:value="0.914451021504544">
            <text:p>0.9144510215</text:p>
          </table:table-cell>
        </table:table-row>
        <table:table-row table:style-name="ro3">
          <table:table-cell office:value-type="float" office:value="27.6">
            <text:p>27.6</text:p>
          </table:table-cell>
          <table:table-cell office:value-type="float" office:value="115.652920381797">
            <text:p>115.6529203818</text:p>
          </table:table-cell>
          <table:table-cell office:value-type="float" office:value="-97.6505653808721">
            <text:p>-97.6505653809</text:p>
          </table:table-cell>
          <table:table-cell office:value-type="float" office:value="213.303485762669">
            <text:p>213.3034857627</text:p>
          </table:table-cell>
          <table:table-cell office:value-type="float" office:value="136.89754401134">
            <text:p>136.8975440113</text:p>
          </table:table-cell>
          <table:table-cell office:value-type="float" office:value="2.93890173637133">
            <text:p>2.9389017364</text:p>
          </table:table-cell>
        </table:table-row>
        <table:table-row table:style-name="ro3">
          <table:table-cell office:value-type="float" office:value="27.7">
            <text:p>27.7</text:p>
          </table:table-cell>
          <table:table-cell office:value-type="float" office:value="115.653157879442">
            <text:p>115.6531578794</text:p>
          </table:table-cell>
          <table:table-cell office:value-type="float" office:value="-96.6869799596581">
            <text:p>-96.6869799597</text:p>
          </table:table-cell>
          <table:table-cell office:value-type="float" office:value="212.3401378391">
            <text:p>212.3401378391</text:p>
          </table:table-cell>
          <table:table-cell office:value-type="float" office:value="136.27927017351">
            <text:p>136.2792701735</text:p>
          </table:table-cell>
          <table:table-cell office:value-type="float" office:value="7.99623835985167">
            <text:p>7.9962383599</text:p>
          </table:table-cell>
        </table:table-row>
        <table:table-row table:style-name="ro3">
          <table:table-cell office:value-type="float" office:value="27.8">
            <text:p>27.8</text:p>
          </table:table-cell>
          <table:table-cell office:value-type="float" office:value="115.653079565784">
            <text:p>115.6530795658</text:p>
          </table:table-cell>
          <table:table-cell office:value-type="float" office:value="-102.468328825723">
            <text:p>-102.4683288257</text:p>
          </table:table-cell>
          <table:table-cell office:value-type="float" office:value="218.121408391506">
            <text:p>218.1214083915</text:p>
          </table:table-cell>
          <table:table-cell office:value-type="float" office:value="139.989672453434">
            <text:p>139.9896724534</text:p>
          </table:table-cell>
          <table:table-cell office:value-type="float" office:value="1.17988621881039">
            <text:p>1.1798862188</text:p>
          </table:table-cell>
        </table:table-row>
        <table:table-row table:style-name="ro3">
          <table:table-cell office:value-type="float" office:value="27.9">
            <text:p>27.9</text:p>
          </table:table-cell>
          <table:table-cell office:value-type="float" office:value="115.653057178493">
            <text:p>115.6530571785</text:p>
          </table:table-cell>
          <table:table-cell office:value-type="float" office:value="-91.3378625836999">
            <text:p>-91.3378625837</text:p>
          </table:table-cell>
          <table:table-cell office:value-type="float" office:value="206.990919762193">
            <text:p>206.9909197622</text:p>
          </table:table-cell>
          <table:table-cell office:value-type="float" office:value="132.846157889895">
            <text:p>132.8461578899</text:p>
          </table:table-cell>
          <table:table-cell office:value-type="float" office:value="0.539092496676037">
            <text:p>0.5390924967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5.653334371121">
            <text:p>115.6533343711</text:p>
          </table:table-cell>
          <table:table-cell office:value-type="float" office:value="-86.008717578479">
            <text:p>-86.0087175785</text:p>
          </table:table-cell>
          <table:table-cell office:value-type="float" office:value="201.6620519496">
            <text:p>201.6620519496</text:p>
          </table:table-cell>
          <table:table-cell office:value-type="float" office:value="129.426106345511">
            <text:p>129.4261063455</text:p>
          </table:table-cell>
          <table:table-cell office:value-type="float" office:value="3.09960522747848">
            <text:p>3.0996052275</text:p>
          </table:table-cell>
        </table:table-row>
        <table:table-row table:style-name="ro3">
          <table:table-cell office:value-type="float" office:value="28.1">
            <text:p>28.1</text:p>
          </table:table-cell>
          <table:table-cell office:value-type="float" office:value="115.653140262524">
            <text:p>115.6531402625</text:p>
          </table:table-cell>
          <table:table-cell office:value-type="float" office:value="-98.7390592398403">
            <text:p>-98.7390592398</text:p>
          </table:table-cell>
          <table:table-cell office:value-type="float" office:value="214.392199502364">
            <text:p>214.3921995024</text:p>
          </table:table-cell>
          <table:table-cell office:value-type="float" office:value="137.596277257835">
            <text:p>137.5962772578</text:p>
          </table:table-cell>
          <table:table-cell office:value-type="float" office:value="2.79519830151531">
            <text:p>2.7951983015</text:p>
          </table:table-cell>
        </table:table-row>
        <table:table-row table:style-name="ro3">
          <table:table-cell office:value-type="float" office:value="28.2">
            <text:p>28.2</text:p>
          </table:table-cell>
          <table:table-cell office:value-type="float" office:value="115.653274133609">
            <text:p>115.6532741336</text:p>
          </table:table-cell>
          <table:table-cell office:value-type="float" office:value="-98.1568114859818">
            <text:p>-98.156811486</text:p>
          </table:table-cell>
          <table:table-cell office:value-type="float" office:value="213.810085619591">
            <text:p>213.8100856196</text:p>
          </table:table-cell>
          <table:table-cell office:value-type="float" office:value="137.222678295766">
            <text:p>137.2226782958</text:p>
          </table:table-cell>
          <table:table-cell office:value-type="float" office:value="2.08139724852357">
            <text:p>2.0813972485</text:p>
          </table:table-cell>
        </table:table-row>
        <table:table-row table:style-name="ro3">
          <table:table-cell office:value-type="float" office:value="28.3">
            <text:p>28.3</text:p>
          </table:table-cell>
          <table:table-cell office:value-type="float" office:value="115.653321534787">
            <text:p>115.6533215348</text:p>
          </table:table-cell>
          <table:table-cell office:value-type="float" office:value="-94.579959449394">
            <text:p>-94.5799594494</text:p>
          </table:table-cell>
          <table:table-cell office:value-type="float" office:value="210.233280984181">
            <text:p>210.2332809842</text:p>
          </table:table-cell>
          <table:table-cell office:value-type="float" office:value="134.92709569783">
            <text:p>134.9270956978</text:p>
          </table:table-cell>
          <table:table-cell office:value-type="float" office:value="0.00338584366822009">
            <text:p>0.0033858437</text:p>
          </table:table-cell>
        </table:table-row>
        <table:table-row table:style-name="ro3">
          <table:table-cell office:value-type="float" office:value="28.4">
            <text:p>28.4</text:p>
          </table:table-cell>
          <table:table-cell office:value-type="float" office:value="115.653388988784">
            <text:p>115.6533889888</text:p>
          </table:table-cell>
          <table:table-cell office:value-type="float" office:value="-92.1744073152741">
            <text:p>-92.1744073153</text:p>
          </table:table-cell>
          <table:table-cell office:value-type="float" office:value="207.827796304058">
            <text:p>207.8277963041</text:p>
          </table:table-cell>
          <table:table-cell office:value-type="float" office:value="133.383262770354">
            <text:p>133.3832627704</text:p>
          </table:table-cell>
          <table:table-cell office:value-type="float" office:value="0.759592849982825">
            <text:p>0.75959285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115.653218080965">
            <text:p>115.653218081</text:p>
          </table:table-cell>
          <table:table-cell office:value-type="float" office:value="-96.3622088360812">
            <text:p>-96.3622088361</text:p>
          </table:table-cell>
          <table:table-cell office:value-type="float" office:value="212.015426917047">
            <text:p>212.015426917</text:p>
          </table:table-cell>
          <table:table-cell office:value-type="float" office:value="136.070871667579">
            <text:p>136.0708716676</text:p>
          </table:table-cell>
          <table:table-cell office:value-type="float" office:value="0.337149456582161">
            <text:p>0.3371494566</text:p>
          </table:table-cell>
        </table:table-row>
        <table:table-row table:style-name="ro3">
          <table:table-cell office:value-type="float" office:value="28.6">
            <text:p>28.6</text:p>
          </table:table-cell>
          <table:table-cell office:value-type="float" office:value="115.65332599677">
            <text:p>115.6533259968</text:p>
          </table:table-cell>
          <table:table-cell office:value-type="float" office:value="-92.3049425118969">
            <text:p>-92.3049425119</text:p>
          </table:table-cell>
          <table:table-cell office:value-type="float" office:value="207.958268508667">
            <text:p>207.9582685087</text:p>
          </table:table-cell>
          <table:table-cell office:value-type="float" office:value="133.46699944399">
            <text:p>133.4669994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7">
            <text:p>28.7</text:p>
          </table:table-cell>
          <table:table-cell office:value-type="float" office:value="115.653512062542">
            <text:p>115.6535120625</text:p>
          </table:table-cell>
          <table:table-cell office:value-type="float" office:value="-88.3428122911948">
            <text:p>-88.3428122912</text:p>
          </table:table-cell>
          <table:table-cell office:value-type="float" office:value="203.996324353737">
            <text:p>203.9963243537</text:p>
          </table:table-cell>
          <table:table-cell office:value-type="float" office:value="130.924235445639">
            <text:p>130.9242354456</text:p>
          </table:table-cell>
          <table:table-cell office:value-type="float" office:value="1.84597144090071">
            <text:p>1.8459714409</text:p>
          </table:table-cell>
        </table:table-row>
        <table:table-row table:style-name="ro3">
          <table:table-cell office:value-type="float" office:value="28.8">
            <text:p>28.8</text:p>
          </table:table-cell>
          <table:table-cell office:value-type="float" office:value="115.653266677967">
            <text:p>115.653266678</text:p>
          </table:table-cell>
          <table:table-cell office:value-type="float" office:value="-95.0185805133211">
            <text:p>-95.0185805133</text:p>
          </table:table-cell>
          <table:table-cell office:value-type="float" office:value="210.671847191288">
            <text:p>210.6718471913</text:p>
          </table:table-cell>
          <table:table-cell office:value-type="float" office:value="135.20856618775">
            <text:p>135.2085661878</text:p>
          </table:table-cell>
          <table:table-cell office:value-type="float" office:value="1.16669787189494">
            <text:p>1.1666978719</text:p>
          </table:table-cell>
        </table:table-row>
        <table:table-row table:style-name="ro3">
          <table:table-cell office:value-type="float" office:value="28.9">
            <text:p>28.9</text:p>
          </table:table-cell>
          <table:table-cell office:value-type="float" office:value="115.653311612017">
            <text:p>115.653311612</text:p>
          </table:table-cell>
          <table:table-cell office:value-type="float" office:value="-92.1549674661272">
            <text:p>-92.1549674661</text:p>
          </table:table-cell>
          <table:table-cell office:value-type="float" office:value="207.808279078144">
            <text:p>207.8082790781</text:p>
          </table:table-cell>
          <table:table-cell office:value-type="float" office:value="133.370736672696">
            <text:p>133.37073667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5.653211143798">
            <text:p>115.6532111438</text:p>
          </table:table-cell>
          <table:table-cell office:value-type="float" office:value="-92.7190345108116">
            <text:p>-92.7190345108</text:p>
          </table:table-cell>
          <table:table-cell office:value-type="float" office:value="208.37224565461">
            <text:p>208.3722456546</text:p>
          </table:table-cell>
          <table:table-cell office:value-type="float" office:value="133.732688747443">
            <text:p>133.7326887474</text:p>
          </table:table-cell>
          <table:table-cell office:value-type="float" office:value="1.93079167862971">
            <text:p>1.9307916786</text:p>
          </table:table-cell>
        </table:table-row>
        <table:table-row table:style-name="ro3">
          <table:table-cell office:value-type="float" office:value="29.1">
            <text:p>29.1</text:p>
          </table:table-cell>
          <table:table-cell office:value-type="float" office:value="115.653266370424">
            <text:p>115.6532663704</text:p>
          </table:table-cell>
          <table:table-cell office:value-type="float" office:value="-96.2193041702602">
            <text:p>-96.2193041703</text:p>
          </table:table-cell>
          <table:table-cell office:value-type="float" office:value="211.872570540684">
            <text:p>211.8725705407</text:p>
          </table:table-cell>
          <table:table-cell office:value-type="float" office:value="135.979186869272">
            <text:p>135.9791868693</text:p>
          </table:table-cell>
          <table:table-cell office:value-type="float" office:value="1.61070437572378">
            <text:p>1.6107043757</text:p>
          </table:table-cell>
        </table:table-row>
        <table:table-row table:style-name="ro3">
          <table:table-cell office:value-type="float" office:value="29.2">
            <text:p>29.2</text:p>
          </table:table-cell>
          <table:table-cell office:value-type="float" office:value="115.653246483102">
            <text:p>115.6532464831</text:p>
          </table:table-cell>
          <table:table-cell office:value-type="float" office:value="-97.6334042024767">
            <text:p>-97.6334042025</text:p>
          </table:table-cell>
          <table:table-cell office:value-type="float" office:value="213.286650685579">
            <text:p>213.2866506856</text:p>
          </table:table-cell>
          <table:table-cell office:value-type="float" office:value="136.886739308835">
            <text:p>136.88673930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3">
            <text:p>29.3</text:p>
          </table:table-cell>
          <table:table-cell office:value-type="float" office:value="115.65314406905">
            <text:p>115.6531440691</text:p>
          </table:table-cell>
          <table:table-cell office:value-type="float" office:value="-93.0610538276266">
            <text:p>-93.0610538276</text:p>
          </table:table-cell>
          <table:table-cell office:value-type="float" office:value="208.714197896676">
            <text:p>208.7141978967</text:p>
          </table:table-cell>
          <table:table-cell office:value-type="float" office:value="133.952152681381">
            <text:p>133.9521526814</text:p>
          </table:table-cell>
          <table:table-cell office:value-type="float" office:value="0.351843974861469">
            <text:p>0.3518439749</text:p>
          </table:table-cell>
        </table:table-row>
        <table:table-row table:style-name="ro3">
          <table:table-cell office:value-type="float" office:value="29.4">
            <text:p>29.4</text:p>
          </table:table-cell>
          <table:table-cell office:value-type="float" office:value="115.653234682548">
            <text:p>115.6532346825</text:p>
          </table:table-cell>
          <table:table-cell office:value-type="float" office:value="-90.6227398271381">
            <text:p>-90.6227398271</text:p>
          </table:table-cell>
          <table:table-cell office:value-type="float" office:value="206.275974509686">
            <text:p>206.2759745097</text:p>
          </table:table-cell>
          <table:table-cell office:value-type="float" office:value="132.387308149016">
            <text:p>132.387308149</text:p>
          </table:table-cell>
          <table:table-cell office:value-type="float" office:value="4.09388945108837">
            <text:p>4.0938894511</text:p>
          </table:table-cell>
        </table:table-row>
        <table:table-row table:style-name="ro3">
          <table:table-cell office:value-type="float" office:value="29.5">
            <text:p>29.5</text:p>
          </table:table-cell>
          <table:table-cell office:value-type="float" office:value="115.653425938582">
            <text:p>115.6534259386</text:p>
          </table:table-cell>
          <table:table-cell office:value-type="float" office:value="-87.4083223858287">
            <text:p>-87.4083223858</text:p>
          </table:table-cell>
          <table:table-cell office:value-type="float" office:value="203.061748324411">
            <text:p>203.0617483244</text:p>
          </table:table-cell>
          <table:table-cell office:value-type="float" office:value="130.32442732413">
            <text:p>130.3244273241</text:p>
          </table:table-cell>
          <table:table-cell office:value-type="float" office:value="0.944370018087634">
            <text:p>0.9443700181</text:p>
          </table:table-cell>
        </table:table-row>
        <table:table-row table:style-name="ro3">
          <table:table-cell office:value-type="float" office:value="29.6">
            <text:p>29.6</text:p>
          </table:table-cell>
          <table:table-cell office:value-type="float" office:value="115.652935714993">
            <text:p>115.652935715</text:p>
          </table:table-cell>
          <table:table-cell office:value-type="float" office:value="-95.4676520612962">
            <text:p>-95.4676520613</text:p>
          </table:table-cell>
          <table:table-cell office:value-type="float" office:value="211.120587776289">
            <text:p>211.1205877763</text:p>
          </table:table-cell>
          <table:table-cell office:value-type="float" office:value="135.496566563202">
            <text:p>135.4965665632</text:p>
          </table:table-cell>
          <table:table-cell office:value-type="float" office:value="0.307710592321637">
            <text:p>0.3077105923</text:p>
          </table:table-cell>
        </table:table-row>
        <table:table-row table:style-name="ro3">
          <table:table-cell office:value-type="float" office:value="29.7">
            <text:p>29.7</text:p>
          </table:table-cell>
          <table:table-cell office:value-type="float" office:value="115.653367502977">
            <text:p>115.653367503</text:p>
          </table:table-cell>
          <table:table-cell office:value-type="float" office:value="-89.2241433783137">
            <text:p>-89.2241433783</text:p>
          </table:table-cell>
          <table:table-cell office:value-type="float" office:value="204.877510881291">
            <text:p>204.8775108813</text:p>
          </table:table-cell>
          <table:table-cell office:value-type="float" office:value="131.489778343388">
            <text:p>131.4897783434</text:p>
          </table:table-cell>
          <table:table-cell office:value-type="float" office:value="5.12253912904158">
            <text:p>5.122539129</text:p>
          </table:table-cell>
        </table:table-row>
        <table:table-row table:style-name="ro3">
          <table:table-cell office:value-type="float" office:value="29.8">
            <text:p>29.8</text:p>
          </table:table-cell>
          <table:table-cell office:value-type="float" office:value="115.653133218986">
            <text:p>115.653133219</text:p>
          </table:table-cell>
          <table:table-cell office:value-type="float" office:value="-95.5205712624646">
            <text:p>-95.5205712625</text:p>
          </table:table-cell>
          <table:table-cell office:value-type="float" office:value="211.173704481451">
            <text:p>211.1737044815</text:p>
          </table:table-cell>
          <table:table-cell office:value-type="float" office:value="135.530656706908">
            <text:p>135.53065670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9">
            <text:p>29.9</text:p>
          </table:table-cell>
          <table:table-cell office:value-type="float" office:value="115.653158658651">
            <text:p>115.6531586587</text:p>
          </table:table-cell>
          <table:table-cell office:value-type="float" office:value="-93.890444320122">
            <text:p>-93.8904443201</text:p>
          </table:table-cell>
          <table:table-cell office:value-type="float" office:value="209.543602978773">
            <text:p>209.5436029788</text:p>
          </table:table-cell>
          <table:table-cell office:value-type="float" office:value="134.484462401138">
            <text:p>134.48446240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5.653138869909">
            <text:p>115.6531388699</text:p>
          </table:table-cell>
          <table:table-cell office:value-type="float" office:value="-90.435221766204">
            <text:p>-90.4352217662</text:p>
          </table:table-cell>
          <table:table-cell office:value-type="float" office:value="206.088360636113">
            <text:p>206.0883606361</text:p>
          </table:table-cell>
          <table:table-cell office:value-type="float" office:value="132.266898121853">
            <text:p>132.26689812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1">
            <text:p>30.1</text:p>
          </table:table-cell>
          <table:table-cell office:value-type="float" office:value="115.653105974826">
            <text:p>115.6531059748</text:p>
          </table:table-cell>
          <table:table-cell office:value-type="float" office:value="-88.2448226069943">
            <text:p>-88.244822607</text:p>
          </table:table-cell>
          <table:table-cell office:value-type="float" office:value="203.89792858182">
            <text:p>203.8979285818</text:p>
          </table:table-cell>
          <table:table-cell office:value-type="float" office:value="130.861085331293">
            <text:p>130.8610853313</text:p>
          </table:table-cell>
          <table:table-cell office:value-type="float" office:value="0.485344370075718">
            <text:p>0.4853443701</text:p>
          </table:table-cell>
        </table:table-row>
        <table:table-row table:style-name="ro3">
          <table:table-cell office:value-type="float" office:value="30.2">
            <text:p>30.2</text:p>
          </table:table-cell>
          <table:table-cell office:value-type="float" office:value="115.653138058025">
            <text:p>115.653138058</text:p>
          </table:table-cell>
          <table:table-cell office:value-type="float" office:value="-91.0364340997082">
            <text:p>-91.0364340997</text:p>
          </table:table-cell>
          <table:table-cell office:value-type="float" office:value="206.689572157734">
            <text:p>206.6895721577</text:p>
          </table:table-cell>
          <table:table-cell office:value-type="float" office:value="132.652753891847">
            <text:p>132.6527538918</text:p>
          </table:table-cell>
          <table:table-cell office:value-type="float" office:value="0.298463144503092">
            <text:p>0.2984631445</text:p>
          </table:table-cell>
        </table:table-row>
        <table:table-row table:style-name="ro3">
          <table:table-cell office:value-type="float" office:value="30.3">
            <text:p>30.3</text:p>
          </table:table-cell>
          <table:table-cell office:value-type="float" office:value="115.653140860672">
            <text:p>115.6531408607</text:p>
          </table:table-cell>
          <table:table-cell office:value-type="float" office:value="-95.7943937890821">
            <text:p>-95.7943937891</text:p>
          </table:table-cell>
          <table:table-cell office:value-type="float" office:value="211.447534649754">
            <text:p>211.4475346498</text:p>
          </table:table-cell>
          <table:table-cell office:value-type="float" office:value="135.706400096111">
            <text:p>135.7064000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4">
            <text:p>30.4</text:p>
          </table:table-cell>
          <table:table-cell office:value-type="float" office:value="115.653030067628">
            <text:p>115.6530300676</text:p>
          </table:table-cell>
          <table:table-cell office:value-type="float" office:value="-96.9349286777311">
            <text:p>-96.9349286777</text:p>
          </table:table-cell>
          <table:table-cell office:value-type="float" office:value="212.587958745359">
            <text:p>212.5879587454</text:p>
          </table:table-cell>
          <table:table-cell office:value-type="float" office:value="136.438320895537">
            <text:p>136.4383208955</text:p>
          </table:table-cell>
          <table:table-cell office:value-type="float" office:value="0.230012686179708">
            <text:p>0.2300126862</text:p>
          </table:table-cell>
        </table:table-row>
        <table:table-row table:style-name="ro3">
          <table:table-cell office:value-type="float" office:value="30.5">
            <text:p>30.5</text:p>
          </table:table-cell>
          <table:table-cell office:value-type="float" office:value="115.653184909684">
            <text:p>115.6531849097</text:p>
          </table:table-cell>
          <table:table-cell office:value-type="float" office:value="-90.2392006686632">
            <text:p>-90.2392006687</text:p>
          </table:table-cell>
          <table:table-cell office:value-type="float" office:value="205.892385578347">
            <text:p>205.8923855783</text:p>
          </table:table-cell>
          <table:table-cell office:value-type="float" office:value="132.141121911494">
            <text:p>132.1411219115</text:p>
          </table:table-cell>
          <table:table-cell office:value-type="float" office:value="1.9975094892104">
            <text:p>1.9975094892</text:p>
          </table:table-cell>
        </table:table-row>
        <table:table-row table:style-name="ro3">
          <table:table-cell office:value-type="float" office:value="30.6">
            <text:p>30.6</text:p>
          </table:table-cell>
          <table:table-cell office:value-type="float" office:value="115.653182939171">
            <text:p>115.6531829392</text:p>
          </table:table-cell>
          <table:table-cell office:value-type="float" office:value="-90.4524796919349">
            <text:p>-90.4524796919</text:p>
          </table:table-cell>
          <table:table-cell office:value-type="float" office:value="206.105662631106">
            <text:p>206.1056626311</text:p>
          </table:table-cell>
          <table:table-cell office:value-type="float" office:value="132.278002490882">
            <text:p>132.27800249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7">
            <text:p>30.7</text:p>
          </table:table-cell>
          <table:table-cell office:value-type="float" office:value="115.653013887202">
            <text:p>115.6530138872</text:p>
          </table:table-cell>
          <table:table-cell office:value-type="float" office:value="-97.6507621126931">
            <text:p>-97.6507621127</text:p>
          </table:table-cell>
          <table:table-cell office:value-type="float" office:value="213.303775999895">
            <text:p>213.3037759999</text:p>
          </table:table-cell>
          <table:table-cell office:value-type="float" office:value="136.89773028473">
            <text:p>136.89773028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8">
            <text:p>30.8</text:p>
          </table:table-cell>
          <table:table-cell office:value-type="float" office:value="115.65315703947">
            <text:p>115.6531570395</text:p>
          </table:table-cell>
          <table:table-cell office:value-type="float" office:value="-95.9975769130959">
            <text:p>-95.9975769131</text:p>
          </table:table-cell>
          <table:table-cell office:value-type="float" office:value="211.650733952566">
            <text:p>211.6507339526</text:p>
          </table:table-cell>
          <table:table-cell office:value-type="float" office:value="135.836812805497">
            <text:p>135.83681280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9">
            <text:p>30.9</text:p>
          </table:table-cell>
          <table:table-cell office:value-type="float" office:value="115.653034034459">
            <text:p>115.6530340345</text:p>
          </table:table-cell>
          <table:table-cell office:value-type="float" office:value="-98.4034960863351">
            <text:p>-98.4034960863</text:p>
          </table:table-cell>
          <table:table-cell office:value-type="float" office:value="214.056530120794">
            <text:p>214.0565301208</text:p>
          </table:table-cell>
          <table:table-cell office:value-type="float" office:value="137.380845645114">
            <text:p>137.38084564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15.653161693047">
            <text:p>115.653161693</text:p>
          </table:table-cell>
          <table:table-cell office:value-type="float" office:value="-95.1667986877685">
            <text:p>-95.1667986878</text:p>
          </table:table-cell>
          <table:table-cell office:value-type="float" office:value="210.819960380815">
            <text:p>210.8199603808</text:p>
          </table:table-cell>
          <table:table-cell office:value-type="float" office:value="135.303624793143">
            <text:p>135.30362479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1">
            <text:p>31.1</text:p>
          </table:table-cell>
          <table:table-cell office:value-type="float" office:value="115.65310454638">
            <text:p>115.6531045464</text:p>
          </table:table-cell>
          <table:table-cell office:value-type="float" office:value="-98.4956962336893">
            <text:p>-98.4956962337</text:p>
          </table:table-cell>
          <table:table-cell office:value-type="float" office:value="214.148800780069">
            <text:p>214.1488007801</text:p>
          </table:table-cell>
          <table:table-cell office:value-type="float" office:value="137.440064680349">
            <text:p>137.44006468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2">
            <text:p>31.2</text:p>
          </table:table-cell>
          <table:table-cell office:value-type="float" office:value="115.653060828296">
            <text:p>115.6530608283</text:p>
          </table:table-cell>
          <table:table-cell office:value-type="float" office:value="-100.891382868987">
            <text:p>-100.891382869</text:p>
          </table:table-cell>
          <table:table-cell office:value-type="float" office:value="216.544443697283">
            <text:p>216.5444436973</text:p>
          </table:table-cell>
          <table:table-cell office:value-type="float" office:value="138.977581193603">
            <text:p>138.9775811936</text:p>
          </table:table-cell>
          <table:table-cell office:value-type="float" office:value="1.84578378808244">
            <text:p>1.8457837881</text:p>
          </table:table-cell>
        </table:table-row>
        <table:table-row table:style-name="ro3">
          <table:table-cell office:value-type="float" office:value="31.3">
            <text:p>31.3</text:p>
          </table:table-cell>
          <table:table-cell office:value-type="float" office:value="115.653068715049">
            <text:p>115.653068715</text:p>
          </table:table-cell>
          <table:table-cell office:value-type="float" office:value="-98.1428656593872">
            <text:p>-98.1428656594</text:p>
          </table:table-cell>
          <table:table-cell office:value-type="float" office:value="213.795934374436">
            <text:p>213.7959343744</text:p>
          </table:table-cell>
          <table:table-cell office:value-type="float" office:value="137.213596068631">
            <text:p>137.2135960686</text:p>
          </table:table-cell>
          <table:table-cell office:value-type="float" office:value="0.805303906181819">
            <text:p>0.8053039062</text:p>
          </table:table-cell>
        </table:table-row>
        <table:table-row table:style-name="ro3">
          <table:table-cell office:value-type="float" office:value="31.4">
            <text:p>31.4</text:p>
          </table:table-cell>
          <table:table-cell office:value-type="float" office:value="115.653148210019">
            <text:p>115.65314821</text:p>
          </table:table-cell>
          <table:table-cell office:value-type="float" office:value="-96.4919017400222">
            <text:p>-96.49190174</text:p>
          </table:table-cell>
          <table:table-cell office:value-type="float" office:value="212.145049950041">
            <text:p>212.14504995</text:p>
          </table:table-cell>
          <table:table-cell office:value-type="float" office:value="136.154063345393">
            <text:p>136.15406334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5">
            <text:p>31.5</text:p>
          </table:table-cell>
          <table:table-cell office:value-type="float" office:value="115.653142507929">
            <text:p>115.6531425079</text:p>
          </table:table-cell>
          <table:table-cell office:value-type="float" office:value="-97.232704785913">
            <text:p>-97.2327047859</text:p>
          </table:table-cell>
          <table:table-cell office:value-type="float" office:value="212.885847293842">
            <text:p>212.8858472938</text:p>
          </table:table-cell>
          <table:table-cell office:value-type="float" office:value="136.629504881728">
            <text:p>136.62950488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6">
            <text:p>31.6</text:p>
          </table:table-cell>
          <table:table-cell office:value-type="float" office:value="115.653076276481">
            <text:p>115.6530762765</text:p>
          </table:table-cell>
          <table:table-cell office:value-type="float" office:value="-100.863719180154">
            <text:p>-100.8637191802</text:p>
          </table:table-cell>
          <table:table-cell office:value-type="float" office:value="216.516795456635">
            <text:p>216.5167954566</text:p>
          </table:table-cell>
          <table:table-cell office:value-type="float" office:value="138.959836634824">
            <text:p>138.9598366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7">
            <text:p>31.7</text:p>
          </table:table-cell>
          <table:table-cell office:value-type="float" office:value="115.65274286806">
            <text:p>115.6527428681</text:p>
          </table:table-cell>
          <table:table-cell office:value-type="float" office:value="-98.0216787454951">
            <text:p>-98.0216787455</text:p>
          </table:table-cell>
          <table:table-cell office:value-type="float" office:value="213.674421613555">
            <text:p>213.6744216136</text:p>
          </table:table-cell>
          <table:table-cell office:value-type="float" office:value="137.135609539385">
            <text:p>137.1356095394</text:p>
          </table:table-cell>
          <table:table-cell office:value-type="float" office:value="0.498998413196365">
            <text:p>0.4989984132</text:p>
          </table:table-cell>
        </table:table-row>
        <table:table-row table:style-name="ro3">
          <table:table-cell office:value-type="float" office:value="31.8">
            <text:p>31.8</text:p>
          </table:table-cell>
          <table:table-cell office:value-type="float" office:value="115.653085566082">
            <text:p>115.6530855661</text:p>
          </table:table-cell>
          <table:table-cell office:value-type="float" office:value="-89.2873054611087">
            <text:p>-89.2873054611</text:p>
          </table:table-cell>
          <table:table-cell office:value-type="float" office:value="204.94039102719">
            <text:p>204.9403910272</text:p>
          </table:table-cell>
          <table:table-cell office:value-type="float" office:value="131.530134634378">
            <text:p>131.5301346344</text:p>
          </table:table-cell>
          <table:table-cell office:value-type="float" office:value="3.81072502666739">
            <text:p>3.8107250267</text:p>
          </table:table-cell>
        </table:table-row>
        <table:table-row table:style-name="ro3">
          <table:table-cell office:value-type="float" office:value="31.9">
            <text:p>31.9</text:p>
          </table:table-cell>
          <table:table-cell office:value-type="float" office:value="115.653004168248">
            <text:p>115.6530041682</text:p>
          </table:table-cell>
          <table:table-cell office:value-type="float" office:value="-96.3116088523385">
            <text:p>-96.3116088523</text:p>
          </table:table-cell>
          <table:table-cell office:value-type="float" office:value="211.964613020587">
            <text:p>211.9646130206</text:p>
          </table:table-cell>
          <table:table-cell office:value-type="float" office:value="136.038259459663">
            <text:p>136.0382594597</text:p>
          </table:table-cell>
          <table:table-cell office:value-type="float" office:value="1.35838836856536">
            <text:p>1.358388368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15.653107764313">
            <text:p>115.6531077643</text:p>
          </table:table-cell>
          <table:table-cell office:value-type="float" office:value="-96.1298207978839">
            <text:p>-96.1298207979</text:p>
          </table:table-cell>
          <table:table-cell office:value-type="float" office:value="211.782928562197">
            <text:p>211.7829285622</text:p>
          </table:table-cell>
          <table:table-cell office:value-type="float" office:value="135.921654913564">
            <text:p>135.9216549136</text:p>
          </table:table-cell>
          <table:table-cell office:value-type="float" office:value="0.101403494132734">
            <text:p>0.1014034941</text:p>
          </table:table-cell>
        </table:table-row>
        <table:table-row table:style-name="ro3">
          <table:table-cell office:value-type="float" office:value="32.1">
            <text:p>32.1</text:p>
          </table:table-cell>
          <table:table-cell office:value-type="float" office:value="115.65320765528">
            <text:p>115.6532076553</text:p>
          </table:table-cell>
          <table:table-cell office:value-type="float" office:value="-94.9413267505671">
            <text:p>-94.9413267506</text:p>
          </table:table-cell>
          <table:table-cell office:value-type="float" office:value="210.594534405847">
            <text:p>210.5945344058</text:p>
          </table:table-cell>
          <table:table-cell office:value-type="float" office:value="135.158947071542">
            <text:p>135.1589470715</text:p>
          </table:table-cell>
          <table:table-cell office:value-type="float" office:value="3.98392199754972">
            <text:p>3.9839219975</text:p>
          </table:table-cell>
        </table:table-row>
        <table:table-row table:style-name="ro3">
          <table:table-cell office:value-type="float" office:value="32.2">
            <text:p>32.2</text:p>
          </table:table-cell>
          <table:table-cell office:value-type="float" office:value="115.65306320061">
            <text:p>115.6530632006</text:p>
          </table:table-cell>
          <table:table-cell office:value-type="float" office:value="-96.3960690214247">
            <text:p>-96.3960690214</text:p>
          </table:table-cell>
          <table:table-cell office:value-type="float" office:value="212.049132222035">
            <text:p>212.049132222</text:p>
          </table:table-cell>
          <table:table-cell office:value-type="float" office:value="136.092503632273">
            <text:p>136.0925036323</text:p>
          </table:table-cell>
          <table:table-cell office:value-type="float" office:value="1.13322264845621">
            <text:p>1.1332226485</text:p>
          </table:table-cell>
        </table:table-row>
        <table:table-row table:style-name="ro3">
          <table:table-cell office:value-type="float" office:value="32.3">
            <text:p>32.3</text:p>
          </table:table-cell>
          <table:table-cell office:value-type="float" office:value="115.653279732027">
            <text:p>115.653279732</text:p>
          </table:table-cell>
          <table:table-cell office:value-type="float" office:value="-94.8326486467059">
            <text:p>-94.8326486467</text:p>
          </table:table-cell>
          <table:table-cell office:value-type="float" office:value="210.485928378733">
            <text:p>210.4859283787</text:p>
          </table:table-cell>
          <table:table-cell office:value-type="float" office:value="135.089244045717">
            <text:p>135.0892440457</text:p>
          </table:table-cell>
          <table:table-cell office:value-type="float" office:value="0.605376560389279">
            <text:p>0.6053765604</text:p>
          </table:table-cell>
        </table:table-row>
        <table:table-row table:style-name="ro3">
          <table:table-cell office:value-type="float" office:value="32.4">
            <text:p>32.4</text:p>
          </table:table-cell>
          <table:table-cell office:value-type="float" office:value="115.653006267167">
            <text:p>115.6530062672</text:p>
          </table:table-cell>
          <table:table-cell office:value-type="float" office:value="-95.9338645225324">
            <text:p>-95.9338645225</text:p>
          </table:table-cell>
          <table:table-cell office:value-type="float" office:value="211.586870789699">
            <text:p>211.5868707897</text:p>
          </table:table-cell>
          <table:table-cell office:value-type="float" office:value="135.795825617136">
            <text:p>135.7958256171</text:p>
          </table:table-cell>
          <table:table-cell office:value-type="float" office:value="1.42206764996949">
            <text:p>1.42206765</text:p>
          </table:table-cell>
        </table:table-row>
        <table:table-row table:style-name="ro3">
          <table:table-cell office:value-type="float" office:value="32.5">
            <text:p>32.5</text:p>
          </table:table-cell>
          <table:table-cell office:value-type="float" office:value="115.653286864191">
            <text:p>115.6532868642</text:p>
          </table:table-cell>
          <table:table-cell office:value-type="float" office:value="-90.0490816948096">
            <text:p>-90.0490816948</text:p>
          </table:table-cell>
          <table:table-cell office:value-type="float" office:value="205.702368559">
            <text:p>205.702368559</text:p>
          </table:table-cell>
          <table:table-cell office:value-type="float" office:value="132.019169552507">
            <text:p>132.0191695525</text:p>
          </table:table-cell>
          <table:table-cell office:value-type="float" office:value="1.83673479257689">
            <text:p>1.8367347926</text:p>
          </table:table-cell>
        </table:table-row>
        <table:table-row table:style-name="ro3">
          <table:table-cell office:value-type="float" office:value="32.6">
            <text:p>32.6</text:p>
          </table:table-cell>
          <table:table-cell office:value-type="float" office:value="115.653159633912">
            <text:p>115.6531596339</text:p>
          </table:table-cell>
          <table:table-cell office:value-type="float" office:value="-94.044694571684">
            <text:p>-94.0446945717</text:p>
          </table:table-cell>
          <table:table-cell office:value-type="float" office:value="209.697854205596">
            <text:p>209.6978542056</text:p>
          </table:table-cell>
          <table:table-cell office:value-type="float" office:value="134.583460380647">
            <text:p>134.58346038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7">
            <text:p>32.7</text:p>
          </table:table-cell>
          <table:table-cell office:value-type="float" office:value="115.653292487061">
            <text:p>115.6532924871</text:p>
          </table:table-cell>
          <table:table-cell office:value-type="float" office:value="-88.907036687857">
            <text:p>-88.9070366879</text:p>
          </table:table-cell>
          <table:table-cell office:value-type="float" office:value="204.560329174918">
            <text:p>204.5603291749</text:p>
          </table:table-cell>
          <table:table-cell office:value-type="float" office:value="131.286212065732">
            <text:p>131.28621206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8">
            <text:p>32.8</text:p>
          </table:table-cell>
          <table:table-cell office:value-type="float" office:value="115.653196649181">
            <text:p>115.6531966492</text:p>
          </table:table-cell>
          <table:table-cell office:value-type="float" office:value="-92.1037766090739">
            <text:p>-92.1037766091</text:p>
          </table:table-cell>
          <table:table-cell office:value-type="float" office:value="207.756973258255">
            <text:p>207.7569732583</text:p>
          </table:table-cell>
          <table:table-cell office:value-type="float" office:value="133.337808749783">
            <text:p>133.33780874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9">
            <text:p>32.9</text:p>
          </table:table-cell>
          <table:table-cell office:value-type="float" office:value="115.653195761711">
            <text:p>115.6531957617</text:p>
          </table:table-cell>
          <table:table-cell office:value-type="float" office:value="-93.0793645568364">
            <text:p>-93.0793645568</text:p>
          </table:table-cell>
          <table:table-cell office:value-type="float" office:value="208.732560318547">
            <text:p>208.7325603185</text:p>
          </table:table-cell>
          <table:table-cell office:value-type="float" office:value="133.963937629232">
            <text:p>133.9639376292</text:p>
          </table:table-cell>
          <table:table-cell office:value-type="float" office:value="1.24504369546103">
            <text:p>1.2450436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15.653145846221">
            <text:p>115.6531458462</text:p>
          </table:table-cell>
          <table:table-cell office:value-type="float" office:value="-92.1992929063937">
            <text:p>-92.1992929064</text:p>
          </table:table-cell>
          <table:table-cell office:value-type="float" office:value="207.852438752614">
            <text:p>207.8524387526</text:p>
          </table:table-cell>
          <table:table-cell office:value-type="float" office:value="133.399078220691">
            <text:p>133.3990782207</text:p>
          </table:table-cell>
          <table:table-cell office:value-type="float" office:value="6.45349230465295">
            <text:p>6.4534923047</text:p>
          </table:table-cell>
        </table:table-row>
        <table:table-row table:style-name="ro3">
          <table:table-cell office:value-type="float" office:value="33.1">
            <text:p>33.1</text:p>
          </table:table-cell>
          <table:table-cell office:value-type="float" office:value="115.653075525314">
            <text:p>115.6530755253</text:p>
          </table:table-cell>
          <table:table-cell office:value-type="float" office:value="-90.0325841217749">
            <text:p>-90.0325841218</text:p>
          </table:table-cell>
          <table:table-cell office:value-type="float" office:value="205.685659647089">
            <text:p>205.6856596471</text:p>
          </table:table-cell>
          <table:table-cell office:value-type="float" office:value="132.00844582244">
            <text:p>132.0084458224</text:p>
          </table:table-cell>
          <table:table-cell office:value-type="float" office:value="4.52471640931852">
            <text:p>4.5247164093</text:p>
          </table:table-cell>
        </table:table-row>
        <table:table-row table:style-name="ro3">
          <table:table-cell office:value-type="float" office:value="33.2">
            <text:p>33.2</text:p>
          </table:table-cell>
          <table:table-cell office:value-type="float" office:value="115.653072009976">
            <text:p>115.65307201</text:p>
          </table:table-cell>
          <table:table-cell office:value-type="float" office:value="-91.2085024376073">
            <text:p>-91.2085024376</text:p>
          </table:table-cell>
          <table:table-cell office:value-type="float" office:value="206.861574447583">
            <text:p>206.8615744476</text:p>
          </table:table-cell>
          <table:table-cell office:value-type="float" office:value="132.763144450916">
            <text:p>132.7631444509</text:p>
          </table:table-cell>
          <table:table-cell office:value-type="float" office:value="1.07257686311141">
            <text:p>1.0725768631</text:p>
          </table:table-cell>
        </table:table-row>
        <table:table-row table:style-name="ro3">
          <table:table-cell office:value-type="float" office:value="33.3">
            <text:p>33.3</text:p>
          </table:table-cell>
          <table:table-cell office:value-type="float" office:value="115.65312176446">
            <text:p>115.6531217645</text:p>
          </table:table-cell>
          <table:table-cell office:value-type="float" office:value="-90.6589725636067">
            <text:p>-90.6589725636</text:p>
          </table:table-cell>
          <table:table-cell office:value-type="float" office:value="206.312094328067">
            <text:p>206.3120943281</text:p>
          </table:table-cell>
          <table:table-cell office:value-type="float" office:value="132.410489741238">
            <text:p>132.4104897412</text:p>
          </table:table-cell>
          <table:table-cell office:value-type="float" office:value="1.36867728365256">
            <text:p>1.3686772837</text:p>
          </table:table-cell>
        </table:table-row>
        <table:table-row table:style-name="ro3">
          <table:table-cell office:value-type="float" office:value="33.4">
            <text:p>33.4</text:p>
          </table:table-cell>
          <table:table-cell office:value-type="float" office:value="115.653134382859">
            <text:p>115.6531343829</text:p>
          </table:table-cell>
          <table:table-cell office:value-type="float" office:value="-90.5468348981469">
            <text:p>-90.5468348981</text:p>
          </table:table-cell>
          <table:table-cell office:value-type="float" office:value="206.199969281006">
            <text:p>206.199969281</text:p>
          </table:table-cell>
          <table:table-cell office:value-type="float" office:value="132.338528218857">
            <text:p>132.3385282189</text:p>
          </table:table-cell>
          <table:table-cell office:value-type="float" office:value="2.33961416979435">
            <text:p>2.3396141698</text:p>
          </table:table-cell>
        </table:table-row>
        <table:table-row table:style-name="ro3">
          <table:table-cell office:value-type="float" office:value="33.5">
            <text:p>33.5</text:p>
          </table:table-cell>
          <table:table-cell office:value-type="float" office:value="115.653059594576">
            <text:p>115.6530595946</text:p>
          </table:table-cell>
          <table:table-cell office:value-type="float" office:value="-93.765785778825">
            <text:p>-93.7657857788</text:p>
          </table:table-cell>
          <table:table-cell office:value-type="float" office:value="209.418845373401">
            <text:p>209.4188453734</text:p>
          </table:table-cell>
          <table:table-cell office:value-type="float" office:value="134.404393340329">
            <text:p>134.4043933403</text:p>
          </table:table-cell>
          <table:table-cell office:value-type="float" office:value="2.37731348487649">
            <text:p>2.3773134849</text:p>
          </table:table-cell>
        </table:table-row>
        <table:table-row table:style-name="ro3">
          <table:table-cell office:value-type="float" office:value="33.6">
            <text:p>33.6</text:p>
          </table:table-cell>
          <table:table-cell office:value-type="float" office:value="115.653147919591">
            <text:p>115.6531479196</text:p>
          </table:table-cell>
          <table:table-cell office:value-type="float" office:value="-90.4364662444152">
            <text:p>-90.4364662444</text:p>
          </table:table-cell>
          <table:table-cell office:value-type="float" office:value="206.089614164006">
            <text:p>206.089614164</text:p>
          </table:table-cell>
          <table:table-cell office:value-type="float" office:value="132.267702632335">
            <text:p>132.2677026323</text:p>
          </table:table-cell>
          <table:table-cell office:value-type="float" office:value="4.63684470748831">
            <text:p>4.6368447075</text:p>
          </table:table-cell>
        </table:table-row>
        <table:table-row table:style-name="ro3">
          <table:table-cell office:value-type="float" office:value="33.7">
            <text:p>33.7</text:p>
          </table:table-cell>
          <table:table-cell office:value-type="float" office:value="115.653036889784">
            <text:p>115.6530368898</text:p>
          </table:table-cell>
          <table:table-cell office:value-type="float" office:value="-92.2965969787068">
            <text:p>-92.2965969787</text:p>
          </table:table-cell>
          <table:table-cell office:value-type="float" office:value="207.949633868491">
            <text:p>207.9496338685</text:p>
          </table:table-cell>
          <table:table-cell office:value-type="float" office:value="133.461457757556">
            <text:p>133.4614577576</text:p>
          </table:table-cell>
          <table:table-cell office:value-type="float" office:value="3.1224394535874">
            <text:p>3.1224394536</text:p>
          </table:table-cell>
        </table:table-row>
        <table:table-row table:style-name="ro3">
          <table:table-cell office:value-type="float" office:value="33.8">
            <text:p>33.8</text:p>
          </table:table-cell>
          <table:table-cell office:value-type="float" office:value="115.653238259452">
            <text:p>115.6532382595</text:p>
          </table:table-cell>
          <table:table-cell office:value-type="float" office:value="-91.3250219521717">
            <text:p>-91.3250219522</text:p>
          </table:table-cell>
          <table:table-cell office:value-type="float" office:value="206.978260211624">
            <text:p>206.9782602116</text:p>
          </table:table-cell>
          <table:table-cell office:value-type="float" office:value="132.838033027917">
            <text:p>132.83803302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9">
            <text:p>33.9</text:p>
          </table:table-cell>
          <table:table-cell office:value-type="float" office:value="115.653107458404">
            <text:p>115.6531074584</text:p>
          </table:table-cell>
          <table:table-cell office:value-type="float" office:value="-94.7095244506156">
            <text:p>-94.7095244506</text:p>
          </table:table-cell>
          <table:table-cell office:value-type="float" office:value="210.362631909019">
            <text:p>210.362631909</text:p>
          </table:table-cell>
          <table:table-cell office:value-type="float" office:value="135.010112737437">
            <text:p>135.0101127374</text:p>
          </table:table-cell>
          <table:table-cell office:value-type="float" office:value="1.26730279375433">
            <text:p>1.267302793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15.65296372832">
            <text:p>115.6529637283</text:p>
          </table:table-cell>
          <table:table-cell office:value-type="float" office:value="-90.6076421518313">
            <text:p>-90.6076421518</text:p>
          </table:table-cell>
          <table:table-cell office:value-type="float" office:value="206.260605880151">
            <text:p>206.2606058802</text:p>
          </table:table-cell>
          <table:table-cell office:value-type="float" office:value="132.3774446082">
            <text:p>132.3774446082</text:p>
          </table:table-cell>
          <table:table-cell office:value-type="float" office:value="1.67695856817156">
            <text:p>1.6769585682</text:p>
          </table:table-cell>
        </table:table-row>
        <table:table-row table:style-name="ro3">
          <table:table-cell office:value-type="float" office:value="34.1">
            <text:p>34.1</text:p>
          </table:table-cell>
          <table:table-cell office:value-type="float" office:value="115.653080044681">
            <text:p>115.6530800447</text:p>
          </table:table-cell>
          <table:table-cell office:value-type="float" office:value="-86.626525166467">
            <text:p>-86.6265251665</text:p>
          </table:table-cell>
          <table:table-cell office:value-type="float" office:value="202.279605211148">
            <text:p>202.2796052111</text:p>
          </table:table-cell>
          <table:table-cell office:value-type="float" office:value="129.822450195683">
            <text:p>129.8224501957</text:p>
          </table:table-cell>
          <table:table-cell office:value-type="float" office:value="0.297837258622953">
            <text:p>0.2978372586</text:p>
          </table:table-cell>
        </table:table-row>
        <table:table-row table:style-name="ro3">
          <table:table-cell office:value-type="float" office:value="34.2">
            <text:p>34.2</text:p>
          </table:table-cell>
          <table:table-cell office:value-type="float" office:value="115.653108088173">
            <text:p>115.6531080882</text:p>
          </table:table-cell>
          <table:table-cell office:value-type="float" office:value="-91.7675774853226">
            <text:p>-91.7675774853</text:p>
          </table:table-cell>
          <table:table-cell office:value-type="float" office:value="207.420685573495">
            <text:p>207.4206855735</text:p>
          </table:table-cell>
          <table:table-cell office:value-type="float" office:value="133.12198031191">
            <text:p>133.1219803119</text:p>
          </table:table-cell>
          <table:table-cell office:value-type="float" office:value="2.17535880467464">
            <text:p>2.1753588047</text:p>
          </table:table-cell>
        </table:table-row>
        <table:table-row table:style-name="ro3">
          <table:table-cell office:value-type="float" office:value="34.3">
            <text:p>34.3</text:p>
          </table:table-cell>
          <table:table-cell office:value-type="float" office:value="115.652946447642">
            <text:p>115.6529464476</text:p>
          </table:table-cell>
          <table:table-cell office:value-type="float" office:value="-88.4145341124728">
            <text:p>-88.4145341125</text:p>
          </table:table-cell>
          <table:table-cell office:value-type="float" office:value="204.067480560115">
            <text:p>204.0674805601</text:p>
          </table:table-cell>
          <table:table-cell office:value-type="float" office:value="130.969903287679">
            <text:p>130.9699032877</text:p>
          </table:table-cell>
          <table:table-cell office:value-type="float" office:value="3.52362831420102">
            <text:p>3.5236283142</text:p>
          </table:table-cell>
        </table:table-row>
        <table:table-row table:style-name="ro3">
          <table:table-cell office:value-type="float" office:value="34.4">
            <text:p>34.4</text:p>
          </table:table-cell>
          <table:table-cell office:value-type="float" office:value="115.653294877686">
            <text:p>115.6532948777</text:p>
          </table:table-cell>
          <table:table-cell office:value-type="float" office:value="-81.1624531342947">
            <text:p>-81.1624531343</text:p>
          </table:table-cell>
          <table:table-cell office:value-type="float" office:value="196.815748011981">
            <text:p>196.815748012</text:p>
          </table:table-cell>
          <table:table-cell office:value-type="float" office:value="126.315762863686">
            <text:p>126.3157628637</text:p>
          </table:table-cell>
          <table:table-cell office:value-type="float" office:value="5.30767663344532">
            <text:p>5.3076766334</text:p>
          </table:table-cell>
        </table:table-row>
        <table:table-row table:style-name="ro3">
          <table:table-cell office:value-type="float" office:value="34.5">
            <text:p>34.5</text:p>
          </table:table-cell>
          <table:table-cell office:value-type="float" office:value="115.652981277192">
            <text:p>115.6529812772</text:p>
          </table:table-cell>
          <table:table-cell office:value-type="float" office:value="-86.4027077752639">
            <text:p>-86.4027077753</text:p>
          </table:table-cell>
          <table:table-cell office:value-type="float" office:value="202.055689052456">
            <text:p>202.0556890525</text:p>
          </table:table-cell>
          <table:table-cell office:value-type="float" office:value="129.678741469687">
            <text:p>129.6787414697</text:p>
          </table:table-cell>
          <table:table-cell office:value-type="float" office:value="3.65113118616709">
            <text:p>3.6511311862</text:p>
          </table:table-cell>
        </table:table-row>
        <table:table-row table:style-name="ro3">
          <table:table-cell office:value-type="float" office:value="34.6">
            <text:p>34.6</text:p>
          </table:table-cell>
          <table:table-cell office:value-type="float" office:value="115.652966083739">
            <text:p>115.6529660837</text:p>
          </table:table-cell>
          <table:table-cell office:value-type="float" office:value="-86.8270242320854">
            <text:p>-86.8270242321</text:p>
          </table:table-cell>
          <table:table-cell office:value-type="float" office:value="202.479990315824">
            <text:p>202.4799903158</text:p>
          </table:table-cell>
          <table:table-cell office:value-type="float" office:value="129.951056761059">
            <text:p>129.9510567611</text:p>
          </table:table-cell>
          <table:table-cell office:value-type="float" office:value="2.25435778498219">
            <text:p>2.254357785</text:p>
          </table:table-cell>
        </table:table-row>
        <table:table-row table:style-name="ro3">
          <table:table-cell office:value-type="float" office:value="34.7">
            <text:p>34.7</text:p>
          </table:table-cell>
          <table:table-cell office:value-type="float" office:value="115.653015204061">
            <text:p>115.6530152041</text:p>
          </table:table-cell>
          <table:table-cell office:value-type="float" office:value="-87.7050494748339">
            <text:p>-87.7050494748</text:p>
          </table:table-cell>
          <table:table-cell office:value-type="float" office:value="203.358064678895">
            <text:p>203.3580646789</text:p>
          </table:table-cell>
          <table:table-cell office:value-type="float" office:value="130.514602280879">
            <text:p>130.5146022809</text:p>
          </table:table-cell>
          <table:table-cell office:value-type="float" office:value="1.0316881788279">
            <text:p>1.0316881788</text:p>
          </table:table-cell>
        </table:table-row>
        <table:table-row table:style-name="ro3">
          <table:table-cell office:value-type="float" office:value="34.8">
            <text:p>34.8</text:p>
          </table:table-cell>
          <table:table-cell office:value-type="float" office:value="115.652989189123">
            <text:p>115.6529891891</text:p>
          </table:table-cell>
          <table:table-cell office:value-type="float" office:value="-87.9293384642569">
            <text:p>-87.9293384643</text:p>
          </table:table-cell>
          <table:table-cell office:value-type="float" office:value="203.582327653379">
            <text:p>203.5823276534</text:p>
          </table:table-cell>
          <table:table-cell office:value-type="float" office:value="130.658533592221">
            <text:p>130.6585335922</text:p>
          </table:table-cell>
          <table:table-cell office:value-type="float" office:value="2.38775195540503">
            <text:p>2.3877519554</text:p>
          </table:table-cell>
        </table:table-row>
        <table:table-row table:style-name="ro3">
          <table:table-cell office:value-type="float" office:value="34.9">
            <text:p>34.9</text:p>
          </table:table-cell>
          <table:table-cell office:value-type="float" office:value="115.653048602048">
            <text:p>115.653048602</text:p>
          </table:table-cell>
          <table:table-cell office:value-type="float" office:value="-85.0126203765248">
            <text:p>-85.0126203765</text:p>
          </table:table-cell>
          <table:table-cell office:value-type="float" office:value="200.665668978572">
            <text:p>200.6656689786</text:p>
          </table:table-cell>
          <table:table-cell office:value-type="float" office:value="128.786630712281">
            <text:p>128.7866307123</text:p>
          </table:table-cell>
          <table:table-cell office:value-type="float" office:value="1.19830627971903">
            <text:p>1.198306279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15.652940206794">
            <text:p>115.6529402068</text:p>
          </table:table-cell>
          <table:table-cell office:value-type="float" office:value="-83.6075306226497">
            <text:p>-83.6075306226</text:p>
          </table:table-cell>
          <table:table-cell office:value-type="float" office:value="199.260470829444">
            <text:p>199.2604708294</text:p>
          </table:table-cell>
          <table:table-cell office:value-type="float" office:value="127.884778711235">
            <text:p>127.8847787112</text:p>
          </table:table-cell>
          <table:table-cell office:value-type="float" office:value="1.42712186067647">
            <text:p>1.4271218607</text:p>
          </table:table-cell>
        </table:table-row>
        <table:table-row table:style-name="ro3">
          <table:table-cell office:value-type="float" office:value="35.1">
            <text:p>35.1</text:p>
          </table:table-cell>
          <table:table-cell office:value-type="float" office:value="115.652975996476">
            <text:p>115.6529759965</text:p>
          </table:table-cell>
          <table:table-cell office:value-type="float" office:value="-86.156544357914">
            <text:p>-86.1565443579</text:p>
          </table:table-cell>
          <table:table-cell office:value-type="float" office:value="201.80952035439">
            <text:p>201.8095203544</text:p>
          </table:table-cell>
          <table:table-cell office:value-type="float" office:value="129.520751129973">
            <text:p>129.520751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2">
            <text:p>35.2</text:p>
          </table:table-cell>
          <table:table-cell office:value-type="float" office:value="115.653074179367">
            <text:p>115.6530741794</text:p>
          </table:table-cell>
          <table:table-cell office:value-type="float" office:value="-89.3041005365087">
            <text:p>-89.3041005365</text:p>
          </table:table-cell>
          <table:table-cell office:value-type="float" office:value="204.957174715875">
            <text:p>204.9571747159</text:p>
          </table:table-cell>
          <table:table-cell office:value-type="float" office:value="131.540906355957">
            <text:p>131.540906356</text:p>
          </table:table-cell>
          <table:table-cell office:value-type="float" office:value="1.83518707390686">
            <text:p>1.8351870739</text:p>
          </table:table-cell>
        </table:table-row>
        <table:table-row table:style-name="ro3">
          <table:table-cell office:value-type="float" office:value="35.3">
            <text:p>35.3</text:p>
          </table:table-cell>
          <table:table-cell office:value-type="float" office:value="115.652998125819">
            <text:p>115.6529981258</text:p>
          </table:table-cell>
          <table:table-cell office:value-type="float" office:value="-91.9754478780571">
            <text:p>-91.9754478781</text:p>
          </table:table-cell>
          <table:table-cell office:value-type="float" office:value="207.628446003876">
            <text:p>207.6284460039</text:p>
          </table:table-cell>
          <table:table-cell office:value-type="float" office:value="133.255320339431">
            <text:p>133.2553203394</text:p>
          </table:table-cell>
          <table:table-cell office:value-type="float" office:value="0.73218886979135">
            <text:p>0.7321888698</text:p>
          </table:table-cell>
        </table:table-row>
        <table:table-row table:style-name="ro3">
          <table:table-cell office:value-type="float" office:value="35.4">
            <text:p>35.4</text:p>
          </table:table-cell>
          <table:table-cell office:value-type="float" office:value="115.652905675635">
            <text:p>115.6529056756</text:p>
          </table:table-cell>
          <table:table-cell office:value-type="float" office:value="-90.2116313534215">
            <text:p>-90.2116313534</text:p>
          </table:table-cell>
          <table:table-cell office:value-type="float" office:value="205.864537029057">
            <text:p>205.8645370291</text:p>
          </table:table-cell>
          <table:table-cell office:value-type="float" office:value="132.123248795223">
            <text:p>132.1232487952</text:p>
          </table:table-cell>
          <table:table-cell office:value-type="float" office:value="2.28760084017414">
            <text:p>2.2876008402</text:p>
          </table:table-cell>
        </table:table-row>
        <table:table-row table:style-name="ro3">
          <table:table-cell office:value-type="float" office:value="35.5">
            <text:p>35.5</text:p>
          </table:table-cell>
          <table:table-cell office:value-type="float" office:value="115.653032273748">
            <text:p>115.6530322737</text:p>
          </table:table-cell>
          <table:table-cell office:value-type="float" office:value="-83.2003917898708">
            <text:p>-83.2003917899</text:p>
          </table:table-cell>
          <table:table-cell office:value-type="float" office:value="198.853424063619">
            <text:p>198.8534240636</text:p>
          </table:table-cell>
          <table:table-cell office:value-type="float" office:value="127.623537305171">
            <text:p>127.6235373052</text:p>
          </table:table-cell>
          <table:table-cell office:value-type="float" office:value="6.93829516117812">
            <text:p>6.9382951612</text:p>
          </table:table-cell>
        </table:table-row>
        <table:table-row table:style-name="ro3">
          <table:table-cell office:value-type="float" office:value="35.6">
            <text:p>35.6</text:p>
          </table:table-cell>
          <table:table-cell office:value-type="float" office:value="115.653003312046">
            <text:p>115.653003312</text:p>
          </table:table-cell>
          <table:table-cell office:value-type="float" office:value="-86.6727905805276">
            <text:p>-86.6727905805</text:p>
          </table:table-cell>
          <table:table-cell office:value-type="float" office:value="202.325793892574">
            <text:p>202.3257938926</text:p>
          </table:table-cell>
          <table:table-cell office:value-type="float" office:value="129.852093954319">
            <text:p>129.8520939543</text:p>
          </table:table-cell>
          <table:table-cell office:value-type="float" office:value="4.67394650558807">
            <text:p>4.6739465056</text:p>
          </table:table-cell>
        </table:table-row>
        <table:table-row table:style-name="ro3">
          <table:table-cell office:value-type="float" office:value="35.7">
            <text:p>35.7</text:p>
          </table:table-cell>
          <table:table-cell office:value-type="float" office:value="115.652935989325">
            <text:p>115.6529359893</text:p>
          </table:table-cell>
          <table:table-cell office:value-type="float" office:value="-91.753164487397">
            <text:p>-91.7531644874</text:p>
          </table:table-cell>
          <table:table-cell office:value-type="float" office:value="207.406100476722">
            <text:p>207.4061004767</text:p>
          </table:table-cell>
          <table:table-cell office:value-type="float" office:value="133.112619640094">
            <text:p>133.1126196401</text:p>
          </table:table-cell>
          <table:table-cell office:value-type="float" office:value="1.4897405376954">
            <text:p>1.4897405377</text:p>
          </table:table-cell>
        </table:table-row>
        <table:table-row table:style-name="ro3">
          <table:table-cell office:value-type="float" office:value="35.8">
            <text:p>35.8</text:p>
          </table:table-cell>
          <table:table-cell office:value-type="float" office:value="115.652813698972">
            <text:p>115.652813699</text:p>
          </table:table-cell>
          <table:table-cell office:value-type="float" office:value="-91.5431783918297">
            <text:p>-91.5431783918</text:p>
          </table:table-cell>
          <table:table-cell office:value-type="float" office:value="207.195992090802">
            <text:p>207.1959920908</text:p>
          </table:table-cell>
          <table:table-cell office:value-type="float" office:value="132.977772701678">
            <text:p>132.9777727017</text:p>
          </table:table-cell>
          <table:table-cell office:value-type="float" office:value="1.65690046074274">
            <text:p>1.6569004607</text:p>
          </table:table-cell>
        </table:table-row>
        <table:table-row table:style-name="ro3">
          <table:table-cell office:value-type="float" office:value="35.9">
            <text:p>35.9</text:p>
          </table:table-cell>
          <table:table-cell office:value-type="float" office:value="115.652972671104">
            <text:p>115.6529726711</text:p>
          </table:table-cell>
          <table:table-cell office:value-type="float" office:value="-85.0788281042781">
            <text:p>-85.0788281043</text:p>
          </table:table-cell>
          <table:table-cell office:value-type="float" office:value="200.731800775382">
            <text:p>200.7318007754</text:p>
          </table:table-cell>
          <table:table-cell office:value-type="float" office:value="128.829073903173">
            <text:p>128.8290739032</text:p>
          </table:table-cell>
          <table:table-cell office:value-type="float" office:value="0.709418255984484">
            <text:p>0.70941825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15.6529437034">
            <text:p>115.6529437034</text:p>
          </table:table-cell>
          <table:table-cell office:value-type="float" office:value="-90.4185910872205">
            <text:p>-90.4185910872</text:p>
          </table:table-cell>
          <table:table-cell office:value-type="float" office:value="206.071534790621">
            <text:p>206.0715347906</text:p>
          </table:table-cell>
          <table:table-cell office:value-type="float" office:value="132.256099344161">
            <text:p>132.2560993442</text:p>
          </table:table-cell>
          <table:table-cell office:value-type="float" office:value="3.12282317509012">
            <text:p>3.1228231751</text:p>
          </table:table-cell>
        </table:table-row>
        <table:table-row table:style-name="ro3">
          <table:table-cell office:value-type="float" office:value="36.1">
            <text:p>36.1</text:p>
          </table:table-cell>
          <table:table-cell office:value-type="float" office:value="115.65288073645">
            <text:p>115.6528807365</text:p>
          </table:table-cell>
          <table:table-cell office:value-type="float" office:value="-93.4108985725942">
            <text:p>-93.4108985726</text:p>
          </table:table-cell>
          <table:table-cell office:value-type="float" office:value="209.063779309044">
            <text:p>209.063779309</text:p>
          </table:table-cell>
          <table:table-cell office:value-type="float" office:value="134.176512994172">
            <text:p>134.1765129942</text:p>
          </table:table-cell>
          <table:table-cell office:value-type="float" office:value="2.65879011992405">
            <text:p>2.6587901199</text:p>
          </table:table-cell>
        </table:table-row>
        <table:table-row table:style-name="ro3">
          <table:table-cell office:value-type="float" office:value="36.2">
            <text:p>36.2</text:p>
          </table:table-cell>
          <table:table-cell office:value-type="float" office:value="115.652973138614">
            <text:p>115.6529731386</text:p>
          </table:table-cell>
          <table:table-cell office:value-type="float" office:value="-92.6090666669725">
            <text:p>-92.609066667</text:p>
          </table:table-cell>
          <table:table-cell office:value-type="float" office:value="208.262039805587">
            <text:p>208.2620398056</text:p>
          </table:table-cell>
          <table:table-cell office:value-type="float" office:value="133.661958960665">
            <text:p>133.6619589607</text:p>
          </table:table-cell>
          <table:table-cell office:value-type="float" office:value="1.4440199233335">
            <text:p>1.4440199233</text:p>
          </table:table-cell>
        </table:table-row>
        <table:table-row table:style-name="ro3">
          <table:table-cell office:value-type="float" office:value="36.3">
            <text:p>36.3</text:p>
          </table:table-cell>
          <table:table-cell office:value-type="float" office:value="115.653022000958">
            <text:p>115.653022001</text:p>
          </table:table-cell>
          <table:table-cell office:value-type="float" office:value="-89.9491214981759">
            <text:p>-89.9491214982</text:p>
          </table:table-cell>
          <table:table-cell office:value-type="float" office:value="205.602143499134">
            <text:p>205.6021434991</text:p>
          </table:table-cell>
          <table:table-cell office:value-type="float" office:value="131.954845406584">
            <text:p>131.9548454066</text:p>
          </table:table-cell>
          <table:table-cell office:value-type="float" office:value="5.55271190943586">
            <text:p>5.5527119094</text:p>
          </table:table-cell>
        </table:table-row>
        <table:table-row table:style-name="ro3">
          <table:table-cell office:value-type="float" office:value="36.4">
            <text:p>36.4</text:p>
          </table:table-cell>
          <table:table-cell office:value-type="float" office:value="115.652869753795">
            <text:p>115.6528697538</text:p>
          </table:table-cell>
          <table:table-cell office:value-type="float" office:value="-89.898188734211">
            <text:p>-89.8981887342</text:p>
          </table:table-cell>
          <table:table-cell office:value-type="float" office:value="205.551058488007">
            <text:p>205.551058488</text:p>
          </table:table-cell>
          <table:table-cell office:value-type="float" office:value="131.922059198079">
            <text:p>131.9220591981</text:p>
          </table:table-cell>
          <table:table-cell office:value-type="float" office:value="2.16988278775217">
            <text:p>2.1698827878</text:p>
          </table:table-cell>
        </table:table-row>
        <table:table-row table:style-name="ro3">
          <table:table-cell office:value-type="float" office:value="36.5">
            <text:p>36.5</text:p>
          </table:table-cell>
          <table:table-cell office:value-type="float" office:value="115.653001408625">
            <text:p>115.6530014086</text:p>
          </table:table-cell>
          <table:table-cell office:value-type="float" office:value="-80.1374044695622">
            <text:p>-80.1374044696</text:p>
          </table:table-cell>
          <table:table-cell office:value-type="float" office:value="195.790405878187">
            <text:p>195.7904058782</text:p>
          </table:table-cell>
          <table:table-cell office:value-type="float" office:value="125.657701325752">
            <text:p>125.6577013258</text:p>
          </table:table-cell>
          <table:table-cell office:value-type="float" office:value="2.25665289902313">
            <text:p>2.256652899</text:p>
          </table:table-cell>
        </table:table-row>
        <table:table-row table:style-name="ro3">
          <table:table-cell office:value-type="float" office:value="36.6">
            <text:p>36.6</text:p>
          </table:table-cell>
          <table:table-cell office:value-type="float" office:value="115.652639220328">
            <text:p>115.6526392203</text:p>
          </table:table-cell>
          <table:table-cell office:value-type="float" office:value="-89.9316299174653">
            <text:p>-89.9316299175</text:p>
          </table:table-cell>
          <table:table-cell office:value-type="float" office:value="205.584269137793">
            <text:p>205.5842691378</text:p>
          </table:table-cell>
          <table:table-cell office:value-type="float" office:value="131.943373694532">
            <text:p>131.9433736945</text:p>
          </table:table-cell>
          <table:table-cell office:value-type="float" office:value="0.458359979742933">
            <text:p>0.4583599797</text:p>
          </table:table-cell>
        </table:table-row>
        <table:table-row table:style-name="ro3">
          <table:table-cell office:value-type="float" office:value="36.7">
            <text:p>36.7</text:p>
          </table:table-cell>
          <table:table-cell office:value-type="float" office:value="115.652942765344">
            <text:p>115.6529427653</text:p>
          </table:table-cell>
          <table:table-cell office:value-type="float" office:value="-84.3585259551802">
            <text:p>-84.3585259552</text:p>
          </table:table-cell>
          <table:table-cell office:value-type="float" office:value="200.011468720524">
            <text:p>200.0114687205</text:p>
          </table:table-cell>
          <table:table-cell office:value-type="float" office:value="128.366766928535">
            <text:p>128.36676692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8">
            <text:p>36.8</text:p>
          </table:table-cell>
          <table:table-cell office:value-type="float" office:value="115.652763116484">
            <text:p>115.6527631165</text:p>
          </table:table-cell>
          <table:table-cell office:value-type="float" office:value="-86.3816129096433">
            <text:p>-86.3816129096</text:p>
          </table:table-cell>
          <table:table-cell office:value-type="float" office:value="202.034376026127">
            <text:p>202.0343760261</text:p>
          </table:table-cell>
          <table:table-cell office:value-type="float" office:value="129.665062832653">
            <text:p>129.66506283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9">
            <text:p>36.9</text:p>
          </table:table-cell>
          <table:table-cell office:value-type="float" office:value="115.653106790522">
            <text:p>115.6531067905</text:p>
          </table:table-cell>
          <table:table-cell office:value-type="float" office:value="-80.3836884193859">
            <text:p>-80.3836884194</text:p>
          </table:table-cell>
          <table:table-cell office:value-type="float" office:value="196.036795209908">
            <text:p>196.0367952099</text:p>
          </table:table-cell>
          <table:table-cell office:value-type="float" office:value="125.81583326749">
            <text:p>125.81583326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15.65291677195">
            <text:p>115.652916772</text:p>
          </table:table-cell>
          <table:table-cell office:value-type="float" office:value="-83.6957394250584">
            <text:p>-83.6957394251</text:p>
          </table:table-cell>
          <table:table-cell office:value-type="float" office:value="199.348656197009">
            <text:p>199.348656197</text:p>
          </table:table-cell>
          <table:table-cell office:value-type="float" office:value="127.941375818377">
            <text:p>127.94137581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1">
            <text:p>37.1</text:p>
          </table:table-cell>
          <table:table-cell office:value-type="float" office:value="115.652930630222">
            <text:p>115.6529306302</text:p>
          </table:table-cell>
          <table:table-cell office:value-type="float" office:value="-84.7033146973155">
            <text:p>-84.7033146973</text:p>
          </table:table-cell>
          <table:table-cell office:value-type="float" office:value="200.356245327538">
            <text:p>200.3562453275</text:p>
          </table:table-cell>
          <table:table-cell office:value-type="float" office:value="128.588043531512">
            <text:p>128.5880435315</text:p>
          </table:table-cell>
          <table:table-cell office:value-type="float" office:value="1.39573849079198">
            <text:p>1.3957384908</text:p>
          </table:table-cell>
        </table:table-row>
        <table:table-row table:style-name="ro3">
          <table:table-cell office:value-type="float" office:value="37.2">
            <text:p>37.2</text:p>
          </table:table-cell>
          <table:table-cell office:value-type="float" office:value="115.652989049518">
            <text:p>115.6529890495</text:p>
          </table:table-cell>
          <table:table-cell office:value-type="float" office:value="-79.5780447740995">
            <text:p>-79.5780447741</text:p>
          </table:table-cell>
          <table:table-cell office:value-type="float" office:value="195.231033823618">
            <text:p>195.2310338236</text:p>
          </table:table-cell>
          <table:table-cell office:value-type="float" office:value="125.29869800152">
            <text:p>125.2986980015</text:p>
          </table:table-cell>
          <table:table-cell office:value-type="float" office:value="1.69768464297115">
            <text:p>1.697684643</text:p>
          </table:table-cell>
        </table:table-row>
        <table:table-row table:style-name="ro3">
          <table:table-cell office:value-type="float" office:value="37.3">
            <text:p>37.3</text:p>
          </table:table-cell>
          <table:table-cell office:value-type="float" office:value="115.653004285176">
            <text:p>115.6530042852</text:p>
          </table:table-cell>
          <table:table-cell office:value-type="float" office:value="-77.1706374026626">
            <text:p>-77.1706374027</text:p>
          </table:table-cell>
          <table:table-cell office:value-type="float" office:value="192.823641687839">
            <text:p>192.8236416878</text:p>
          </table:table-cell>
          <table:table-cell office:value-type="float" office:value="123.753640874666">
            <text:p>123.7536408747</text:p>
          </table:table-cell>
          <table:table-cell office:value-type="float" office:value="0.58075131533613">
            <text:p>0.5807513153</text:p>
          </table:table-cell>
        </table:table-row>
        <table:table-row table:style-name="ro3">
          <table:table-cell office:value-type="float" office:value="37.4">
            <text:p>37.4</text:p>
          </table:table-cell>
          <table:table-cell office:value-type="float" office:value="115.652674880474">
            <text:p>115.6526748805</text:p>
          </table:table-cell>
          <table:table-cell office:value-type="float" office:value="-76.575976217907">
            <text:p>-76.5759762179</text:p>
          </table:table-cell>
          <table:table-cell office:value-type="float" office:value="192.228651098381">
            <text:p>192.2286510984</text:p>
          </table:table-cell>
          <table:table-cell office:value-type="float" office:value="123.371777680469">
            <text:p>123.3717776805</text:p>
          </table:table-cell>
          <table:table-cell office:value-type="float" office:value="4.46039735675969">
            <text:p>4.4603973568</text:p>
          </table:table-cell>
        </table:table-row>
        <table:table-row table:style-name="ro3">
          <table:table-cell office:value-type="float" office:value="37.5">
            <text:p>37.5</text:p>
          </table:table-cell>
          <table:table-cell office:value-type="float" office:value="115.652781526362">
            <text:p>115.6527815264</text:p>
          </table:table-cell>
          <table:table-cell office:value-type="float" office:value="-76.6996609124853">
            <text:p>-76.6996609125</text:p>
          </table:table-cell>
          <table:table-cell office:value-type="float" office:value="192.352442438847">
            <text:p>192.3524424388</text:p>
          </table:table-cell>
          <table:table-cell office:value-type="float" office:value="123.451226595329">
            <text:p>123.4512265953</text:p>
          </table:table-cell>
          <table:table-cell office:value-type="float" office:value="7.6933620867242">
            <text:p>7.6933620867</text:p>
          </table:table-cell>
        </table:table-row>
        <table:table-row table:style-name="ro3">
          <table:table-cell office:value-type="float" office:value="37.6">
            <text:p>37.6</text:p>
          </table:table-cell>
          <table:table-cell office:value-type="float" office:value="115.653019331661">
            <text:p>115.6530193317</text:p>
          </table:table-cell>
          <table:table-cell office:value-type="float" office:value="-79.0396497103349">
            <text:p>-79.0396497103</text:p>
          </table:table-cell>
          <table:table-cell office:value-type="float" office:value="194.692669041996">
            <text:p>194.692669042</text:p>
          </table:table-cell>
          <table:table-cell office:value-type="float" office:value="124.953177082709">
            <text:p>124.9531770827</text:p>
          </table:table-cell>
          <table:table-cell office:value-type="float" office:value="3.46271603121338">
            <text:p>3.4627160312</text:p>
          </table:table-cell>
        </table:table-row>
        <table:table-row table:style-name="ro3">
          <table:table-cell office:value-type="float" office:value="37.7">
            <text:p>37.7</text:p>
          </table:table-cell>
          <table:table-cell office:value-type="float" office:value="115.652887500286">
            <text:p>115.6528875003</text:p>
          </table:table-cell>
          <table:table-cell office:value-type="float" office:value="-83.7746405850966">
            <text:p>-83.7746405851</text:p>
          </table:table-cell>
          <table:table-cell office:value-type="float" office:value="199.427528085383">
            <text:p>199.4275280854</text:p>
          </table:table-cell>
          <table:table-cell office:value-type="float" office:value="127.991995562219">
            <text:p>127.9919955622</text:p>
          </table:table-cell>
          <table:table-cell office:value-type="float" office:value="1.60375067606983">
            <text:p>1.6037506761</text:p>
          </table:table-cell>
        </table:table-row>
        <table:table-row table:style-name="ro3">
          <table:table-cell office:value-type="float" office:value="37.8">
            <text:p>37.8</text:p>
          </table:table-cell>
          <table:table-cell office:value-type="float" office:value="115.652881705671">
            <text:p>115.6528817057</text:p>
          </table:table-cell>
          <table:table-cell office:value-type="float" office:value="-87.0676266248484">
            <text:p>-87.0676266248</text:p>
          </table:table-cell>
          <table:table-cell office:value-type="float" office:value="202.720508330519">
            <text:p>202.7205083305</text:p>
          </table:table-cell>
          <table:table-cell office:value-type="float" office:value="130.105420508958">
            <text:p>130.105420509</text:p>
          </table:table-cell>
          <table:table-cell office:value-type="float" office:value="0.792878943104439">
            <text:p>0.7928789431</text:p>
          </table:table-cell>
        </table:table-row>
        <table:table-row table:style-name="ro3">
          <table:table-cell office:value-type="float" office:value="37.9">
            <text:p>37.9</text:p>
          </table:table-cell>
          <table:table-cell office:value-type="float" office:value="115.652873093722">
            <text:p>115.6528730937</text:p>
          </table:table-cell>
          <table:table-cell office:value-type="float" office:value="-87.5543404327777">
            <text:p>-87.5543404328</text:p>
          </table:table-cell>
          <table:table-cell office:value-type="float" office:value="203.2072135265">
            <text:p>203.2072135265</text:p>
          </table:table-cell>
          <table:table-cell office:value-type="float" office:value="130.417786459045">
            <text:p>130.417786459</text:p>
          </table:table-cell>
          <table:table-cell office:value-type="float" office:value="0.923807123737413">
            <text:p>0.923807123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15.652763323295">
            <text:p>115.6527633233</text:p>
          </table:table-cell>
          <table:table-cell office:value-type="float" office:value="-85.8896497344668">
            <text:p>-85.8896497345</text:p>
          </table:table-cell>
          <table:table-cell office:value-type="float" office:value="201.542413057762">
            <text:p>201.5424130578</text:p>
          </table:table-cell>
          <table:table-cell office:value-type="float" office:value="129.349322459855">
            <text:p>129.34932245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1">
            <text:p>38.1</text:p>
          </table:table-cell>
          <table:table-cell office:value-type="float" office:value="115.653056698623">
            <text:p>115.6530566986</text:p>
          </table:table-cell>
          <table:table-cell office:value-type="float" office:value="-78.3618737671016">
            <text:p>-78.3618737671</text:p>
          </table:table-cell>
          <table:table-cell office:value-type="float" office:value="194.014930465725">
            <text:p>194.0149304657</text:p>
          </table:table-cell>
          <table:table-cell office:value-type="float" office:value="124.518206476197">
            <text:p>124.5182064762</text:p>
          </table:table-cell>
          <table:table-cell office:value-type="float" office:value="3.23008929087932">
            <text:p>3.2300892909</text:p>
          </table:table-cell>
        </table:table-row>
        <table:table-row table:style-name="ro3">
          <table:table-cell office:value-type="float" office:value="38.2">
            <text:p>38.2</text:p>
          </table:table-cell>
          <table:table-cell office:value-type="float" office:value="115.652648970809">
            <text:p>115.6526489708</text:p>
          </table:table-cell>
          <table:table-cell office:value-type="float" office:value="-90.3155346490421">
            <text:p>-90.315534649</text:p>
          </table:table-cell>
          <table:table-cell office:value-type="float" office:value="205.968183619851">
            <text:p>205.9681836199</text:p>
          </table:table-cell>
          <table:table-cell office:value-type="float" office:value="132.189768869539">
            <text:p>132.1897688695</text:p>
          </table:table-cell>
          <table:table-cell office:value-type="float" office:value="1.05939203813525">
            <text:p>1.0593920381</text:p>
          </table:table-cell>
        </table:table-row>
        <table:table-row table:style-name="ro3">
          <table:table-cell office:value-type="float" office:value="38.3">
            <text:p>38.3</text:p>
          </table:table-cell>
          <table:table-cell office:value-type="float" office:value="115.652685276938">
            <text:p>115.6526852769</text:p>
          </table:table-cell>
          <table:table-cell office:value-type="float" office:value="-93.3109091317122">
            <text:p>-93.3109091317</text:p>
          </table:table-cell>
          <table:table-cell office:value-type="float" office:value="208.96359440865">
            <text:p>208.9635944087</text:p>
          </table:table-cell>
          <table:table-cell office:value-type="float" office:value="134.112214622479">
            <text:p>134.11221462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4">
            <text:p>38.4</text:p>
          </table:table-cell>
          <table:table-cell office:value-type="float" office:value="115.652832033721">
            <text:p>115.6528320337</text:p>
          </table:table-cell>
          <table:table-cell office:value-type="float" office:value="-83.9424251556171">
            <text:p>-83.9424251556</text:p>
          </table:table-cell>
          <table:table-cell office:value-type="float" office:value="199.595257189338">
            <text:p>199.5952571893</text:p>
          </table:table-cell>
          <table:table-cell office:value-type="float" office:value="128.099643603265">
            <text:p>128.0996436033</text:p>
          </table:table-cell>
          <table:table-cell office:value-type="float" office:value="1.40321660139319">
            <text:p>1.4032166014</text:p>
          </table:table-cell>
        </table:table-row>
        <table:table-row table:style-name="ro3">
          <table:table-cell office:value-type="float" office:value="38.5">
            <text:p>38.5</text:p>
          </table:table-cell>
          <table:table-cell office:value-type="float" office:value="115.652694988642">
            <text:p>115.6526949886</text:p>
          </table:table-cell>
          <table:table-cell office:value-type="float" office:value="-88.6544682036315">
            <text:p>-88.6544682036</text:p>
          </table:table-cell>
          <table:table-cell office:value-type="float" office:value="204.307163192273">
            <text:p>204.3071631923</text:p>
          </table:table-cell>
          <table:table-cell office:value-type="float" office:value="131.123730889546">
            <text:p>131.1237308895</text:p>
          </table:table-cell>
          <table:table-cell office:value-type="float" office:value="3.3173971524334">
            <text:p>3.3173971524</text:p>
          </table:table-cell>
        </table:table-row>
        <table:table-row table:style-name="ro3">
          <table:table-cell office:value-type="float" office:value="38.6">
            <text:p>38.6</text:p>
          </table:table-cell>
          <table:table-cell office:value-type="float" office:value="115.652672698195">
            <text:p>115.6526726982</text:p>
          </table:table-cell>
          <table:table-cell office:value-type="float" office:value="-93.1252266733753">
            <text:p>-93.1252266734</text:p>
          </table:table-cell>
          <table:table-cell office:value-type="float" office:value="208.77789937157">
            <text:p>208.7778993716</text:p>
          </table:table-cell>
          <table:table-cell office:value-type="float" office:value="133.993036098882">
            <text:p>133.99303609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7">
            <text:p>38.7</text:p>
          </table:table-cell>
          <table:table-cell office:value-type="float" office:value="115.652641736616">
            <text:p>115.6526417366</text:p>
          </table:table-cell>
          <table:table-cell office:value-type="float" office:value="-89.0892084304243">
            <text:p>-89.0892084304</text:p>
          </table:table-cell>
          <table:table-cell office:value-type="float" office:value="204.741850167041">
            <text:p>204.741850167</text:p>
          </table:table-cell>
          <table:table-cell office:value-type="float" office:value="131.402711699665">
            <text:p>131.4027116997</text:p>
          </table:table-cell>
          <table:table-cell office:value-type="float" office:value="2.94392369108091">
            <text:p>2.9439236911</text:p>
          </table:table-cell>
        </table:table-row>
        <table:table-row table:style-name="ro3">
          <table:table-cell office:value-type="float" office:value="38.8">
            <text:p>38.8</text:p>
          </table:table-cell>
          <table:table-cell office:value-type="float" office:value="115.652824422055">
            <text:p>115.6528244221</text:p>
          </table:table-cell>
          <table:table-cell office:value-type="float" office:value="-86.897311867387">
            <text:p>-86.8973118674</text:p>
          </table:table-cell>
          <table:table-cell office:value-type="float" office:value="202.550136289442">
            <text:p>202.5501362894</text:p>
          </table:table-cell>
          <table:table-cell office:value-type="float" office:value="129.996076238711">
            <text:p>129.9960762387</text:p>
          </table:table-cell>
          <table:table-cell office:value-type="float" office:value="2.83514580373102">
            <text:p>2.8351458037</text:p>
          </table:table-cell>
        </table:table-row>
        <table:table-row table:style-name="ro3">
          <table:table-cell office:value-type="float" office:value="38.9">
            <text:p>38.9</text:p>
          </table:table-cell>
          <table:table-cell office:value-type="float" office:value="115.652635285152">
            <text:p>115.6526352852</text:p>
          </table:table-cell>
          <table:table-cell office:value-type="float" office:value="-88.3299275562899">
            <text:p>-88.3299275563</text:p>
          </table:table-cell>
          <table:table-cell office:value-type="float" office:value="203.982562841442">
            <text:p>203.9825628414</text:p>
          </table:table-cell>
          <table:table-cell office:value-type="float" office:value="130.915403347897">
            <text:p>130.9154033479</text:p>
          </table:table-cell>
          <table:table-cell office:value-type="float" office:value="2.39776299808139">
            <text:p>2.397762998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15.652791451182">
            <text:p>115.6527914512</text:p>
          </table:table-cell>
          <table:table-cell office:value-type="float" office:value="-82.1427220507823">
            <text:p>-82.1427220508</text:p>
          </table:table-cell>
          <table:table-cell office:value-type="float" office:value="197.795513501964">
            <text:p>197.795513502</text:p>
          </table:table-cell>
          <table:table-cell office:value-type="float" office:value="126.944573446908">
            <text:p>126.9445734469</text:p>
          </table:table-cell>
          <table:table-cell office:value-type="float" office:value="1.68309069271157">
            <text:p>1.6830906927</text:p>
          </table:table-cell>
        </table:table-row>
        <table:table-row table:style-name="ro3">
          <table:table-cell office:value-type="float" office:value="39.1">
            <text:p>39.1</text:p>
          </table:table-cell>
          <table:table-cell office:value-type="float" office:value="115.652802347404">
            <text:p>115.6528023474</text:p>
          </table:table-cell>
          <table:table-cell office:value-type="float" office:value="-83.9557277942505">
            <text:p>-83.9557277943</text:p>
          </table:table-cell>
          <table:table-cell office:value-type="float" office:value="199.608530141655">
            <text:p>199.6085301417</text:p>
          </table:table-cell>
          <table:table-cell office:value-type="float" office:value="128.108162144664">
            <text:p>128.10816214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2">
            <text:p>39.2</text:p>
          </table:table-cell>
          <table:table-cell office:value-type="float" office:value="115.652670323742">
            <text:p>115.6526703237</text:p>
          </table:table-cell>
          <table:table-cell office:value-type="float" office:value="-88.6245166563945">
            <text:p>-88.6245166564</text:p>
          </table:table-cell>
          <table:table-cell office:value-type="float" office:value="204.277186980136">
            <text:p>204.2771869801</text:p>
          </table:table-cell>
          <table:table-cell office:value-type="float" office:value="131.104492245575">
            <text:p>131.1044922456</text:p>
          </table:table-cell>
          <table:table-cell office:value-type="float" office:value="2.19521951856091">
            <text:p>2.1952195186</text:p>
          </table:table-cell>
        </table:table-row>
        <table:table-row table:style-name="ro3">
          <table:table-cell office:value-type="float" office:value="39.3">
            <text:p>39.3</text:p>
          </table:table-cell>
          <table:table-cell office:value-type="float" office:value="115.652885881036">
            <text:p>115.652885881</text:p>
          </table:table-cell>
          <table:table-cell office:value-type="float" office:value="-82.671390774121">
            <text:p>-82.6713907741</text:p>
          </table:table-cell>
          <table:table-cell office:value-type="float" office:value="198.324276655157">
            <text:p>198.3242766552</text:p>
          </table:table-cell>
          <table:table-cell office:value-type="float" office:value="127.283932069094">
            <text:p>127.2839320691</text:p>
          </table:table-cell>
          <table:table-cell office:value-type="float" office:value="6.21942107059635">
            <text:p>6.2194210706</text:p>
          </table:table-cell>
        </table:table-row>
        <table:table-row table:style-name="ro3">
          <table:table-cell office:value-type="float" office:value="39.4">
            <text:p>39.4</text:p>
          </table:table-cell>
          <table:table-cell office:value-type="float" office:value="115.652711177297">
            <text:p>115.6527111773</text:p>
          </table:table-cell>
          <table:table-cell office:value-type="float" office:value="-82.7949243608959">
            <text:p>-82.7949243609</text:p>
          </table:table-cell>
          <table:table-cell office:value-type="float" office:value="198.447635538193">
            <text:p>198.4476355382</text:p>
          </table:table-cell>
          <table:table-cell office:value-type="float" office:value="127.363103434059">
            <text:p>127.3631034341</text:p>
          </table:table-cell>
          <table:table-cell office:value-type="float" office:value="4.00233973269354">
            <text:p>4.0023397327</text:p>
          </table:table-cell>
        </table:table-row>
        <table:table-row table:style-name="ro3">
          <table:table-cell office:value-type="float" office:value="39.5">
            <text:p>39.5</text:p>
          </table:table-cell>
          <table:table-cell office:value-type="float" office:value="115.652938558778">
            <text:p>115.6529385588</text:p>
          </table:table-cell>
          <table:table-cell office:value-type="float" office:value="-82.5307166054188">
            <text:p>-82.5307166054</text:p>
          </table:table-cell>
          <table:table-cell office:value-type="float" office:value="198.183655164197">
            <text:p>198.1836551642</text:p>
          </table:table-cell>
          <table:table-cell office:value-type="float" office:value="127.193681613604">
            <text:p>127.1936816136</text:p>
          </table:table-cell>
          <table:table-cell office:value-type="float" office:value="5.6768569026546">
            <text:p>5.6768569027</text:p>
          </table:table-cell>
        </table:table-row>
        <table:table-row table:style-name="ro3">
          <table:table-cell office:value-type="float" office:value="39.6">
            <text:p>39.6</text:p>
          </table:table-cell>
          <table:table-cell office:value-type="float" office:value="115.652915166438">
            <text:p>115.6529151664</text:p>
          </table:table-cell>
          <table:table-cell office:value-type="float" office:value="-89.3071315875248">
            <text:p>-89.3071315875</text:p>
          </table:table-cell>
          <table:table-cell office:value-type="float" office:value="204.960046753963">
            <text:p>204.960046754</text:p>
          </table:table-cell>
          <table:table-cell office:value-type="float" office:value="131.542749621476">
            <text:p>131.5427496215</text:p>
          </table:table-cell>
          <table:table-cell office:value-type="float" office:value="3.53065416928882">
            <text:p>3.5306541693</text:p>
          </table:table-cell>
        </table:table-row>
        <table:table-row table:style-name="ro3">
          <table:table-cell office:value-type="float" office:value="39.7">
            <text:p>39.7</text:p>
          </table:table-cell>
          <table:table-cell office:value-type="float" office:value="115.652990736071">
            <text:p>115.6529907361</text:p>
          </table:table-cell>
          <table:table-cell office:value-type="float" office:value="-90.1897009272542">
            <text:p>-90.1897009273</text:p>
          </table:table-cell>
          <table:table-cell office:value-type="float" office:value="205.842691663326">
            <text:p>205.8426916633</text:p>
          </table:table-cell>
          <table:table-cell office:value-type="float" office:value="132.109228504341">
            <text:p>132.1092285043</text:p>
          </table:table-cell>
          <table:table-cell office:value-type="float" office:value="0.727756876385216">
            <text:p>0.7277568764</text:p>
          </table:table-cell>
        </table:table-row>
        <table:table-row table:style-name="ro3">
          <table:table-cell office:value-type="float" office:value="39.8">
            <text:p>39.8</text:p>
          </table:table-cell>
          <table:table-cell office:value-type="float" office:value="115.65323088513">
            <text:p>115.6532308851</text:p>
          </table:table-cell>
          <table:table-cell office:value-type="float" office:value="-79.3344405987072">
            <text:p>-79.3344405987</text:p>
          </table:table-cell>
          <table:table-cell office:value-type="float" office:value="194.987671483838">
            <text:p>194.9876714838</text:p>
          </table:table-cell>
          <table:table-cell office:value-type="float" office:value="125.142508774224">
            <text:p>125.1425087742</text:p>
          </table:table-cell>
          <table:table-cell office:value-type="float" office:value="2.52147268029948">
            <text:p>2.5214726803</text:p>
          </table:table-cell>
        </table:table-row>
        <table:table-row table:style-name="ro3">
          <table:table-cell office:value-type="float" office:value="39.9">
            <text:p>39.9</text:p>
          </table:table-cell>
          <table:table-cell office:value-type="float" office:value="115.653057193083">
            <text:p>115.6530571931</text:p>
          </table:table-cell>
          <table:table-cell office:value-type="float" office:value="-84.5030545630774">
            <text:p>-84.5030545631</text:p>
          </table:table-cell>
          <table:table-cell office:value-type="float" office:value="200.156111756161">
            <text:p>200.1561117562</text:p>
          </table:table-cell>
          <table:table-cell office:value-type="float" office:value="128.459598399461">
            <text:p>128.4595983995</text:p>
          </table:table-cell>
          <table:table-cell office:value-type="float" office:value="1.37597907132724">
            <text:p>1.3759790713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15.653089956182">
            <text:p>115.6530899562</text:p>
          </table:table-cell>
          <table:table-cell office:value-type="float" office:value="-91.2523852958091">
            <text:p>-91.2523852958</text:p>
          </table:table-cell>
          <table:table-cell office:value-type="float" office:value="206.905475251991">
            <text:p>206.905475252</text:p>
          </table:table-cell>
          <table:table-cell office:value-type="float" office:value="132.791319856873">
            <text:p>132.7913198569</text:p>
          </table:table-cell>
          <table:table-cell office:value-type="float" office:value="1.34681050754266">
            <text:p>1.3468105075</text:p>
          </table:table-cell>
        </table:table-row>
        <table:table-row table:style-name="ro3">
          <table:table-cell office:value-type="float" office:value="40.1">
            <text:p>40.1</text:p>
          </table:table-cell>
          <table:table-cell office:value-type="float" office:value="115.653117141555">
            <text:p>115.6531171416</text:p>
          </table:table-cell>
          <table:table-cell office:value-type="float" office:value="-93.3849438916886">
            <text:p>-93.3849438917</text:p>
          </table:table-cell>
          <table:table-cell office:value-type="float" office:value="209.038061033243">
            <text:p>209.0380610332</text:p>
          </table:table-cell>
          <table:table-cell office:value-type="float" office:value="134.160007081103">
            <text:p>134.1600070811</text:p>
          </table:table-cell>
          <table:table-cell office:value-type="float" office:value="1.96120321738314">
            <text:p>1.9612032174</text:p>
          </table:table-cell>
        </table:table-row>
        <table:table-row table:style-name="ro3">
          <table:table-cell office:value-type="float" office:value="40.2">
            <text:p>40.2</text:p>
          </table:table-cell>
          <table:table-cell office:value-type="float" office:value="115.653013666984">
            <text:p>115.653013667</text:p>
          </table:table-cell>
          <table:table-cell office:value-type="float" office:value="-93.9564408982675">
            <text:p>-93.9564408983</text:p>
          </table:table-cell>
          <table:table-cell office:value-type="float" office:value="209.609454565251">
            <text:p>209.6094545653</text:p>
          </table:table-cell>
          <table:table-cell office:value-type="float" office:value="134.526725753872">
            <text:p>134.5267257539</text:p>
          </table:table-cell>
          <table:table-cell office:value-type="float" office:value="2.40944509225152">
            <text:p>2.4094450923</text:p>
          </table:table-cell>
        </table:table-row>
        <table:table-row table:style-name="ro3">
          <table:table-cell office:value-type="float" office:value="40.3">
            <text:p>40.3</text:p>
          </table:table-cell>
          <table:table-cell office:value-type="float" office:value="115.653032058886">
            <text:p>115.6530320589</text:p>
          </table:table-cell>
          <table:table-cell office:value-type="float" office:value="-92.0949377078996">
            <text:p>-92.0949377079</text:p>
          </table:table-cell>
          <table:table-cell office:value-type="float" office:value="207.747969766785">
            <text:p>207.7479697668</text:p>
          </table:table-cell>
          <table:table-cell office:value-type="float" office:value="133.332030335682">
            <text:p>133.3320303357</text:p>
          </table:table-cell>
          <table:table-cell office:value-type="float" office:value="0.809718702306745">
            <text:p>0.8097187023</text:p>
          </table:table-cell>
        </table:table-row>
        <table:table-row table:style-name="ro3">
          <table:table-cell office:value-type="float" office:value="40.4">
            <text:p>40.4</text:p>
          </table:table-cell>
          <table:table-cell office:value-type="float" office:value="115.652944949611">
            <text:p>115.6529449496</text:p>
          </table:table-cell>
          <table:table-cell office:value-type="float" office:value="-94.6538710894863">
            <text:p>-94.6538710895</text:p>
          </table:table-cell>
          <table:table-cell office:value-type="float" office:value="210.306816039097">
            <text:p>210.3068160391</text:p>
          </table:table-cell>
          <table:table-cell office:value-type="float" office:value="134.9742902778">
            <text:p>134.9742902778</text:p>
          </table:table-cell>
          <table:table-cell office:value-type="float" office:value="2.05369823039862">
            <text:p>2.0536982304</text:p>
          </table:table-cell>
        </table:table-row>
        <table:table-row table:style-name="ro3">
          <table:table-cell office:value-type="float" office:value="40.5">
            <text:p>40.5</text:p>
          </table:table-cell>
          <table:table-cell office:value-type="float" office:value="115.653005920381">
            <text:p>115.6530059204</text:p>
          </table:table-cell>
          <table:table-cell office:value-type="float" office:value="-93.8001640696484">
            <text:p>-93.8001640696</text:p>
          </table:table-cell>
          <table:table-cell office:value-type="float" office:value="209.453169990029">
            <text:p>209.45316999</text:p>
          </table:table-cell>
          <table:table-cell office:value-type="float" office:value="134.426422777395">
            <text:p>134.4264227774</text:p>
          </table:table-cell>
          <table:table-cell office:value-type="float" office:value="5.11613000114973">
            <text:p>5.1161300011</text:p>
          </table:table-cell>
        </table:table-row>
        <table:table-row table:style-name="ro3">
          <table:table-cell office:value-type="float" office:value="40.6">
            <text:p>40.6</text:p>
          </table:table-cell>
          <table:table-cell office:value-type="float" office:value="115.65311154213">
            <text:p>115.6531115421</text:p>
          </table:table-cell>
          <table:table-cell office:value-type="float" office:value="-89.7992381721425">
            <text:p>-89.7992381721</text:p>
          </table:table-cell>
          <table:table-cell office:value-type="float" office:value="205.452349714273">
            <text:p>205.4523497143</text:p>
          </table:table-cell>
          <table:table-cell office:value-type="float" office:value="131.858708200095">
            <text:p>131.8587082001</text:p>
          </table:table-cell>
          <table:table-cell office:value-type="float" office:value="3.0477426767239">
            <text:p>3.0477426767</text:p>
          </table:table-cell>
        </table:table-row>
        <table:table-row table:style-name="ro3">
          <table:table-cell office:value-type="float" office:value="40.7">
            <text:p>40.7</text:p>
          </table:table-cell>
          <table:table-cell office:value-type="float" office:value="115.653096993131">
            <text:p>115.6530969931</text:p>
          </table:table-cell>
          <table:table-cell office:value-type="float" office:value="-93.3381945645162">
            <text:p>-93.3381945645</text:p>
          </table:table-cell>
          <table:table-cell office:value-type="float" office:value="208.991291557647">
            <text:p>208.9912915576</text:p>
          </table:table-cell>
          <table:table-cell office:value-type="float" office:value="134.129990570491">
            <text:p>134.1299905705</text:p>
          </table:table-cell>
          <table:table-cell office:value-type="float" office:value="2.86732134827913">
            <text:p>2.8673213483</text:p>
          </table:table-cell>
        </table:table-row>
        <table:table-row table:style-name="ro3">
          <table:table-cell office:value-type="float" office:value="40.8">
            <text:p>40.8</text:p>
          </table:table-cell>
          <table:table-cell office:value-type="float" office:value="115.65297147551">
            <text:p>115.6529714755</text:p>
          </table:table-cell>
          <table:table-cell office:value-type="float" office:value="-97.072610419728">
            <text:p>-97.0726104197</text:p>
          </table:table-cell>
          <table:table-cell office:value-type="float" office:value="212.725581895238">
            <text:p>212.7255818952</text:p>
          </table:table-cell>
          <table:table-cell office:value-type="float" office:value="136.526647024621">
            <text:p>136.5266470246</text:p>
          </table:table-cell>
          <table:table-cell office:value-type="float" office:value="2.01375493205684">
            <text:p>2.0137549321</text:p>
          </table:table-cell>
        </table:table-row>
        <table:table-row table:style-name="ro3">
          <table:table-cell office:value-type="float" office:value="40.9">
            <text:p>40.9</text:p>
          </table:table-cell>
          <table:table-cell office:value-type="float" office:value="115.65307897873">
            <text:p>115.6530789787</text:p>
          </table:table-cell>
          <table:table-cell office:value-type="float" office:value="-94.5918909112668">
            <text:p>-94.5918909113</text:p>
          </table:table-cell>
          <table:table-cell office:value-type="float" office:value="210.244969889996">
            <text:p>210.24496989</text:p>
          </table:table-cell>
          <table:table-cell office:value-type="float" office:value="134.934597602886">
            <text:p>134.9345976029</text:p>
          </table:table-cell>
          <table:table-cell office:value-type="float" office:value="2.90415217063144">
            <text:p>2.904152170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15.65312767296">
            <text:p>115.653127673</text:p>
          </table:table-cell>
          <table:table-cell office:value-type="float" office:value="-94.9245326505941">
            <text:p>-94.9245326506</text:p>
          </table:table-cell>
          <table:table-cell office:value-type="float" office:value="210.577660323554">
            <text:p>210.5776603236</text:p>
          </table:table-cell>
          <table:table-cell office:value-type="float" office:value="135.148117335614">
            <text:p>135.1481173356</text:p>
          </table:table-cell>
          <table:table-cell office:value-type="float" office:value="2.0209230758308">
            <text:p>2.0209230758</text:p>
          </table:table-cell>
        </table:table-row>
        <table:table-row table:style-name="ro3">
          <table:table-cell office:value-type="float" office:value="41.1">
            <text:p>41.1</text:p>
          </table:table-cell>
          <table:table-cell office:value-type="float" office:value="115.653105593405">
            <text:p>115.6531055934</text:p>
          </table:table-cell>
          <table:table-cell office:value-type="float" office:value="-95.4489536329013">
            <text:p>-95.4489536329</text:p>
          </table:table-cell>
          <table:table-cell office:value-type="float" office:value="211.102059226306">
            <text:p>211.1020592263</text:p>
          </table:table-cell>
          <table:table-cell office:value-type="float" office:value="135.484674994822">
            <text:p>135.4846749948</text:p>
          </table:table-cell>
          <table:table-cell office:value-type="float" office:value="1.43375261506554">
            <text:p>1.4337526151</text:p>
          </table:table-cell>
        </table:table-row>
        <table:table-row table:style-name="ro3">
          <table:table-cell office:value-type="float" office:value="41.2">
            <text:p>41.2</text:p>
          </table:table-cell>
          <table:table-cell office:value-type="float" office:value="115.653130734812">
            <text:p>115.6531307348</text:p>
          </table:table-cell>
          <table:table-cell office:value-type="float" office:value="-93.7992612282721">
            <text:p>-93.7992612283</text:p>
          </table:table-cell>
          <table:table-cell office:value-type="float" office:value="209.452391963084">
            <text:p>209.4523919631</text:p>
          </table:table-cell>
          <table:table-cell office:value-type="float" office:value="134.425923442012">
            <text:p>134.425923442</text:p>
          </table:table-cell>
          <table:table-cell office:value-type="float" office:value="4.94214619980603">
            <text:p>4.9421461998</text:p>
          </table:table-cell>
        </table:table-row>
        <table:table-row table:style-name="ro3">
          <table:table-cell office:value-type="float" office:value="41.3">
            <text:p>41.3</text:p>
          </table:table-cell>
          <table:table-cell office:value-type="float" office:value="115.653091958723">
            <text:p>115.6530919587</text:p>
          </table:table-cell>
          <table:table-cell office:value-type="float" office:value="-91.7443464081627">
            <text:p>-91.7443464082</text:p>
          </table:table-cell>
          <table:table-cell office:value-type="float" office:value="207.397438366886">
            <text:p>207.3974383669</text:p>
          </table:table-cell>
          <table:table-cell office:value-type="float" office:value="133.107060323713">
            <text:p>133.1070603237</text:p>
          </table:table-cell>
          <table:table-cell office:value-type="float" office:value="8.31621326067819">
            <text:p>8.3162132607</text:p>
          </table:table-cell>
        </table:table-row>
        <table:table-row table:style-name="ro3">
          <table:table-cell office:value-type="float" office:value="41.4">
            <text:p>41.4</text:p>
          </table:table-cell>
          <table:table-cell office:value-type="float" office:value="115.653141158399">
            <text:p>115.6531411584</text:p>
          </table:table-cell>
          <table:table-cell office:value-type="float" office:value="-91.2098508754153">
            <text:p>-91.2098508754</text:p>
          </table:table-cell>
          <table:table-cell office:value-type="float" office:value="206.862992033814">
            <text:p>206.8629920338</text:p>
          </table:table-cell>
          <table:table-cell office:value-type="float" office:value="132.764054253551">
            <text:p>132.7640542536</text:p>
          </table:table-cell>
          <table:table-cell office:value-type="float" office:value="4.22552395711882">
            <text:p>4.2255239571</text:p>
          </table:table-cell>
        </table:table-row>
        <table:table-row table:style-name="ro3">
          <table:table-cell office:value-type="float" office:value="41.5">
            <text:p>41.5</text:p>
          </table:table-cell>
          <table:table-cell office:value-type="float" office:value="115.65308983008">
            <text:p>115.6530898301</text:p>
          </table:table-cell>
          <table:table-cell office:value-type="float" office:value="-91.0002375542384">
            <text:p>-91.0002375542</text:p>
          </table:table-cell>
          <table:table-cell office:value-type="float" office:value="206.653327384319">
            <text:p>206.6533273843</text:p>
          </table:table-cell>
          <table:table-cell office:value-type="float" office:value="132.629492103855">
            <text:p>132.6294921039</text:p>
          </table:table-cell>
          <table:table-cell office:value-type="float" office:value="2.2069978143706">
            <text:p>2.2069978144</text:p>
          </table:table-cell>
        </table:table-row>
        <table:table-row table:style-name="ro3">
          <table:table-cell office:value-type="float" office:value="41.6">
            <text:p>41.6</text:p>
          </table:table-cell>
          <table:table-cell office:value-type="float" office:value="115.65317074147">
            <text:p>115.6531707415</text:p>
          </table:table-cell>
          <table:table-cell office:value-type="float" office:value="-91.2950166526583">
            <text:p>-91.2950166527</text:p>
          </table:table-cell>
          <table:table-cell office:value-type="float" office:value="206.948187394129">
            <text:p>206.9481873941</text:p>
          </table:table-cell>
          <table:table-cell office:value-type="float" office:value="132.818732382915">
            <text:p>132.8187323829</text:p>
          </table:table-cell>
          <table:table-cell office:value-type="float" office:value="0.210830965508747">
            <text:p>0.2108309655</text:p>
          </table:table-cell>
        </table:table-row>
        <table:table-row table:style-name="ro3">
          <table:table-cell office:value-type="float" office:value="41.7">
            <text:p>41.7</text:p>
          </table:table-cell>
          <table:table-cell office:value-type="float" office:value="115.653014673024">
            <text:p>115.653014673</text:p>
          </table:table-cell>
          <table:table-cell office:value-type="float" office:value="-92.6644612055719">
            <text:p>-92.6644612056</text:p>
          </table:table-cell>
          <table:table-cell office:value-type="float" office:value="208.317475878596">
            <text:p>208.3174758786</text:p>
          </table:table-cell>
          <table:table-cell office:value-type="float" office:value="133.697537667771">
            <text:p>133.6975376678</text:p>
          </table:table-cell>
          <table:table-cell office:value-type="float" office:value="2.97621996376654">
            <text:p>2.9762199638</text:p>
          </table:table-cell>
        </table:table-row>
        <table:table-row table:style-name="ro3">
          <table:table-cell office:value-type="float" office:value="41.8">
            <text:p>41.8</text:p>
          </table:table-cell>
          <table:table-cell office:value-type="float" office:value="115.653163145125">
            <text:p>115.6531631451</text:p>
          </table:table-cell>
          <table:table-cell office:value-type="float" office:value="-87.2054248809133">
            <text:p>-87.2054248809</text:p>
          </table:table-cell>
          <table:table-cell office:value-type="float" office:value="202.858588026038">
            <text:p>202.858588026</text:p>
          </table:table-cell>
          <table:table-cell office:value-type="float" office:value="130.194039647678">
            <text:p>130.1940396477</text:p>
          </table:table-cell>
          <table:table-cell office:value-type="float" office:value="4.3437598301585">
            <text:p>4.3437598302</text:p>
          </table:table-cell>
        </table:table-row>
        <table:table-row table:style-name="ro3">
          <table:table-cell office:value-type="float" office:value="41.9">
            <text:p>41.9</text:p>
          </table:table-cell>
          <table:table-cell office:value-type="float" office:value="115.652968326131">
            <text:p>115.6529683261</text:p>
          </table:table-cell>
          <table:table-cell office:value-type="float" office:value="-94.633271271119">
            <text:p>-94.6332712711</text:p>
          </table:table-cell>
          <table:table-cell office:value-type="float" office:value="210.28623959725">
            <text:p>210.2862395973</text:p>
          </table:table-cell>
          <table:table-cell office:value-type="float" office:value="134.9610843785">
            <text:p>134.9610843785</text:p>
          </table:table-cell>
          <table:table-cell office:value-type="float" office:value="3.02731905241141">
            <text:p>3.027319052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15.65313012108">
            <text:p>115.6531301211</text:p>
          </table:table-cell>
          <table:table-cell office:value-type="float" office:value="-92.6513490728108">
            <text:p>-92.6513490728</text:p>
          </table:table-cell>
          <table:table-cell office:value-type="float" office:value="208.30447919389">
            <text:p>208.3044791939</text:p>
          </table:table-cell>
          <table:table-cell office:value-type="float" office:value="133.689196434105">
            <text:p>133.6891964341</text:p>
          </table:table-cell>
          <table:table-cell office:value-type="float" office:value="2.95119870383686">
            <text:p>2.9511987038</text:p>
          </table:table-cell>
        </table:table-row>
        <table:table-row table:style-name="ro3">
          <table:table-cell office:value-type="float" office:value="42.1">
            <text:p>42.1</text:p>
          </table:table-cell>
          <table:table-cell office:value-type="float" office:value="115.653312315243">
            <text:p>115.6533123152</text:p>
          </table:table-cell>
          <table:table-cell office:value-type="float" office:value="-86.6903850661719">
            <text:p>-86.6903850662</text:p>
          </table:table-cell>
          <table:table-cell office:value-type="float" office:value="202.343697381415">
            <text:p>202.3436973814</text:p>
          </table:table-cell>
          <table:table-cell office:value-type="float" office:value="129.863584360315">
            <text:p>129.8635843603</text:p>
          </table:table-cell>
          <table:table-cell office:value-type="float" office:value="0.935057874418126">
            <text:p>0.9350578744</text:p>
          </table:table-cell>
        </table:table-row>
        <table:table-row table:style-name="ro3">
          <table:table-cell office:value-type="float" office:value="42.2">
            <text:p>42.2</text:p>
          </table:table-cell>
          <table:table-cell office:value-type="float" office:value="115.652956287366">
            <text:p>115.6529562874</text:p>
          </table:table-cell>
          <table:table-cell office:value-type="float" office:value="-92.2209052510576">
            <text:p>-92.2209052511</text:p>
          </table:table-cell>
          <table:table-cell office:value-type="float" office:value="207.873861538423">
            <text:p>207.8738615384</text:p>
          </table:table-cell>
          <table:table-cell office:value-type="float" office:value="133.412827301034">
            <text:p>133.412827301</text:p>
          </table:table-cell>
          <table:table-cell office:value-type="float" office:value="1.92913013603552">
            <text:p>1.929130136</text:p>
          </table:table-cell>
        </table:table-row>
        <table:table-row table:style-name="ro3">
          <table:table-cell office:value-type="float" office:value="42.3">
            <text:p>42.3</text:p>
          </table:table-cell>
          <table:table-cell office:value-type="float" office:value="115.653106036937">
            <text:p>115.6531060369</text:p>
          </table:table-cell>
          <table:table-cell office:value-type="float" office:value="-87.3413896546782">
            <text:p>-87.3413896547</text:p>
          </table:table-cell>
          <table:table-cell office:value-type="float" office:value="202.994495691615">
            <text:p>202.9944956916</text:p>
          </table:table-cell>
          <table:table-cell office:value-type="float" office:value="130.281264784029">
            <text:p>130.281264784</text:p>
          </table:table-cell>
          <table:table-cell office:value-type="float" office:value="3.90885607484023">
            <text:p>3.9088560748</text:p>
          </table:table-cell>
        </table:table-row>
        <table:table-row table:style-name="ro3">
          <table:table-cell office:value-type="float" office:value="42.4">
            <text:p>42.4</text:p>
          </table:table-cell>
          <table:table-cell office:value-type="float" office:value="115.653035304027">
            <text:p>115.653035304</text:p>
          </table:table-cell>
          <table:table-cell office:value-type="float" office:value="-86.8756017163255">
            <text:p>-86.8756017163</text:p>
          </table:table-cell>
          <table:table-cell office:value-type="float" office:value="202.528637020352">
            <text:p>202.5286370204</text:p>
          </table:table-cell>
          <table:table-cell office:value-type="float" office:value="129.982278071626">
            <text:p>129.9822780716</text:p>
          </table:table-cell>
          <table:table-cell office:value-type="float" office:value="2.16083876729563">
            <text:p>2.1608387673</text:p>
          </table:table-cell>
        </table:table-row>
        <table:table-row table:style-name="ro3">
          <table:table-cell office:value-type="float" office:value="42.5">
            <text:p>42.5</text:p>
          </table:table-cell>
          <table:table-cell office:value-type="float" office:value="115.65298432383">
            <text:p>115.6529843238</text:p>
          </table:table-cell>
          <table:table-cell office:value-type="float" office:value="-84.7206367770698">
            <text:p>-84.7206367771</text:p>
          </table:table-cell>
          <table:table-cell office:value-type="float" office:value="200.373621100899">
            <text:p>200.3736211009</text:p>
          </table:table-cell>
          <table:table-cell office:value-type="float" office:value="128.599195251279">
            <text:p>128.5991952513</text:p>
          </table:table-cell>
          <table:table-cell office:value-type="float" office:value="0.182856675473292">
            <text:p>0.1828566755</text:p>
          </table:table-cell>
        </table:table-row>
        <table:table-row table:style-name="ro3">
          <table:table-cell office:value-type="float" office:value="42.6">
            <text:p>42.6</text:p>
          </table:table-cell>
          <table:table-cell office:value-type="float" office:value="115.653046145596">
            <text:p>115.6530461456</text:p>
          </table:table-cell>
          <table:table-cell office:value-type="float" office:value="-83.3344113318496">
            <text:p>-83.3344113318</text:p>
          </table:table-cell>
          <table:table-cell office:value-type="float" office:value="198.987457477446">
            <text:p>198.9874574774</text:p>
          </table:table-cell>
          <table:table-cell office:value-type="float" office:value="127.709559552312">
            <text:p>127.7095595523</text:p>
          </table:table-cell>
          <table:table-cell office:value-type="float" office:value="1.37590529508105">
            <text:p>1.3759052951</text:p>
          </table:table-cell>
        </table:table-row>
        <table:table-row table:style-name="ro3">
          <table:table-cell office:value-type="float" office:value="42.7">
            <text:p>42.7</text:p>
          </table:table-cell>
          <table:table-cell office:value-type="float" office:value="115.653082094414">
            <text:p>115.6530820944</text:p>
          </table:table-cell>
          <table:table-cell office:value-type="float" office:value="-86.4430189686244">
            <text:p>-86.4430189686</text:p>
          </table:table-cell>
          <table:table-cell office:value-type="float" office:value="202.096101063038">
            <text:p>202.096101063</text:p>
          </table:table-cell>
          <table:table-cell office:value-type="float" office:value="129.704677778123">
            <text:p>129.7046777781</text:p>
          </table:table-cell>
          <table:table-cell office:value-type="float" office:value="0.886023761352456">
            <text:p>0.8860237614</text:p>
          </table:table-cell>
        </table:table-row>
        <table:table-row table:style-name="ro3">
          <table:table-cell office:value-type="float" office:value="42.8">
            <text:p>42.8</text:p>
          </table:table-cell>
          <table:table-cell office:value-type="float" office:value="115.653087214705">
            <text:p>115.6530872147</text:p>
          </table:table-cell>
          <table:table-cell office:value-type="float" office:value="-83.5280754879286">
            <text:p>-83.5280754879</text:p>
          </table:table-cell>
          <table:table-cell office:value-type="float" office:value="199.181162702634">
            <text:p>199.1811627026</text:p>
          </table:table-cell>
          <table:table-cell office:value-type="float" office:value="127.83387899086">
            <text:p>127.8338789909</text:p>
          </table:table-cell>
          <table:table-cell office:value-type="float" office:value="0.878322019750212">
            <text:p>0.8783220198</text:p>
          </table:table-cell>
        </table:table-row>
        <table:table-row table:style-name="ro3">
          <table:table-cell office:value-type="float" office:value="42.9">
            <text:p>42.9</text:p>
          </table:table-cell>
          <table:table-cell office:value-type="float" office:value="115.653369656691">
            <text:p>115.6533696567</text:p>
          </table:table-cell>
          <table:table-cell office:value-type="float" office:value="-75.5078262454897">
            <text:p>-75.5078262455</text:p>
          </table:table-cell>
          <table:table-cell office:value-type="float" office:value="191.161195902181">
            <text:p>191.1611959022</text:p>
          </table:table-cell>
          <table:table-cell office:value-type="float" office:value="122.686688104087">
            <text:p>122.6866881041</text:p>
          </table:table-cell>
          <table:table-cell office:value-type="float" office:value="0.345640429074523">
            <text:p>0.345640429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15.653001813346">
            <text:p>115.6530018133</text:p>
          </table:table-cell>
          <table:table-cell office:value-type="float" office:value="-81.6301145012456">
            <text:p>-81.6301145012</text:p>
          </table:table-cell>
          <table:table-cell office:value-type="float" office:value="197.283116314591">
            <text:p>197.2831163146</text:p>
          </table:table-cell>
          <table:table-cell office:value-type="float" office:value="126.615718453007">
            <text:p>126.6157184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1">
            <text:p>43.1</text:p>
          </table:table-cell>
          <table:table-cell office:value-type="float" office:value="115.653149065842">
            <text:p>115.6531490658</text:p>
          </table:table-cell>
          <table:table-cell office:value-type="float" office:value="-76.1662657926976">
            <text:p>-76.1662657927</text:p>
          </table:table-cell>
          <table:table-cell office:value-type="float" office:value="191.81941485854">
            <text:p>191.8194148585</text:p>
          </table:table-cell>
          <table:table-cell office:value-type="float" office:value="123.10913107648">
            <text:p>123.10913107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2">
            <text:p>43.2</text:p>
          </table:table-cell>
          <table:table-cell office:value-type="float" office:value="115.652980971857">
            <text:p>115.6529809719</text:p>
          </table:table-cell>
          <table:table-cell office:value-type="float" office:value="-74.1072431799369">
            <text:p>-74.1072431799</text:p>
          </table:table-cell>
          <table:table-cell office:value-type="float" office:value="189.760224151794">
            <text:p>189.7602241518</text:p>
          </table:table-cell>
          <table:table-cell office:value-type="float" office:value="121.787548593209">
            <text:p>121.78754859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3">
            <text:p>43.3</text:p>
          </table:table-cell>
          <table:table-cell office:value-type="float" office:value="115.652972896508">
            <text:p>115.6529728965</text:p>
          </table:table-cell>
          <table:table-cell office:value-type="float" office:value="-78.3623730400627">
            <text:p>-78.3623730401</text:p>
          </table:table-cell>
          <table:table-cell office:value-type="float" office:value="194.01534593657">
            <text:p>194.0153459366</text:p>
          </table:table-cell>
          <table:table-cell office:value-type="float" office:value="124.518473124153">
            <text:p>124.51847312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4">
            <text:p>43.4</text:p>
          </table:table-cell>
          <table:table-cell office:value-type="float" office:value="115.653127541949">
            <text:p>115.653127542</text:p>
          </table:table-cell>
          <table:table-cell office:value-type="float" office:value="-78.863993883115">
            <text:p>-78.8639938831</text:p>
          </table:table-cell>
          <table:table-cell office:value-type="float" office:value="194.517121425064">
            <text:p>194.5171214251</text:p>
          </table:table-cell>
          <table:table-cell office:value-type="float" office:value="124.840511143242">
            <text:p>124.84051114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5">
            <text:p>43.5</text:p>
          </table:table-cell>
          <table:table-cell office:value-type="float" office:value="115.653163448955">
            <text:p>115.653163449</text:p>
          </table:table-cell>
          <table:table-cell office:value-type="float" office:value="-76.0594515365795">
            <text:p>-76.0594515366</text:p>
          </table:table-cell>
          <table:table-cell office:value-type="float" office:value="191.712614985535">
            <text:p>191.7126149855</text:p>
          </table:table-cell>
          <table:table-cell office:value-type="float" office:value="123.040587235">
            <text:p>123.0405872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6">
            <text:p>43.6</text:p>
          </table:table-cell>
          <table:table-cell office:value-type="float" office:value="115.653023008082">
            <text:p>115.6530230081</text:p>
          </table:table-cell>
          <table:table-cell office:value-type="float" office:value="-74.2970269110619">
            <text:p>-74.2970269111</text:p>
          </table:table-cell>
          <table:table-cell office:value-type="float" office:value="189.950049919144">
            <text:p>189.9500499191</text:p>
          </table:table-cell>
          <table:table-cell office:value-type="float" office:value="121.909378207232">
            <text:p>121.9093782072</text:p>
          </table:table-cell>
          <table:table-cell office:value-type="float" office:value="3.62754435967143">
            <text:p>3.6275443597</text:p>
          </table:table-cell>
        </table:table-row>
        <table:table-row table:style-name="ro3">
          <table:table-cell office:value-type="float" office:value="43.7">
            <text:p>43.7</text:p>
          </table:table-cell>
          <table:table-cell office:value-type="float" office:value="115.653053519023">
            <text:p>115.653053519</text:p>
          </table:table-cell>
          <table:table-cell office:value-type="float" office:value="-73.5605378757712">
            <text:p>-73.5605378758</text:p>
          </table:table-cell>
          <table:table-cell office:value-type="float" office:value="189.213591394794">
            <text:p>189.2135913948</text:p>
          </table:table-cell>
          <table:table-cell office:value-type="float" office:value="121.436721312343">
            <text:p>121.4367213123</text:p>
          </table:table-cell>
          <table:table-cell office:value-type="float" office:value="5.49797045300866">
            <text:p>5.497970453</text:p>
          </table:table-cell>
        </table:table-row>
        <table:table-row table:style-name="ro3">
          <table:table-cell office:value-type="float" office:value="43.8">
            <text:p>43.8</text:p>
          </table:table-cell>
          <table:table-cell office:value-type="float" office:value="115.653114917274">
            <text:p>115.6531149173</text:p>
          </table:table-cell>
          <table:table-cell office:value-type="float" office:value="-74.7746243334297">
            <text:p>-74.7746243334</text:p>
          </table:table-cell>
          <table:table-cell office:value-type="float" office:value="190.427739250704">
            <text:p>190.4277392507</text:p>
          </table:table-cell>
          <table:table-cell office:value-type="float" office:value="122.215957802297">
            <text:p>122.2159578023</text:p>
          </table:table-cell>
          <table:table-cell office:value-type="float" office:value="2.2050502837464">
            <text:p>2.2050502837</text:p>
          </table:table-cell>
        </table:table-row>
        <table:table-row table:style-name="ro3">
          <table:table-cell office:value-type="float" office:value="43.9">
            <text:p>43.9</text:p>
          </table:table-cell>
          <table:table-cell office:value-type="float" office:value="115.653097917563">
            <text:p>115.6530979176</text:p>
          </table:table-cell>
          <table:table-cell office:value-type="float" office:value="-72.943348889288">
            <text:p>-72.9433488893</text:p>
          </table:table-cell>
          <table:table-cell office:value-type="float" office:value="188.596446806851">
            <text:p>188.5964468069</text:p>
          </table:table-cell>
          <table:table-cell office:value-type="float" office:value="121.040639747678">
            <text:p>121.0406397477</text:p>
          </table:table-cell>
          <table:table-cell office:value-type="float" office:value="2.97128685846806">
            <text:p>2.9712868585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15.652998394837">
            <text:p>115.6529983948</text:p>
          </table:table-cell>
          <table:table-cell office:value-type="float" office:value="-73.4059635684177">
            <text:p>-73.4059635684</text:p>
          </table:table-cell>
          <table:table-cell office:value-type="float" office:value="189.058961963255">
            <text:p>189.0589619633</text:p>
          </table:table-cell>
          <table:table-cell office:value-type="float" office:value="121.337480602169">
            <text:p>121.3374806022</text:p>
          </table:table-cell>
          <table:table-cell office:value-type="float" office:value="4.76762743026011">
            <text:p>4.7676274303</text:p>
          </table:table-cell>
        </table:table-row>
        <table:table-row table:style-name="ro3">
          <table:table-cell office:value-type="float" office:value="44.1">
            <text:p>44.1</text:p>
          </table:table-cell>
          <table:table-cell office:value-type="float" office:value="115.653041453928">
            <text:p>115.6530414539</text:p>
          </table:table-cell>
          <table:table-cell office:value-type="float" office:value="-76.551996700912">
            <text:p>-76.5519967009</text:p>
          </table:table-cell>
          <table:table-cell office:value-type="float" office:value="192.20503815484">
            <text:p>192.2050381548</text:p>
          </table:table-cell>
          <table:table-cell office:value-type="float" office:value="123.356622963395">
            <text:p>123.3566229634</text:p>
          </table:table-cell>
          <table:table-cell office:value-type="float" office:value="4.19075402837107">
            <text:p>4.1907540284</text:p>
          </table:table-cell>
        </table:table-row>
        <table:table-row table:style-name="ro3">
          <table:table-cell office:value-type="float" office:value="44.2">
            <text:p>44.2</text:p>
          </table:table-cell>
          <table:table-cell office:value-type="float" office:value="115.652963144814">
            <text:p>115.6529631448</text:p>
          </table:table-cell>
          <table:table-cell office:value-type="float" office:value="-74.0071050392022">
            <text:p>-74.0071050392</text:p>
          </table:table-cell>
          <table:table-cell office:value-type="float" office:value="189.660068184016">
            <text:p>189.660068184</text:p>
          </table:table-cell>
          <table:table-cell office:value-type="float" office:value="121.723268790384">
            <text:p>121.7232687904</text:p>
          </table:table-cell>
          <table:table-cell office:value-type="float" office:value="2.75442319730255">
            <text:p>2.7544231973</text:p>
          </table:table-cell>
        </table:table-row>
        <table:table-row table:style-name="ro3">
          <table:table-cell office:value-type="float" office:value="44.3">
            <text:p>44.3</text:p>
          </table:table-cell>
          <table:table-cell office:value-type="float" office:value="115.652993788443">
            <text:p>115.6529937884</text:p>
          </table:table-cell>
          <table:table-cell office:value-type="float" office:value="-72.9967185057543">
            <text:p>-72.9967185058</text:p>
          </table:table-cell>
          <table:table-cell office:value-type="float" office:value="188.649712294197">
            <text:p>188.6497122942</text:p>
          </table:table-cell>
          <table:table-cell office:value-type="float" office:value="121.074825379348">
            <text:p>121.0748253793</text:p>
          </table:table-cell>
          <table:table-cell office:value-type="float" office:value="0.0586033290371551">
            <text:p>0.058603329</text:p>
          </table:table-cell>
        </table:table-row>
        <table:table-row table:style-name="ro3">
          <table:table-cell office:value-type="float" office:value="44.4">
            <text:p>44.4</text:p>
          </table:table-cell>
          <table:table-cell office:value-type="float" office:value="115.653008745373">
            <text:p>115.6530087454</text:p>
          </table:table-cell>
          <table:table-cell office:value-type="float" office:value="-79.5432288374429">
            <text:p>-79.5432288374</text:p>
          </table:table-cell>
          <table:table-cell office:value-type="float" office:value="195.196237582816">
            <text:p>195.1962375828</text:p>
          </table:table-cell>
          <table:table-cell office:value-type="float" office:value="125.276365877459">
            <text:p>125.2763658775</text:p>
          </table:table-cell>
          <table:table-cell office:value-type="float" office:value="0.00682402903073593">
            <text:p>0.006824029</text:p>
          </table:table-cell>
        </table:table-row>
        <table:table-row table:style-name="ro3">
          <table:table-cell office:value-type="float" office:value="44.5">
            <text:p>44.5</text:p>
          </table:table-cell>
          <table:table-cell office:value-type="float" office:value="115.65309798201">
            <text:p>115.653097982</text:p>
          </table:table-cell>
          <table:table-cell office:value-type="float" office:value="-75.8048483508178">
            <text:p>-75.8048483508</text:p>
          </table:table-cell>
          <table:table-cell office:value-type="float" office:value="191.457946332828">
            <text:p>191.4579463328</text:p>
          </table:table-cell>
          <table:table-cell office:value-type="float" office:value="122.877141649629">
            <text:p>122.8771416496</text:p>
          </table:table-cell>
          <table:table-cell office:value-type="float" office:value="2.66768229719447">
            <text:p>2.6676822972</text:p>
          </table:table-cell>
        </table:table-row>
        <table:table-row table:style-name="ro3">
          <table:table-cell office:value-type="float" office:value="44.6">
            <text:p>44.6</text:p>
          </table:table-cell>
          <table:table-cell office:value-type="float" office:value="115.65298466026">
            <text:p>115.6529846603</text:p>
          </table:table-cell>
          <table:table-cell office:value-type="float" office:value="-79.4854244082948">
            <text:p>-79.4854244083</text:p>
          </table:table-cell>
          <table:table-cell office:value-type="float" office:value="195.138409068555">
            <text:p>195.1384090686</text:p>
          </table:table-cell>
          <table:table-cell office:value-type="float" office:value="125.23925170866">
            <text:p>125.2392517087</text:p>
          </table:table-cell>
          <table:table-cell office:value-type="float" office:value="3.31791318662065">
            <text:p>3.3179131866</text:p>
          </table:table-cell>
        </table:table-row>
        <table:table-row table:style-name="ro3">
          <table:table-cell office:value-type="float" office:value="44.7">
            <text:p>44.7</text:p>
          </table:table-cell>
          <table:table-cell office:value-type="float" office:value="115.652977897939">
            <text:p>115.6529778979</text:p>
          </table:table-cell>
          <table:table-cell office:value-type="float" office:value="-83.5789164349042">
            <text:p>-83.5789164349</text:p>
          </table:table-cell>
          <table:table-cell office:value-type="float" office:value="199.231894332843">
            <text:p>199.2318943328</text:p>
          </table:table-cell>
          <table:table-cell office:value-type="float" office:value="127.866438400541">
            <text:p>127.8664384005</text:p>
          </table:table-cell>
          <table:table-cell office:value-type="float" office:value="0.938133157504586">
            <text:p>0.9381331575</text:p>
          </table:table-cell>
        </table:table-row>
        <table:table-row table:style-name="ro3">
          <table:table-cell office:value-type="float" office:value="44.8">
            <text:p>44.8</text:p>
          </table:table-cell>
          <table:table-cell office:value-type="float" office:value="115.653040859482">
            <text:p>115.6530408595</text:p>
          </table:table-cell>
          <table:table-cell office:value-type="float" office:value="-82.0219848958869">
            <text:p>-82.0219848959</text:p>
          </table:table-cell>
          <table:table-cell office:value-type="float" office:value="197.675025755369">
            <text:p>197.6750257554</text:p>
          </table:table-cell>
          <table:table-cell office:value-type="float" office:value="126.867244768788">
            <text:p>126.86724476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9">
            <text:p>44.9</text:p>
          </table:table-cell>
          <table:table-cell office:value-type="float" office:value="115.652995592179">
            <text:p>115.6529955922</text:p>
          </table:table-cell>
          <table:table-cell office:value-type="float" office:value="-81.8052708503708">
            <text:p>-81.8052708504</text:p>
          </table:table-cell>
          <table:table-cell office:value-type="float" office:value="197.45826644255">
            <text:p>197.4582664426</text:p>
          </table:table-cell>
          <table:table-cell office:value-type="float" office:value="126.728129285231">
            <text:p>126.72812928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15.652890288276">
            <text:p>115.6528902883</text:p>
          </table:table-cell>
          <table:table-cell office:value-type="float" office:value="-81.6057207984217">
            <text:p>-81.6057207984</text:p>
          </table:table-cell>
          <table:table-cell office:value-type="float" office:value="197.258611086697">
            <text:p>197.2586110867</text:p>
          </table:table-cell>
          <table:table-cell office:value-type="float" office:value="126.599991070484">
            <text:p>126.5999910705</text:p>
          </table:table-cell>
          <table:table-cell office:value-type="float" office:value="1.48152292301366">
            <text:p>1.481522923</text:p>
          </table:table-cell>
        </table:table-row>
        <table:table-row table:style-name="ro3">
          <table:table-cell office:value-type="float" office:value="45.1">
            <text:p>45.1</text:p>
          </table:table-cell>
          <table:table-cell office:value-type="float" office:value="115.652868068068">
            <text:p>115.6528680681</text:p>
          </table:table-cell>
          <table:table-cell office:value-type="float" office:value="-84.4317567619807">
            <text:p>-84.431756762</text:p>
          </table:table-cell>
          <table:table-cell office:value-type="float" office:value="200.084624830048">
            <text:p>200.08462483</text:p>
          </table:table-cell>
          <table:table-cell office:value-type="float" office:value="128.413718302478">
            <text:p>128.4137183025</text:p>
          </table:table-cell>
          <table:table-cell office:value-type="float" office:value="3.00184158414993">
            <text:p>3.0018415841</text:p>
          </table:table-cell>
        </table:table-row>
        <table:table-row table:style-name="ro3">
          <table:table-cell office:value-type="float" office:value="45.2">
            <text:p>45.2</text:p>
          </table:table-cell>
          <table:table-cell office:value-type="float" office:value="115.652971939474">
            <text:p>115.6529719395</text:p>
          </table:table-cell>
          <table:table-cell office:value-type="float" office:value="-88.3417197072192">
            <text:p>-88.3417197072</text:p>
          </table:table-cell>
          <table:table-cell office:value-type="float" office:value="203.994691646693">
            <text:p>203.9946916467</text:p>
          </table:table-cell>
          <table:table-cell office:value-type="float" office:value="130.923187579105">
            <text:p>130.9231875791</text:p>
          </table:table-cell>
          <table:table-cell office:value-type="float" office:value="2.78230478338617">
            <text:p>2.7823047834</text:p>
          </table:table-cell>
        </table:table-row>
        <table:table-row table:style-name="ro3">
          <table:table-cell office:value-type="float" office:value="45.3">
            <text:p>45.3</text:p>
          </table:table-cell>
          <table:table-cell office:value-type="float" office:value="115.652853335952">
            <text:p>115.652853336</text:p>
          </table:table-cell>
          <table:table-cell office:value-type="float" office:value="-86.3211843176721">
            <text:p>-86.3211843177</text:p>
          </table:table-cell>
          <table:table-cell office:value-type="float" office:value="201.974037653624">
            <text:p>201.9740376536</text:p>
          </table:table-cell>
          <table:table-cell office:value-type="float" office:value="129.626337844283">
            <text:p>129.6263378443</text:p>
          </table:table-cell>
          <table:table-cell office:value-type="float" office:value="1.19578860619523">
            <text:p>1.1957886062</text:p>
          </table:table-cell>
        </table:table-row>
        <table:table-row table:style-name="ro3">
          <table:table-cell office:value-type="float" office:value="45.4">
            <text:p>45.4</text:p>
          </table:table-cell>
          <table:table-cell office:value-type="float" office:value="115.65299799738">
            <text:p>115.6529979974</text:p>
          </table:table-cell>
          <table:table-cell office:value-type="float" office:value="-76.4780532151701">
            <text:p>-76.4780532152</text:p>
          </table:table-cell>
          <table:table-cell office:value-type="float" office:value="192.13105121255">
            <text:p>192.1310512126</text:p>
          </table:table-cell>
          <table:table-cell office:value-type="float" office:value="123.30913836345">
            <text:p>123.3091383635</text:p>
          </table:table-cell>
          <table:table-cell office:value-type="float" office:value="3.97726492754421">
            <text:p>3.9772649275</text:p>
          </table:table-cell>
        </table:table-row>
        <table:table-row table:style-name="ro3">
          <table:table-cell office:value-type="float" office:value="45.5">
            <text:p>45.5</text:p>
          </table:table-cell>
          <table:table-cell office:value-type="float" office:value="115.652842254639">
            <text:p>115.6528422546</text:p>
          </table:table-cell>
          <table:table-cell office:value-type="float" office:value="-84.9151259567742">
            <text:p>-84.9151259568</text:p>
          </table:table-cell>
          <table:table-cell office:value-type="float" office:value="200.567968211413">
            <text:p>200.5679682114</text:p>
          </table:table-cell>
          <table:table-cell office:value-type="float" office:value="128.723926649924">
            <text:p>128.7239266499</text:p>
          </table:table-cell>
          <table:table-cell office:value-type="float" office:value="3.38235123840162">
            <text:p>3.3823512384</text:p>
          </table:table-cell>
        </table:table-row>
        <table:table-row table:style-name="ro3">
          <table:table-cell office:value-type="float" office:value="45.6">
            <text:p>45.6</text:p>
          </table:table-cell>
          <table:table-cell office:value-type="float" office:value="115.652951173003">
            <text:p>115.652951173</text:p>
          </table:table-cell>
          <table:table-cell office:value-type="float" office:value="-90.4570920706949">
            <text:p>-90.4570920707</text:p>
          </table:table-cell>
          <table:table-cell office:value-type="float" office:value="206.110043243698">
            <text:p>206.1100432437</text:p>
          </table:table-cell>
          <table:table-cell office:value-type="float" office:value="132.280813955041">
            <text:p>132.280813955</text:p>
          </table:table-cell>
          <table:table-cell office:value-type="float" office:value="0.517650865792799">
            <text:p>0.5176508658</text:p>
          </table:table-cell>
        </table:table-row>
        <table:table-row table:style-name="ro3">
          <table:table-cell office:value-type="float" office:value="45.7">
            <text:p>45.7</text:p>
          </table:table-cell>
          <table:table-cell office:value-type="float" office:value="115.65298615627">
            <text:p>115.6529861563</text:p>
          </table:table-cell>
          <table:table-cell office:value-type="float" office:value="-85.1906396773039">
            <text:p>-85.1906396773</text:p>
          </table:table-cell>
          <table:table-cell office:value-type="float" office:value="200.843625833574">
            <text:p>200.8436258336</text:p>
          </table:table-cell>
          <table:table-cell office:value-type="float" office:value="128.90084289359">
            <text:p>128.9008428936</text:p>
          </table:table-cell>
          <table:table-cell office:value-type="float" office:value="0.602541513611552">
            <text:p>0.6025415136</text:p>
          </table:table-cell>
        </table:table-row>
        <table:table-row table:style-name="ro3">
          <table:table-cell office:value-type="float" office:value="45.8">
            <text:p>45.8</text:p>
          </table:table-cell>
          <table:table-cell office:value-type="float" office:value="115.652938610286">
            <text:p>115.6529386103</text:p>
          </table:table-cell>
          <table:table-cell office:value-type="float" office:value="-86.4159224702104">
            <text:p>-86.4159224702</text:p>
          </table:table-cell>
          <table:table-cell office:value-type="float" office:value="202.068861080496">
            <text:p>202.0688610805</text:p>
          </table:table-cell>
          <table:table-cell office:value-type="float" office:value="129.687195238184">
            <text:p>129.6871952382</text:p>
          </table:table-cell>
          <table:table-cell office:value-type="float" office:value="0.0217821267112496">
            <text:p>0.0217821267</text:p>
          </table:table-cell>
        </table:table-row>
        <table:table-row table:style-name="ro3">
          <table:table-cell office:value-type="float" office:value="45.9">
            <text:p>45.9</text:p>
          </table:table-cell>
          <table:table-cell office:value-type="float" office:value="115.652995027039">
            <text:p>115.652995027</text:p>
          </table:table-cell>
          <table:table-cell office:value-type="float" office:value="-89.3957524683009">
            <text:p>-89.3957524683</text:p>
          </table:table-cell>
          <table:table-cell office:value-type="float" office:value="205.04874749534">
            <text:p>205.0487474953</text:p>
          </table:table-cell>
          <table:table-cell office:value-type="float" office:value="131.599677494001">
            <text:p>131.599677494</text:p>
          </table:table-cell>
          <table:table-cell office:value-type="float" office:value="0.512275417247188">
            <text:p>0.512275417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15.652937842162">
            <text:p>115.6529378422</text:p>
          </table:table-cell>
          <table:table-cell office:value-type="float" office:value="-86.7090829178719">
            <text:p>-86.7090829179</text:p>
          </table:table-cell>
          <table:table-cell office:value-type="float" office:value="202.362020760034">
            <text:p>202.36202076</text:p>
          </table:table-cell>
          <table:table-cell office:value-type="float" office:value="129.875344250323">
            <text:p>129.87534425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1">
            <text:p>46.1</text:p>
          </table:table-cell>
          <table:table-cell office:value-type="float" office:value="115.652999655811">
            <text:p>115.6529996558</text:p>
          </table:table-cell>
          <table:table-cell office:value-type="float" office:value="-82.2811213325613">
            <text:p>-82.2811213326</text:p>
          </table:table-cell>
          <table:table-cell office:value-type="float" office:value="197.934120988372">
            <text:p>197.9341209884</text:p>
          </table:table-cell>
          <table:table-cell office:value-type="float" office:value="127.033531320255">
            <text:p>127.03353132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2">
            <text:p>46.2</text:p>
          </table:table-cell>
          <table:table-cell office:value-type="float" office:value="115.652960766944">
            <text:p>115.6529607669</text:p>
          </table:table-cell>
          <table:table-cell office:value-type="float" office:value="-87.175680431315">
            <text:p>-87.1756804313</text:p>
          </table:table-cell>
          <table:table-cell office:value-type="float" office:value="202.828641198259">
            <text:p>202.8286411983</text:p>
          </table:table-cell>
          <table:table-cell office:value-type="float" office:value="130.174819862501">
            <text:p>130.1748198625</text:p>
          </table:table-cell>
          <table:table-cell office:value-type="float" office:value="0.389953186191913">
            <text:p>0.3899531862</text:p>
          </table:table-cell>
        </table:table-row>
        <table:table-row table:style-name="ro3">
          <table:table-cell office:value-type="float" office:value="46.3">
            <text:p>46.3</text:p>
          </table:table-cell>
          <table:table-cell office:value-type="float" office:value="115.653032752181">
            <text:p>115.6530327522</text:p>
          </table:table-cell>
          <table:table-cell office:value-type="float" office:value="-89.1714974225374">
            <text:p>-89.1714974225</text:p>
          </table:table-cell>
          <table:table-cell office:value-type="float" office:value="204.824530174718">
            <text:p>204.8245301747</text:p>
          </table:table-cell>
          <table:table-cell office:value-type="float" office:value="131.455775483173">
            <text:p>131.4557754832</text:p>
          </table:table-cell>
          <table:table-cell office:value-type="float" office:value="2.37048955497284">
            <text:p>2.370489555</text:p>
          </table:table-cell>
        </table:table-row>
        <table:table-row table:style-name="ro3">
          <table:table-cell office:value-type="float" office:value="46.4">
            <text:p>46.4</text:p>
          </table:table-cell>
          <table:table-cell office:value-type="float" office:value="115.653034566458">
            <text:p>115.6530345665</text:p>
          </table:table-cell>
          <table:table-cell office:value-type="float" office:value="-89.1540275713074">
            <text:p>-89.1540275713</text:p>
          </table:table-cell>
          <table:table-cell office:value-type="float" office:value="204.807062137765">
            <text:p>204.8070621378</text:p>
          </table:table-cell>
          <table:table-cell office:value-type="float" office:value="131.444564548907">
            <text:p>131.4445645489</text:p>
          </table:table-cell>
          <table:table-cell office:value-type="float" office:value="0.774509044490386">
            <text:p>0.7745090445</text:p>
          </table:table-cell>
        </table:table-row>
        <table:table-row table:style-name="ro3">
          <table:table-cell office:value-type="float" office:value="46.5">
            <text:p>46.5</text:p>
          </table:table-cell>
          <table:table-cell office:value-type="float" office:value="115.653065085047">
            <text:p>115.653065085</text:p>
          </table:table-cell>
          <table:table-cell office:value-type="float" office:value="-88.9449724124783">
            <text:p>-88.9449724125</text:p>
          </table:table-cell>
          <table:table-cell office:value-type="float" office:value="204.598037497526">
            <text:p>204.5980374975</text:p>
          </table:table-cell>
          <table:table-cell office:value-type="float" office:value="131.310413155251">
            <text:p>131.3104131553</text:p>
          </table:table-cell>
          <table:table-cell office:value-type="float" office:value="0.726810468572691">
            <text:p>0.7268104686</text:p>
          </table:table-cell>
        </table:table-row>
        <table:table-row table:style-name="ro3">
          <table:table-cell office:value-type="float" office:value="46.6">
            <text:p>46.6</text:p>
          </table:table-cell>
          <table:table-cell office:value-type="float" office:value="115.653004099105">
            <text:p>115.6530040991</text:p>
          </table:table-cell>
          <table:table-cell office:value-type="float" office:value="-91.4471905684174">
            <text:p>-91.4471905684</text:p>
          </table:table-cell>
          <table:table-cell office:value-type="float" office:value="207.100194667522">
            <text:p>207.1001946675</text:p>
          </table:table-cell>
          <table:table-cell office:value-type="float" office:value="132.916290199773">
            <text:p>132.9162901998</text:p>
          </table:table-cell>
          <table:table-cell office:value-type="float" office:value="0.722213826776292">
            <text:p>0.7222138268</text:p>
          </table:table-cell>
        </table:table-row>
        <table:table-row table:style-name="ro3">
          <table:table-cell office:value-type="float" office:value="46.7">
            <text:p>46.7</text:p>
          </table:table-cell>
          <table:table-cell office:value-type="float" office:value="115.652972220939">
            <text:p>115.6529722209</text:p>
          </table:table-cell>
          <table:table-cell office:value-type="float" office:value="-89.8078830721079">
            <text:p>-89.8078830721</text:p>
          </table:table-cell>
          <table:table-cell office:value-type="float" office:value="205.460855293046">
            <text:p>205.460855293</text:p>
          </table:table-cell>
          <table:table-cell office:value-type="float" office:value="131.864167055305">
            <text:p>131.86416705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8">
            <text:p>46.8</text:p>
          </table:table-cell>
          <table:table-cell office:value-type="float" office:value="115.652975126827">
            <text:p>115.6529751268</text:p>
          </table:table-cell>
          <table:table-cell office:value-type="float" office:value="-89.9620705266922">
            <text:p>-89.9620705267</text:p>
          </table:table-cell>
          <table:table-cell office:value-type="float" office:value="205.615045653519">
            <text:p>205.6150456535</text:p>
          </table:table-cell>
          <table:table-cell office:value-type="float" office:value="131.963125970971">
            <text:p>131.9631259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9">
            <text:p>46.9</text:p>
          </table:table-cell>
          <table:table-cell office:value-type="float" office:value="115.652906672687">
            <text:p>115.6529066727</text:p>
          </table:table-cell>
          <table:table-cell office:value-type="float" office:value="-93.4254239463167">
            <text:p>-93.4254239463</text:p>
          </table:table-cell>
          <table:table-cell office:value-type="float" office:value="209.078330619004">
            <text:p>209.078330619</text:p>
          </table:table-cell>
          <table:table-cell office:value-type="float" office:value="134.185851981711">
            <text:p>134.1858519817</text:p>
          </table:table-cell>
          <table:table-cell office:value-type="float" office:value="2.7269680738244">
            <text:p>2.7269680738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15.65289449413">
            <text:p>115.6528944941</text:p>
          </table:table-cell>
          <table:table-cell office:value-type="float" office:value="-90.2297928816823">
            <text:p>-90.2297928817</text:p>
          </table:table-cell>
          <table:table-cell office:value-type="float" office:value="205.882687375812">
            <text:p>205.8826873758</text:p>
          </table:table-cell>
          <table:table-cell office:value-type="float" office:value="132.134897633895">
            <text:p>132.1348976339</text:p>
          </table:table-cell>
          <table:table-cell office:value-type="float" office:value="1.2172679999475">
            <text:p>1.2172679999</text:p>
          </table:table-cell>
        </table:table-row>
        <table:table-row table:style-name="ro3">
          <table:table-cell office:value-type="float" office:value="47.1">
            <text:p>47.1</text:p>
          </table:table-cell>
          <table:table-cell office:value-type="float" office:value="115.652818421473">
            <text:p>115.6528184215</text:p>
          </table:table-cell>
          <table:table-cell office:value-type="float" office:value="-90.617103539564">
            <text:p>-90.6171035396</text:p>
          </table:table-cell>
          <table:table-cell office:value-type="float" office:value="206.269921961037">
            <text:p>206.269921961</text:p>
          </table:table-cell>
          <table:table-cell office:value-type="float" office:value="132.383423641259">
            <text:p>132.3834236413</text:p>
          </table:table-cell>
          <table:table-cell office:value-type="float" office:value="0.728378203537383">
            <text:p>0.7283782035</text:p>
          </table:table-cell>
        </table:table-row>
        <table:table-row table:style-name="ro3">
          <table:table-cell office:value-type="float" office:value="47.2">
            <text:p>47.2</text:p>
          </table:table-cell>
          <table:table-cell office:value-type="float" office:value="115.653012637895">
            <text:p>115.6530126379</text:p>
          </table:table-cell>
          <table:table-cell office:value-type="float" office:value="-90.7075909368185">
            <text:p>-90.7075909368</text:p>
          </table:table-cell>
          <table:table-cell office:value-type="float" office:value="206.360603574713">
            <text:p>206.3606035747</text:p>
          </table:table-cell>
          <table:table-cell office:value-type="float" office:value="132.441622831745">
            <text:p>132.4416228317</text:p>
          </table:table-cell>
          <table:table-cell office:value-type="float" office:value="1.30347802184205">
            <text:p>1.3034780218</text:p>
          </table:table-cell>
        </table:table-row>
        <table:table-row table:style-name="ro3">
          <table:table-cell office:value-type="float" office:value="47.3">
            <text:p>47.3</text:p>
          </table:table-cell>
          <table:table-cell office:value-type="float" office:value="115.652922256991">
            <text:p>115.652922257</text:p>
          </table:table-cell>
          <table:table-cell office:value-type="float" office:value="-94.3739665547419">
            <text:p>-94.3739665547</text:p>
          </table:table-cell>
          <table:table-cell office:value-type="float" office:value="210.026888811733">
            <text:p>210.0268888117</text:p>
          </table:table-cell>
          <table:table-cell office:value-type="float" office:value="134.794633814189">
            <text:p>134.79463381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4">
            <text:p>47.4</text:p>
          </table:table-cell>
          <table:table-cell office:value-type="float" office:value="115.653027098353">
            <text:p>115.6530270984</text:p>
          </table:table-cell>
          <table:table-cell office:value-type="float" office:value="-90.5355990714633">
            <text:p>-90.5355990715</text:p>
          </table:table-cell>
          <table:table-cell office:value-type="float" office:value="206.188626169817">
            <text:p>206.1886261698</text:p>
          </table:table-cell>
          <table:table-cell office:value-type="float" office:value="132.331248243765">
            <text:p>132.3312482438</text:p>
          </table:table-cell>
          <table:table-cell office:value-type="float" office:value="2.77911216608392">
            <text:p>2.7791121661</text:p>
          </table:table-cell>
        </table:table-row>
        <table:table-row table:style-name="ro3">
          <table:table-cell office:value-type="float" office:value="47.5">
            <text:p>47.5</text:p>
          </table:table-cell>
          <table:table-cell office:value-type="float" office:value="115.652899525397">
            <text:p>115.6528995254</text:p>
          </table:table-cell>
          <table:table-cell office:value-type="float" office:value="-91.7258964297752">
            <text:p>-91.7258964298</text:p>
          </table:table-cell>
          <table:table-cell office:value-type="float" office:value="207.378795955172">
            <text:p>207.3787959552</text:p>
          </table:table-cell>
          <table:table-cell office:value-type="float" office:value="133.095095679212">
            <text:p>133.0950956792</text:p>
          </table:table-cell>
          <table:table-cell office:value-type="float" office:value="0.217369836081171">
            <text:p>0.2173698361</text:p>
          </table:table-cell>
        </table:table-row>
        <table:table-row table:style-name="ro3">
          <table:table-cell office:value-type="float" office:value="47.6">
            <text:p>47.6</text:p>
          </table:table-cell>
          <table:table-cell office:value-type="float" office:value="115.652793736239">
            <text:p>115.6527937362</text:p>
          </table:table-cell>
          <table:table-cell office:value-type="float" office:value="-91.081648535326">
            <text:p>-91.0816485353</text:p>
          </table:table-cell>
          <table:table-cell office:value-type="float" office:value="206.734442271565">
            <text:p>206.7344422716</text:p>
          </table:table-cell>
          <table:table-cell office:value-type="float" office:value="132.681551397715">
            <text:p>132.6815513977</text:p>
          </table:table-cell>
          <table:table-cell office:value-type="float" office:value="0.466357993945391">
            <text:p>0.4663579939</text:p>
          </table:table-cell>
        </table:table-row>
        <table:table-row table:style-name="ro3">
          <table:table-cell office:value-type="float" office:value="47.7">
            <text:p>47.7</text:p>
          </table:table-cell>
          <table:table-cell office:value-type="float" office:value="115.652877482469">
            <text:p>115.6528774825</text:p>
          </table:table-cell>
          <table:table-cell office:value-type="float" office:value="-88.5732465209914">
            <text:p>-88.573246521</text:p>
          </table:table-cell>
          <table:table-cell office:value-type="float" office:value="204.22612400346">
            <text:p>204.2261240035</text:p>
          </table:table-cell>
          <table:table-cell office:value-type="float" office:value="131.071720178715">
            <text:p>131.0717201787</text:p>
          </table:table-cell>
          <table:table-cell office:value-type="float" office:value="3.02593397248853">
            <text:p>3.0259339725</text:p>
          </table:table-cell>
        </table:table-row>
        <table:table-row table:style-name="ro3">
          <table:table-cell office:value-type="float" office:value="47.8">
            <text:p>47.8</text:p>
          </table:table-cell>
          <table:table-cell office:value-type="float" office:value="115.653128146809">
            <text:p>115.6531281468</text:p>
          </table:table-cell>
          <table:table-cell office:value-type="float" office:value="-83.2098331221318">
            <text:p>-83.2098331221</text:p>
          </table:table-cell>
          <table:table-cell office:value-type="float" office:value="198.862961268941">
            <text:p>198.8629612689</text:p>
          </table:table-cell>
          <table:table-cell office:value-type="float" office:value="127.629658255237">
            <text:p>127.6296582552</text:p>
          </table:table-cell>
          <table:table-cell office:value-type="float" office:value="6.40514198980083">
            <text:p>6.4051419898</text:p>
          </table:table-cell>
        </table:table-row>
        <table:table-row table:style-name="ro3">
          <table:table-cell office:value-type="float" office:value="47.9">
            <text:p>47.9</text:p>
          </table:table-cell>
          <table:table-cell office:value-type="float" office:value="115.652905993111">
            <text:p>115.6529059931</text:p>
          </table:table-cell>
          <table:table-cell office:value-type="float" office:value="-81.5991691699058">
            <text:p>-81.5991691699</text:p>
          </table:table-cell>
          <table:table-cell office:value-type="float" office:value="197.252075163017">
            <text:p>197.252075163</text:p>
          </table:table-cell>
          <table:table-cell office:value-type="float" office:value="126.595796334066">
            <text:p>126.5957963341</text:p>
          </table:table-cell>
          <table:table-cell office:value-type="float" office:value="8.85365230943424">
            <text:p>8.853652309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15.652808605265">
            <text:p>115.6528086053</text:p>
          </table:table-cell>
          <table:table-cell office:value-type="float" office:value="-84.897697646499">
            <text:p>-84.8976976465</text:p>
          </table:table-cell>
          <table:table-cell office:value-type="float" office:value="200.550506251764">
            <text:p>200.5505062518</text:p>
          </table:table-cell>
          <table:table-cell office:value-type="float" office:value="128.712719616054">
            <text:p>128.7127196161</text:p>
          </table:table-cell>
          <table:table-cell office:value-type="float" office:value="3.48914564955287">
            <text:p>3.4891456496</text:p>
          </table:table-cell>
        </table:table-row>
        <table:table-row table:style-name="ro3">
          <table:table-cell office:value-type="float" office:value="48.1">
            <text:p>48.1</text:p>
          </table:table-cell>
          <table:table-cell office:value-type="float" office:value="115.65290436787">
            <text:p>115.6529043679</text:p>
          </table:table-cell>
          <table:table-cell office:value-type="float" office:value="-87.0116249130666">
            <text:p>-87.0116249131</text:p>
          </table:table-cell>
          <table:table-cell office:value-type="float" office:value="202.664529280936">
            <text:p>202.6645292809</text:p>
          </table:table-cell>
          <table:table-cell office:value-type="float" office:value="130.069493321098">
            <text:p>130.0694933211</text:p>
          </table:table-cell>
          <table:table-cell office:value-type="float" office:value="2.13393792996952">
            <text:p>2.13393793</text:p>
          </table:table-cell>
        </table:table-row>
        <table:table-row table:style-name="ro3">
          <table:table-cell office:value-type="float" office:value="48.2">
            <text:p>48.2</text:p>
          </table:table-cell>
          <table:table-cell office:value-type="float" office:value="115.652873263854">
            <text:p>115.6528732639</text:p>
          </table:table-cell>
          <table:table-cell office:value-type="float" office:value="-89.1924179625868">
            <text:p>-89.1924179626</text:p>
          </table:table-cell>
          <table:table-cell office:value-type="float" office:value="204.845291226441">
            <text:p>204.8452912264</text:p>
          </table:table-cell>
          <table:table-cell office:value-type="float" office:value="131.469099864543">
            <text:p>131.4690998645</text:p>
          </table:table-cell>
          <table:table-cell office:value-type="float" office:value="1.47769559039443">
            <text:p>1.4776955904</text:p>
          </table:table-cell>
        </table:table-row>
        <table:table-row table:style-name="ro3">
          <table:table-cell office:value-type="float" office:value="48.3">
            <text:p>48.3</text:p>
          </table:table-cell>
          <table:table-cell office:value-type="float" office:value="115.652952102889">
            <text:p>115.6529521029</text:p>
          </table:table-cell>
          <table:table-cell office:value-type="float" office:value="-89.1740222092387">
            <text:p>-89.1740222092</text:p>
          </table:table-cell>
          <table:table-cell office:value-type="float" office:value="204.826974312128">
            <text:p>204.8269743121</text:p>
          </table:table-cell>
          <table:table-cell office:value-type="float" office:value="131.457344123307">
            <text:p>131.4573441233</text:p>
          </table:table-cell>
          <table:table-cell office:value-type="float" office:value="1.35527563201738">
            <text:p>1.355275632</text:p>
          </table:table-cell>
        </table:table-row>
        <table:table-row table:style-name="ro3">
          <table:table-cell office:value-type="float" office:value="48.4">
            <text:p>48.4</text:p>
          </table:table-cell>
          <table:table-cell office:value-type="float" office:value="115.652930360027">
            <text:p>115.65293036</text:p>
          </table:table-cell>
          <table:table-cell office:value-type="float" office:value="-88.5292715744936">
            <text:p>-88.5292715745</text:p>
          </table:table-cell>
          <table:table-cell office:value-type="float" office:value="204.182201934521">
            <text:p>204.1822019345</text:p>
          </table:table-cell>
          <table:table-cell office:value-type="float" office:value="131.043531125244">
            <text:p>131.0435311252</text:p>
          </table:table-cell>
          <table:table-cell office:value-type="float" office:value="2.38879509088243">
            <text:p>2.3887950909</text:p>
          </table:table-cell>
        </table:table-row>
        <table:table-row table:style-name="ro3">
          <table:table-cell office:value-type="float" office:value="48.5">
            <text:p>48.5</text:p>
          </table:table-cell>
          <table:table-cell office:value-type="float" office:value="115.652894166483">
            <text:p>115.6528941665</text:p>
          </table:table-cell>
          <table:table-cell office:value-type="float" office:value="-88.1508749980703">
            <text:p>-88.1508749981</text:p>
          </table:table-cell>
          <table:table-cell office:value-type="float" office:value="203.803769164553">
            <text:p>203.8037691646</text:p>
          </table:table-cell>
          <table:table-cell office:value-type="float" office:value="130.800654096785">
            <text:p>130.8006540968</text:p>
          </table:table-cell>
          <table:table-cell office:value-type="float" office:value="2.73797910798506">
            <text:p>2.737979108</text:p>
          </table:table-cell>
        </table:table-row>
        <table:table-row table:style-name="ro3">
          <table:table-cell office:value-type="float" office:value="48.6">
            <text:p>48.6</text:p>
          </table:table-cell>
          <table:table-cell office:value-type="float" office:value="115.65299843662">
            <text:p>115.6529984366</text:p>
          </table:table-cell>
          <table:table-cell office:value-type="float" office:value="-87.1872450026652">
            <text:p>-87.1872450027</text:p>
          </table:table-cell>
          <table:table-cell office:value-type="float" office:value="202.840243439285">
            <text:p>202.8402434393</text:p>
          </table:table-cell>
          <table:table-cell office:value-type="float" office:value="130.182266146352">
            <text:p>130.1822661464</text:p>
          </table:table-cell>
          <table:table-cell office:value-type="float" office:value="3.99119067815686">
            <text:p>3.9911906782</text:p>
          </table:table-cell>
        </table:table-row>
        <table:table-row table:style-name="ro3">
          <table:table-cell office:value-type="float" office:value="48.7">
            <text:p>48.7</text:p>
          </table:table-cell>
          <table:table-cell office:value-type="float" office:value="115.652951532617">
            <text:p>115.6529515326</text:p>
          </table:table-cell>
          <table:table-cell office:value-type="float" office:value="-90.8346358821129">
            <text:p>-90.8346358821</text:p>
          </table:table-cell>
          <table:table-cell office:value-type="float" office:value="206.48758741473">
            <text:p>206.4875874147</text:p>
          </table:table-cell>
          <table:table-cell office:value-type="float" office:value="132.523120683341">
            <text:p>132.5231206833</text:p>
          </table:table-cell>
          <table:table-cell office:value-type="float" office:value="1.88178530213653">
            <text:p>1.8817853021</text:p>
          </table:table-cell>
        </table:table-row>
        <table:table-row table:style-name="ro3">
          <table:table-cell office:value-type="float" office:value="48.8">
            <text:p>48.8</text:p>
          </table:table-cell>
          <table:table-cell office:value-type="float" office:value="115.652896629222">
            <text:p>115.6528966292</text:p>
          </table:table-cell>
          <table:table-cell office:value-type="float" office:value="-91.1800325639156">
            <text:p>-91.1800325639</text:p>
          </table:table-cell>
          <table:table-cell office:value-type="float" office:value="206.832929193138">
            <text:p>206.8329291931</text:p>
          </table:table-cell>
          <table:table-cell office:value-type="float" office:value="132.744760011641">
            <text:p>132.7447600116</text:p>
          </table:table-cell>
          <table:table-cell office:value-type="float" office:value="0.883190206296427">
            <text:p>0.8831902063</text:p>
          </table:table-cell>
        </table:table-row>
        <table:table-row table:style-name="ro3">
          <table:table-cell office:value-type="float" office:value="48.9">
            <text:p>48.9</text:p>
          </table:table-cell>
          <table:table-cell office:value-type="float" office:value="115.652929935848">
            <text:p>115.6529299358</text:p>
          </table:table-cell>
          <table:table-cell office:value-type="float" office:value="-86.0991788863399">
            <text:p>-86.0991788863</text:p>
          </table:table-cell>
          <table:table-cell office:value-type="float" office:value="201.752108822188">
            <text:p>201.7521088222</text:p>
          </table:table-cell>
          <table:table-cell office:value-type="float" office:value="129.483904579022">
            <text:p>129.4839045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15.65308124179">
            <text:p>115.6530812418</text:p>
          </table:table-cell>
          <table:table-cell office:value-type="float" office:value="-84.729581600189">
            <text:p>-84.7295816002</text:p>
          </table:table-cell>
          <table:table-cell office:value-type="float" office:value="200.382662841979">
            <text:p>200.382662842</text:p>
          </table:table-cell>
          <table:table-cell office:value-type="float" office:value="128.604998213866">
            <text:p>128.60499821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1">
            <text:p>49.1</text:p>
          </table:table-cell>
          <table:table-cell office:value-type="float" office:value="115.652965272322">
            <text:p>115.6529652723</text:p>
          </table:table-cell>
          <table:table-cell office:value-type="float" office:value="-91.9828014164025">
            <text:p>-91.9828014164</text:p>
          </table:table-cell>
          <table:table-cell office:value-type="float" office:value="207.635766688724">
            <text:p>207.6357666887</text:p>
          </table:table-cell>
          <table:table-cell office:value-type="float" office:value="133.260018733237">
            <text:p>133.26001873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2">
            <text:p>49.2</text:p>
          </table:table-cell>
          <table:table-cell office:value-type="float" office:value="115.653094704016">
            <text:p>115.653094704</text:p>
          </table:table-cell>
          <table:table-cell office:value-type="float" office:value="-91.9559541247901">
            <text:p>-91.9559541248</text:p>
          </table:table-cell>
          <table:table-cell office:value-type="float" office:value="207.609048828806">
            <text:p>207.6090488288</text:p>
          </table:table-cell>
          <table:table-cell office:value-type="float" office:value="133.242871290048">
            <text:p>133.242871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3">
            <text:p>49.3</text:p>
          </table:table-cell>
          <table:table-cell office:value-type="float" office:value="115.653077403547">
            <text:p>115.6530774035</text:p>
          </table:table-cell>
          <table:table-cell office:value-type="float" office:value="-92.4877642911375">
            <text:p>-92.4877642911</text:p>
          </table:table-cell>
          <table:table-cell office:value-type="float" office:value="208.140841694685">
            <text:p>208.1408416947</text:p>
          </table:table-cell>
          <table:table-cell office:value-type="float" office:value="133.584174372842">
            <text:p>133.5841743728</text:p>
          </table:table-cell>
          <table:table-cell office:value-type="float" office:value="0.218299846801033">
            <text:p>0.2182998468</text:p>
          </table:table-cell>
        </table:table-row>
        <table:table-row table:style-name="ro3">
          <table:table-cell office:value-type="float" office:value="49.4">
            <text:p>49.4</text:p>
          </table:table-cell>
          <table:table-cell office:value-type="float" office:value="115.65304477746">
            <text:p>115.6530447775</text:p>
          </table:table-cell>
          <table:table-cell office:value-type="float" office:value="-92.9199783213935">
            <text:p>-92.9199783214</text:p>
          </table:table-cell>
          <table:table-cell office:value-type="float" office:value="208.573023098854">
            <text:p>208.5730230989</text:p>
          </table:table-cell>
          <table:table-cell office:value-type="float" office:value="133.861547115189">
            <text:p>133.8615471152</text:p>
          </table:table-cell>
          <table:table-cell office:value-type="float" office:value="2.48418459214973">
            <text:p>2.4841845921</text:p>
          </table:table-cell>
        </table:table-row>
        <table:table-row table:style-name="ro3">
          <table:table-cell office:value-type="float" office:value="49.5">
            <text:p>49.5</text:p>
          </table:table-cell>
          <table:table-cell office:value-type="float" office:value="115.653117515954">
            <text:p>115.653117516</text:p>
          </table:table-cell>
          <table:table-cell office:value-type="float" office:value="-91.1071137016351">
            <text:p>-91.1071137016</text:p>
          </table:table-cell>
          <table:table-cell office:value-type="float" office:value="206.760231217589">
            <text:p>206.7602312176</text:p>
          </table:table-cell>
          <table:table-cell office:value-type="float" office:value="132.698102666724">
            <text:p>132.6981026667</text:p>
          </table:table-cell>
          <table:table-cell office:value-type="float" office:value="5.65669123861782">
            <text:p>5.6566912386</text:p>
          </table:table-cell>
        </table:table-row>
        <table:table-row table:style-name="ro3">
          <table:table-cell office:value-type="float" office:value="49.6">
            <text:p>49.6</text:p>
          </table:table-cell>
          <table:table-cell office:value-type="float" office:value="115.653055297788">
            <text:p>115.6530552978</text:p>
          </table:table-cell>
          <table:table-cell office:value-type="float" office:value="-89.5016079455053">
            <text:p>-89.5016079455</text:p>
          </table:table-cell>
          <table:table-cell office:value-type="float" office:value="205.154663243293">
            <text:p>205.1546632433</text:p>
          </table:table-cell>
          <table:table-cell office:value-type="float" office:value="131.667653906646">
            <text:p>131.6676539066</text:p>
          </table:table-cell>
          <table:table-cell office:value-type="float" office:value="2.1050649612133">
            <text:p>2.1050649612</text:p>
          </table:table-cell>
        </table:table-row>
        <table:table-row table:style-name="ro3">
          <table:table-cell office:value-type="float" office:value="49.7">
            <text:p>49.7</text:p>
          </table:table-cell>
          <table:table-cell office:value-type="float" office:value="115.65313293458">
            <text:p>115.6531329346</text:p>
          </table:table-cell>
          <table:table-cell office:value-type="float" office:value="-87.5690622476831">
            <text:p>-87.5690622477</text:p>
          </table:table-cell>
          <table:table-cell office:value-type="float" office:value="203.222195182263">
            <text:p>203.2221951823</text:p>
          </table:table-cell>
          <table:table-cell office:value-type="float" office:value="130.427401641244">
            <text:p>130.4274016412</text:p>
          </table:table-cell>
          <table:table-cell office:value-type="float" office:value="1.66797692954123">
            <text:p>1.6679769295</text:p>
          </table:table-cell>
        </table:table-row>
        <table:table-row table:style-name="ro3">
          <table:table-cell office:value-type="float" office:value="49.8">
            <text:p>49.8</text:p>
          </table:table-cell>
          <table:table-cell office:value-type="float" office:value="115.652839866634">
            <text:p>115.6528398666</text:p>
          </table:table-cell>
          <table:table-cell office:value-type="float" office:value="-93.1944354430127">
            <text:p>-93.194435443</text:p>
          </table:table-cell>
          <table:table-cell office:value-type="float" office:value="208.847275309646">
            <text:p>208.8472753096</text:p>
          </table:table-cell>
          <table:table-cell office:value-type="float" office:value="134.03756137001">
            <text:p>134.03756137</text:p>
          </table:table-cell>
          <table:table-cell office:value-type="float" office:value="6.71114685575653">
            <text:p>6.7111468558</text:p>
          </table:table-cell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115.653245420215">
            <text:p>115.6532454202</text:p>
          </table:table-cell>
          <table:table-cell office:value-type="float" office:value="-88.1376010630477">
            <text:p>-88.137601063</text:p>
          </table:table-cell>
          <table:table-cell office:value-type="float" office:value="203.790846483263">
            <text:p>203.7908464833</text:p>
          </table:table-cell>
          <table:table-cell office:value-type="float" office:value="130.792360358292">
            <text:p>130.7923603583</text:p>
          </table:table-cell>
          <table:table-cell office:value-type="float" office:value="7.9080804600424">
            <text:p>7.9080804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15.653086711269">
            <text:p>115.6530867113</text:p>
          </table:table-cell>
          <table:table-cell office:value-type="float" office:value="-92.7199910114377">
            <text:p>-92.7199910114</text:p>
          </table:table-cell>
          <table:table-cell office:value-type="float" office:value="208.373077722706">
            <text:p>208.3730777227</text:p>
          </table:table-cell>
          <table:table-cell office:value-type="float" office:value="133.733222766278">
            <text:p>133.7332227663</text:p>
          </table:table-cell>
          <table:table-cell office:value-type="float" office:value="2.56784146517372">
            <text:p>2.5678414652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13:04</dc:date>
    <dc:creator>Adam Szczepanski</dc:creator>
    <meta:editing-duration>PT11M36S</meta:editing-duration>
    <meta:editing-cycles>6</meta:editing-cycles>
    <meta:generator>LibreOffice/3.5$Linux_X86_64 LibreOffice_project/350m1$Build-2</meta:generator>
    <meta:document-statistic meta:table-count="2" meta:cell-count="3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6cm" svg:height="12.326cm" xlink:href=".." xlink:type="simple" chart:class="chart:line" chart:style-name="ch1">
        <chart:legend chart:legend-position="end" svg:x="18.733cm" svg:y="5.117cm" style:legend-expansion="high" chart:style-name="ch2"/>
        <chart:plot-area chart:style-name="ch3" table:cell-range-address="argon_wyniki_200K.A2:argon_wyniki_200K.E502 argon_wyniki_200K.B1:argon_wyniki_200K.E1" chart:data-source-has-labels="both" svg:x="0.844cm" svg:y="1.119cm" svg:width="17.101cm" svg:height="10.541cm">
          <chartooo:coordinate-region svg:x="1.836cm" svg:y="1.318cm" svg:width="15.922cm" svg:height="10.143cm"/>
          <chart:axis chart:dimension="x" chart:name="primary-x" chart:style-name="ch4" chartooo:axis-type="auto">
            <chartooo:date-scale/>
            <chart:categories table:cell-range-address="argon_wyniki_200K.A2:argon_wyniki_200K.A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gon_wyniki_200K.B2:argon_wyniki_200K.B502" chart:label-cell-address="argon_wyniki_200K.B1:argon_wyniki_200K.B1" chart:class="chart:line">
            <chart:data-point chart:repeated="501"/>
          </chart:series>
          <chart:series chart:style-name="ch7" chart:values-cell-range-address="argon_wyniki_200K.C2:argon_wyniki_200K.C502" chart:label-cell-address="argon_wyniki_200K.C1:argon_wyniki_200K.C1" chart:class="chart:line">
            <chart:data-point chart:repeated="501"/>
          </chart:series>
          <chart:series chart:style-name="ch8" chart:values-cell-range-address="argon_wyniki_200K.D2:argon_wyniki_200K.D502" chart:label-cell-address="argon_wyniki_200K.D1:argon_wyniki_200K.D1" chart:class="chart:line">
            <chart:data-point chart:repeated="501"/>
          </chart:series>
          <chart:series chart:style-name="ch9" chart:values-cell-range-address="argon_wyniki_200K.E2:argon_wyniki_200K.E502" chart:label-cell-address="argon_wyniki_200K.E1:argon_wyniki_200K.E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argon_wyniki_200K.B1:argon_wyniki_200K.B1</svg:desc>
                </draw:g>
              </table:table-cell>
              <table:table-cell office:value-type="string">
                <text:p>V</text:p>
                <draw:g>
                  <svg:desc>argon_wyniki_200K.C1:argon_wyniki_200K.C1</svg:desc>
                </draw:g>
              </table:table-cell>
              <table:table-cell office:value-type="string">
                <text:p>T</text:p>
                <draw:g>
                  <svg:desc>argon_wyniki_200K.D1:argon_wyniki_200K.D1</svg:desc>
                </draw:g>
              </table:table-cell>
              <table:table-cell office:value-type="string">
                <text:p>P</text:p>
                <draw:g>
                  <svg:desc>argon_wyniki_200K.E1:argon_wyniki_200K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gon_wyniki_200K.A2:argon_wyniki_200K.A502</svg:desc>
                </draw:g>
              </table:table-cell>
              <table:table-cell office:value-type="float" office:value="115.648099354411">
                <text:p>115.648099354411</text:p>
                <draw:g>
                  <svg:desc>argon_wyniki_200K.B2:argon_wyniki_200K.B502</svg:desc>
                </draw:g>
              </table:table-cell>
              <table:table-cell office:value-type="float" office:value="-669.2508246425">
                <text:p>-669.2508246425</text:p>
                <draw:g>
                  <svg:desc>argon_wyniki_200K.C2:argon_wyniki_200K.C502</svg:desc>
                </draw:g>
              </table:table-cell>
              <table:table-cell office:value-type="float" office:value="784.898923996912">
                <text:p>784.898923996912</text:p>
                <draw:g>
                  <svg:desc>argon_wyniki_200K.D2:argon_wyniki_200K.D502</svg:desc>
                </draw:g>
              </table:table-cell>
              <table:table-cell office:value-type="float" office:value="503.745799596895">
                <text:p>503.745799596895</text:p>
                <draw:g>
                  <svg:desc>argon_wyniki_200K.E2:argon_wyniki_200K.E50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15.659197252855">
                <text:p>115.659197252855</text:p>
              </table:table-cell>
              <table:table-cell office:value-type="float" office:value="-346.721995115149">
                <text:p>-346.721995115149</text:p>
              </table:table-cell>
              <table:table-cell office:value-type="float" office:value="462.381192368004">
                <text:p>462.381192368004</text:p>
              </table:table-cell>
              <table:table-cell office:value-type="float" office:value="296.75487677048">
                <text:p>296.754876770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15.649621307175">
                <text:p>115.649621307175</text:p>
              </table:table-cell>
              <table:table-cell office:value-type="float" office:value="-395.771580157117">
                <text:p>-395.771580157117</text:p>
              </table:table-cell>
              <table:table-cell office:value-type="float" office:value="511.421201464292">
                <text:p>511.421201464292</text:p>
              </table:table-cell>
              <table:table-cell office:value-type="float" office:value="328.228609042466">
                <text:p>328.22860904246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15.651536839831">
                <text:p>115.651536839831</text:p>
              </table:table-cell>
              <table:table-cell office:value-type="float" office:value="-394.553140007107">
                <text:p>-394.553140007107</text:p>
              </table:table-cell>
              <table:table-cell office:value-type="float" office:value="510.204676846938">
                <text:p>510.204676846938</text:p>
              </table:table-cell>
              <table:table-cell office:value-type="float" office:value="327.447847154071">
                <text:p>327.44784715407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15.651344632318">
                <text:p>115.651344632318</text:p>
              </table:table-cell>
              <table:table-cell office:value-type="float" office:value="-413.581338407779">
                <text:p>-413.581338407779</text:p>
              </table:table-cell>
              <table:table-cell office:value-type="float" office:value="529.232683040096">
                <text:p>529.232683040096</text:p>
              </table:table-cell>
              <table:table-cell office:value-type="float" office:value="339.659965047795">
                <text:p>339.65996504779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15.652192044281">
                <text:p>115.652192044281</text:p>
              </table:table-cell>
              <table:table-cell office:value-type="float" office:value="-393.770698075377">
                <text:p>-393.770698075377</text:p>
              </table:table-cell>
              <table:table-cell office:value-type="float" office:value="509.422890119658">
                <text:p>509.422890119658</text:p>
              </table:table-cell>
              <table:table-cell office:value-type="float" office:value="326.94609875309">
                <text:p>326.946098753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15.652392955457">
                <text:p>115.652392955457</text:p>
              </table:table-cell>
              <table:table-cell office:value-type="float" office:value="-359.807737743591">
                <text:p>-359.807737743591</text:p>
              </table:table-cell>
              <table:table-cell office:value-type="float" office:value="475.460130699048">
                <text:p>475.460130699048</text:p>
              </table:table-cell>
              <table:table-cell office:value-type="float" office:value="305.148900568984">
                <text:p>305.14890056898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15.652499134069">
                <text:p>115.652499134069</text:p>
              </table:table-cell>
              <table:table-cell office:value-type="float" office:value="-334.325641733258">
                <text:p>-334.325641733258</text:p>
              </table:table-cell>
              <table:table-cell office:value-type="float" office:value="449.978140867327">
                <text:p>449.978140867327</text:p>
              </table:table-cell>
              <table:table-cell office:value-type="float" office:value="288.794635133463">
                <text:p>288.79463513346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15.652531486307">
                <text:p>115.652531486307</text:p>
              </table:table-cell>
              <table:table-cell office:value-type="float" office:value="-305.769173881652">
                <text:p>-305.769173881652</text:p>
              </table:table-cell>
              <table:table-cell office:value-type="float" office:value="421.421705367959">
                <text:p>421.421705367959</text:p>
              </table:table-cell>
              <table:table-cell office:value-type="float" office:value="270.467199594358">
                <text:p>270.46719959435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15.652711856497">
                <text:p>115.652711856497</text:p>
              </table:table-cell>
              <table:table-cell office:value-type="float" office:value="-277.782613119252">
                <text:p>-277.782613119252</text:p>
              </table:table-cell>
              <table:table-cell office:value-type="float" office:value="393.435324975748">
                <text:p>393.435324975748</text:p>
              </table:table-cell>
              <table:table-cell office:value-type="float" office:value="252.505623730925">
                <text:p>252.5056237309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5.652829108612">
                <text:p>115.652829108612</text:p>
              </table:table-cell>
              <table:table-cell office:value-type="float" office:value="-257.148176914589">
                <text:p>-257.148176914589</text:p>
              </table:table-cell>
              <table:table-cell office:value-type="float" office:value="372.801006023201">
                <text:p>372.801006023201</text:p>
              </table:table-cell>
              <table:table-cell office:value-type="float" office:value="239.262579076262">
                <text:p>239.262579076262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15.652952873957">
                <text:p>115.652952873957</text:p>
              </table:table-cell>
              <table:table-cell office:value-type="float" office:value="-245.385579092721">
                <text:p>-245.385579092721</text:p>
              </table:table-cell>
              <table:table-cell office:value-type="float" office:value="361.038531966678">
                <text:p>361.038531966678</text:p>
              </table:table-cell>
              <table:table-cell office:value-type="float" office:value="231.71345814147">
                <text:p>231.7134581414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15.652861616911">
                <text:p>115.652861616911</text:p>
              </table:table-cell>
              <table:table-cell office:value-type="float" office:value="-223.92119719256">
                <text:p>-223.92119719256</text:p>
              </table:table-cell>
              <table:table-cell office:value-type="float" office:value="339.574058809471">
                <text:p>339.574058809471</text:p>
              </table:table-cell>
              <table:table-cell office:value-type="float" office:value="217.937622982412">
                <text:p>217.93762298241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15.652767562978">
                <text:p>115.652767562978</text:p>
              </table:table-cell>
              <table:table-cell office:value-type="float" office:value="-211.605304547496">
                <text:p>-211.605304547496</text:p>
              </table:table-cell>
              <table:table-cell office:value-type="float" office:value="327.258072110474">
                <text:p>327.258072110474</text:p>
              </table:table-cell>
              <table:table-cell office:value-type="float" office:value="210.033259276678">
                <text:p>210.03325927667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15.652857155949">
                <text:p>115.652857155949</text:p>
              </table:table-cell>
              <table:table-cell office:value-type="float" office:value="-205.783010168344">
                <text:p>-205.783010168344</text:p>
              </table:table-cell>
              <table:table-cell office:value-type="float" office:value="321.435867324293">
                <text:p>321.435867324293</text:p>
              </table:table-cell>
              <table:table-cell office:value-type="float" office:value="206.296585527023">
                <text:p>206.29658552702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15.652810800955">
                <text:p>115.652810800955</text:p>
              </table:table-cell>
              <table:table-cell office:value-type="float" office:value="-196.530180631084">
                <text:p>-196.530180631084</text:p>
              </table:table-cell>
              <table:table-cell office:value-type="float" office:value="312.18299143204">
                <text:p>312.18299143204</text:p>
              </table:table-cell>
              <table:table-cell office:value-type="float" office:value="200.358117244791">
                <text:p>200.35811724479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15.652820392465">
                <text:p>115.652820392465</text:p>
              </table:table-cell>
              <table:table-cell office:value-type="float" office:value="-188.191380452825">
                <text:p>-188.191380452825</text:p>
              </table:table-cell>
              <table:table-cell office:value-type="float" office:value="303.84420084529">
                <text:p>303.84420084529</text:p>
              </table:table-cell>
              <table:table-cell office:value-type="float" office:value="195.006306198341">
                <text:p>195.0063061983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15.652830346665">
                <text:p>115.652830346665</text:p>
              </table:table-cell>
              <table:table-cell office:value-type="float" office:value="-183.930737622461">
                <text:p>-183.930737622461</text:p>
              </table:table-cell>
              <table:table-cell office:value-type="float" office:value="299.583567969126">
                <text:p>299.583567969126</text:p>
              </table:table-cell>
              <table:table-cell office:value-type="float" office:value="192.271844665303">
                <text:p>192.27184466530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15.652928766325">
                <text:p>115.652928766325</text:p>
              </table:table-cell>
              <table:table-cell office:value-type="float" office:value="-166.907265356938">
                <text:p>-166.907265356938</text:p>
              </table:table-cell>
              <table:table-cell office:value-type="float" office:value="282.560194123263">
                <text:p>282.560194123263</text:p>
              </table:table-cell>
              <table:table-cell office:value-type="float" office:value="181.346293861701">
                <text:p>181.34629386170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15.652171391646">
                <text:p>115.652171391646</text:p>
              </table:table-cell>
              <table:table-cell office:value-type="float" office:value="-171.200552389559">
                <text:p>-171.200552389559</text:p>
              </table:table-cell>
              <table:table-cell office:value-type="float" office:value="286.852723781205">
                <text:p>286.852723781205</text:p>
              </table:table-cell>
              <table:table-cell office:value-type="float" office:value="184.101226654604">
                <text:p>184.1012266546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5.652623232579">
                <text:p>115.652623232579</text:p>
              </table:table-cell>
              <table:table-cell office:value-type="float" office:value="-163.960037721623">
                <text:p>-163.960037721623</text:p>
              </table:table-cell>
              <table:table-cell office:value-type="float" office:value="279.612660954202">
                <text:p>279.612660954202</text:p>
              </table:table-cell>
              <table:table-cell office:value-type="float" office:value="179.454575822994">
                <text:p>179.45457582299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15.652448667742">
                <text:p>115.652448667742</text:p>
              </table:table-cell>
              <table:table-cell office:value-type="float" office:value="-163.551922954388">
                <text:p>-163.551922954388</text:p>
              </table:table-cell>
              <table:table-cell office:value-type="float" office:value="279.204371622129">
                <text:p>279.204371622129</text:p>
              </table:table-cell>
              <table:table-cell office:value-type="float" office:value="179.192536941599">
                <text:p>179.192536941599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15.652776402822">
                <text:p>115.652776402822</text:p>
              </table:table-cell>
              <table:table-cell office:value-type="float" office:value="-149.724953559036">
                <text:p>-149.724953559036</text:p>
              </table:table-cell>
              <table:table-cell office:value-type="float" office:value="265.377729961857">
                <text:p>265.377729961857</text:p>
              </table:table-cell>
              <table:table-cell office:value-type="float" office:value="170.318639365813">
                <text:p>170.318639365813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15.652738767027">
                <text:p>115.652738767027</text:p>
              </table:table-cell>
              <table:table-cell office:value-type="float" office:value="-146.454616676642">
                <text:p>-146.454616676642</text:p>
              </table:table-cell>
              <table:table-cell office:value-type="float" office:value="262.107355443669">
                <text:p>262.107355443669</text:p>
              </table:table-cell>
              <table:table-cell office:value-type="float" office:value="168.219722707529">
                <text:p>168.219722707529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15.652518054241">
                <text:p>115.652518054241</text:p>
              </table:table-cell>
              <table:table-cell office:value-type="float" office:value="-149.503046451622">
                <text:p>-149.503046451622</text:p>
              </table:table-cell>
              <table:table-cell office:value-type="float" office:value="265.155564505863">
                <text:p>265.155564505863</text:p>
              </table:table-cell>
              <table:table-cell office:value-type="float" office:value="170.176054235612">
                <text:p>170.17605423561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15.65268888408">
                <text:p>115.65268888408</text:p>
              </table:table-cell>
              <table:table-cell office:value-type="float" office:value="-139.955388188388">
                <text:p>-139.955388188388</text:p>
              </table:table-cell>
              <table:table-cell office:value-type="float" office:value="255.608077072468">
                <text:p>255.608077072468</text:p>
              </table:table-cell>
              <table:table-cell office:value-type="float" office:value="164.048505140774">
                <text:p>164.04850514077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15.65261171319">
                <text:p>115.65261171319</text:p>
              </table:table-cell>
              <table:table-cell office:value-type="float" office:value="-135.842310433693">
                <text:p>-135.842310433693</text:p>
              </table:table-cell>
              <table:table-cell office:value-type="float" office:value="251.494922146883">
                <text:p>251.494922146883</text:p>
              </table:table-cell>
              <table:table-cell office:value-type="float" office:value="161.408694518657">
                <text:p>161.408694518657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15.652840013761">
                <text:p>115.652840013761</text:p>
              </table:table-cell>
              <table:table-cell office:value-type="float" office:value="-131.571435973291">
                <text:p>-131.571435973291</text:p>
              </table:table-cell>
              <table:table-cell office:value-type="float" office:value="247.224275987051">
                <text:p>247.224275987051</text:p>
              </table:table-cell>
              <table:table-cell office:value-type="float" office:value="158.667806489885">
                <text:p>158.66780648988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15.652702607983">
                <text:p>115.652702607983</text:p>
              </table:table-cell>
              <table:table-cell office:value-type="float" office:value="-134.7490302056">
                <text:p>-134.7490302056</text:p>
              </table:table-cell>
              <table:table-cell office:value-type="float" office:value="250.401732813582">
                <text:p>250.401732813582</text:p>
              </table:table-cell>
              <table:table-cell office:value-type="float" office:value="160.707088849471">
                <text:p>160.70708884947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15.652938936612">
                <text:p>115.652938936612</text:p>
              </table:table-cell>
              <table:table-cell office:value-type="float" office:value="-125.319318854785">
                <text:p>-125.319318854785</text:p>
              </table:table-cell>
              <table:table-cell office:value-type="float" office:value="240.972257791398">
                <text:p>240.972257791398</text:p>
              </table:table-cell>
              <table:table-cell office:value-type="float" office:value="154.65527976985">
                <text:p>154.655279769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.65314400822">
                <text:p>115.65314400822</text:p>
              </table:table-cell>
              <table:table-cell office:value-type="float" office:value="-121.159271435106">
                <text:p>-121.159271435106</text:p>
              </table:table-cell>
              <table:table-cell office:value-type="float" office:value="236.812415443327">
                <text:p>236.812415443327</text:p>
              </table:table-cell>
              <table:table-cell office:value-type="float" office:value="151.985505298565">
                <text:p>151.98550529856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15.652948309097">
                <text:p>115.652948309097</text:p>
              </table:table-cell>
              <table:table-cell office:value-type="float" office:value="-135.084575915905">
                <text:p>-135.084575915905</text:p>
              </table:table-cell>
              <table:table-cell office:value-type="float" office:value="250.737524225002">
                <text:p>250.737524225002</text:p>
              </table:table-cell>
              <table:table-cell office:value-type="float" office:value="160.922598780587">
                <text:p>160.922598780587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15.653068688938">
                <text:p>115.653068688938</text:p>
              </table:table-cell>
              <table:table-cell office:value-type="float" office:value="-132.721236465789">
                <text:p>-132.721236465789</text:p>
              </table:table-cell>
              <table:table-cell office:value-type="float" office:value="248.374305154727">
                <text:p>248.374305154727</text:p>
              </table:table-cell>
              <table:table-cell office:value-type="float" office:value="159.405891796054">
                <text:p>159.40589179605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15.652996431485">
                <text:p>115.652996431485</text:p>
              </table:table-cell>
              <table:table-cell office:value-type="float" office:value="-131.051664621232">
                <text:p>-131.051664621232</text:p>
              </table:table-cell>
              <table:table-cell office:value-type="float" office:value="246.704661052717">
                <text:p>246.704661052717</text:p>
              </table:table-cell>
              <table:table-cell office:value-type="float" office:value="158.334319167408">
                <text:p>158.334319167408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15.652897788837">
                <text:p>115.652897788837</text:p>
              </table:table-cell>
              <table:table-cell office:value-type="float" office:value="-132.276680857821">
                <text:p>-132.276680857821</text:p>
              </table:table-cell>
              <table:table-cell office:value-type="float" office:value="247.929578646659">
                <text:p>247.929578646659</text:p>
              </table:table-cell>
              <table:table-cell office:value-type="float" office:value="159.120467643263">
                <text:p>159.12046764326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15.653261955394">
                <text:p>115.653261955394</text:p>
              </table:table-cell>
              <table:table-cell office:value-type="float" office:value="-127.742320863245">
                <text:p>-127.742320863245</text:p>
              </table:table-cell>
              <table:table-cell office:value-type="float" office:value="243.395582818638">
                <text:p>243.395582818638</text:p>
              </table:table-cell>
              <table:table-cell office:value-type="float" office:value="156.21056257915">
                <text:p>156.2105625791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15.652832460318">
                <text:p>115.652832460318</text:p>
              </table:table-cell>
              <table:table-cell office:value-type="float" office:value="-129.631945113053">
                <text:p>-129.631945113053</text:p>
              </table:table-cell>
              <table:table-cell office:value-type="float" office:value="245.284777573371">
                <text:p>245.284777573371</text:p>
              </table:table-cell>
              <table:table-cell office:value-type="float" office:value="157.42304216502">
                <text:p>157.42304216502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15.652877714185">
                <text:p>115.652877714185</text:p>
              </table:table-cell>
              <table:table-cell office:value-type="float" office:value="-122.312258015094">
                <text:p>-122.312258015094</text:p>
              </table:table-cell>
              <table:table-cell office:value-type="float" office:value="237.96513572928">
                <text:p>237.96513572928</text:p>
              </table:table-cell>
              <table:table-cell office:value-type="float" office:value="152.725317756457">
                <text:p>152.725317756457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15.652852298004">
                <text:p>115.652852298004</text:p>
              </table:table-cell>
              <table:table-cell office:value-type="float" office:value="-121.202296164201">
                <text:p>-121.202296164201</text:p>
              </table:table-cell>
              <table:table-cell office:value-type="float" office:value="236.855148462205">
                <text:p>236.855148462205</text:p>
              </table:table-cell>
              <table:table-cell office:value-type="float" office:value="152.012931223236">
                <text:p>152.012931223236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15.653005864095">
                <text:p>115.653005864095</text:p>
              </table:table-cell>
              <table:table-cell office:value-type="float" office:value="-119.642786048769">
                <text:p>-119.642786048769</text:p>
              </table:table-cell>
              <table:table-cell office:value-type="float" office:value="235.295791912864">
                <text:p>235.295791912864</text:p>
              </table:table-cell>
              <table:table-cell office:value-type="float" office:value="151.012140818525">
                <text:p>151.0121408185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5.65303664129">
                <text:p>115.65303664129</text:p>
              </table:table-cell>
              <table:table-cell office:value-type="float" office:value="-118.146912445748">
                <text:p>-118.146912445748</text:p>
              </table:table-cell>
              <table:table-cell office:value-type="float" office:value="233.799949087038">
                <text:p>233.799949087038</text:p>
              </table:table-cell>
              <table:table-cell office:value-type="float" office:value="150.052113333037">
                <text:p>150.052113333037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15.652753965695">
                <text:p>115.652753965695</text:p>
              </table:table-cell>
              <table:table-cell office:value-type="float" office:value="-115.280858023026">
                <text:p>-115.280858023026</text:p>
              </table:table-cell>
              <table:table-cell office:value-type="float" office:value="230.933611988721">
                <text:p>230.933611988721</text:p>
              </table:table-cell>
              <table:table-cell office:value-type="float" office:value="148.212506691518">
                <text:p>148.212506691518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15.652709064027">
                <text:p>115.652709064027</text:p>
              </table:table-cell>
              <table:table-cell office:value-type="float" office:value="-113.306152584085">
                <text:p>-113.306152584085</text:p>
              </table:table-cell>
              <table:table-cell office:value-type="float" office:value="228.958861648112">
                <text:p>228.958861648112</text:p>
              </table:table-cell>
              <table:table-cell office:value-type="float" office:value="146.945117784589">
                <text:p>146.945117784589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15.652986721914">
                <text:p>115.652986721914</text:p>
              </table:table-cell>
              <table:table-cell office:value-type="float" office:value="-107.65621505148">
                <text:p>-107.65621505148</text:p>
              </table:table-cell>
              <table:table-cell office:value-type="float" office:value="223.309201773394">
                <text:p>223.309201773394</text:p>
              </table:table-cell>
              <table:table-cell office:value-type="float" office:value="143.319182846944">
                <text:p>143.319182846944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15.652858583709">
                <text:p>115.652858583709</text:p>
              </table:table-cell>
              <table:table-cell office:value-type="float" office:value="-113.744447890656">
                <text:p>-113.744447890656</text:p>
              </table:table-cell>
              <table:table-cell office:value-type="float" office:value="229.397306474364">
                <text:p>229.397306474364</text:p>
              </table:table-cell>
              <table:table-cell office:value-type="float" office:value="147.226510372637">
                <text:p>147.226510372637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15.652719885794">
                <text:p>115.652719885794</text:p>
              </table:table-cell>
              <table:table-cell office:value-type="float" office:value="-114.267907421902">
                <text:p>-114.267907421902</text:p>
              </table:table-cell>
              <table:table-cell office:value-type="float" office:value="229.920627307696">
                <text:p>229.920627307696</text:p>
              </table:table-cell>
              <table:table-cell office:value-type="float" office:value="147.56237613009">
                <text:p>147.56237613009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15.653092014793">
                <text:p>115.653092014793</text:p>
              </table:table-cell>
              <table:table-cell office:value-type="float" office:value="-106.219696583136">
                <text:p>-106.219696583136</text:p>
              </table:table-cell>
              <table:table-cell office:value-type="float" office:value="221.872788597928">
                <text:p>221.872788597928</text:p>
              </table:table-cell>
              <table:table-cell office:value-type="float" office:value="142.397297134651">
                <text:p>142.397297134651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15.652834572426">
                <text:p>115.652834572426</text:p>
              </table:table-cell>
              <table:table-cell office:value-type="float" office:value="-115.1079247423">
                <text:p>-115.1079247423</text:p>
              </table:table-cell>
              <table:table-cell office:value-type="float" office:value="230.760759314725">
                <text:p>230.760759314725</text:p>
              </table:table-cell>
              <table:table-cell office:value-type="float" office:value="148.101570358428">
                <text:p>148.101570358428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15.652844266098">
                <text:p>115.652844266098</text:p>
              </table:table-cell>
              <table:table-cell office:value-type="float" office:value="-113.443962894687">
                <text:p>-113.443962894687</text:p>
              </table:table-cell>
              <table:table-cell office:value-type="float" office:value="229.096807160785">
                <text:p>229.096807160785</text:p>
              </table:table-cell>
              <table:table-cell office:value-type="float" office:value="147.033650805157">
                <text:p>147.033650805157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15.652491573569">
                <text:p>115.652491573569</text:p>
              </table:table-cell>
              <table:table-cell office:value-type="float" office:value="-116.396122719549">
                <text:p>-116.396122719549</text:p>
              </table:table-cell>
              <table:table-cell office:value-type="float" office:value="232.048614293118">
                <text:p>232.048614293118</text:p>
              </table:table-cell>
              <table:table-cell office:value-type="float" office:value="148.928111860806">
                <text:p>148.9281118608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5.652726122266">
                <text:p>115.652726122266</text:p>
              </table:table-cell>
              <table:table-cell office:value-type="float" office:value="-114.825066638641">
                <text:p>-114.825066638641</text:p>
              </table:table-cell>
              <table:table-cell office:value-type="float" office:value="230.477792760906">
                <text:p>230.477792760906</text:p>
              </table:table-cell>
              <table:table-cell office:value-type="float" office:value="147.91996326412">
                <text:p>147.91996326412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15.652718707043">
                <text:p>115.652718707043</text:p>
              </table:table-cell>
              <table:table-cell office:value-type="float" office:value="-122.349222360625">
                <text:p>-122.349222360625</text:p>
              </table:table-cell>
              <table:table-cell office:value-type="float" office:value="238.001941067668">
                <text:p>238.001941067668</text:p>
              </table:table-cell>
              <table:table-cell office:value-type="float" office:value="152.748939313385">
                <text:p>152.74893931338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15.65272085144">
                <text:p>115.65272085144</text:p>
              </table:table-cell>
              <table:table-cell office:value-type="float" office:value="-125.494965293143">
                <text:p>-125.494965293143</text:p>
              </table:table-cell>
              <table:table-cell office:value-type="float" office:value="241.147686144583">
                <text:p>241.147686144583</text:p>
              </table:table-cell>
              <table:table-cell office:value-type="float" office:value="154.767869166198">
                <text:p>154.767869166198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15.652694734569">
                <text:p>115.652694734569</text:p>
              </table:table-cell>
              <table:table-cell office:value-type="float" office:value="-120.758735478671">
                <text:p>-120.758735478671</text:p>
              </table:table-cell>
              <table:table-cell office:value-type="float" office:value="236.411430213241">
                <text:p>236.411430213241</text:p>
              </table:table-cell>
              <table:table-cell office:value-type="float" office:value="151.728154168145">
                <text:p>151.72815416814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15.652606389472">
                <text:p>115.652606389472</text:p>
              </table:table-cell>
              <table:table-cell office:value-type="float" office:value="-115.801490864897">
                <text:p>-115.801490864897</text:p>
              </table:table-cell>
              <table:table-cell office:value-type="float" office:value="231.45409725437">
                <text:p>231.45409725437</text:p>
              </table:table-cell>
              <table:table-cell office:value-type="float" office:value="148.546552590049">
                <text:p>148.54655259004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15.652920272477">
                <text:p>115.652920272477</text:p>
              </table:table-cell>
              <table:table-cell office:value-type="float" office:value="-111.232732192234">
                <text:p>-111.232732192234</text:p>
              </table:table-cell>
              <table:table-cell office:value-type="float" office:value="226.88565246471">
                <text:p>226.88565246471</text:p>
              </table:table-cell>
              <table:table-cell office:value-type="float" office:value="145.614538284611">
                <text:p>145.614538284611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15.65238083941">
                <text:p>115.65238083941</text:p>
              </table:table-cell>
              <table:table-cell office:value-type="float" office:value="-116.426051924108">
                <text:p>-116.426051924108</text:p>
              </table:table-cell>
              <table:table-cell office:value-type="float" office:value="232.078432763518">
                <text:p>232.078432763518</text:p>
              </table:table-cell>
              <table:table-cell office:value-type="float" office:value="148.947249266598">
                <text:p>148.947249266598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15.652834289316">
                <text:p>115.652834289316</text:p>
              </table:table-cell>
              <table:table-cell office:value-type="float" office:value="-108.614612112453">
                <text:p>-108.614612112453</text:p>
              </table:table-cell>
              <table:table-cell office:value-type="float" office:value="224.267446401768">
                <text:p>224.267446401768</text:p>
              </table:table-cell>
              <table:table-cell office:value-type="float" office:value="143.934181405066">
                <text:p>143.934181405066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15.652615965822">
                <text:p>115.652615965822</text:p>
              </table:table-cell>
              <table:table-cell office:value-type="float" office:value="-112.953933927849">
                <text:p>-112.953933927849</text:p>
              </table:table-cell>
              <table:table-cell office:value-type="float" office:value="228.606549893671">
                <text:p>228.606549893671</text:p>
              </table:table-cell>
              <table:table-cell office:value-type="float" office:value="146.719005146359">
                <text:p>146.719005146359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15.652846722083">
                <text:p>115.652846722083</text:p>
              </table:table-cell>
              <table:table-cell office:value-type="float" office:value="-114.65780360797">
                <text:p>-114.65780360797</text:p>
              </table:table-cell>
              <table:table-cell office:value-type="float" office:value="230.310650330053">
                <text:p>230.310650330053</text:p>
              </table:table-cell>
              <table:table-cell office:value-type="float" office:value="147.812691748129">
                <text:p>147.8126917481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.652907963427">
                <text:p>115.652907963427</text:p>
              </table:table-cell>
              <table:table-cell office:value-type="float" office:value="-113.364874165376">
                <text:p>-113.364874165376</text:p>
              </table:table-cell>
              <table:table-cell office:value-type="float" office:value="229.017782128803">
                <text:p>229.017782128803</text:p>
              </table:table-cell>
              <table:table-cell office:value-type="float" office:value="146.982932774202">
                <text:p>146.982932774202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15.652691264872">
                <text:p>115.652691264872</text:p>
              </table:table-cell>
              <table:table-cell office:value-type="float" office:value="-106.547969565342">
                <text:p>-106.547969565342</text:p>
              </table:table-cell>
              <table:table-cell office:value-type="float" office:value="222.200660830214">
                <text:p>222.200660830214</text:p>
              </table:table-cell>
              <table:table-cell office:value-type="float" office:value="142.607724560105">
                <text:p>142.60772456010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15.652658646778">
                <text:p>115.652658646778</text:p>
              </table:table-cell>
              <table:table-cell office:value-type="float" office:value="-106.215185644546">
                <text:p>-106.215185644546</text:p>
              </table:table-cell>
              <table:table-cell office:value-type="float" office:value="221.867844291325">
                <text:p>221.867844291325</text:p>
              </table:table-cell>
              <table:table-cell office:value-type="float" office:value="142.394123893349">
                <text:p>142.394123893349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15.652815744292">
                <text:p>115.652815744292</text:p>
              </table:table-cell>
              <table:table-cell office:value-type="float" office:value="-110.009207377459">
                <text:p>-110.009207377459</text:p>
              </table:table-cell>
              <table:table-cell office:value-type="float" office:value="225.662023121751">
                <text:p>225.662023121751</text:p>
              </table:table-cell>
              <table:table-cell office:value-type="float" office:value="144.829216604413">
                <text:p>144.829216604413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15.652982831234">
                <text:p>115.652982831234</text:p>
              </table:table-cell>
              <table:table-cell office:value-type="float" office:value="-107.89610218214">
                <text:p>-107.89610218214</text:p>
              </table:table-cell>
              <table:table-cell office:value-type="float" office:value="223.549085013374">
                <text:p>223.549085013374</text:p>
              </table:table-cell>
              <table:table-cell office:value-type="float" office:value="143.473139198315">
                <text:p>143.47313919831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15.652873437274">
                <text:p>115.652873437274</text:p>
              </table:table-cell>
              <table:table-cell office:value-type="float" office:value="-107.217100482301">
                <text:p>-107.217100482301</text:p>
              </table:table-cell>
              <table:table-cell office:value-type="float" office:value="222.869973919575">
                <text:p>222.869973919575</text:p>
              </table:table-cell>
              <table:table-cell office:value-type="float" office:value="143.037287714127">
                <text:p>143.037287714127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15.65280376048">
                <text:p>115.65280376048</text:p>
              </table:table-cell>
              <table:table-cell office:value-type="float" office:value="-105.691137794936">
                <text:p>-105.691137794936</text:p>
              </table:table-cell>
              <table:table-cell office:value-type="float" office:value="221.343941555416">
                <text:p>221.343941555416</text:p>
              </table:table-cell>
              <table:table-cell office:value-type="float" office:value="142.057884672549">
                <text:p>142.057884672549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15.653002207816">
                <text:p>115.653002207816</text:p>
              </table:table-cell>
              <table:table-cell office:value-type="float" office:value="-100.509235714826">
                <text:p>-100.509235714826</text:p>
              </table:table-cell>
              <table:table-cell office:value-type="float" office:value="216.162237922642">
                <text:p>216.162237922642</text:p>
              </table:table-cell>
              <table:table-cell office:value-type="float" office:value="138.732282661944">
                <text:p>138.73228266194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15.652752692289">
                <text:p>115.652752692289</text:p>
              </table:table-cell>
              <table:table-cell office:value-type="float" office:value="-100.79928162066">
                <text:p>-100.79928162066</text:p>
              </table:table-cell>
              <table:table-cell office:value-type="float" office:value="216.452034312949">
                <text:p>216.452034312949</text:p>
              </table:table-cell>
              <table:table-cell office:value-type="float" office:value="138.918273125037">
                <text:p>138.918273125037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15.652807309392">
                <text:p>115.652807309392</text:p>
              </table:table-cell>
              <table:table-cell office:value-type="float" office:value="-99.3052132648201">
                <text:p>-99.3052132648201</text:p>
              </table:table-cell>
              <table:table-cell office:value-type="float" office:value="214.958020574212">
                <text:p>214.958020574212</text:p>
              </table:table-cell>
              <table:table-cell office:value-type="float" office:value="137.959419542214">
                <text:p>137.9594195422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5.652817138947">
                <text:p>115.652817138947</text:p>
              </table:table-cell>
              <table:table-cell office:value-type="float" office:value="-100.348624112007">
                <text:p>-100.348624112007</text:p>
              </table:table-cell>
              <table:table-cell office:value-type="float" office:value="216.001441250954">
                <text:p>216.001441250954</text:p>
              </table:table-cell>
              <table:table-cell office:value-type="float" office:value="138.62908383535">
                <text:p>138.6290838353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15.652645579549">
                <text:p>115.652645579549</text:p>
              </table:table-cell>
              <table:table-cell office:value-type="float" office:value="-101.721252367237">
                <text:p>-101.721252367237</text:p>
              </table:table-cell>
              <table:table-cell office:value-type="float" office:value="217.373897946786">
                <text:p>217.373897946786</text:p>
              </table:table-cell>
              <table:table-cell office:value-type="float" office:value="139.509922468856">
                <text:p>139.50992246885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15.652809998277">
                <text:p>115.652809998277</text:p>
              </table:table-cell>
              <table:table-cell office:value-type="float" office:value="-97.2972726481177">
                <text:p>-97.2972726481177</text:p>
              </table:table-cell>
              <table:table-cell office:value-type="float" office:value="212.950082646395">
                <text:p>212.950082646395</text:p>
              </table:table-cell>
              <table:table-cell office:value-type="float" office:value="136.670730940326">
                <text:p>136.670730940326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15.652791817412">
                <text:p>115.652791817412</text:p>
              </table:table-cell>
              <table:table-cell office:value-type="float" office:value="-97.5714639797118">
                <text:p>-97.5714639797118</text:p>
              </table:table-cell>
              <table:table-cell office:value-type="float" office:value="213.224255797124">
                <text:p>213.224255797124</text:p>
              </table:table-cell>
              <table:table-cell office:value-type="float" office:value="136.846694454632">
                <text:p>136.846694454632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15.652759432082">
                <text:p>115.652759432082</text:p>
              </table:table-cell>
              <table:table-cell office:value-type="float" office:value="-99.0590583790298">
                <text:p>-99.0590583790298</text:p>
              </table:table-cell>
              <table:table-cell office:value-type="float" office:value="214.711817811111">
                <text:p>214.711817811111</text:p>
              </table:table-cell>
              <table:table-cell office:value-type="float" office:value="137.801407339662">
                <text:p>137.80140733966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15.652816657982">
                <text:p>115.652816657982</text:p>
              </table:table-cell>
              <table:table-cell office:value-type="float" office:value="-98.1594107876064">
                <text:p>-98.1594107876064</text:p>
              </table:table-cell>
              <table:table-cell office:value-type="float" office:value="213.812227445589">
                <text:p>213.812227445589</text:p>
              </table:table-cell>
              <table:table-cell office:value-type="float" office:value="137.224052913334">
                <text:p>137.22405291333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15.652918365316">
                <text:p>115.652918365316</text:p>
              </table:table-cell>
              <table:table-cell office:value-type="float" office:value="-96.2268101326852">
                <text:p>-96.2268101326852</text:p>
              </table:table-cell>
              <table:table-cell office:value-type="float" office:value="211.879728498001">
                <text:p>211.879728498001</text:p>
              </table:table-cell>
              <table:table-cell office:value-type="float" office:value="135.983780825031">
                <text:p>135.983780825031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15.65291532398">
                <text:p>115.65291532398</text:p>
              </table:table-cell>
              <table:table-cell office:value-type="float" office:value="-99.3531721942298">
                <text:p>-99.3531721942298</text:p>
              </table:table-cell>
              <table:table-cell office:value-type="float" office:value="215.006087518209">
                <text:p>215.006087518209</text:p>
              </table:table-cell>
              <table:table-cell office:value-type="float" office:value="137.990268764194">
                <text:p>137.990268764194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15.653014945205">
                <text:p>115.653014945205</text:p>
              </table:table-cell>
              <table:table-cell office:value-type="float" office:value="-100.023723508003">
                <text:p>-100.023723508003</text:p>
              </table:table-cell>
              <table:table-cell office:value-type="float" office:value="215.676738453208">
                <text:p>215.676738453208</text:p>
              </table:table-cell>
              <table:table-cell office:value-type="float" office:value="138.420690543575">
                <text:p>138.420690543575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15.653067307537">
                <text:p>115.653067307537</text:p>
              </table:table-cell>
              <table:table-cell office:value-type="float" office:value="-99.1333634022088">
                <text:p>-99.1333634022088</text:p>
              </table:table-cell>
              <table:table-cell office:value-type="float" office:value="214.786430709746">
                <text:p>214.786430709746</text:p>
              </table:table-cell>
              <table:table-cell office:value-type="float" office:value="137.849293676532">
                <text:p>137.8492936765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5.652781508686">
                <text:p>115.652781508686</text:p>
              </table:table-cell>
              <table:table-cell office:value-type="float" office:value="-102.820862849206">
                <text:p>-102.820862849206</text:p>
              </table:table-cell>
              <table:table-cell office:value-type="float" office:value="218.473644357893">
                <text:p>218.473644357893</text:p>
              </table:table-cell>
              <table:table-cell office:value-type="float" office:value="140.215736451114">
                <text:p>140.215736451114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15.653006964086">
                <text:p>115.653006964086</text:p>
              </table:table-cell>
              <table:table-cell office:value-type="float" office:value="-97.0873313440154">
                <text:p>-97.0873313440154</text:p>
              </table:table-cell>
              <table:table-cell office:value-type="float" office:value="212.740338308102">
                <text:p>212.740338308102</text:p>
              </table:table-cell>
              <table:table-cell office:value-type="float" office:value="136.536117646596">
                <text:p>136.536117646596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15.652885591768">
                <text:p>115.652885591768</text:p>
              </table:table-cell>
              <table:table-cell office:value-type="float" office:value="-94.8629293579591">
                <text:p>-94.8629293579591</text:p>
              </table:table-cell>
              <table:table-cell office:value-type="float" office:value="210.515814949728">
                <text:p>210.515814949728</text:p>
              </table:table-cell>
              <table:table-cell office:value-type="float" office:value="135.108425158269">
                <text:p>135.108425158269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15.652820926774">
                <text:p>115.652820926774</text:p>
              </table:table-cell>
              <table:table-cell office:value-type="float" office:value="-93.5640248530734">
                <text:p>-93.5640248530734</text:p>
              </table:table-cell>
              <table:table-cell office:value-type="float" office:value="209.216845779847">
                <text:p>209.216845779847</text:p>
              </table:table-cell>
              <table:table-cell office:value-type="float" office:value="134.274750600784">
                <text:p>134.274750600784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15.652950816655">
                <text:p>115.652950816655</text:p>
              </table:table-cell>
              <table:table-cell office:value-type="float" office:value="-92.8848830790563">
                <text:p>-92.8848830790563</text:p>
              </table:table-cell>
              <table:table-cell office:value-type="float" office:value="208.537833895711">
                <text:p>208.537833895711</text:p>
              </table:table-cell>
              <table:table-cell office:value-type="float" office:value="133.838962789065">
                <text:p>133.83896278906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15.652919886511">
                <text:p>115.652919886511</text:p>
              </table:table-cell>
              <table:table-cell office:value-type="float" office:value="-93.0586339547727">
                <text:p>-93.0586339547727</text:p>
              </table:table-cell>
              <table:table-cell office:value-type="float" office:value="208.711553841284">
                <text:p>208.711553841284</text:p>
              </table:table-cell>
              <table:table-cell office:value-type="float" office:value="133.950455734478">
                <text:p>133.950455734478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15.653149371139">
                <text:p>115.653149371139</text:p>
              </table:table-cell>
              <table:table-cell office:value-type="float" office:value="-89.0776309052665">
                <text:p>-89.0776309052665</text:p>
              </table:table-cell>
              <table:table-cell office:value-type="float" office:value="204.730780276405">
                <text:p>204.730780276405</text:p>
              </table:table-cell>
              <table:table-cell office:value-type="float" office:value="131.395607076714">
                <text:p>131.395607076714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15.65303374118">
                <text:p>115.65303374118</text:p>
              </table:table-cell>
              <table:table-cell office:value-type="float" office:value="-90.8466728314977">
                <text:p>-90.8466728314977</text:p>
              </table:table-cell>
              <table:table-cell office:value-type="float" office:value="206.499706572678">
                <text:p>206.499706572678</text:p>
              </table:table-cell>
              <table:table-cell office:value-type="float" office:value="132.530898722938">
                <text:p>132.530898722938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15.653013062497">
                <text:p>115.653013062497</text:p>
              </table:table-cell>
              <table:table-cell office:value-type="float" office:value="-87.4640008459443">
                <text:p>-87.4640008459443</text:p>
              </table:table-cell>
              <table:table-cell office:value-type="float" office:value="203.117013908441">
                <text:p>203.117013908441</text:p>
              </table:table-cell>
              <table:table-cell office:value-type="float" office:value="130.359896611916">
                <text:p>130.359896611916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15.65292485614">
                <text:p>115.65292485614</text:p>
              </table:table-cell>
              <table:table-cell office:value-type="float" office:value="-85.0714961781035">
                <text:p>-85.0714961781035</text:p>
              </table:table-cell>
              <table:table-cell office:value-type="float" office:value="200.724421034244">
                <text:p>200.724421034244</text:p>
              </table:table-cell>
              <table:table-cell office:value-type="float" office:value="128.824337607216">
                <text:p>128.8243376072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5.652954253091">
                <text:p>115.652954253091</text:p>
              </table:table-cell>
              <table:table-cell office:value-type="float" office:value="-82.3103741446973">
                <text:p>-82.3103741446973</text:p>
              </table:table-cell>
              <table:table-cell office:value-type="float" office:value="197.963328397788">
                <text:p>197.963328397788</text:p>
              </table:table-cell>
              <table:table-cell office:value-type="float" office:value="127.052276548921">
                <text:p>127.052276548921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15.65301248226">
                <text:p>115.65301248226</text:p>
              </table:table-cell>
              <table:table-cell office:value-type="float" office:value="-85.9165690010124">
                <text:p>-85.9165690010124</text:p>
              </table:table-cell>
              <table:table-cell office:value-type="float" office:value="201.569581483273">
                <text:p>201.569581483273</text:p>
              </table:table-cell>
              <table:table-cell office:value-type="float" office:value="129.366759074704">
                <text:p>129.366759074704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15.652879098417">
                <text:p>115.652879098417</text:p>
              </table:table-cell>
              <table:table-cell office:value-type="float" office:value="-90.9856076726745">
                <text:p>-90.9856076726745</text:p>
              </table:table-cell>
              <table:table-cell office:value-type="float" office:value="206.638486771091">
                <text:p>206.638486771091</text:p>
              </table:table-cell>
              <table:table-cell office:value-type="float" office:value="132.619967442337">
                <text:p>132.619967442337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15.653218197551">
                <text:p>115.653218197551</text:p>
              </table:table-cell>
              <table:table-cell office:value-type="float" office:value="-83.7254544586673">
                <text:p>-83.7254544586673</text:p>
              </table:table-cell>
              <table:table-cell office:value-type="float" office:value="199.378672656218">
                <text:p>199.378672656218</text:p>
              </table:table-cell>
              <table:table-cell office:value-type="float" office:value="127.9606402928">
                <text:p>127.960640292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15.652870810329">
                <text:p>115.652870810329</text:p>
              </table:table-cell>
              <table:table-cell office:value-type="float" office:value="-90.8827411939402">
                <text:p>-90.8827411939402</text:p>
              </table:table-cell>
              <table:table-cell office:value-type="float" office:value="206.535612004269">
                <text:p>206.535612004269</text:p>
              </table:table-cell>
              <table:table-cell office:value-type="float" office:value="132.553942722355">
                <text:p>132.55394272235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15.653016004685">
                <text:p>115.653016004685</text:p>
              </table:table-cell>
              <table:table-cell office:value-type="float" office:value="-87.5804530021104">
                <text:p>-87.5804530021104</text:p>
              </table:table-cell>
              <table:table-cell office:value-type="float" office:value="203.233469006796">
                <text:p>203.233469006796</text:p>
              </table:table-cell>
              <table:table-cell office:value-type="float" office:value="130.434637148365">
                <text:p>130.434637148365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15.653031037532">
                <text:p>115.653031037532</text:p>
              </table:table-cell>
              <table:table-cell office:value-type="float" office:value="-88.4776572739091">
                <text:p>-88.4776572739091</text:p>
              </table:table-cell>
              <table:table-cell office:value-type="float" office:value="204.130688311442">
                <text:p>204.130688311442</text:p>
              </table:table-cell>
              <table:table-cell office:value-type="float" office:value="131.01046983486">
                <text:p>131.01046983486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15.652919162435">
                <text:p>115.652919162435</text:p>
              </table:table-cell>
              <table:table-cell office:value-type="float" office:value="-93.7940603769474">
                <text:p>-93.7940603769474</text:p>
              </table:table-cell>
              <table:table-cell office:value-type="float" office:value="209.446979539383">
                <text:p>209.446979539383</text:p>
              </table:table-cell>
              <table:table-cell office:value-type="float" office:value="134.422449764546">
                <text:p>134.422449764546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15.653050870759">
                <text:p>115.653050870759</text:p>
              </table:table-cell>
              <table:table-cell office:value-type="float" office:value="-91.3794791872062">
                <text:p>-91.3794791872062</text:p>
              </table:table-cell>
              <table:table-cell office:value-type="float" office:value="207.032530057966">
                <text:p>207.032530057966</text:p>
              </table:table-cell>
              <table:table-cell office:value-type="float" office:value="132.87286325421">
                <text:p>132.87286325421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15.652927520555">
                <text:p>115.652927520555</text:p>
              </table:table-cell>
              <table:table-cell office:value-type="float" office:value="-94.1753477756786">
                <text:p>-94.1753477756786</text:p>
              </table:table-cell>
              <table:table-cell office:value-type="float" office:value="209.828275296234">
                <text:p>209.828275296234</text:p>
              </table:table-cell>
              <table:table-cell office:value-type="float" office:value="134.667164249488">
                <text:p>134.667164249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.652884972858">
                <text:p>115.652884972858</text:p>
              </table:table-cell>
              <table:table-cell office:value-type="float" office:value="-93.880191124592">
                <text:p>-93.880191124592</text:p>
              </table:table-cell>
              <table:table-cell office:value-type="float" office:value="209.53307609745">
                <text:p>209.53307609745</text:p>
              </table:table-cell>
              <table:table-cell office:value-type="float" office:value="134.477706279952">
                <text:p>134.477706279952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15.653075625384">
                <text:p>115.653075625384</text:p>
              </table:table-cell>
              <table:table-cell office:value-type="float" office:value="-86.0336419341529">
                <text:p>-86.0336419341529</text:p>
              </table:table-cell>
              <table:table-cell office:value-type="float" office:value="201.686717559537">
                <text:p>201.686717559537</text:p>
              </table:table-cell>
              <table:table-cell office:value-type="float" office:value="129.441936660754">
                <text:p>129.441936660754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15.652897296707">
                <text:p>115.652897296707</text:p>
              </table:table-cell>
              <table:table-cell office:value-type="float" office:value="-87.2372420651736">
                <text:p>-87.2372420651736</text:p>
              </table:table-cell>
              <table:table-cell office:value-type="float" office:value="202.890139361881">
                <text:p>202.890139361881</text:p>
              </table:table-cell>
              <table:table-cell office:value-type="float" office:value="130.214289201368">
                <text:p>130.214289201368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15.652791760146">
                <text:p>115.652791760146</text:p>
              </table:table-cell>
              <table:table-cell office:value-type="float" office:value="-91.7247750591593">
                <text:p>-91.7247750591593</text:p>
              </table:table-cell>
              <table:table-cell office:value-type="float" office:value="207.377566819306">
                <text:p>207.377566819306</text:p>
              </table:table-cell>
              <table:table-cell office:value-type="float" office:value="133.094306823461">
                <text:p>133.094306823461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15.652891466437">
                <text:p>115.652891466437</text:p>
              </table:table-cell>
              <table:table-cell office:value-type="float" office:value="-87.0873466893362">
                <text:p>-87.0873466893362</text:p>
              </table:table-cell>
              <table:table-cell office:value-type="float" office:value="202.740238155773">
                <text:p>202.740238155773</text:p>
              </table:table-cell>
              <table:table-cell office:value-type="float" office:value="130.118083052241">
                <text:p>130.11808305224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5.652764803662">
                <text:p>115.652764803662</text:p>
              </table:table-cell>
              <table:table-cell office:value-type="float" office:value="-82.6495096986755">
                <text:p>-82.6495096986755</text:p>
              </table:table-cell>
              <table:table-cell office:value-type="float" office:value="198.302274502338">
                <text:p>198.302274502338</text:p>
              </table:table-cell>
              <table:table-cell office:value-type="float" office:value="127.269811152724">
                <text:p>127.269811152724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15.652640288619">
                <text:p>115.652640288619</text:p>
              </table:table-cell>
              <table:table-cell office:value-type="float" office:value="-84.9026573047299">
                <text:p>-84.9026573047299</text:p>
              </table:table-cell>
              <table:table-cell office:value-type="float" office:value="200.555297593349">
                <text:p>200.555297593349</text:p>
              </table:table-cell>
              <table:table-cell office:value-type="float" office:value="128.715794684861">
                <text:p>128.715794684861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15.652948381061">
                <text:p>115.652948381061</text:p>
              </table:table-cell>
              <table:table-cell office:value-type="float" office:value="-82.9066030799502">
                <text:p>-82.9066030799502</text:p>
              </table:table-cell>
              <table:table-cell office:value-type="float" office:value="198.559551461011">
                <text:p>198.559551461011</text:p>
              </table:table-cell>
              <table:table-cell office:value-type="float" office:value="127.434930741122">
                <text:p>127.434930741122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15.652800864559">
                <text:p>115.652800864559</text:p>
              </table:table-cell>
              <table:table-cell office:value-type="float" office:value="-84.5878173559988">
                <text:p>-84.5878173559988</text:p>
              </table:table-cell>
              <table:table-cell office:value-type="float" office:value="200.240618220557">
                <text:p>200.240618220557</text:p>
              </table:table-cell>
              <table:table-cell office:value-type="float" office:value="128.51383439747">
                <text:p>128.51383439747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15.652866345736">
                <text:p>115.652866345736</text:p>
              </table:table-cell>
              <table:table-cell office:value-type="float" office:value="-82.3488953756471">
                <text:p>-82.3488953756471</text:p>
              </table:table-cell>
              <table:table-cell office:value-type="float" office:value="198.001761721383">
                <text:p>198.001761721383</text:p>
              </table:table-cell>
              <table:table-cell office:value-type="float" office:value="127.076942941922">
                <text:p>127.07694294192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5.653134611354">
                <text:p>115.653134611354</text:p>
              </table:table-cell>
              <table:table-cell office:value-type="float" office:value="-76.3365599054778">
                <text:p>-76.3365599054778</text:p>
              </table:table-cell>
              <table:table-cell office:value-type="float" office:value="191.989694516832">
                <text:p>191.989694516832</text:p>
              </table:table-cell>
              <table:table-cell office:value-type="float" office:value="123.218416055729">
                <text:p>123.218416055729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15.652749950286">
                <text:p>115.652749950286</text:p>
              </table:table-cell>
              <table:table-cell office:value-type="float" office:value="-87.8078870222091">
                <text:p>-87.8078870222091</text:p>
              </table:table-cell>
              <table:table-cell office:value-type="float" office:value="203.460636972495">
                <text:p>203.460636972495</text:p>
              </table:table-cell>
              <table:table-cell office:value-type="float" office:value="130.580432874445">
                <text:p>130.580432874445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15.653136297762">
                <text:p>115.653136297762</text:p>
              </table:table-cell>
              <table:table-cell office:value-type="float" office:value="-86.3682998211472">
                <text:p>-86.3682998211472</text:p>
              </table:table-cell>
              <table:table-cell office:value-type="float" office:value="202.021436118909">
                <text:p>202.021436118909</text:p>
              </table:table-cell>
              <table:table-cell office:value-type="float" office:value="129.65675803861">
                <text:p>129.65675803861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15.652862235077">
                <text:p>115.652862235077</text:p>
              </table:table-cell>
              <table:table-cell office:value-type="float" office:value="-87.030885235059">
                <text:p>-87.030885235059</text:p>
              </table:table-cell>
              <table:table-cell office:value-type="float" office:value="202.683747470136">
                <text:p>202.683747470136</text:p>
              </table:table-cell>
              <table:table-cell office:value-type="float" office:value="130.081827497881">
                <text:p>130.081827497881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15.652908275284">
                <text:p>115.652908275284</text:p>
              </table:table-cell>
              <table:table-cell office:value-type="float" office:value="-86.1704080509985">
                <text:p>-86.1704080509985</text:p>
              </table:table-cell>
              <table:table-cell office:value-type="float" office:value="201.823316326282">
                <text:p>201.823316326282</text:p>
              </table:table-cell>
              <table:table-cell office:value-type="float" office:value="129.529605343783">
                <text:p>129.52960534378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15.652905934739">
                <text:p>115.652905934739</text:p>
              </table:table-cell>
              <table:table-cell office:value-type="float" office:value="-90.3371764766206">
                <text:p>-90.3371764766206</text:p>
              </table:table-cell>
              <table:table-cell office:value-type="float" office:value="205.99008241136">
                <text:p>205.99008241136</text:p>
              </table:table-cell>
              <table:table-cell office:value-type="float" office:value="132.203823448927">
                <text:p>132.20382344892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15.653073669613">
                <text:p>115.653073669613</text:p>
              </table:table-cell>
              <table:table-cell office:value-type="float" office:value="-91.7970903901109">
                <text:p>-91.7970903901109</text:p>
              </table:table-cell>
              <table:table-cell office:value-type="float" office:value="207.450164059724">
                <text:p>207.450164059724</text:p>
              </table:table-cell>
              <table:table-cell office:value-type="float" office:value="133.140899516871">
                <text:p>133.14089951687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15.65292090495">
                <text:p>115.65292090495</text:p>
              </table:table-cell>
              <table:table-cell office:value-type="float" office:value="-96.7317303859936">
                <text:p>-96.7317303859936</text:p>
              </table:table-cell>
              <table:table-cell office:value-type="float" office:value="212.384651290944">
                <text:p>212.384651290944</text:p>
              </table:table-cell>
              <table:table-cell office:value-type="float" office:value="136.307838774773">
                <text:p>136.30783877477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15.652979334875">
                <text:p>115.652979334875</text:p>
              </table:table-cell>
              <table:table-cell office:value-type="float" office:value="-94.1891544786044">
                <text:p>-94.1891544786044</text:p>
              </table:table-cell>
              <table:table-cell office:value-type="float" office:value="209.84213381348">
                <text:p>209.84213381348</text:p>
              </table:table-cell>
              <table:table-cell office:value-type="float" office:value="134.67605860472">
                <text:p>134.67605860472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15.652993691901">
                <text:p>115.652993691901</text:p>
              </table:table-cell>
              <table:table-cell office:value-type="float" office:value="-91.2371374188414">
                <text:p>-91.2371374188414</text:p>
              </table:table-cell>
              <table:table-cell office:value-type="float" office:value="206.890131110742">
                <text:p>206.890131110742</text:p>
              </table:table-cell>
              <table:table-cell office:value-type="float" office:value="132.781472032566">
                <text:p>132.7814720325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5.652834217425">
                <text:p>115.652834217425</text:p>
              </table:table-cell>
              <table:table-cell office:value-type="float" office:value="-97.8182405373449">
                <text:p>-97.8182405373449</text:p>
              </table:table-cell>
              <table:table-cell office:value-type="float" office:value="213.47107475477">
                <text:p>213.47107475477</text:p>
              </table:table-cell>
              <table:table-cell office:value-type="float" office:value="137.005102129014">
                <text:p>137.005102129014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15.652816635403">
                <text:p>115.652816635403</text:p>
              </table:table-cell>
              <table:table-cell office:value-type="float" office:value="-93.2130658862838">
                <text:p>-93.2130658862838</text:p>
              </table:table-cell>
              <table:table-cell office:value-type="float" office:value="208.865882521687">
                <text:p>208.865882521687</text:p>
              </table:table-cell>
              <table:table-cell office:value-type="float" office:value="134.049503423465">
                <text:p>134.049503423465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15.652587761759">
                <text:p>115.652587761759</text:p>
              </table:table-cell>
              <table:table-cell office:value-type="float" office:value="-96.9556214028384">
                <text:p>-96.9556214028384</text:p>
              </table:table-cell>
              <table:table-cell office:value-type="float" office:value="212.608209164597">
                <text:p>212.608209164597</text:p>
              </table:table-cell>
              <table:table-cell office:value-type="float" office:value="136.451317554495">
                <text:p>136.451317554495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15.65288103794">
                <text:p>115.65288103794</text:p>
              </table:table-cell>
              <table:table-cell office:value-type="float" office:value="-100.445381546143">
                <text:p>-100.445381546143</text:p>
              </table:table-cell>
              <table:table-cell office:value-type="float" office:value="216.098262584083">
                <text:p>216.098262584083</text:p>
              </table:table-cell>
              <table:table-cell office:value-type="float" office:value="138.691223479556">
                <text:p>138.69122347955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15.652920928628">
                <text:p>115.652920928628</text:p>
              </table:table-cell>
              <table:table-cell office:value-type="float" office:value="-92.6676290717152">
                <text:p>-92.6676290717152</text:p>
              </table:table-cell>
              <table:table-cell office:value-type="float" office:value="208.320550000343">
                <text:p>208.320550000343</text:p>
              </table:table-cell>
              <table:table-cell office:value-type="float" office:value="133.699510629984">
                <text:p>133.69951062998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15.652581405741">
                <text:p>115.652581405741</text:p>
              </table:table-cell>
              <table:table-cell office:value-type="float" office:value="-100.448584778087">
                <text:p>-100.448584778087</text:p>
              </table:table-cell>
              <table:table-cell office:value-type="float" office:value="216.101166183827">
                <text:p>216.101166183827</text:p>
              </table:table-cell>
              <table:table-cell office:value-type="float" office:value="138.693087001253">
                <text:p>138.69308700125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15.652888699558">
                <text:p>115.652888699558</text:p>
              </table:table-cell>
              <table:table-cell office:value-type="float" office:value="-100.080381093806">
                <text:p>-100.080381093806</text:p>
              </table:table-cell>
              <table:table-cell office:value-type="float" office:value="215.733269793364">
                <text:p>215.733269793364</text:p>
              </table:table-cell>
              <table:table-cell office:value-type="float" office:value="138.456972189885">
                <text:p>138.456972189885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15.652807973506">
                <text:p>115.652807973506</text:p>
              </table:table-cell>
              <table:table-cell office:value-type="float" office:value="-99.715305997264">
                <text:p>-99.715305997264</text:p>
              </table:table-cell>
              <table:table-cell office:value-type="float" office:value="215.36811397077">
                <text:p>215.36811397077</text:p>
              </table:table-cell>
              <table:table-cell office:value-type="float" office:value="138.22261626684">
                <text:p>138.2226162668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15.652854866891">
                <text:p>115.652854866891</text:p>
              </table:table-cell>
              <table:table-cell office:value-type="float" office:value="-96.4880693495297">
                <text:p>-96.4880693495297</text:p>
              </table:table-cell>
              <table:table-cell office:value-type="float" office:value="212.140924216421">
                <text:p>212.140924216421</text:p>
              </table:table-cell>
              <table:table-cell office:value-type="float" office:value="136.151415461802">
                <text:p>136.151415461802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15.652708711737">
                <text:p>115.652708711737</text:p>
              </table:table-cell>
              <table:table-cell office:value-type="float" office:value="-97.8268496281023">
                <text:p>-97.8268496281023</text:p>
              </table:table-cell>
              <table:table-cell office:value-type="float" office:value="213.47955833984">
                <text:p>213.47955833984</text:p>
              </table:table-cell>
              <table:table-cell office:value-type="float" office:value="137.01054686873">
                <text:p>137.010546868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5.653027977659">
                <text:p>115.653027977659</text:p>
              </table:table-cell>
              <table:table-cell office:value-type="float" office:value="-96.2704480507394">
                <text:p>-96.2704480507394</text:p>
              </table:table-cell>
              <table:table-cell office:value-type="float" office:value="211.923476028398">
                <text:p>211.923476028398</text:p>
              </table:table-cell>
              <table:table-cell office:value-type="float" office:value="136.011857860183">
                <text:p>136.01185786018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15.652613336182">
                <text:p>115.652613336182</text:p>
              </table:table-cell>
              <table:table-cell office:value-type="float" office:value="-103.687704533827">
                <text:p>-103.687704533827</text:p>
              </table:table-cell>
              <table:table-cell office:value-type="float" office:value="219.340317870009">
                <text:p>219.340317870009</text:p>
              </table:table-cell>
              <table:table-cell office:value-type="float" office:value="140.771964938634">
                <text:p>140.771964938634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15.652878222484">
                <text:p>115.652878222484</text:p>
              </table:table-cell>
              <table:table-cell office:value-type="float" office:value="-96.0427380546179">
                <text:p>-96.0427380546179</text:p>
              </table:table-cell>
              <table:table-cell office:value-type="float" office:value="211.695616277101">
                <text:p>211.695616277101</text:p>
              </table:table-cell>
              <table:table-cell office:value-type="float" office:value="135.86561814816">
                <text:p>135.86561814816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15.652689027985">
                <text:p>115.652689027985</text:p>
              </table:table-cell>
              <table:table-cell office:value-type="float" office:value="-100.095530526711">
                <text:p>-100.095530526711</text:p>
              </table:table-cell>
              <table:table-cell office:value-type="float" office:value="215.748219554696">
                <text:p>215.748219554696</text:p>
              </table:table-cell>
              <table:table-cell office:value-type="float" office:value="138.466566902332">
                <text:p>138.466566902332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15.652817417663">
                <text:p>115.652817417663</text:p>
              </table:table-cell>
              <table:table-cell office:value-type="float" office:value="-97.0327013950873">
                <text:p>-97.0327013950873</text:p>
              </table:table-cell>
              <table:table-cell office:value-type="float" office:value="212.68551881275">
                <text:p>212.68551881275</text:p>
              </table:table-cell>
              <table:table-cell office:value-type="float" office:value="136.5009346572">
                <text:p>136.500934657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15.652723744945">
                <text:p>115.652723744945</text:p>
              </table:table-cell>
              <table:table-cell office:value-type="float" office:value="-96.4604632332175">
                <text:p>-96.4604632332175</text:p>
              </table:table-cell>
              <table:table-cell office:value-type="float" office:value="212.113186978162">
                <text:p>212.113186978162</text:p>
              </table:table-cell>
              <table:table-cell office:value-type="float" office:value="136.133613784621">
                <text:p>136.133613784621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15.652682673435">
                <text:p>115.652682673435</text:p>
              </table:table-cell>
              <table:table-cell office:value-type="float" office:value="-99.8072448472597">
                <text:p>-99.8072448472597</text:p>
              </table:table-cell>
              <table:table-cell office:value-type="float" office:value="215.459927520694">
                <text:p>215.459927520694</text:p>
              </table:table-cell>
              <table:table-cell office:value-type="float" office:value="138.28154193065">
                <text:p>138.28154193065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15.652685799748">
                <text:p>115.652685799748</text:p>
              </table:table-cell>
              <table:table-cell office:value-type="float" office:value="-98.9109757364209">
                <text:p>-98.9109757364209</text:p>
              </table:table-cell>
              <table:table-cell office:value-type="float" office:value="214.563661536169">
                <text:p>214.563661536169</text:p>
              </table:table-cell>
              <table:table-cell office:value-type="float" office:value="137.706321082179">
                <text:p>137.706321082179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15.652734869304">
                <text:p>115.652734869304</text:p>
              </table:table-cell>
              <table:table-cell office:value-type="float" office:value="-98.0123351606898">
                <text:p>-98.0123351606898</text:p>
              </table:table-cell>
              <table:table-cell office:value-type="float" office:value="213.665070029994">
                <text:p>213.665070029994</text:p>
              </table:table-cell>
              <table:table-cell office:value-type="float" office:value="137.129607720814">
                <text:p>137.129607720814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15.652752544699">
                <text:p>115.652752544699</text:p>
              </table:table-cell>
              <table:table-cell office:value-type="float" office:value="-99.4928536221083">
                <text:p>-99.4928536221083</text:p>
              </table:table-cell>
              <table:table-cell office:value-type="float" office:value="215.145606166808">
                <text:p>215.145606166808</text:p>
              </table:table-cell>
              <table:table-cell office:value-type="float" office:value="138.079811418729">
                <text:p>138.0798114187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5.652745205503">
                <text:p>115.652745205503</text:p>
              </table:table-cell>
              <table:table-cell office:value-type="float" office:value="-96.4600718971903">
                <text:p>-96.4600718971903</text:p>
              </table:table-cell>
              <table:table-cell office:value-type="float" office:value="212.112817102693">
                <text:p>212.112817102693</text:p>
              </table:table-cell>
              <table:table-cell office:value-type="float" office:value="136.133376399642">
                <text:p>136.133376399642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15.652730038132">
                <text:p>115.652730038132</text:p>
              </table:table-cell>
              <table:table-cell office:value-type="float" office:value="-93.9206421723909">
                <text:p>-93.9206421723909</text:p>
              </table:table-cell>
              <table:table-cell office:value-type="float" office:value="209.573372210523">
                <text:p>209.573372210523</text:p>
              </table:table-cell>
              <table:table-cell office:value-type="float" office:value="134.503568205711">
                <text:p>134.503568205711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15.652659738385">
                <text:p>115.652659738385</text:p>
              </table:table-cell>
              <table:table-cell office:value-type="float" office:value="-94.6554073877659">
                <text:p>-94.6554073877659</text:p>
              </table:table-cell>
              <table:table-cell office:value-type="float" office:value="210.308067126151">
                <text:p>210.308067126151</text:p>
              </table:table-cell>
              <table:table-cell office:value-type="float" office:value="134.975093221758">
                <text:p>134.975093221758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15.652954540647">
                <text:p>115.652954540647</text:p>
              </table:table-cell>
              <table:table-cell office:value-type="float" office:value="-90.0084080241587">
                <text:p>-90.0084080241587</text:p>
              </table:table-cell>
              <table:table-cell office:value-type="float" office:value="205.661362564805">
                <text:p>205.661362564805</text:p>
              </table:table-cell>
              <table:table-cell office:value-type="float" office:value="131.992852027151">
                <text:p>131.992852027151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15.652558843357">
                <text:p>115.652558843357</text:p>
              </table:table-cell>
              <table:table-cell office:value-type="float" office:value="-95.9125972582912">
                <text:p>-95.9125972582912</text:p>
              </table:table-cell>
              <table:table-cell office:value-type="float" office:value="211.565156101648">
                <text:p>211.565156101648</text:p>
              </table:table-cell>
              <table:table-cell office:value-type="float" office:value="135.7818891948">
                <text:p>135.781889194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15.652779171808">
                <text:p>115.652779171808</text:p>
              </table:table-cell>
              <table:table-cell office:value-type="float" office:value="-92.6466336219793">
                <text:p>-92.6466336219793</text:p>
              </table:table-cell>
              <table:table-cell office:value-type="float" office:value="208.299412793787">
                <text:p>208.299412793787</text:p>
              </table:table-cell>
              <table:table-cell office:value-type="float" office:value="133.685944833558">
                <text:p>133.685944833558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15.652767170059">
                <text:p>115.652767170059</text:p>
              </table:table-cell>
              <table:table-cell office:value-type="float" office:value="-94.1651090582873">
                <text:p>-94.1651090582873</text:p>
              </table:table-cell>
              <table:table-cell office:value-type="float" office:value="209.817876228346">
                <text:p>209.817876228346</text:p>
              </table:table-cell>
              <table:table-cell office:value-type="float" office:value="134.660490158585">
                <text:p>134.660490158585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15.652647730833">
                <text:p>115.652647730833</text:p>
              </table:table-cell>
              <table:table-cell office:value-type="float" office:value="-94.2830353957136">
                <text:p>-94.2830353957136</text:p>
              </table:table-cell>
              <table:table-cell office:value-type="float" office:value="209.935683126546">
                <text:p>209.935683126546</text:p>
              </table:table-cell>
              <table:table-cell office:value-type="float" office:value="134.736098276163">
                <text:p>134.736098276163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15.652717093138">
                <text:p>115.652717093138</text:p>
              </table:table-cell>
              <table:table-cell office:value-type="float" office:value="-94.3106420598483">
                <text:p>-94.3106420598483</text:p>
              </table:table-cell>
              <table:table-cell office:value-type="float" office:value="209.963359152986">
                <text:p>209.963359152986</text:p>
              </table:table-cell>
              <table:table-cell office:value-type="float" office:value="134.753860667781">
                <text:p>134.753860667781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15.652624465312">
                <text:p>115.652624465312</text:p>
              </table:table-cell>
              <table:table-cell office:value-type="float" office:value="-97.5274884805654">
                <text:p>-97.5274884805654</text:p>
              </table:table-cell>
              <table:table-cell office:value-type="float" office:value="213.180112945877">
                <text:p>213.180112945877</text:p>
              </table:table-cell>
              <table:table-cell office:value-type="float" office:value="136.818363703732">
                <text:p>136.8183637037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.652798538955">
                <text:p>115.652798538955</text:p>
              </table:table-cell>
              <table:table-cell office:value-type="float" office:value="-90.382006301684">
                <text:p>-90.382006301684</text:p>
              </table:table-cell>
              <table:table-cell office:value-type="float" office:value="206.034804840639">
                <text:p>206.034804840639</text:p>
              </table:table-cell>
              <table:table-cell office:value-type="float" office:value="132.232526171289">
                <text:p>132.232526171289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15.652667746883">
                <text:p>115.652667746883</text:p>
              </table:table-cell>
              <table:table-cell office:value-type="float" office:value="-91.5291855302961">
                <text:p>-91.5291855302961</text:p>
              </table:table-cell>
              <table:table-cell office:value-type="float" office:value="207.181853277179">
                <text:p>207.181853277179</text:p>
              </table:table-cell>
              <table:table-cell office:value-type="float" office:value="132.968698453063">
                <text:p>132.96869845306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15.652667407743">
                <text:p>115.652667407743</text:p>
              </table:table-cell>
              <table:table-cell office:value-type="float" office:value="-91.992565478019">
                <text:p>-91.992565478019</text:p>
              </table:table-cell>
              <table:table-cell office:value-type="float" office:value="207.645232885762">
                <text:p>207.645232885762</text:p>
              </table:table-cell>
              <table:table-cell office:value-type="float" office:value="133.266094110397">
                <text:p>133.266094110397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15.652797567463">
                <text:p>115.652797567463</text:p>
              </table:table-cell>
              <table:table-cell office:value-type="float" office:value="-89.0426839724386">
                <text:p>-89.0426839724386</text:p>
              </table:table-cell>
              <table:table-cell office:value-type="float" office:value="204.695481539901">
                <text:p>204.695481539901</text:p>
              </table:table-cell>
              <table:table-cell office:value-type="float" office:value="131.372952452404">
                <text:p>131.372952452404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15.652710490377">
                <text:p>115.652710490377</text:p>
              </table:table-cell>
              <table:table-cell office:value-type="float" office:value="-90.847435093974">
                <text:p>-90.847435093974</text:p>
              </table:table-cell>
              <table:table-cell office:value-type="float" office:value="206.500145584351">
                <text:p>206.500145584351</text:p>
              </table:table-cell>
              <table:table-cell office:value-type="float" office:value="132.531180479327">
                <text:p>132.531180479327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15.652467756479">
                <text:p>115.652467756479</text:p>
              </table:table-cell>
              <table:table-cell office:value-type="float" office:value="-88.2215657828182">
                <text:p>-88.2215657828182</text:p>
              </table:table-cell>
              <table:table-cell office:value-type="float" office:value="203.874033539297">
                <text:p>203.874033539297</text:p>
              </table:table-cell>
              <table:table-cell office:value-type="float" office:value="130.845749563929">
                <text:p>130.845749563929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15.652486807017">
                <text:p>115.652486807017</text:p>
              </table:table-cell>
              <table:table-cell office:value-type="float" office:value="-84.7746999054928">
                <text:p>-84.7746999054928</text:p>
              </table:table-cell>
              <table:table-cell office:value-type="float" office:value="200.42718671251">
                <text:p>200.42718671251</text:p>
              </table:table-cell>
              <table:table-cell office:value-type="float" office:value="128.633573501812">
                <text:p>128.633573501812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15.652930686878">
                <text:p>115.652930686878</text:p>
              </table:table-cell>
              <table:table-cell office:value-type="float" office:value="-77.3930039331026">
                <text:p>-77.3930039331026</text:p>
              </table:table-cell>
              <table:table-cell office:value-type="float" office:value="193.04593461998">
                <text:p>193.04593461998</text:p>
              </table:table-cell>
              <table:table-cell office:value-type="float" office:value="123.89630781868">
                <text:p>123.89630781868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15.652738638293">
                <text:p>115.652738638293</text:p>
              </table:table-cell>
              <table:table-cell office:value-type="float" office:value="-84.5994562092451">
                <text:p>-84.5994562092451</text:p>
              </table:table-cell>
              <table:table-cell office:value-type="float" office:value="200.252194847538">
                <text:p>200.252194847538</text:p>
              </table:table-cell>
              <table:table-cell office:value-type="float" office:value="128.521264242303">
                <text:p>128.52126424230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15.652812944927">
                <text:p>115.652812944927</text:p>
              </table:table-cell>
              <table:table-cell office:value-type="float" office:value="-83.8223772303473">
                <text:p>-83.8223772303473</text:p>
              </table:table-cell>
              <table:table-cell office:value-type="float" office:value="199.475190175274">
                <text:p>199.475190175274</text:p>
              </table:table-cell>
              <table:table-cell office:value-type="float" office:value="128.022584950036">
                <text:p>128.0225849500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5.652746850825">
                <text:p>115.652746850825</text:p>
              </table:table-cell>
              <table:table-cell office:value-type="float" office:value="-82.3460601031999">
                <text:p>-82.3460601031999</text:p>
              </table:table-cell>
              <table:table-cell office:value-type="float" office:value="197.998806954025">
                <text:p>197.998806954025</text:p>
              </table:table-cell>
              <table:table-cell office:value-type="float" office:value="127.075046581003">
                <text:p>127.075046581003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15.652873825738">
                <text:p>115.652873825738</text:p>
              </table:table-cell>
              <table:table-cell office:value-type="float" office:value="-78.7869721108735">
                <text:p>-78.7869721108735</text:p>
              </table:table-cell>
              <table:table-cell office:value-type="float" office:value="194.439845936612">
                <text:p>194.439845936612</text:p>
              </table:table-cell>
              <table:table-cell office:value-type="float" office:value="124.790915964131">
                <text:p>124.790915964131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15.652758594118">
                <text:p>115.652758594118</text:p>
              </table:table-cell>
              <table:table-cell office:value-type="float" office:value="-83.959426421897">
                <text:p>-83.959426421897</text:p>
              </table:table-cell>
              <table:table-cell office:value-type="float" office:value="199.612185016015">
                <text:p>199.612185016015</text:p>
              </table:table-cell>
              <table:table-cell office:value-type="float" office:value="128.11050783218">
                <text:p>128.11050783218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15.652798930773">
                <text:p>115.652798930773</text:p>
              </table:table-cell>
              <table:table-cell office:value-type="float" office:value="-84.7771850757244">
                <text:p>-84.7771850757244</text:p>
              </table:table-cell>
              <table:table-cell office:value-type="float" office:value="200.429984006498">
                <text:p>200.429984006498</text:p>
              </table:table-cell>
              <table:table-cell office:value-type="float" office:value="128.63536879679">
                <text:p>128.6353687967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15.652757524481">
                <text:p>115.652757524481</text:p>
              </table:table-cell>
              <table:table-cell office:value-type="float" office:value="-82.8535771027932">
                <text:p>-82.8535771027932</text:p>
              </table:table-cell>
              <table:table-cell office:value-type="float" office:value="198.506334627274">
                <text:p>198.506334627274</text:p>
              </table:table-cell>
              <table:table-cell office:value-type="float" office:value="127.400776335194">
                <text:p>127.400776335194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15.652760891662">
                <text:p>115.652760891662</text:p>
              </table:table-cell>
              <table:table-cell office:value-type="float" office:value="-80.6318293326571">
                <text:p>-80.6318293326571</text:p>
              </table:table-cell>
              <table:table-cell office:value-type="float" office:value="196.284590224319">
                <text:p>196.284590224319</text:p>
              </table:table-cell>
              <table:table-cell office:value-type="float" office:value="125.974867372207">
                <text:p>125.97486737220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15.652741595805">
                <text:p>115.652741595805</text:p>
              </table:table-cell>
              <table:table-cell office:value-type="float" office:value="-81.8355526416747">
                <text:p>-81.8355526416747</text:p>
              </table:table-cell>
              <table:table-cell office:value-type="float" office:value="197.488294237479">
                <text:p>197.488294237479</text:p>
              </table:table-cell>
              <table:table-cell office:value-type="float" office:value="126.747401034884">
                <text:p>126.747401034884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15.652903189206">
                <text:p>115.652903189206</text:p>
              </table:table-cell>
              <table:table-cell office:value-type="float" office:value="-80.9157287114778">
                <text:p>-80.9157287114778</text:p>
              </table:table-cell>
              <table:table-cell office:value-type="float" office:value="196.568631900683">
                <text:p>196.568631900683</text:p>
              </table:table-cell>
              <table:table-cell office:value-type="float" office:value="126.157164476973">
                <text:p>126.15716447697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15.65262079595">
                <text:p>115.65262079595</text:p>
              </table:table-cell>
              <table:table-cell office:value-type="float" office:value="-89.2526879869821">
                <text:p>-89.2526879869821</text:p>
              </table:table-cell>
              <table:table-cell office:value-type="float" office:value="204.905308782932">
                <text:p>204.905308782932</text:p>
              </table:table-cell>
              <table:table-cell office:value-type="float" office:value="131.507618954148">
                <text:p>131.507618954148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15.652768193473">
                <text:p>115.652768193473</text:p>
              </table:table-cell>
              <table:table-cell office:value-type="float" office:value="-88.0915101532249">
                <text:p>-88.0915101532249</text:p>
              </table:table-cell>
              <table:table-cell office:value-type="float" office:value="203.744278346698">
                <text:p>203.744278346698</text:p>
              </table:table-cell>
              <table:table-cell office:value-type="float" office:value="130.762473066473">
                <text:p>130.7624730664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5.652763211974">
                <text:p>115.652763211974</text:p>
              </table:table-cell>
              <table:table-cell office:value-type="float" office:value="-90.228200580125">
                <text:p>-90.228200580125</text:p>
              </table:table-cell>
              <table:table-cell office:value-type="float" office:value="205.880963792099">
                <text:p>205.880963792099</text:p>
              </table:table-cell>
              <table:table-cell office:value-type="float" office:value="132.133791442984">
                <text:p>132.133791442984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15.652718660428">
                <text:p>115.652718660428</text:p>
              </table:table-cell>
              <table:table-cell office:value-type="float" office:value="-93.3429447104644">
                <text:p>-93.3429447104644</text:p>
              </table:table-cell>
              <table:table-cell office:value-type="float" office:value="208.995663370893">
                <text:p>208.995663370893</text:p>
              </table:table-cell>
              <table:table-cell office:value-type="float" office:value="134.132796387256">
                <text:p>134.132796387256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15.652714390552">
                <text:p>115.652714390552</text:p>
              </table:table-cell>
              <table:table-cell office:value-type="float" office:value="-92.8736242373098">
                <text:p>-92.8736242373098</text:p>
              </table:table-cell>
              <table:table-cell office:value-type="float" office:value="208.526338627862">
                <text:p>208.526338627862</text:p>
              </table:table-cell>
              <table:table-cell office:value-type="float" office:value="133.83158516028">
                <text:p>133.83158516028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15.652694512563">
                <text:p>115.652694512563</text:p>
              </table:table-cell>
              <table:table-cell office:value-type="float" office:value="-97.4342669754096">
                <text:p>-97.4342669754096</text:p>
              </table:table-cell>
              <table:table-cell office:value-type="float" office:value="213.086961487973">
                <text:p>213.086961487973</text:p>
              </table:table-cell>
              <table:table-cell office:value-type="float" office:value="136.758579374551">
                <text:p>136.758579374551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15.652892172214">
                <text:p>115.652892172214</text:p>
              </table:table-cell>
              <table:table-cell office:value-type="float" office:value="-93.7789514972058">
                <text:p>-93.7789514972058</text:p>
              </table:table-cell>
              <table:table-cell office:value-type="float" office:value="209.43184366942">
                <text:p>209.43184366942</text:p>
              </table:table-cell>
              <table:table-cell office:value-type="float" office:value="134.412735608131">
                <text:p>134.412735608131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15.652677679268">
                <text:p>115.652677679268</text:p>
              </table:table-cell>
              <table:table-cell office:value-type="float" office:value="-96.0646541493078">
                <text:p>-96.0646541493078</text:p>
              </table:table-cell>
              <table:table-cell office:value-type="float" office:value="211.717331828576">
                <text:p>211.717331828576</text:p>
              </table:table-cell>
              <table:table-cell office:value-type="float" office:value="135.879555124637">
                <text:p>135.879555124637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15.652624281934">
                <text:p>115.652624281934</text:p>
              </table:table-cell>
              <table:table-cell office:value-type="float" office:value="-96.6668225152965">
                <text:p>-96.6668225152965</text:p>
              </table:table-cell>
              <table:table-cell office:value-type="float" office:value="212.319446797231">
                <text:p>212.319446797231</text:p>
              </table:table-cell>
              <table:table-cell office:value-type="float" office:value="136.265990724256">
                <text:p>136.265990724256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15.652630227497">
                <text:p>115.652630227497</text:p>
              </table:table-cell>
              <table:table-cell office:value-type="float" office:value="-96.6290684224774">
                <text:p>-96.6290684224774</text:p>
              </table:table-cell>
              <table:table-cell office:value-type="float" office:value="212.281698649974">
                <text:p>212.281698649974</text:p>
              </table:table-cell>
              <table:table-cell office:value-type="float" office:value="136.241764075394">
                <text:p>136.241764075394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5.652798121103">
                <text:p>115.652798121103</text:p>
              </table:table-cell>
              <table:table-cell office:value-type="float" office:value="-99.4086117263469">
                <text:p>-99.4086117263469</text:p>
              </table:table-cell>
              <table:table-cell office:value-type="float" office:value="215.06140984745">
                <text:p>215.06140984745</text:p>
              </table:table-cell>
              <table:table-cell office:value-type="float" office:value="138.025774470887">
                <text:p>138.025774470887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5.652691475119">
                <text:p>115.652691475119</text:p>
              </table:table-cell>
              <table:table-cell office:value-type="float" office:value="-102.213490584007">
                <text:p>-102.213490584007</text:p>
              </table:table-cell>
              <table:table-cell office:value-type="float" office:value="217.866182059126">
                <text:p>217.866182059126</text:p>
              </table:table-cell>
              <table:table-cell office:value-type="float" office:value="139.825868950903">
                <text:p>139.8258689509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5.652792896257">
                <text:p>115.652792896257</text:p>
              </table:table-cell>
              <table:table-cell office:value-type="float" office:value="-93.0165048454352">
                <text:p>-93.0165048454352</text:p>
              </table:table-cell>
              <table:table-cell office:value-type="float" office:value="208.669297741692">
                <text:p>208.669297741692</text:p>
              </table:table-cell>
              <table:table-cell office:value-type="float" office:value="133.92333589519">
                <text:p>133.92333589519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15.652630982306">
                <text:p>115.652630982306</text:p>
              </table:table-cell>
              <table:table-cell office:value-type="float" office:value="-92.7429357644073">
                <text:p>-92.7429357644073</text:p>
              </table:table-cell>
              <table:table-cell office:value-type="float" office:value="208.395566746714">
                <text:p>208.395566746714</text:p>
              </table:table-cell>
              <table:table-cell office:value-type="float" office:value="133.747656155131">
                <text:p>133.747656155131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15.652737038629">
                <text:p>115.652737038629</text:p>
              </table:table-cell>
              <table:table-cell office:value-type="float" office:value="-97.5006792699886">
                <text:p>-97.5006792699886</text:p>
              </table:table-cell>
              <table:table-cell office:value-type="float" office:value="213.153416308617">
                <text:p>213.153416308617</text:p>
              </table:table-cell>
              <table:table-cell office:value-type="float" office:value="136.801229881183">
                <text:p>136.801229881183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15.652624971083">
                <text:p>115.652624971083</text:p>
              </table:table-cell>
              <table:table-cell office:value-type="float" office:value="-97.634147371081">
                <text:p>-97.634147371081</text:p>
              </table:table-cell>
              <table:table-cell office:value-type="float" office:value="213.286772342164">
                <text:p>213.286772342164</text:p>
              </table:table-cell>
              <table:table-cell office:value-type="float" office:value="136.886817387671">
                <text:p>136.886817387671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15.652925402019">
                <text:p>115.652925402019</text:p>
              </table:table-cell>
              <table:table-cell office:value-type="float" office:value="-86.1078778302637">
                <text:p>-86.1078778302637</text:p>
              </table:table-cell>
              <table:table-cell office:value-type="float" office:value="201.760803232283">
                <text:p>201.760803232283</text:p>
              </table:table-cell>
              <table:table-cell office:value-type="float" office:value="129.489484625613">
                <text:p>129.48948462561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15.652734777639">
                <text:p>115.652734777639</text:p>
              </table:table-cell>
              <table:table-cell office:value-type="float" office:value="-88.6331126346821">
                <text:p>-88.6331126346821</text:p>
              </table:table-cell>
              <table:table-cell office:value-type="float" office:value="204.285847412321">
                <text:p>204.285847412321</text:p>
              </table:table-cell>
              <table:table-cell office:value-type="float" office:value="131.110050485244">
                <text:p>131.11005048524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15.652768900444">
                <text:p>115.652768900444</text:p>
              </table:table-cell>
              <table:table-cell office:value-type="float" office:value="-90.6438958037046">
                <text:p>-90.6438958037046</text:p>
              </table:table-cell>
              <table:table-cell office:value-type="float" office:value="206.296664704148">
                <text:p>206.296664704148</text:p>
              </table:table-cell>
              <table:table-cell office:value-type="float" office:value="132.400587054407">
                <text:p>132.400587054407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15.652793184568">
                <text:p>115.652793184568</text:p>
              </table:table-cell>
              <table:table-cell office:value-type="float" office:value="-89.557241744563">
                <text:p>-89.557241744563</text:p>
              </table:table-cell>
              <table:table-cell office:value-type="float" office:value="205.210034929131">
                <text:p>205.210034929131</text:p>
              </table:table-cell>
              <table:table-cell office:value-type="float" office:value="131.703191290256">
                <text:p>131.703191290256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15.652730769073">
                <text:p>115.652730769073</text:p>
              </table:table-cell>
              <table:table-cell office:value-type="float" office:value="-86.7154789640405">
                <text:p>-86.7154789640405</text:p>
              </table:table-cell>
              <table:table-cell office:value-type="float" office:value="202.368209733113">
                <text:p>202.368209733113</text:p>
              </table:table-cell>
              <table:table-cell office:value-type="float" office:value="129.879316314874">
                <text:p>129.879316314874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15.65287699482">
                <text:p>115.65287699482</text:p>
              </table:table-cell>
              <table:table-cell office:value-type="float" office:value="-79.5022419343424">
                <text:p>-79.5022419343424</text:p>
              </table:table-cell>
              <table:table-cell office:value-type="float" office:value="195.155118929162">
                <text:p>195.155118929162</text:p>
              </table:table-cell>
              <table:table-cell office:value-type="float" office:value="125.249976047597">
                <text:p>125.2499760475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5.652716566822">
                <text:p>115.652716566822</text:p>
              </table:table-cell>
              <table:table-cell office:value-type="float" office:value="-78.6357427759965">
                <text:p>-78.6357427759965</text:p>
              </table:table-cell>
              <table:table-cell office:value-type="float" office:value="194.288459342818">
                <text:p>194.288459342818</text:p>
              </table:table-cell>
              <table:table-cell office:value-type="float" office:value="124.693756497597">
                <text:p>124.693756497597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15.652690524396">
                <text:p>115.652690524396</text:p>
              </table:table-cell>
              <table:table-cell office:value-type="float" office:value="-70.5652630695045">
                <text:p>-70.5652630695045</text:p>
              </table:table-cell>
              <table:table-cell office:value-type="float" office:value="186.2179535939">
                <text:p>186.2179535939</text:p>
              </table:table-cell>
              <table:table-cell office:value-type="float" office:value="119.514129863714">
                <text:p>119.51412986371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15.652645718714">
                <text:p>115.652645718714</text:p>
              </table:table-cell>
              <table:table-cell office:value-type="float" office:value="-73.693698707514">
                <text:p>-73.693698707514</text:p>
              </table:table-cell>
              <table:table-cell office:value-type="float" office:value="189.346344426228">
                <text:p>189.346344426228</text:p>
              </table:table-cell>
              <table:table-cell office:value-type="float" office:value="121.521921813865">
                <text:p>121.521921813865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15.652696110009">
                <text:p>115.652696110009</text:p>
              </table:table-cell>
              <table:table-cell office:value-type="float" office:value="-76.9306254269709">
                <text:p>-76.9306254269709</text:p>
              </table:table-cell>
              <table:table-cell office:value-type="float" office:value="192.58332153698">
                <text:p>192.58332153698</text:p>
              </table:table-cell>
              <table:table-cell office:value-type="float" office:value="123.59940411519">
                <text:p>123.59940411519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15.652767919925">
                <text:p>115.652767919925</text:p>
              </table:table-cell>
              <table:table-cell office:value-type="float" office:value="-73.3595422232811">
                <text:p>-73.3595422232811</text:p>
              </table:table-cell>
              <table:table-cell office:value-type="float" office:value="189.012310143206">
                <text:p>189.012310143206</text:p>
              </table:table-cell>
              <table:table-cell office:value-type="float" office:value="121.307539602539">
                <text:p>121.307539602539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15.652630720129">
                <text:p>115.652630720129</text:p>
              </table:table-cell>
              <table:table-cell office:value-type="float" office:value="-75.9013708679741">
                <text:p>-75.9013708679741</text:p>
              </table:table-cell>
              <table:table-cell office:value-type="float" office:value="191.554001588104">
                <text:p>191.554001588104</text:p>
              </table:table-cell>
              <table:table-cell office:value-type="float" office:value="122.938789627343">
                <text:p>122.93878962734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15.652814388947">
                <text:p>115.652814388947</text:p>
              </table:table-cell>
              <table:table-cell office:value-type="float" office:value="-72.7797211542803">
                <text:p>-72.7797211542803</text:p>
              </table:table-cell>
              <table:table-cell office:value-type="float" office:value="188.432535543227">
                <text:p>188.432535543227</text:p>
              </table:table-cell>
              <table:table-cell office:value-type="float" office:value="120.935441985224">
                <text:p>120.935441985224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15.652854903">
                <text:p>115.652854903</text:p>
              </table:table-cell>
              <table:table-cell office:value-type="float" office:value="-70.516523604224">
                <text:p>-70.516523604224</text:p>
              </table:table-cell>
              <table:table-cell office:value-type="float" office:value="186.169378507224">
                <text:p>186.169378507224</text:p>
              </table:table-cell>
              <table:table-cell office:value-type="float" office:value="119.482954517272">
                <text:p>119.48295451727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15.652981444798">
                <text:p>115.652981444798</text:p>
              </table:table-cell>
              <table:table-cell office:value-type="float" office:value="-69.0484650012953">
                <text:p>-69.0484650012953</text:p>
              </table:table-cell>
              <table:table-cell office:value-type="float" office:value="184.701446446093">
                <text:p>184.701446446093</text:p>
              </table:table-cell>
              <table:table-cell office:value-type="float" office:value="118.540840077717">
                <text:p>118.54084007771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15.652745988737">
                <text:p>115.652745988737</text:p>
              </table:table-cell>
              <table:table-cell office:value-type="float" office:value="-75.508310664572">
                <text:p>-75.508310664572</text:p>
              </table:table-cell>
              <table:table-cell office:value-type="float" office:value="191.161056653309">
                <text:p>191.161056653309</text:p>
              </table:table-cell>
              <table:table-cell office:value-type="float" office:value="122.686598734574">
                <text:p>122.6865987345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.652756251555">
                <text:p>115.652756251555</text:p>
              </table:table-cell>
              <table:table-cell office:value-type="float" office:value="-72.8815334156864">
                <text:p>-72.8815334156864</text:p>
              </table:table-cell>
              <table:table-cell office:value-type="float" office:value="188.534289667242">
                <text:p>188.534289667242</text:p>
              </table:table-cell>
              <table:table-cell office:value-type="float" office:value="121.000747479979">
                <text:p>121.000747479979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15.652717916072">
                <text:p>115.652717916072</text:p>
              </table:table-cell>
              <table:table-cell office:value-type="float" office:value="-71.5265419707951">
                <text:p>-71.5265419707951</text:p>
              </table:table-cell>
              <table:table-cell office:value-type="float" office:value="187.179259886867">
                <text:p>187.179259886867</text:p>
              </table:table-cell>
              <table:table-cell office:value-type="float" office:value="120.131093389084">
                <text:p>120.131093389084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15.652821352005">
                <text:p>115.652821352005</text:p>
              </table:table-cell>
              <table:table-cell office:value-type="float" office:value="-70.7125929217324">
                <text:p>-70.7125929217324</text:p>
              </table:table-cell>
              <table:table-cell office:value-type="float" office:value="186.365414273738">
                <text:p>186.365414273738</text:p>
              </table:table-cell>
              <table:table-cell office:value-type="float" office:value="119.608769690325">
                <text:p>119.608769690325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15.652653642764">
                <text:p>115.652653642764</text:p>
              </table:table-cell>
              <table:table-cell office:value-type="float" office:value="-73.1878377556177">
                <text:p>-73.1878377556177</text:p>
              </table:table-cell>
              <table:table-cell office:value-type="float" office:value="188.840491398382">
                <text:p>188.840491398382</text:p>
              </table:table-cell>
              <table:table-cell office:value-type="float" office:value="121.197266842122">
                <text:p>121.197266842122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15.652824371402">
                <text:p>115.652824371402</text:p>
              </table:table-cell>
              <table:table-cell office:value-type="float" office:value="-69.9393985849939">
                <text:p>-69.9393985849939</text:p>
              </table:table-cell>
              <table:table-cell office:value-type="float" office:value="185.592222956396">
                <text:p>185.592222956396</text:p>
              </table:table-cell>
              <table:table-cell office:value-type="float" office:value="119.112537797928">
                <text:p>119.112537797928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15.65280380259">
                <text:p>115.65280380259</text:p>
              </table:table-cell>
              <table:table-cell office:value-type="float" office:value="-68.9941159997841">
                <text:p>-68.9941159997841</text:p>
              </table:table-cell>
              <table:table-cell office:value-type="float" office:value="184.646919802374">
                <text:p>184.646919802374</text:p>
              </table:table-cell>
              <table:table-cell office:value-type="float" office:value="118.50584503963">
                <text:p>118.50584503963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15.652563111409">
                <text:p>115.652563111409</text:p>
              </table:table-cell>
              <table:table-cell office:value-type="float" office:value="-77.1797256482028">
                <text:p>-77.1797256482028</text:p>
              </table:table-cell>
              <table:table-cell office:value-type="float" office:value="192.832288759612">
                <text:p>192.832288759612</text:p>
              </table:table-cell>
              <table:table-cell office:value-type="float" office:value="123.759190539663">
                <text:p>123.75919053966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15.652932876348">
                <text:p>115.652932876348</text:p>
              </table:table-cell>
              <table:table-cell office:value-type="float" office:value="-77.6308358394881">
                <text:p>-77.6308358394881</text:p>
              </table:table-cell>
              <table:table-cell office:value-type="float" office:value="193.283768715836">
                <text:p>193.283768715836</text:p>
              </table:table-cell>
              <table:table-cell office:value-type="float" office:value="124.048949035434">
                <text:p>124.04894903543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15.652859944419">
                <text:p>115.652859944419</text:p>
              </table:table-cell>
              <table:table-cell office:value-type="float" office:value="-73.9229894982031">
                <text:p>-73.9229894982031</text:p>
              </table:table-cell>
              <table:table-cell office:value-type="float" office:value="189.575849442622">
                <text:p>189.575849442622</text:p>
              </table:table-cell>
              <table:table-cell office:value-type="float" office:value="121.669217452144">
                <text:p>121.66921745214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15.652572128638">
                <text:p>115.652572128638</text:p>
              </table:table-cell>
              <table:table-cell office:value-type="float" office:value="-78.6090957810977">
                <text:p>-78.6090957810977</text:p>
              </table:table-cell>
              <table:table-cell office:value-type="float" office:value="194.261667909736">
                <text:p>194.261667909736</text:p>
              </table:table-cell>
              <table:table-cell office:value-type="float" office:value="124.67656183537">
                <text:p>124.676561835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5.652873148289">
                <text:p>115.652873148289</text:p>
              </table:table-cell>
              <table:table-cell office:value-type="float" office:value="-80.810012360469">
                <text:p>-80.810012360469</text:p>
              </table:table-cell>
              <table:table-cell office:value-type="float" office:value="196.462885508758">
                <text:p>196.462885508758</text:p>
              </table:table-cell>
              <table:table-cell office:value-type="float" office:value="126.089296756523">
                <text:p>126.089296756523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15.652823727966">
                <text:p>115.652823727966</text:p>
              </table:table-cell>
              <table:table-cell office:value-type="float" office:value="-81.9286504305382">
                <text:p>-81.9286504305382</text:p>
              </table:table-cell>
              <table:table-cell office:value-type="float" office:value="197.581474158505">
                <text:p>197.581474158505</text:p>
              </table:table-cell>
              <table:table-cell office:value-type="float" office:value="126.807203631611">
                <text:p>126.807203631611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15.65268283134">
                <text:p>115.65268283134</text:p>
              </table:table-cell>
              <table:table-cell office:value-type="float" office:value="-83.0838599790229">
                <text:p>-83.0838599790229</text:p>
              </table:table-cell>
              <table:table-cell office:value-type="float" office:value="198.736542810363">
                <text:p>198.736542810363</text:p>
              </table:table-cell>
              <table:table-cell office:value-type="float" office:value="127.548523263771">
                <text:p>127.548523263771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15.652824867219">
                <text:p>115.652824867219</text:p>
              </table:table-cell>
              <table:table-cell office:value-type="float" office:value="-82.9114070610681">
                <text:p>-82.9114070610681</text:p>
              </table:table-cell>
              <table:table-cell office:value-type="float" office:value="198.564231928287">
                <text:p>198.564231928287</text:p>
              </table:table-cell>
              <table:table-cell office:value-type="float" office:value="127.437934651127">
                <text:p>127.437934651127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15.652798261734">
                <text:p>115.652798261734</text:p>
              </table:table-cell>
              <table:table-cell office:value-type="float" office:value="-84.1880059364302">
                <text:p>-84.1880059364302</text:p>
              </table:table-cell>
              <table:table-cell office:value-type="float" office:value="199.840804198165">
                <text:p>199.840804198165</text:p>
              </table:table-cell>
              <table:table-cell office:value-type="float" office:value="128.25723494467">
                <text:p>128.25723494467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15.652888216894">
                <text:p>115.652888216894</text:p>
              </table:table-cell>
              <table:table-cell office:value-type="float" office:value="-80.8014355252353">
                <text:p>-80.8014355252353</text:p>
              </table:table-cell>
              <table:table-cell office:value-type="float" office:value="196.45432374213">
                <text:p>196.45432374213</text:p>
              </table:table-cell>
              <table:table-cell office:value-type="float" office:value="126.083801840115">
                <text:p>126.083801840115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15.652845952105">
                <text:p>115.652845952105</text:p>
              </table:table-cell>
              <table:table-cell office:value-type="float" office:value="-80.0756119396505">
                <text:p>-80.0756119396505</text:p>
              </table:table-cell>
              <table:table-cell office:value-type="float" office:value="195.728457891756">
                <text:p>195.728457891756</text:p>
              </table:table-cell>
              <table:table-cell office:value-type="float" office:value="125.617943291941">
                <text:p>125.617943291941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15.652917112274">
                <text:p>115.652917112274</text:p>
              </table:table-cell>
              <table:table-cell office:value-type="float" office:value="-78.830122352925">
                <text:p>-78.830122352925</text:p>
              </table:table-cell>
              <table:table-cell office:value-type="float" office:value="194.483039465199">
                <text:p>194.483039465199</text:p>
              </table:table-cell>
              <table:table-cell office:value-type="float" office:value="124.818637442567">
                <text:p>124.81863744256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15.65296836571">
                <text:p>115.65296836571</text:p>
              </table:table-cell>
              <table:table-cell office:value-type="float" office:value="-78.8885264976183">
                <text:p>-78.8885264976183</text:p>
              </table:table-cell>
              <table:table-cell office:value-type="float" office:value="194.541494863329">
                <text:p>194.541494863329</text:p>
              </table:table-cell>
              <table:table-cell office:value-type="float" office:value="124.856153943572">
                <text:p>124.856153943572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15.652978345372">
                <text:p>115.652978345372</text:p>
              </table:table-cell>
              <table:table-cell office:value-type="float" office:value="-82.7092027729642">
                <text:p>-82.7092027729642</text:p>
              </table:table-cell>
              <table:table-cell office:value-type="float" office:value="198.362181118337">
                <text:p>198.362181118337</text:p>
              </table:table-cell>
              <table:table-cell office:value-type="float" office:value="127.30825904105">
                <text:p>127.308259041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5.652905564235">
                <text:p>115.652905564235</text:p>
              </table:table-cell>
              <table:table-cell office:value-type="float" office:value="-81.7958941994844">
                <text:p>-81.7958941994844</text:p>
              </table:table-cell>
              <table:table-cell office:value-type="float" office:value="197.448799763719">
                <text:p>197.448799763719</text:p>
              </table:table-cell>
              <table:table-cell office:value-type="float" office:value="126.722053598857">
                <text:p>126.722053598857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15.652972479652">
                <text:p>115.652972479652</text:p>
              </table:table-cell>
              <table:table-cell office:value-type="float" office:value="-76.9273529725251">
                <text:p>-76.9273529725251</text:p>
              </table:table-cell>
              <table:table-cell office:value-type="float" office:value="192.580325452177">
                <text:p>192.580325452177</text:p>
              </table:table-cell>
              <table:table-cell office:value-type="float" office:value="123.597481236856">
                <text:p>123.597481236856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5.652903956687">
                <text:p>115.652903956687</text:p>
              </table:table-cell>
              <table:table-cell office:value-type="float" office:value="-78.2137210759799">
                <text:p>-78.2137210759799</text:p>
              </table:table-cell>
              <table:table-cell office:value-type="float" office:value="193.866625032667">
                <text:p>193.866625032667</text:p>
              </table:table-cell>
              <table:table-cell office:value-type="float" office:value="124.423024489477">
                <text:p>124.423024489477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5.652880793634">
                <text:p>115.652880793634</text:p>
              </table:table-cell>
              <table:table-cell office:value-type="float" office:value="-76.7802291300813">
                <text:p>-76.7802291300813</text:p>
              </table:table-cell>
              <table:table-cell office:value-type="float" office:value="192.433109923716">
                <text:p>192.433109923716</text:p>
              </table:table-cell>
              <table:table-cell office:value-type="float" office:value="123.502998747672">
                <text:p>123.50299874767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5.653047552125">
                <text:p>115.653047552125</text:p>
              </table:table-cell>
              <table:table-cell office:value-type="float" office:value="-74.1609734144258">
                <text:p>-74.1609734144258</text:p>
              </table:table-cell>
              <table:table-cell office:value-type="float" office:value="189.814020966551">
                <text:p>189.814020966551</text:p>
              </table:table-cell>
              <table:table-cell office:value-type="float" office:value="121.822075229234">
                <text:p>121.82207522923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15.652842449048">
                <text:p>115.652842449048</text:p>
              </table:table-cell>
              <table:table-cell office:value-type="float" office:value="-78.3507305991338">
                <text:p>-78.3507305991338</text:p>
              </table:table-cell>
              <table:table-cell office:value-type="float" office:value="194.003573048182">
                <text:p>194.003573048182</text:p>
              </table:table-cell>
              <table:table-cell office:value-type="float" office:value="124.510917319331">
                <text:p>124.510917319331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15.653014410764">
                <text:p>115.653014410764</text:p>
              </table:table-cell>
              <table:table-cell office:value-type="float" office:value="-75.1039067183758">
                <text:p>-75.1039067183758</text:p>
              </table:table-cell>
              <table:table-cell office:value-type="float" office:value="190.756921129139">
                <text:p>190.756921129139</text:p>
              </table:table-cell>
              <table:table-cell office:value-type="float" office:value="122.427225754763">
                <text:p>122.42722575476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15.652958876704">
                <text:p>115.652958876704</text:p>
              </table:table-cell>
              <table:table-cell office:value-type="float" office:value="-75.9839725280548">
                <text:p>-75.9839725280548</text:p>
              </table:table-cell>
              <table:table-cell office:value-type="float" office:value="191.636931404758">
                <text:p>191.636931404758</text:p>
              </table:table-cell>
              <table:table-cell office:value-type="float" office:value="122.99201373751">
                <text:p>122.9920137375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15.652975509363">
                <text:p>115.652975509363</text:p>
              </table:table-cell>
              <table:table-cell office:value-type="float" office:value="-74.5186353483098">
                <text:p>-74.5186353483098</text:p>
              </table:table-cell>
              <table:table-cell office:value-type="float" office:value="190.171610857672">
                <text:p>190.171610857672</text:p>
              </table:table-cell>
              <table:table-cell office:value-type="float" office:value="122.051575359918">
                <text:p>122.051575359918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15.652987186917">
                <text:p>115.652987186917</text:p>
              </table:table-cell>
              <table:table-cell office:value-type="float" office:value="-74.5318914875643">
                <text:p>-74.5318914875643</text:p>
              </table:table-cell>
              <table:table-cell office:value-type="float" office:value="190.184878674481">
                <text:p>190.184878674481</text:p>
              </table:table-cell>
              <table:table-cell office:value-type="float" office:value="122.060090605363">
                <text:p>122.0600906053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5.652872737919">
                <text:p>115.652872737919</text:p>
              </table:table-cell>
              <table:table-cell office:value-type="float" office:value="-77.4348269918357">
                <text:p>-77.4348269918357</text:p>
              </table:table-cell>
              <table:table-cell office:value-type="float" office:value="193.087699729755">
                <text:p>193.087699729755</text:p>
              </table:table-cell>
              <table:table-cell office:value-type="float" office:value="123.923112542161">
                <text:p>123.923112542161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15.653188323411">
                <text:p>115.653188323411</text:p>
              </table:table-cell>
              <table:table-cell office:value-type="float" office:value="-73.5328361979753">
                <text:p>-73.5328361979753</text:p>
              </table:table-cell>
              <table:table-cell office:value-type="float" office:value="189.186024521386">
                <text:p>189.186024521386</text:p>
              </table:table-cell>
              <table:table-cell office:value-type="float" office:value="121.419028974817">
                <text:p>121.419028974817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15.652873264205">
                <text:p>115.652873264205</text:p>
              </table:table-cell>
              <table:table-cell office:value-type="float" office:value="-79.1060913777591">
                <text:p>-79.1060913777591</text:p>
              </table:table-cell>
              <table:table-cell office:value-type="float" office:value="194.758964641964">
                <text:p>194.758964641964</text:p>
              </table:table-cell>
              <table:table-cell office:value-type="float" office:value="124.995725401983">
                <text:p>124.995725401983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15.653071836648">
                <text:p>115.653071836648</text:p>
              </table:table-cell>
              <table:table-cell office:value-type="float" office:value="-73.6368721163737">
                <text:p>-73.6368721163737</text:p>
              </table:table-cell>
              <table:table-cell office:value-type="float" office:value="189.289943953022">
                <text:p>189.289943953022</text:p>
              </table:table-cell>
              <table:table-cell office:value-type="float" office:value="121.485724157575">
                <text:p>121.485724157575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15.653011389147">
                <text:p>115.653011389147</text:p>
              </table:table-cell>
              <table:table-cell office:value-type="float" office:value="-78.4346223724892">
                <text:p>-78.4346223724892</text:p>
              </table:table-cell>
              <table:table-cell office:value-type="float" office:value="194.087633761636">
                <text:p>194.087633761636</text:p>
              </table:table-cell>
              <table:table-cell office:value-type="float" office:value="124.564867235707">
                <text:p>124.564867235707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15.652891526415">
                <text:p>115.652891526415</text:p>
              </table:table-cell>
              <table:table-cell office:value-type="float" office:value="-80.0555279757656">
                <text:p>-80.0555279757656</text:p>
              </table:table-cell>
              <table:table-cell office:value-type="float" office:value="195.708419502181">
                <text:p>195.708419502181</text:p>
              </table:table-cell>
              <table:table-cell office:value-type="float" office:value="125.605082712992">
                <text:p>125.605082712992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15.653054502588">
                <text:p>115.653054502588</text:p>
              </table:table-cell>
              <table:table-cell office:value-type="float" office:value="-78.3723481408731">
                <text:p>-78.3723481408731</text:p>
              </table:table-cell>
              <table:table-cell office:value-type="float" office:value="194.025402643461">
                <text:p>194.025402643461</text:p>
              </table:table-cell>
              <table:table-cell office:value-type="float" office:value="124.524927488783">
                <text:p>124.524927488783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15.65288144222">
                <text:p>115.65288144222</text:p>
              </table:table-cell>
              <table:table-cell office:value-type="float" office:value="-84.0787471462218">
                <text:p>-84.0787471462218</text:p>
              </table:table-cell>
              <table:table-cell office:value-type="float" office:value="199.731628588442">
                <text:p>199.731628588442</text:p>
              </table:table-cell>
              <table:table-cell office:value-type="float" office:value="128.187166362418">
                <text:p>128.187166362418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15.653221736737">
                <text:p>115.653221736737</text:p>
              </table:table-cell>
              <table:table-cell office:value-type="float" office:value="-77.1048677023214">
                <text:p>-77.1048677023214</text:p>
              </table:table-cell>
              <table:table-cell office:value-type="float" office:value="192.758089439059">
                <text:p>192.758089439059</text:p>
              </table:table-cell>
              <table:table-cell office:value-type="float" office:value="123.711569635978">
                <text:p>123.711569635978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15.652987935548">
                <text:p>115.652987935548</text:p>
              </table:table-cell>
              <table:table-cell office:value-type="float" office:value="-84.0409507426467">
                <text:p>-84.0409507426467</text:p>
              </table:table-cell>
              <table:table-cell office:value-type="float" office:value="199.693938678195">
                <text:p>199.693938678195</text:p>
              </table:table-cell>
              <table:table-cell office:value-type="float" office:value="128.162977089896">
                <text:p>128.1629770898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5.652924460944">
                <text:p>115.652924460944</text:p>
              </table:table-cell>
              <table:table-cell office:value-type="float" office:value="-87.8250912819622">
                <text:p>-87.8250912819622</text:p>
              </table:table-cell>
              <table:table-cell office:value-type="float" office:value="203.478015742906">
                <text:p>203.478015742906</text:p>
              </table:table-cell>
              <table:table-cell office:value-type="float" office:value="130.59158651771">
                <text:p>130.59158651771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15.652826629131">
                <text:p>115.652826629131</text:p>
              </table:table-cell>
              <table:table-cell office:value-type="float" office:value="-89.5593994992849">
                <text:p>-89.5593994992849</text:p>
              </table:table-cell>
              <table:table-cell office:value-type="float" office:value="205.212226128416">
                <text:p>205.212226128416</text:p>
              </table:table-cell>
              <table:table-cell office:value-type="float" office:value="131.704597595453">
                <text:p>131.70459759545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15.652996391236">
                <text:p>115.652996391236</text:p>
              </table:table-cell>
              <table:table-cell office:value-type="float" office:value="-86.4189981203483">
                <text:p>-86.4189981203483</text:p>
              </table:table-cell>
              <table:table-cell office:value-type="float" office:value="202.071994511584">
                <text:p>202.071994511584</text:p>
              </table:table-cell>
              <table:table-cell office:value-type="float" office:value="129.689206264956">
                <text:p>129.689206264956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15.652827492302">
                <text:p>115.652827492302</text:p>
              </table:table-cell>
              <table:table-cell office:value-type="float" office:value="-89.9501961953062">
                <text:p>-89.9501961953062</text:p>
              </table:table-cell>
              <table:table-cell office:value-type="float" office:value="205.603023687608">
                <text:p>205.603023687608</text:p>
              </table:table-cell>
              <table:table-cell office:value-type="float" office:value="131.955410308934">
                <text:p>131.955410308934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15.653007436931">
                <text:p>115.653007436931</text:p>
              </table:table-cell>
              <table:table-cell office:value-type="float" office:value="-84.2640966606351">
                <text:p>-84.2640966606351</text:p>
              </table:table-cell>
              <table:table-cell office:value-type="float" office:value="199.917104097566">
                <text:p>199.917104097566</text:p>
              </table:table-cell>
              <table:table-cell office:value-type="float" office:value="128.306203993624">
                <text:p>128.306203993624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15.652588438648">
                <text:p>115.652588438648</text:p>
              </table:table-cell>
              <table:table-cell office:value-type="float" office:value="-87.4268134637119">
                <text:p>-87.4268134637119</text:p>
              </table:table-cell>
              <table:table-cell office:value-type="float" office:value="203.079401902359">
                <text:p>203.079401902359</text:p>
              </table:table-cell>
              <table:table-cell office:value-type="float" office:value="130.335757338057">
                <text:p>130.335757338057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15.65258837846">
                <text:p>115.65258837846</text:p>
              </table:table-cell>
              <table:table-cell office:value-type="float" office:value="-92.3298425810085">
                <text:p>-92.3298425810085</text:p>
              </table:table-cell>
              <table:table-cell office:value-type="float" office:value="207.982430959468">
                <text:p>207.982430959468</text:p>
              </table:table-cell>
              <table:table-cell office:value-type="float" office:value="133.482506833193">
                <text:p>133.48250683319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15.652878231311">
                <text:p>115.652878231311</text:p>
              </table:table-cell>
              <table:table-cell office:value-type="float" office:value="-94.6109620098951">
                <text:p>-94.6109620098951</text:p>
              </table:table-cell>
              <table:table-cell office:value-type="float" office:value="210.263840241206">
                <text:p>210.263840241206</text:p>
              </table:table-cell>
              <table:table-cell office:value-type="float" office:value="134.946708538279">
                <text:p>134.946708538279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15.652932177573">
                <text:p>115.652932177573</text:p>
              </table:table-cell>
              <table:table-cell office:value-type="float" office:value="-93.3594578714374">
                <text:p>-93.3594578714374</text:p>
              </table:table-cell>
              <table:table-cell office:value-type="float" office:value="209.01239004901">
                <text:p>209.01239004901</text:p>
              </table:table-cell>
              <table:table-cell office:value-type="float" office:value="134.143531519621">
                <text:p>134.143531519621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15.652863394653">
                <text:p>115.652863394653</text:p>
              </table:table-cell>
              <table:table-cell office:value-type="float" office:value="-90.4773121185488">
                <text:p>-90.4773121185488</text:p>
              </table:table-cell>
              <table:table-cell office:value-type="float" office:value="206.130175513201">
                <text:p>206.130175513201</text:p>
              </table:table-cell>
              <table:table-cell office:value-type="float" office:value="132.293734785849">
                <text:p>132.29373478584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5.653028734432">
                <text:p>115.653028734432</text:p>
              </table:table-cell>
              <table:table-cell office:value-type="float" office:value="-86.9718142745169">
                <text:p>-86.9718142745169</text:p>
              </table:table-cell>
              <table:table-cell office:value-type="float" office:value="202.624843008949">
                <text:p>202.624843008949</text:p>
              </table:table-cell>
              <table:table-cell office:value-type="float" office:value="130.044022789538">
                <text:p>130.044022789538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15.652945021365">
                <text:p>115.652945021365</text:p>
              </table:table-cell>
              <table:table-cell office:value-type="float" office:value="-89.7350742282965">
                <text:p>-89.7350742282965</text:p>
              </table:table-cell>
              <table:table-cell office:value-type="float" office:value="205.388019249661">
                <text:p>205.388019249661</text:p>
              </table:table-cell>
              <table:table-cell office:value-type="float" office:value="131.81742109886">
                <text:p>131.81742109886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15.652961224811">
                <text:p>115.652961224811</text:p>
              </table:table-cell>
              <table:table-cell office:value-type="float" office:value="-91.4960118148214">
                <text:p>-91.4960118148214</text:p>
              </table:table-cell>
              <table:table-cell office:value-type="float" office:value="207.148973039632">
                <text:p>207.148973039632</text:p>
              </table:table-cell>
              <table:table-cell office:value-type="float" office:value="132.947596014204">
                <text:p>132.947596014204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15.653002421709">
                <text:p>115.653002421709</text:p>
              </table:table-cell>
              <table:table-cell office:value-type="float" office:value="-86.2190691104809">
                <text:p>-86.2190691104809</text:p>
              </table:table-cell>
              <table:table-cell office:value-type="float" office:value="201.87207153219">
                <text:p>201.87207153219</text:p>
              </table:table-cell>
              <table:table-cell office:value-type="float" office:value="129.560896290214">
                <text:p>129.560896290214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15.653091834464">
                <text:p>115.653091834464</text:p>
              </table:table-cell>
              <table:table-cell office:value-type="float" office:value="-81.1254943541784">
                <text:p>-81.1254943541784</text:p>
              </table:table-cell>
              <table:table-cell office:value-type="float" office:value="196.778586188642">
                <text:p>196.778586188642</text:p>
              </table:table-cell>
              <table:table-cell office:value-type="float" office:value="126.291912515775">
                <text:p>126.291912515775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15.652918449514">
                <text:p>115.652918449514</text:p>
              </table:table-cell>
              <table:table-cell office:value-type="float" office:value="-88.1419171092483">
                <text:p>-88.1419171092483</text:p>
              </table:table-cell>
              <table:table-cell office:value-type="float" office:value="203.794835558762">
                <text:p>203.794835558762</text:p>
              </table:table-cell>
              <table:table-cell office:value-type="float" office:value="130.794920535106">
                <text:p>130.794920535106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15.653157483139">
                <text:p>115.653157483139</text:p>
              </table:table-cell>
              <table:table-cell office:value-type="float" office:value="-88.7207869468243">
                <text:p>-88.7207869468243</text:p>
              </table:table-cell>
              <table:table-cell office:value-type="float" office:value="204.373944429963">
                <text:p>204.373944429963</text:p>
              </table:table-cell>
              <table:table-cell office:value-type="float" office:value="131.166590889667">
                <text:p>131.166590889667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15.65315197839">
                <text:p>115.65315197839</text:p>
              </table:table-cell>
              <table:table-cell office:value-type="float" office:value="-88.1904828775401">
                <text:p>-88.1904828775401</text:p>
              </table:table-cell>
              <table:table-cell office:value-type="float" office:value="203.84363485593">
                <text:p>203.84363485593</text:p>
              </table:table-cell>
              <table:table-cell office:value-type="float" office:value="130.826239779177">
                <text:p>130.826239779177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15.65287735194">
                <text:p>115.65287735194</text:p>
              </table:table-cell>
              <table:table-cell office:value-type="float" office:value="-87.3898795716323">
                <text:p>-87.3898795716323</text:p>
              </table:table-cell>
              <table:table-cell office:value-type="float" office:value="203.042756923573">
                <text:p>203.042756923573</text:p>
              </table:table-cell>
              <table:table-cell office:value-type="float" office:value="130.312238699445">
                <text:p>130.312238699445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15.65298822594">
                <text:p>115.65298822594</text:p>
              </table:table-cell>
              <table:table-cell office:value-type="float" office:value="-85.4399222284377">
                <text:p>-85.4399222284377</text:p>
              </table:table-cell>
              <table:table-cell office:value-type="float" office:value="201.092910454377">
                <text:p>201.092910454377</text:p>
              </table:table-cell>
              <table:table-cell office:value-type="float" office:value="129.060833023267">
                <text:p>129.0608330232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5.653174818528">
                <text:p>115.653174818528</text:p>
              </table:table-cell>
              <table:table-cell office:value-type="float" office:value="-90.4526772237627">
                <text:p>-90.4526772237627</text:p>
              </table:table-cell>
              <table:table-cell office:value-type="float" office:value="206.105852042291">
                <text:p>206.105852042291</text:p>
              </table:table-cell>
              <table:table-cell office:value-type="float" office:value="132.278124054418">
                <text:p>132.278124054418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15.653242387816">
                <text:p>115.653242387816</text:p>
              </table:table-cell>
              <table:table-cell office:value-type="float" office:value="-90.1649400501895">
                <text:p>-90.1649400501895</text:p>
              </table:table-cell>
              <table:table-cell office:value-type="float" office:value="205.818182438005">
                <text:p>205.818182438005</text:p>
              </table:table-cell>
              <table:table-cell office:value-type="float" office:value="132.093498556281">
                <text:p>132.093498556281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15.653103775367">
                <text:p>115.653103775367</text:p>
              </table:table-cell>
              <table:table-cell office:value-type="float" office:value="-93.1741449900703">
                <text:p>-93.1741449900703</text:p>
              </table:table-cell>
              <table:table-cell office:value-type="float" office:value="208.827248765437">
                <text:p>208.827248765437</text:p>
              </table:table-cell>
              <table:table-cell office:value-type="float" office:value="134.024708393381">
                <text:p>134.024708393381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15.653393221122">
                <text:p>115.653393221122</text:p>
              </table:table-cell>
              <table:table-cell office:value-type="float" office:value="-85.2233833205754">
                <text:p>-85.2233833205754</text:p>
              </table:table-cell>
              <table:table-cell office:value-type="float" office:value="200.876776541697">
                <text:p>200.876776541697</text:p>
              </table:table-cell>
              <table:table-cell office:value-type="float" office:value="128.922118919661">
                <text:p>128.922118919661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15.653012445906">
                <text:p>115.653012445906</text:p>
              </table:table-cell>
              <table:table-cell office:value-type="float" office:value="-88.4372548808452">
                <text:p>-88.4372548808452</text:p>
              </table:table-cell>
              <table:table-cell office:value-type="float" office:value="204.090267326752">
                <text:p>204.090267326752</text:p>
              </table:table-cell>
              <table:table-cell office:value-type="float" office:value="130.984527766868">
                <text:p>130.984527766868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15.65309532286">
                <text:p>115.65309532286</text:p>
              </table:table-cell>
              <table:table-cell office:value-type="float" office:value="-91.4687189328654">
                <text:p>-91.4687189328654</text:p>
              </table:table-cell>
              <table:table-cell office:value-type="float" office:value="207.121814255725">
                <text:p>207.121814255725</text:p>
              </table:table-cell>
              <table:table-cell office:value-type="float" office:value="132.930165587309">
                <text:p>132.930165587309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15.653120291434">
                <text:p>115.653120291434</text:p>
              </table:table-cell>
              <table:table-cell office:value-type="float" office:value="-95.1677559146224">
                <text:p>-95.1677559146224</text:p>
              </table:table-cell>
              <table:table-cell office:value-type="float" office:value="210.820876206057">
                <text:p>210.820876206057</text:p>
              </table:table-cell>
              <table:table-cell office:value-type="float" office:value="135.304212567064">
                <text:p>135.304212567064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15.653039658262">
                <text:p>115.653039658262</text:p>
              </table:table-cell>
              <table:table-cell office:value-type="float" office:value="-92.9922657092631">
                <text:p>-92.9922657092631</text:p>
              </table:table-cell>
              <table:table-cell office:value-type="float" office:value="208.645305367525">
                <text:p>208.645305367525</text:p>
              </table:table-cell>
              <table:table-cell office:value-type="float" office:value="133.907937660666">
                <text:p>133.907937660666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15.653270750771">
                <text:p>115.653270750771</text:p>
              </table:table-cell>
              <table:table-cell office:value-type="float" office:value="-92.5092140217107">
                <text:p>-92.5092140217107</text:p>
              </table:table-cell>
              <table:table-cell office:value-type="float" office:value="208.162484772482">
                <text:p>208.162484772482</text:p>
              </table:table-cell>
              <table:table-cell office:value-type="float" office:value="133.598064835929">
                <text:p>133.598064835929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15.652968169202">
                <text:p>115.652968169202</text:p>
              </table:table-cell>
              <table:table-cell office:value-type="float" office:value="-103.03986410067">
                <text:p>-103.03986410067</text:p>
              </table:table-cell>
              <table:table-cell office:value-type="float" office:value="218.692832269872">
                <text:p>218.692832269872</text:p>
              </table:table-cell>
              <table:table-cell office:value-type="float" office:value="140.356410602405">
                <text:p>140.35641060240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5.652859835174">
                <text:p>115.652859835174</text:p>
              </table:table-cell>
              <table:table-cell office:value-type="float" office:value="-96.2273166399802">
                <text:p>-96.2273166399802</text:p>
              </table:table-cell>
              <table:table-cell office:value-type="float" office:value="211.880176475154">
                <text:p>211.880176475154</text:p>
              </table:table-cell>
              <table:table-cell office:value-type="float" office:value="135.984068335438">
                <text:p>135.98406833543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15.652981286381">
                <text:p>115.652981286381</text:p>
              </table:table-cell>
              <table:table-cell office:value-type="float" office:value="-93.8986762754187">
                <text:p>-93.8986762754187</text:p>
              </table:table-cell>
              <table:table-cell office:value-type="float" office:value="209.5516575618">
                <text:p>209.5516575618</text:p>
              </table:table-cell>
              <table:table-cell office:value-type="float" office:value="134.489631808616">
                <text:p>134.489631808616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15.653062187877">
                <text:p>115.653062187877</text:p>
              </table:table-cell>
              <table:table-cell office:value-type="float" office:value="-103.833010834046">
                <text:p>-103.833010834046</text:p>
              </table:table-cell>
              <table:table-cell office:value-type="float" office:value="219.486073021923">
                <text:p>219.486073021923</text:p>
              </table:table-cell>
              <table:table-cell office:value-type="float" office:value="140.865510162486">
                <text:p>140.865510162486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15.653078726784">
                <text:p>115.653078726784</text:p>
              </table:table-cell>
              <table:table-cell office:value-type="float" office:value="-105.294085209765">
                <text:p>-105.294085209765</text:p>
              </table:table-cell>
              <table:table-cell office:value-type="float" office:value="220.947163936549">
                <text:p>220.947163936549</text:p>
              </table:table-cell>
              <table:table-cell office:value-type="float" office:value="141.80323397452">
                <text:p>141.80323397452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15.653026114202">
                <text:p>115.653026114202</text:p>
              </table:table-cell>
              <table:table-cell office:value-type="float" office:value="-104.727952748739">
                <text:p>-104.727952748739</text:p>
              </table:table-cell>
              <table:table-cell office:value-type="float" office:value="220.38097886294">
                <text:p>220.38097886294</text:p>
              </table:table-cell>
              <table:table-cell office:value-type="float" office:value="141.439858074891">
                <text:p>141.43985807489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15.653175178562">
                <text:p>115.653175178562</text:p>
              </table:table-cell>
              <table:table-cell office:value-type="float" office:value="-98.937271232462">
                <text:p>-98.937271232462</text:p>
              </table:table-cell>
              <table:table-cell office:value-type="float" office:value="214.590446411024">
                <text:p>214.590446411024</text:p>
              </table:table-cell>
              <table:table-cell office:value-type="float" office:value="137.723511535354">
                <text:p>137.72351153535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15.652920381797">
                <text:p>115.652920381797</text:p>
              </table:table-cell>
              <table:table-cell office:value-type="float" office:value="-97.6505653808721">
                <text:p>-97.6505653808721</text:p>
              </table:table-cell>
              <table:table-cell office:value-type="float" office:value="213.303485762669">
                <text:p>213.303485762669</text:p>
              </table:table-cell>
              <table:table-cell office:value-type="float" office:value="136.89754401134">
                <text:p>136.89754401134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15.653157879442">
                <text:p>115.653157879442</text:p>
              </table:table-cell>
              <table:table-cell office:value-type="float" office:value="-96.6869799596581">
                <text:p>-96.6869799596581</text:p>
              </table:table-cell>
              <table:table-cell office:value-type="float" office:value="212.3401378391">
                <text:p>212.3401378391</text:p>
              </table:table-cell>
              <table:table-cell office:value-type="float" office:value="136.27927017351">
                <text:p>136.27927017351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15.653079565784">
                <text:p>115.653079565784</text:p>
              </table:table-cell>
              <table:table-cell office:value-type="float" office:value="-102.468328825723">
                <text:p>-102.468328825723</text:p>
              </table:table-cell>
              <table:table-cell office:value-type="float" office:value="218.121408391506">
                <text:p>218.121408391506</text:p>
              </table:table-cell>
              <table:table-cell office:value-type="float" office:value="139.989672453434">
                <text:p>139.989672453434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15.653057178493">
                <text:p>115.653057178493</text:p>
              </table:table-cell>
              <table:table-cell office:value-type="float" office:value="-91.3378625836999">
                <text:p>-91.3378625836999</text:p>
              </table:table-cell>
              <table:table-cell office:value-type="float" office:value="206.990919762193">
                <text:p>206.990919762193</text:p>
              </table:table-cell>
              <table:table-cell office:value-type="float" office:value="132.846157889895">
                <text:p>132.8461578898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5.653334371121">
                <text:p>115.653334371121</text:p>
              </table:table-cell>
              <table:table-cell office:value-type="float" office:value="-86.008717578479">
                <text:p>-86.008717578479</text:p>
              </table:table-cell>
              <table:table-cell office:value-type="float" office:value="201.6620519496">
                <text:p>201.6620519496</text:p>
              </table:table-cell>
              <table:table-cell office:value-type="float" office:value="129.426106345511">
                <text:p>129.426106345511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15.653140262524">
                <text:p>115.653140262524</text:p>
              </table:table-cell>
              <table:table-cell office:value-type="float" office:value="-98.7390592398403">
                <text:p>-98.7390592398403</text:p>
              </table:table-cell>
              <table:table-cell office:value-type="float" office:value="214.392199502364">
                <text:p>214.392199502364</text:p>
              </table:table-cell>
              <table:table-cell office:value-type="float" office:value="137.596277257835">
                <text:p>137.596277257835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15.653274133609">
                <text:p>115.653274133609</text:p>
              </table:table-cell>
              <table:table-cell office:value-type="float" office:value="-98.1568114859818">
                <text:p>-98.1568114859818</text:p>
              </table:table-cell>
              <table:table-cell office:value-type="float" office:value="213.810085619591">
                <text:p>213.810085619591</text:p>
              </table:table-cell>
              <table:table-cell office:value-type="float" office:value="137.222678295766">
                <text:p>137.222678295766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15.653321534787">
                <text:p>115.653321534787</text:p>
              </table:table-cell>
              <table:table-cell office:value-type="float" office:value="-94.579959449394">
                <text:p>-94.579959449394</text:p>
              </table:table-cell>
              <table:table-cell office:value-type="float" office:value="210.233280984181">
                <text:p>210.233280984181</text:p>
              </table:table-cell>
              <table:table-cell office:value-type="float" office:value="134.92709569783">
                <text:p>134.92709569783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15.653388988784">
                <text:p>115.653388988784</text:p>
              </table:table-cell>
              <table:table-cell office:value-type="float" office:value="-92.1744073152741">
                <text:p>-92.1744073152741</text:p>
              </table:table-cell>
              <table:table-cell office:value-type="float" office:value="207.827796304058">
                <text:p>207.827796304058</text:p>
              </table:table-cell>
              <table:table-cell office:value-type="float" office:value="133.383262770354">
                <text:p>133.383262770354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15.653218080965">
                <text:p>115.653218080965</text:p>
              </table:table-cell>
              <table:table-cell office:value-type="float" office:value="-96.3622088360812">
                <text:p>-96.3622088360812</text:p>
              </table:table-cell>
              <table:table-cell office:value-type="float" office:value="212.015426917047">
                <text:p>212.015426917047</text:p>
              </table:table-cell>
              <table:table-cell office:value-type="float" office:value="136.070871667579">
                <text:p>136.070871667579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15.65332599677">
                <text:p>115.65332599677</text:p>
              </table:table-cell>
              <table:table-cell office:value-type="float" office:value="-92.3049425118969">
                <text:p>-92.3049425118969</text:p>
              </table:table-cell>
              <table:table-cell office:value-type="float" office:value="207.958268508667">
                <text:p>207.958268508667</text:p>
              </table:table-cell>
              <table:table-cell office:value-type="float" office:value="133.46699944399">
                <text:p>133.46699944399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15.653512062542">
                <text:p>115.653512062542</text:p>
              </table:table-cell>
              <table:table-cell office:value-type="float" office:value="-88.3428122911948">
                <text:p>-88.3428122911948</text:p>
              </table:table-cell>
              <table:table-cell office:value-type="float" office:value="203.996324353737">
                <text:p>203.996324353737</text:p>
              </table:table-cell>
              <table:table-cell office:value-type="float" office:value="130.924235445639">
                <text:p>130.924235445639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15.653266677967">
                <text:p>115.653266677967</text:p>
              </table:table-cell>
              <table:table-cell office:value-type="float" office:value="-95.0185805133211">
                <text:p>-95.0185805133211</text:p>
              </table:table-cell>
              <table:table-cell office:value-type="float" office:value="210.671847191288">
                <text:p>210.671847191288</text:p>
              </table:table-cell>
              <table:table-cell office:value-type="float" office:value="135.20856618775">
                <text:p>135.20856618775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15.653311612017">
                <text:p>115.653311612017</text:p>
              </table:table-cell>
              <table:table-cell office:value-type="float" office:value="-92.1549674661272">
                <text:p>-92.1549674661272</text:p>
              </table:table-cell>
              <table:table-cell office:value-type="float" office:value="207.808279078144">
                <text:p>207.808279078144</text:p>
              </table:table-cell>
              <table:table-cell office:value-type="float" office:value="133.370736672696">
                <text:p>133.3707366726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5.653211143798">
                <text:p>115.653211143798</text:p>
              </table:table-cell>
              <table:table-cell office:value-type="float" office:value="-92.7190345108116">
                <text:p>-92.7190345108116</text:p>
              </table:table-cell>
              <table:table-cell office:value-type="float" office:value="208.37224565461">
                <text:p>208.37224565461</text:p>
              </table:table-cell>
              <table:table-cell office:value-type="float" office:value="133.732688747443">
                <text:p>133.732688747443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15.653266370424">
                <text:p>115.653266370424</text:p>
              </table:table-cell>
              <table:table-cell office:value-type="float" office:value="-96.2193041702602">
                <text:p>-96.2193041702602</text:p>
              </table:table-cell>
              <table:table-cell office:value-type="float" office:value="211.872570540684">
                <text:p>211.872570540684</text:p>
              </table:table-cell>
              <table:table-cell office:value-type="float" office:value="135.979186869272">
                <text:p>135.97918686927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5.653246483102">
                <text:p>115.653246483102</text:p>
              </table:table-cell>
              <table:table-cell office:value-type="float" office:value="-97.6334042024767">
                <text:p>-97.6334042024767</text:p>
              </table:table-cell>
              <table:table-cell office:value-type="float" office:value="213.286650685579">
                <text:p>213.286650685579</text:p>
              </table:table-cell>
              <table:table-cell office:value-type="float" office:value="136.886739308835">
                <text:p>136.886739308835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15.65314406905">
                <text:p>115.65314406905</text:p>
              </table:table-cell>
              <table:table-cell office:value-type="float" office:value="-93.0610538276266">
                <text:p>-93.0610538276266</text:p>
              </table:table-cell>
              <table:table-cell office:value-type="float" office:value="208.714197896676">
                <text:p>208.714197896676</text:p>
              </table:table-cell>
              <table:table-cell office:value-type="float" office:value="133.952152681381">
                <text:p>133.952152681381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15.653234682548">
                <text:p>115.653234682548</text:p>
              </table:table-cell>
              <table:table-cell office:value-type="float" office:value="-90.6227398271381">
                <text:p>-90.6227398271381</text:p>
              </table:table-cell>
              <table:table-cell office:value-type="float" office:value="206.275974509686">
                <text:p>206.275974509686</text:p>
              </table:table-cell>
              <table:table-cell office:value-type="float" office:value="132.387308149016">
                <text:p>132.387308149016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15.653425938582">
                <text:p>115.653425938582</text:p>
              </table:table-cell>
              <table:table-cell office:value-type="float" office:value="-87.4083223858287">
                <text:p>-87.4083223858287</text:p>
              </table:table-cell>
              <table:table-cell office:value-type="float" office:value="203.061748324411">
                <text:p>203.061748324411</text:p>
              </table:table-cell>
              <table:table-cell office:value-type="float" office:value="130.32442732413">
                <text:p>130.3244273241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15.652935714993">
                <text:p>115.652935714993</text:p>
              </table:table-cell>
              <table:table-cell office:value-type="float" office:value="-95.4676520612962">
                <text:p>-95.4676520612962</text:p>
              </table:table-cell>
              <table:table-cell office:value-type="float" office:value="211.120587776289">
                <text:p>211.120587776289</text:p>
              </table:table-cell>
              <table:table-cell office:value-type="float" office:value="135.496566563202">
                <text:p>135.496566563202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15.653367502977">
                <text:p>115.653367502977</text:p>
              </table:table-cell>
              <table:table-cell office:value-type="float" office:value="-89.2241433783137">
                <text:p>-89.2241433783137</text:p>
              </table:table-cell>
              <table:table-cell office:value-type="float" office:value="204.877510881291">
                <text:p>204.877510881291</text:p>
              </table:table-cell>
              <table:table-cell office:value-type="float" office:value="131.489778343388">
                <text:p>131.489778343388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15.653133218986">
                <text:p>115.653133218986</text:p>
              </table:table-cell>
              <table:table-cell office:value-type="float" office:value="-95.5205712624646">
                <text:p>-95.5205712624646</text:p>
              </table:table-cell>
              <table:table-cell office:value-type="float" office:value="211.173704481451">
                <text:p>211.173704481451</text:p>
              </table:table-cell>
              <table:table-cell office:value-type="float" office:value="135.530656706908">
                <text:p>135.530656706908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15.653158658651">
                <text:p>115.653158658651</text:p>
              </table:table-cell>
              <table:table-cell office:value-type="float" office:value="-93.890444320122">
                <text:p>-93.890444320122</text:p>
              </table:table-cell>
              <table:table-cell office:value-type="float" office:value="209.543602978773">
                <text:p>209.543602978773</text:p>
              </table:table-cell>
              <table:table-cell office:value-type="float" office:value="134.484462401138">
                <text:p>134.4844624011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5.653138869909">
                <text:p>115.653138869909</text:p>
              </table:table-cell>
              <table:table-cell office:value-type="float" office:value="-90.435221766204">
                <text:p>-90.435221766204</text:p>
              </table:table-cell>
              <table:table-cell office:value-type="float" office:value="206.088360636113">
                <text:p>206.088360636113</text:p>
              </table:table-cell>
              <table:table-cell office:value-type="float" office:value="132.266898121853">
                <text:p>132.26689812185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15.653105974826">
                <text:p>115.653105974826</text:p>
              </table:table-cell>
              <table:table-cell office:value-type="float" office:value="-88.2448226069943">
                <text:p>-88.2448226069943</text:p>
              </table:table-cell>
              <table:table-cell office:value-type="float" office:value="203.89792858182">
                <text:p>203.89792858182</text:p>
              </table:table-cell>
              <table:table-cell office:value-type="float" office:value="130.861085331293">
                <text:p>130.86108533129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15.653138058025">
                <text:p>115.653138058025</text:p>
              </table:table-cell>
              <table:table-cell office:value-type="float" office:value="-91.0364340997082">
                <text:p>-91.0364340997082</text:p>
              </table:table-cell>
              <table:table-cell office:value-type="float" office:value="206.689572157734">
                <text:p>206.689572157734</text:p>
              </table:table-cell>
              <table:table-cell office:value-type="float" office:value="132.652753891847">
                <text:p>132.652753891847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15.653140860672">
                <text:p>115.653140860672</text:p>
              </table:table-cell>
              <table:table-cell office:value-type="float" office:value="-95.7943937890821">
                <text:p>-95.7943937890821</text:p>
              </table:table-cell>
              <table:table-cell office:value-type="float" office:value="211.447534649754">
                <text:p>211.447534649754</text:p>
              </table:table-cell>
              <table:table-cell office:value-type="float" office:value="135.706400096111">
                <text:p>135.706400096111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15.653030067628">
                <text:p>115.653030067628</text:p>
              </table:table-cell>
              <table:table-cell office:value-type="float" office:value="-96.9349286777311">
                <text:p>-96.9349286777311</text:p>
              </table:table-cell>
              <table:table-cell office:value-type="float" office:value="212.587958745359">
                <text:p>212.587958745359</text:p>
              </table:table-cell>
              <table:table-cell office:value-type="float" office:value="136.438320895537">
                <text:p>136.438320895537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15.653184909684">
                <text:p>115.653184909684</text:p>
              </table:table-cell>
              <table:table-cell office:value-type="float" office:value="-90.2392006686632">
                <text:p>-90.2392006686632</text:p>
              </table:table-cell>
              <table:table-cell office:value-type="float" office:value="205.892385578347">
                <text:p>205.892385578347</text:p>
              </table:table-cell>
              <table:table-cell office:value-type="float" office:value="132.141121911494">
                <text:p>132.141121911494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15.653182939171">
                <text:p>115.653182939171</text:p>
              </table:table-cell>
              <table:table-cell office:value-type="float" office:value="-90.4524796919349">
                <text:p>-90.4524796919349</text:p>
              </table:table-cell>
              <table:table-cell office:value-type="float" office:value="206.105662631106">
                <text:p>206.105662631106</text:p>
              </table:table-cell>
              <table:table-cell office:value-type="float" office:value="132.278002490882">
                <text:p>132.278002490882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115.653013887202">
                <text:p>115.653013887202</text:p>
              </table:table-cell>
              <table:table-cell office:value-type="float" office:value="-97.6507621126931">
                <text:p>-97.6507621126931</text:p>
              </table:table-cell>
              <table:table-cell office:value-type="float" office:value="213.303775999895">
                <text:p>213.303775999895</text:p>
              </table:table-cell>
              <table:table-cell office:value-type="float" office:value="136.89773028473">
                <text:p>136.89773028473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115.65315703947">
                <text:p>115.65315703947</text:p>
              </table:table-cell>
              <table:table-cell office:value-type="float" office:value="-95.9975769130959">
                <text:p>-95.9975769130959</text:p>
              </table:table-cell>
              <table:table-cell office:value-type="float" office:value="211.650733952566">
                <text:p>211.650733952566</text:p>
              </table:table-cell>
              <table:table-cell office:value-type="float" office:value="135.836812805497">
                <text:p>135.836812805497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15.653034034459">
                <text:p>115.653034034459</text:p>
              </table:table-cell>
              <table:table-cell office:value-type="float" office:value="-98.4034960863351">
                <text:p>-98.4034960863351</text:p>
              </table:table-cell>
              <table:table-cell office:value-type="float" office:value="214.056530120794">
                <text:p>214.056530120794</text:p>
              </table:table-cell>
              <table:table-cell office:value-type="float" office:value="137.380845645114">
                <text:p>137.3808456451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5.653161693047">
                <text:p>115.653161693047</text:p>
              </table:table-cell>
              <table:table-cell office:value-type="float" office:value="-95.1667986877685">
                <text:p>-95.1667986877685</text:p>
              </table:table-cell>
              <table:table-cell office:value-type="float" office:value="210.819960380815">
                <text:p>210.819960380815</text:p>
              </table:table-cell>
              <table:table-cell office:value-type="float" office:value="135.303624793143">
                <text:p>135.303624793143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15.65310454638">
                <text:p>115.65310454638</text:p>
              </table:table-cell>
              <table:table-cell office:value-type="float" office:value="-98.4956962336893">
                <text:p>-98.4956962336893</text:p>
              </table:table-cell>
              <table:table-cell office:value-type="float" office:value="214.148800780069">
                <text:p>214.148800780069</text:p>
              </table:table-cell>
              <table:table-cell office:value-type="float" office:value="137.440064680349">
                <text:p>137.440064680349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115.653060828296">
                <text:p>115.653060828296</text:p>
              </table:table-cell>
              <table:table-cell office:value-type="float" office:value="-100.891382868987">
                <text:p>-100.891382868987</text:p>
              </table:table-cell>
              <table:table-cell office:value-type="float" office:value="216.544443697283">
                <text:p>216.544443697283</text:p>
              </table:table-cell>
              <table:table-cell office:value-type="float" office:value="138.977581193603">
                <text:p>138.977581193603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15.653068715049">
                <text:p>115.653068715049</text:p>
              </table:table-cell>
              <table:table-cell office:value-type="float" office:value="-98.1428656593872">
                <text:p>-98.1428656593872</text:p>
              </table:table-cell>
              <table:table-cell office:value-type="float" office:value="213.795934374436">
                <text:p>213.795934374436</text:p>
              </table:table-cell>
              <table:table-cell office:value-type="float" office:value="137.213596068631">
                <text:p>137.213596068631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15.653148210019">
                <text:p>115.653148210019</text:p>
              </table:table-cell>
              <table:table-cell office:value-type="float" office:value="-96.4919017400222">
                <text:p>-96.4919017400222</text:p>
              </table:table-cell>
              <table:table-cell office:value-type="float" office:value="212.145049950041">
                <text:p>212.145049950041</text:p>
              </table:table-cell>
              <table:table-cell office:value-type="float" office:value="136.154063345393">
                <text:p>136.154063345393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5.653142507929">
                <text:p>115.653142507929</text:p>
              </table:table-cell>
              <table:table-cell office:value-type="float" office:value="-97.232704785913">
                <text:p>-97.232704785913</text:p>
              </table:table-cell>
              <table:table-cell office:value-type="float" office:value="212.885847293842">
                <text:p>212.885847293842</text:p>
              </table:table-cell>
              <table:table-cell office:value-type="float" office:value="136.629504881728">
                <text:p>136.629504881728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15.653076276481">
                <text:p>115.653076276481</text:p>
              </table:table-cell>
              <table:table-cell office:value-type="float" office:value="-100.863719180154">
                <text:p>-100.863719180154</text:p>
              </table:table-cell>
              <table:table-cell office:value-type="float" office:value="216.516795456635">
                <text:p>216.516795456635</text:p>
              </table:table-cell>
              <table:table-cell office:value-type="float" office:value="138.959836634824">
                <text:p>138.959836634824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15.65274286806">
                <text:p>115.65274286806</text:p>
              </table:table-cell>
              <table:table-cell office:value-type="float" office:value="-98.0216787454951">
                <text:p>-98.0216787454951</text:p>
              </table:table-cell>
              <table:table-cell office:value-type="float" office:value="213.674421613555">
                <text:p>213.674421613555</text:p>
              </table:table-cell>
              <table:table-cell office:value-type="float" office:value="137.135609539385">
                <text:p>137.135609539385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15.653085566082">
                <text:p>115.653085566082</text:p>
              </table:table-cell>
              <table:table-cell office:value-type="float" office:value="-89.2873054611087">
                <text:p>-89.2873054611087</text:p>
              </table:table-cell>
              <table:table-cell office:value-type="float" office:value="204.94039102719">
                <text:p>204.94039102719</text:p>
              </table:table-cell>
              <table:table-cell office:value-type="float" office:value="131.530134634378">
                <text:p>131.530134634378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115.653004168248">
                <text:p>115.653004168248</text:p>
              </table:table-cell>
              <table:table-cell office:value-type="float" office:value="-96.3116088523385">
                <text:p>-96.3116088523385</text:p>
              </table:table-cell>
              <table:table-cell office:value-type="float" office:value="211.964613020587">
                <text:p>211.964613020587</text:p>
              </table:table-cell>
              <table:table-cell office:value-type="float" office:value="136.038259459663">
                <text:p>136.0382594596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5.653107764313">
                <text:p>115.653107764313</text:p>
              </table:table-cell>
              <table:table-cell office:value-type="float" office:value="-96.1298207978839">
                <text:p>-96.1298207978839</text:p>
              </table:table-cell>
              <table:table-cell office:value-type="float" office:value="211.782928562197">
                <text:p>211.782928562197</text:p>
              </table:table-cell>
              <table:table-cell office:value-type="float" office:value="135.921654913564">
                <text:p>135.921654913564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15.65320765528">
                <text:p>115.65320765528</text:p>
              </table:table-cell>
              <table:table-cell office:value-type="float" office:value="-94.9413267505671">
                <text:p>-94.9413267505671</text:p>
              </table:table-cell>
              <table:table-cell office:value-type="float" office:value="210.594534405847">
                <text:p>210.594534405847</text:p>
              </table:table-cell>
              <table:table-cell office:value-type="float" office:value="135.158947071542">
                <text:p>135.15894707154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115.65306320061">
                <text:p>115.65306320061</text:p>
              </table:table-cell>
              <table:table-cell office:value-type="float" office:value="-96.3960690214247">
                <text:p>-96.3960690214247</text:p>
              </table:table-cell>
              <table:table-cell office:value-type="float" office:value="212.049132222035">
                <text:p>212.049132222035</text:p>
              </table:table-cell>
              <table:table-cell office:value-type="float" office:value="136.092503632273">
                <text:p>136.092503632273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15.653279732027">
                <text:p>115.653279732027</text:p>
              </table:table-cell>
              <table:table-cell office:value-type="float" office:value="-94.8326486467059">
                <text:p>-94.8326486467059</text:p>
              </table:table-cell>
              <table:table-cell office:value-type="float" office:value="210.485928378733">
                <text:p>210.485928378733</text:p>
              </table:table-cell>
              <table:table-cell office:value-type="float" office:value="135.089244045717">
                <text:p>135.089244045717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115.653006267167">
                <text:p>115.653006267167</text:p>
              </table:table-cell>
              <table:table-cell office:value-type="float" office:value="-95.9338645225324">
                <text:p>-95.9338645225324</text:p>
              </table:table-cell>
              <table:table-cell office:value-type="float" office:value="211.586870789699">
                <text:p>211.586870789699</text:p>
              </table:table-cell>
              <table:table-cell office:value-type="float" office:value="135.795825617136">
                <text:p>135.79582561713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15.653286864191">
                <text:p>115.653286864191</text:p>
              </table:table-cell>
              <table:table-cell office:value-type="float" office:value="-90.0490816948096">
                <text:p>-90.0490816948096</text:p>
              </table:table-cell>
              <table:table-cell office:value-type="float" office:value="205.702368559">
                <text:p>205.702368559</text:p>
              </table:table-cell>
              <table:table-cell office:value-type="float" office:value="132.019169552507">
                <text:p>132.01916955250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15.653159633912">
                <text:p>115.653159633912</text:p>
              </table:table-cell>
              <table:table-cell office:value-type="float" office:value="-94.044694571684">
                <text:p>-94.044694571684</text:p>
              </table:table-cell>
              <table:table-cell office:value-type="float" office:value="209.697854205596">
                <text:p>209.697854205596</text:p>
              </table:table-cell>
              <table:table-cell office:value-type="float" office:value="134.583460380647">
                <text:p>134.583460380647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15.653292487061">
                <text:p>115.653292487061</text:p>
              </table:table-cell>
              <table:table-cell office:value-type="float" office:value="-88.907036687857">
                <text:p>-88.907036687857</text:p>
              </table:table-cell>
              <table:table-cell office:value-type="float" office:value="204.560329174918">
                <text:p>204.560329174918</text:p>
              </table:table-cell>
              <table:table-cell office:value-type="float" office:value="131.286212065732">
                <text:p>131.286212065732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15.653196649181">
                <text:p>115.653196649181</text:p>
              </table:table-cell>
              <table:table-cell office:value-type="float" office:value="-92.1037766090739">
                <text:p>-92.1037766090739</text:p>
              </table:table-cell>
              <table:table-cell office:value-type="float" office:value="207.756973258255">
                <text:p>207.756973258255</text:p>
              </table:table-cell>
              <table:table-cell office:value-type="float" office:value="133.337808749783">
                <text:p>133.337808749783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15.653195761711">
                <text:p>115.653195761711</text:p>
              </table:table-cell>
              <table:table-cell office:value-type="float" office:value="-93.0793645568364">
                <text:p>-93.0793645568364</text:p>
              </table:table-cell>
              <table:table-cell office:value-type="float" office:value="208.732560318547">
                <text:p>208.732560318547</text:p>
              </table:table-cell>
              <table:table-cell office:value-type="float" office:value="133.963937629232">
                <text:p>133.96393762923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5.653145846221">
                <text:p>115.653145846221</text:p>
              </table:table-cell>
              <table:table-cell office:value-type="float" office:value="-92.1992929063937">
                <text:p>-92.1992929063937</text:p>
              </table:table-cell>
              <table:table-cell office:value-type="float" office:value="207.852438752614">
                <text:p>207.852438752614</text:p>
              </table:table-cell>
              <table:table-cell office:value-type="float" office:value="133.399078220691">
                <text:p>133.399078220691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15.653075525314">
                <text:p>115.653075525314</text:p>
              </table:table-cell>
              <table:table-cell office:value-type="float" office:value="-90.0325841217749">
                <text:p>-90.0325841217749</text:p>
              </table:table-cell>
              <table:table-cell office:value-type="float" office:value="205.685659647089">
                <text:p>205.685659647089</text:p>
              </table:table-cell>
              <table:table-cell office:value-type="float" office:value="132.00844582244">
                <text:p>132.0084458224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15.653072009976">
                <text:p>115.653072009976</text:p>
              </table:table-cell>
              <table:table-cell office:value-type="float" office:value="-91.2085024376073">
                <text:p>-91.2085024376073</text:p>
              </table:table-cell>
              <table:table-cell office:value-type="float" office:value="206.861574447583">
                <text:p>206.861574447583</text:p>
              </table:table-cell>
              <table:table-cell office:value-type="float" office:value="132.763144450916">
                <text:p>132.763144450916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115.65312176446">
                <text:p>115.65312176446</text:p>
              </table:table-cell>
              <table:table-cell office:value-type="float" office:value="-90.6589725636067">
                <text:p>-90.6589725636067</text:p>
              </table:table-cell>
              <table:table-cell office:value-type="float" office:value="206.312094328067">
                <text:p>206.312094328067</text:p>
              </table:table-cell>
              <table:table-cell office:value-type="float" office:value="132.410489741238">
                <text:p>132.410489741238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115.653134382859">
                <text:p>115.653134382859</text:p>
              </table:table-cell>
              <table:table-cell office:value-type="float" office:value="-90.5468348981469">
                <text:p>-90.5468348981469</text:p>
              </table:table-cell>
              <table:table-cell office:value-type="float" office:value="206.199969281006">
                <text:p>206.199969281006</text:p>
              </table:table-cell>
              <table:table-cell office:value-type="float" office:value="132.338528218857">
                <text:p>132.338528218857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15.653059594576">
                <text:p>115.653059594576</text:p>
              </table:table-cell>
              <table:table-cell office:value-type="float" office:value="-93.765785778825">
                <text:p>-93.765785778825</text:p>
              </table:table-cell>
              <table:table-cell office:value-type="float" office:value="209.418845373401">
                <text:p>209.418845373401</text:p>
              </table:table-cell>
              <table:table-cell office:value-type="float" office:value="134.404393340329">
                <text:p>134.404393340329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15.653147919591">
                <text:p>115.653147919591</text:p>
              </table:table-cell>
              <table:table-cell office:value-type="float" office:value="-90.4364662444152">
                <text:p>-90.4364662444152</text:p>
              </table:table-cell>
              <table:table-cell office:value-type="float" office:value="206.089614164006">
                <text:p>206.089614164006</text:p>
              </table:table-cell>
              <table:table-cell office:value-type="float" office:value="132.267702632335">
                <text:p>132.26770263233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115.653036889784">
                <text:p>115.653036889784</text:p>
              </table:table-cell>
              <table:table-cell office:value-type="float" office:value="-92.2965969787068">
                <text:p>-92.2965969787068</text:p>
              </table:table-cell>
              <table:table-cell office:value-type="float" office:value="207.949633868491">
                <text:p>207.949633868491</text:p>
              </table:table-cell>
              <table:table-cell office:value-type="float" office:value="133.461457757556">
                <text:p>133.461457757556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115.653238259452">
                <text:p>115.653238259452</text:p>
              </table:table-cell>
              <table:table-cell office:value-type="float" office:value="-91.3250219521717">
                <text:p>-91.3250219521717</text:p>
              </table:table-cell>
              <table:table-cell office:value-type="float" office:value="206.978260211624">
                <text:p>206.978260211624</text:p>
              </table:table-cell>
              <table:table-cell office:value-type="float" office:value="132.838033027917">
                <text:p>132.83803302791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15.653107458404">
                <text:p>115.653107458404</text:p>
              </table:table-cell>
              <table:table-cell office:value-type="float" office:value="-94.7095244506156">
                <text:p>-94.7095244506156</text:p>
              </table:table-cell>
              <table:table-cell office:value-type="float" office:value="210.362631909019">
                <text:p>210.362631909019</text:p>
              </table:table-cell>
              <table:table-cell office:value-type="float" office:value="135.010112737437">
                <text:p>135.0101127374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5.65296372832">
                <text:p>115.65296372832</text:p>
              </table:table-cell>
              <table:table-cell office:value-type="float" office:value="-90.6076421518313">
                <text:p>-90.6076421518313</text:p>
              </table:table-cell>
              <table:table-cell office:value-type="float" office:value="206.260605880151">
                <text:p>206.260605880151</text:p>
              </table:table-cell>
              <table:table-cell office:value-type="float" office:value="132.3774446082">
                <text:p>132.3774446082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15.653080044681">
                <text:p>115.653080044681</text:p>
              </table:table-cell>
              <table:table-cell office:value-type="float" office:value="-86.626525166467">
                <text:p>-86.626525166467</text:p>
              </table:table-cell>
              <table:table-cell office:value-type="float" office:value="202.279605211148">
                <text:p>202.279605211148</text:p>
              </table:table-cell>
              <table:table-cell office:value-type="float" office:value="129.822450195683">
                <text:p>129.822450195683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15.653108088173">
                <text:p>115.653108088173</text:p>
              </table:table-cell>
              <table:table-cell office:value-type="float" office:value="-91.7675774853226">
                <text:p>-91.7675774853226</text:p>
              </table:table-cell>
              <table:table-cell office:value-type="float" office:value="207.420685573495">
                <text:p>207.420685573495</text:p>
              </table:table-cell>
              <table:table-cell office:value-type="float" office:value="133.12198031191">
                <text:p>133.1219803119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115.652946447642">
                <text:p>115.652946447642</text:p>
              </table:table-cell>
              <table:table-cell office:value-type="float" office:value="-88.4145341124728">
                <text:p>-88.4145341124728</text:p>
              </table:table-cell>
              <table:table-cell office:value-type="float" office:value="204.067480560115">
                <text:p>204.067480560115</text:p>
              </table:table-cell>
              <table:table-cell office:value-type="float" office:value="130.969903287679">
                <text:p>130.969903287679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115.653294877686">
                <text:p>115.653294877686</text:p>
              </table:table-cell>
              <table:table-cell office:value-type="float" office:value="-81.1624531342947">
                <text:p>-81.1624531342947</text:p>
              </table:table-cell>
              <table:table-cell office:value-type="float" office:value="196.815748011981">
                <text:p>196.815748011981</text:p>
              </table:table-cell>
              <table:table-cell office:value-type="float" office:value="126.315762863686">
                <text:p>126.315762863686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15.652981277192">
                <text:p>115.652981277192</text:p>
              </table:table-cell>
              <table:table-cell office:value-type="float" office:value="-86.4027077752639">
                <text:p>-86.4027077752639</text:p>
              </table:table-cell>
              <table:table-cell office:value-type="float" office:value="202.055689052456">
                <text:p>202.055689052456</text:p>
              </table:table-cell>
              <table:table-cell office:value-type="float" office:value="129.678741469687">
                <text:p>129.67874146968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15.652966083739">
                <text:p>115.652966083739</text:p>
              </table:table-cell>
              <table:table-cell office:value-type="float" office:value="-86.8270242320854">
                <text:p>-86.8270242320854</text:p>
              </table:table-cell>
              <table:table-cell office:value-type="float" office:value="202.479990315824">
                <text:p>202.479990315824</text:p>
              </table:table-cell>
              <table:table-cell office:value-type="float" office:value="129.951056761059">
                <text:p>129.951056761059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15.653015204061">
                <text:p>115.653015204061</text:p>
              </table:table-cell>
              <table:table-cell office:value-type="float" office:value="-87.7050494748339">
                <text:p>-87.7050494748339</text:p>
              </table:table-cell>
              <table:table-cell office:value-type="float" office:value="203.358064678895">
                <text:p>203.358064678895</text:p>
              </table:table-cell>
              <table:table-cell office:value-type="float" office:value="130.514602280879">
                <text:p>130.514602280879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15.652989189123">
                <text:p>115.652989189123</text:p>
              </table:table-cell>
              <table:table-cell office:value-type="float" office:value="-87.9293384642569">
                <text:p>-87.9293384642569</text:p>
              </table:table-cell>
              <table:table-cell office:value-type="float" office:value="203.582327653379">
                <text:p>203.582327653379</text:p>
              </table:table-cell>
              <table:table-cell office:value-type="float" office:value="130.658533592221">
                <text:p>130.658533592221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115.653048602048">
                <text:p>115.653048602048</text:p>
              </table:table-cell>
              <table:table-cell office:value-type="float" office:value="-85.0126203765248">
                <text:p>-85.0126203765248</text:p>
              </table:table-cell>
              <table:table-cell office:value-type="float" office:value="200.665668978572">
                <text:p>200.665668978572</text:p>
              </table:table-cell>
              <table:table-cell office:value-type="float" office:value="128.786630712281">
                <text:p>128.7866307122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5.652940206794">
                <text:p>115.652940206794</text:p>
              </table:table-cell>
              <table:table-cell office:value-type="float" office:value="-83.6075306226497">
                <text:p>-83.6075306226497</text:p>
              </table:table-cell>
              <table:table-cell office:value-type="float" office:value="199.260470829444">
                <text:p>199.260470829444</text:p>
              </table:table-cell>
              <table:table-cell office:value-type="float" office:value="127.884778711235">
                <text:p>127.884778711235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15.652975996476">
                <text:p>115.652975996476</text:p>
              </table:table-cell>
              <table:table-cell office:value-type="float" office:value="-86.156544357914">
                <text:p>-86.156544357914</text:p>
              </table:table-cell>
              <table:table-cell office:value-type="float" office:value="201.80952035439">
                <text:p>201.80952035439</text:p>
              </table:table-cell>
              <table:table-cell office:value-type="float" office:value="129.520751129973">
                <text:p>129.520751129973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15.653074179367">
                <text:p>115.653074179367</text:p>
              </table:table-cell>
              <table:table-cell office:value-type="float" office:value="-89.3041005365087">
                <text:p>-89.3041005365087</text:p>
              </table:table-cell>
              <table:table-cell office:value-type="float" office:value="204.957174715875">
                <text:p>204.957174715875</text:p>
              </table:table-cell>
              <table:table-cell office:value-type="float" office:value="131.540906355957">
                <text:p>131.540906355957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115.652998125819">
                <text:p>115.652998125819</text:p>
              </table:table-cell>
              <table:table-cell office:value-type="float" office:value="-91.9754478780571">
                <text:p>-91.9754478780571</text:p>
              </table:table-cell>
              <table:table-cell office:value-type="float" office:value="207.628446003876">
                <text:p>207.628446003876</text:p>
              </table:table-cell>
              <table:table-cell office:value-type="float" office:value="133.255320339431">
                <text:p>133.255320339431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115.652905675635">
                <text:p>115.652905675635</text:p>
              </table:table-cell>
              <table:table-cell office:value-type="float" office:value="-90.2116313534215">
                <text:p>-90.2116313534215</text:p>
              </table:table-cell>
              <table:table-cell office:value-type="float" office:value="205.864537029057">
                <text:p>205.864537029057</text:p>
              </table:table-cell>
              <table:table-cell office:value-type="float" office:value="132.123248795223">
                <text:p>132.123248795223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115.653032273748">
                <text:p>115.653032273748</text:p>
              </table:table-cell>
              <table:table-cell office:value-type="float" office:value="-83.2003917898708">
                <text:p>-83.2003917898708</text:p>
              </table:table-cell>
              <table:table-cell office:value-type="float" office:value="198.853424063619">
                <text:p>198.853424063619</text:p>
              </table:table-cell>
              <table:table-cell office:value-type="float" office:value="127.623537305171">
                <text:p>127.623537305171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15.653003312046">
                <text:p>115.653003312046</text:p>
              </table:table-cell>
              <table:table-cell office:value-type="float" office:value="-86.6727905805276">
                <text:p>-86.6727905805276</text:p>
              </table:table-cell>
              <table:table-cell office:value-type="float" office:value="202.325793892574">
                <text:p>202.325793892574</text:p>
              </table:table-cell>
              <table:table-cell office:value-type="float" office:value="129.852093954319">
                <text:p>129.852093954319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15.652935989325">
                <text:p>115.652935989325</text:p>
              </table:table-cell>
              <table:table-cell office:value-type="float" office:value="-91.753164487397">
                <text:p>-91.753164487397</text:p>
              </table:table-cell>
              <table:table-cell office:value-type="float" office:value="207.406100476722">
                <text:p>207.406100476722</text:p>
              </table:table-cell>
              <table:table-cell office:value-type="float" office:value="133.112619640094">
                <text:p>133.11261964009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15.652813698972">
                <text:p>115.652813698972</text:p>
              </table:table-cell>
              <table:table-cell office:value-type="float" office:value="-91.5431783918297">
                <text:p>-91.5431783918297</text:p>
              </table:table-cell>
              <table:table-cell office:value-type="float" office:value="207.195992090802">
                <text:p>207.195992090802</text:p>
              </table:table-cell>
              <table:table-cell office:value-type="float" office:value="132.977772701678">
                <text:p>132.977772701678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15.652972671104">
                <text:p>115.652972671104</text:p>
              </table:table-cell>
              <table:table-cell office:value-type="float" office:value="-85.0788281042781">
                <text:p>-85.0788281042781</text:p>
              </table:table-cell>
              <table:table-cell office:value-type="float" office:value="200.731800775382">
                <text:p>200.731800775382</text:p>
              </table:table-cell>
              <table:table-cell office:value-type="float" office:value="128.829073903173">
                <text:p>128.8290739031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5.6529437034">
                <text:p>115.6529437034</text:p>
              </table:table-cell>
              <table:table-cell office:value-type="float" office:value="-90.4185910872205">
                <text:p>-90.4185910872205</text:p>
              </table:table-cell>
              <table:table-cell office:value-type="float" office:value="206.071534790621">
                <text:p>206.071534790621</text:p>
              </table:table-cell>
              <table:table-cell office:value-type="float" office:value="132.256099344161">
                <text:p>132.256099344161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15.65288073645">
                <text:p>115.65288073645</text:p>
              </table:table-cell>
              <table:table-cell office:value-type="float" office:value="-93.4108985725942">
                <text:p>-93.4108985725942</text:p>
              </table:table-cell>
              <table:table-cell office:value-type="float" office:value="209.063779309044">
                <text:p>209.063779309044</text:p>
              </table:table-cell>
              <table:table-cell office:value-type="float" office:value="134.176512994172">
                <text:p>134.176512994172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115.652973138614">
                <text:p>115.652973138614</text:p>
              </table:table-cell>
              <table:table-cell office:value-type="float" office:value="-92.6090666669725">
                <text:p>-92.6090666669725</text:p>
              </table:table-cell>
              <table:table-cell office:value-type="float" office:value="208.262039805587">
                <text:p>208.262039805587</text:p>
              </table:table-cell>
              <table:table-cell office:value-type="float" office:value="133.661958960665">
                <text:p>133.661958960665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115.653022000958">
                <text:p>115.653022000958</text:p>
              </table:table-cell>
              <table:table-cell office:value-type="float" office:value="-89.9491214981759">
                <text:p>-89.9491214981759</text:p>
              </table:table-cell>
              <table:table-cell office:value-type="float" office:value="205.602143499134">
                <text:p>205.602143499134</text:p>
              </table:table-cell>
              <table:table-cell office:value-type="float" office:value="131.954845406584">
                <text:p>131.954845406584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115.652869753795">
                <text:p>115.652869753795</text:p>
              </table:table-cell>
              <table:table-cell office:value-type="float" office:value="-89.898188734211">
                <text:p>-89.898188734211</text:p>
              </table:table-cell>
              <table:table-cell office:value-type="float" office:value="205.551058488007">
                <text:p>205.551058488007</text:p>
              </table:table-cell>
              <table:table-cell office:value-type="float" office:value="131.922059198079">
                <text:p>131.922059198079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115.653001408625">
                <text:p>115.653001408625</text:p>
              </table:table-cell>
              <table:table-cell office:value-type="float" office:value="-80.1374044695622">
                <text:p>-80.1374044695622</text:p>
              </table:table-cell>
              <table:table-cell office:value-type="float" office:value="195.790405878187">
                <text:p>195.790405878187</text:p>
              </table:table-cell>
              <table:table-cell office:value-type="float" office:value="125.657701325752">
                <text:p>125.657701325752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115.652639220328">
                <text:p>115.652639220328</text:p>
              </table:table-cell>
              <table:table-cell office:value-type="float" office:value="-89.9316299174653">
                <text:p>-89.9316299174653</text:p>
              </table:table-cell>
              <table:table-cell office:value-type="float" office:value="205.584269137793">
                <text:p>205.584269137793</text:p>
              </table:table-cell>
              <table:table-cell office:value-type="float" office:value="131.943373694532">
                <text:p>131.943373694532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15.652942765344">
                <text:p>115.652942765344</text:p>
              </table:table-cell>
              <table:table-cell office:value-type="float" office:value="-84.3585259551802">
                <text:p>-84.3585259551802</text:p>
              </table:table-cell>
              <table:table-cell office:value-type="float" office:value="200.011468720524">
                <text:p>200.011468720524</text:p>
              </table:table-cell>
              <table:table-cell office:value-type="float" office:value="128.366766928535">
                <text:p>128.366766928535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115.652763116484">
                <text:p>115.652763116484</text:p>
              </table:table-cell>
              <table:table-cell office:value-type="float" office:value="-86.3816129096433">
                <text:p>-86.3816129096433</text:p>
              </table:table-cell>
              <table:table-cell office:value-type="float" office:value="202.034376026127">
                <text:p>202.034376026127</text:p>
              </table:table-cell>
              <table:table-cell office:value-type="float" office:value="129.665062832653">
                <text:p>129.665062832653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115.653106790522">
                <text:p>115.653106790522</text:p>
              </table:table-cell>
              <table:table-cell office:value-type="float" office:value="-80.3836884193859">
                <text:p>-80.3836884193859</text:p>
              </table:table-cell>
              <table:table-cell office:value-type="float" office:value="196.036795209908">
                <text:p>196.036795209908</text:p>
              </table:table-cell>
              <table:table-cell office:value-type="float" office:value="125.81583326749">
                <text:p>125.8158332674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5.65291677195">
                <text:p>115.65291677195</text:p>
              </table:table-cell>
              <table:table-cell office:value-type="float" office:value="-83.6957394250584">
                <text:p>-83.6957394250584</text:p>
              </table:table-cell>
              <table:table-cell office:value-type="float" office:value="199.348656197009">
                <text:p>199.348656197009</text:p>
              </table:table-cell>
              <table:table-cell office:value-type="float" office:value="127.941375818377">
                <text:p>127.94137581837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15.652930630222">
                <text:p>115.652930630222</text:p>
              </table:table-cell>
              <table:table-cell office:value-type="float" office:value="-84.7033146973155">
                <text:p>-84.7033146973155</text:p>
              </table:table-cell>
              <table:table-cell office:value-type="float" office:value="200.356245327538">
                <text:p>200.356245327538</text:p>
              </table:table-cell>
              <table:table-cell office:value-type="float" office:value="128.588043531512">
                <text:p>128.58804353151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15.652989049518">
                <text:p>115.652989049518</text:p>
              </table:table-cell>
              <table:table-cell office:value-type="float" office:value="-79.5780447740995">
                <text:p>-79.5780447740995</text:p>
              </table:table-cell>
              <table:table-cell office:value-type="float" office:value="195.231033823618">
                <text:p>195.231033823618</text:p>
              </table:table-cell>
              <table:table-cell office:value-type="float" office:value="125.29869800152">
                <text:p>125.29869800152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115.653004285176">
                <text:p>115.653004285176</text:p>
              </table:table-cell>
              <table:table-cell office:value-type="float" office:value="-77.1706374026626">
                <text:p>-77.1706374026626</text:p>
              </table:table-cell>
              <table:table-cell office:value-type="float" office:value="192.823641687839">
                <text:p>192.823641687839</text:p>
              </table:table-cell>
              <table:table-cell office:value-type="float" office:value="123.753640874666">
                <text:p>123.753640874666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115.652674880474">
                <text:p>115.652674880474</text:p>
              </table:table-cell>
              <table:table-cell office:value-type="float" office:value="-76.575976217907">
                <text:p>-76.575976217907</text:p>
              </table:table-cell>
              <table:table-cell office:value-type="float" office:value="192.228651098381">
                <text:p>192.228651098381</text:p>
              </table:table-cell>
              <table:table-cell office:value-type="float" office:value="123.371777680469">
                <text:p>123.371777680469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15.652781526362">
                <text:p>115.652781526362</text:p>
              </table:table-cell>
              <table:table-cell office:value-type="float" office:value="-76.6996609124853">
                <text:p>-76.6996609124853</text:p>
              </table:table-cell>
              <table:table-cell office:value-type="float" office:value="192.352442438847">
                <text:p>192.352442438847</text:p>
              </table:table-cell>
              <table:table-cell office:value-type="float" office:value="123.451226595329">
                <text:p>123.451226595329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115.653019331661">
                <text:p>115.653019331661</text:p>
              </table:table-cell>
              <table:table-cell office:value-type="float" office:value="-79.0396497103349">
                <text:p>-79.0396497103349</text:p>
              </table:table-cell>
              <table:table-cell office:value-type="float" office:value="194.692669041996">
                <text:p>194.692669041996</text:p>
              </table:table-cell>
              <table:table-cell office:value-type="float" office:value="124.953177082709">
                <text:p>124.95317708270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115.652887500286">
                <text:p>115.652887500286</text:p>
              </table:table-cell>
              <table:table-cell office:value-type="float" office:value="-83.7746405850966">
                <text:p>-83.7746405850966</text:p>
              </table:table-cell>
              <table:table-cell office:value-type="float" office:value="199.427528085383">
                <text:p>199.427528085383</text:p>
              </table:table-cell>
              <table:table-cell office:value-type="float" office:value="127.991995562219">
                <text:p>127.991995562219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115.652881705671">
                <text:p>115.652881705671</text:p>
              </table:table-cell>
              <table:table-cell office:value-type="float" office:value="-87.0676266248484">
                <text:p>-87.0676266248484</text:p>
              </table:table-cell>
              <table:table-cell office:value-type="float" office:value="202.720508330519">
                <text:p>202.720508330519</text:p>
              </table:table-cell>
              <table:table-cell office:value-type="float" office:value="130.105420508958">
                <text:p>130.105420508958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115.652873093722">
                <text:p>115.652873093722</text:p>
              </table:table-cell>
              <table:table-cell office:value-type="float" office:value="-87.5543404327777">
                <text:p>-87.5543404327777</text:p>
              </table:table-cell>
              <table:table-cell office:value-type="float" office:value="203.2072135265">
                <text:p>203.2072135265</text:p>
              </table:table-cell>
              <table:table-cell office:value-type="float" office:value="130.417786459045">
                <text:p>130.4177864590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.652763323295">
                <text:p>115.652763323295</text:p>
              </table:table-cell>
              <table:table-cell office:value-type="float" office:value="-85.8896497344668">
                <text:p>-85.8896497344668</text:p>
              </table:table-cell>
              <table:table-cell office:value-type="float" office:value="201.542413057762">
                <text:p>201.542413057762</text:p>
              </table:table-cell>
              <table:table-cell office:value-type="float" office:value="129.349322459855">
                <text:p>129.349322459855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15.653056698623">
                <text:p>115.653056698623</text:p>
              </table:table-cell>
              <table:table-cell office:value-type="float" office:value="-78.3618737671016">
                <text:p>-78.3618737671016</text:p>
              </table:table-cell>
              <table:table-cell office:value-type="float" office:value="194.014930465725">
                <text:p>194.014930465725</text:p>
              </table:table-cell>
              <table:table-cell office:value-type="float" office:value="124.518206476197">
                <text:p>124.518206476197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15.652648970809">
                <text:p>115.652648970809</text:p>
              </table:table-cell>
              <table:table-cell office:value-type="float" office:value="-90.3155346490421">
                <text:p>-90.3155346490421</text:p>
              </table:table-cell>
              <table:table-cell office:value-type="float" office:value="205.968183619851">
                <text:p>205.968183619851</text:p>
              </table:table-cell>
              <table:table-cell office:value-type="float" office:value="132.189768869539">
                <text:p>132.189768869539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115.652685276938">
                <text:p>115.652685276938</text:p>
              </table:table-cell>
              <table:table-cell office:value-type="float" office:value="-93.3109091317122">
                <text:p>-93.3109091317122</text:p>
              </table:table-cell>
              <table:table-cell office:value-type="float" office:value="208.96359440865">
                <text:p>208.96359440865</text:p>
              </table:table-cell>
              <table:table-cell office:value-type="float" office:value="134.112214622479">
                <text:p>134.112214622479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115.652832033721">
                <text:p>115.652832033721</text:p>
              </table:table-cell>
              <table:table-cell office:value-type="float" office:value="-83.9424251556171">
                <text:p>-83.9424251556171</text:p>
              </table:table-cell>
              <table:table-cell office:value-type="float" office:value="199.595257189338">
                <text:p>199.595257189338</text:p>
              </table:table-cell>
              <table:table-cell office:value-type="float" office:value="128.099643603265">
                <text:p>128.099643603265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115.652694988642">
                <text:p>115.652694988642</text:p>
              </table:table-cell>
              <table:table-cell office:value-type="float" office:value="-88.6544682036315">
                <text:p>-88.6544682036315</text:p>
              </table:table-cell>
              <table:table-cell office:value-type="float" office:value="204.307163192273">
                <text:p>204.307163192273</text:p>
              </table:table-cell>
              <table:table-cell office:value-type="float" office:value="131.123730889546">
                <text:p>131.123730889546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115.652672698195">
                <text:p>115.652672698195</text:p>
              </table:table-cell>
              <table:table-cell office:value-type="float" office:value="-93.1252266733753">
                <text:p>-93.1252266733753</text:p>
              </table:table-cell>
              <table:table-cell office:value-type="float" office:value="208.77789937157">
                <text:p>208.77789937157</text:p>
              </table:table-cell>
              <table:table-cell office:value-type="float" office:value="133.993036098882">
                <text:p>133.993036098882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115.652641736616">
                <text:p>115.652641736616</text:p>
              </table:table-cell>
              <table:table-cell office:value-type="float" office:value="-89.0892084304243">
                <text:p>-89.0892084304243</text:p>
              </table:table-cell>
              <table:table-cell office:value-type="float" office:value="204.741850167041">
                <text:p>204.741850167041</text:p>
              </table:table-cell>
              <table:table-cell office:value-type="float" office:value="131.402711699665">
                <text:p>131.402711699665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115.652824422055">
                <text:p>115.652824422055</text:p>
              </table:table-cell>
              <table:table-cell office:value-type="float" office:value="-86.897311867387">
                <text:p>-86.897311867387</text:p>
              </table:table-cell>
              <table:table-cell office:value-type="float" office:value="202.550136289442">
                <text:p>202.550136289442</text:p>
              </table:table-cell>
              <table:table-cell office:value-type="float" office:value="129.996076238711">
                <text:p>129.996076238711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15.652635285152">
                <text:p>115.652635285152</text:p>
              </table:table-cell>
              <table:table-cell office:value-type="float" office:value="-88.3299275562899">
                <text:p>-88.3299275562899</text:p>
              </table:table-cell>
              <table:table-cell office:value-type="float" office:value="203.982562841442">
                <text:p>203.982562841442</text:p>
              </table:table-cell>
              <table:table-cell office:value-type="float" office:value="130.915403347897">
                <text:p>130.9154033478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5.652791451182">
                <text:p>115.652791451182</text:p>
              </table:table-cell>
              <table:table-cell office:value-type="float" office:value="-82.1427220507823">
                <text:p>-82.1427220507823</text:p>
              </table:table-cell>
              <table:table-cell office:value-type="float" office:value="197.795513501964">
                <text:p>197.795513501964</text:p>
              </table:table-cell>
              <table:table-cell office:value-type="float" office:value="126.944573446908">
                <text:p>126.944573446908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15.652802347404">
                <text:p>115.652802347404</text:p>
              </table:table-cell>
              <table:table-cell office:value-type="float" office:value="-83.9557277942505">
                <text:p>-83.9557277942505</text:p>
              </table:table-cell>
              <table:table-cell office:value-type="float" office:value="199.608530141655">
                <text:p>199.608530141655</text:p>
              </table:table-cell>
              <table:table-cell office:value-type="float" office:value="128.108162144664">
                <text:p>128.108162144664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15.652670323742">
                <text:p>115.652670323742</text:p>
              </table:table-cell>
              <table:table-cell office:value-type="float" office:value="-88.6245166563945">
                <text:p>-88.6245166563945</text:p>
              </table:table-cell>
              <table:table-cell office:value-type="float" office:value="204.277186980136">
                <text:p>204.277186980136</text:p>
              </table:table-cell>
              <table:table-cell office:value-type="float" office:value="131.104492245575">
                <text:p>131.104492245575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15.652885881036">
                <text:p>115.652885881036</text:p>
              </table:table-cell>
              <table:table-cell office:value-type="float" office:value="-82.671390774121">
                <text:p>-82.671390774121</text:p>
              </table:table-cell>
              <table:table-cell office:value-type="float" office:value="198.324276655157">
                <text:p>198.324276655157</text:p>
              </table:table-cell>
              <table:table-cell office:value-type="float" office:value="127.283932069094">
                <text:p>127.283932069094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15.652711177297">
                <text:p>115.652711177297</text:p>
              </table:table-cell>
              <table:table-cell office:value-type="float" office:value="-82.7949243608959">
                <text:p>-82.7949243608959</text:p>
              </table:table-cell>
              <table:table-cell office:value-type="float" office:value="198.447635538193">
                <text:p>198.447635538193</text:p>
              </table:table-cell>
              <table:table-cell office:value-type="float" office:value="127.363103434059">
                <text:p>127.363103434059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15.652938558778">
                <text:p>115.652938558778</text:p>
              </table:table-cell>
              <table:table-cell office:value-type="float" office:value="-82.5307166054188">
                <text:p>-82.5307166054188</text:p>
              </table:table-cell>
              <table:table-cell office:value-type="float" office:value="198.183655164197">
                <text:p>198.183655164197</text:p>
              </table:table-cell>
              <table:table-cell office:value-type="float" office:value="127.193681613604">
                <text:p>127.193681613604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15.652915166438">
                <text:p>115.652915166438</text:p>
              </table:table-cell>
              <table:table-cell office:value-type="float" office:value="-89.3071315875248">
                <text:p>-89.3071315875248</text:p>
              </table:table-cell>
              <table:table-cell office:value-type="float" office:value="204.960046753963">
                <text:p>204.960046753963</text:p>
              </table:table-cell>
              <table:table-cell office:value-type="float" office:value="131.542749621476">
                <text:p>131.542749621476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15.652990736071">
                <text:p>115.652990736071</text:p>
              </table:table-cell>
              <table:table-cell office:value-type="float" office:value="-90.1897009272542">
                <text:p>-90.1897009272542</text:p>
              </table:table-cell>
              <table:table-cell office:value-type="float" office:value="205.842691663326">
                <text:p>205.842691663326</text:p>
              </table:table-cell>
              <table:table-cell office:value-type="float" office:value="132.109228504341">
                <text:p>132.109228504341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15.65323088513">
                <text:p>115.65323088513</text:p>
              </table:table-cell>
              <table:table-cell office:value-type="float" office:value="-79.3344405987072">
                <text:p>-79.3344405987072</text:p>
              </table:table-cell>
              <table:table-cell office:value-type="float" office:value="194.987671483838">
                <text:p>194.987671483838</text:p>
              </table:table-cell>
              <table:table-cell office:value-type="float" office:value="125.142508774224">
                <text:p>125.142508774224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15.653057193083">
                <text:p>115.653057193083</text:p>
              </table:table-cell>
              <table:table-cell office:value-type="float" office:value="-84.5030545630774">
                <text:p>-84.5030545630774</text:p>
              </table:table-cell>
              <table:table-cell office:value-type="float" office:value="200.156111756161">
                <text:p>200.156111756161</text:p>
              </table:table-cell>
              <table:table-cell office:value-type="float" office:value="128.459598399461">
                <text:p>128.4595983994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.653089956182">
                <text:p>115.653089956182</text:p>
              </table:table-cell>
              <table:table-cell office:value-type="float" office:value="-91.2523852958091">
                <text:p>-91.2523852958091</text:p>
              </table:table-cell>
              <table:table-cell office:value-type="float" office:value="206.905475251991">
                <text:p>206.905475251991</text:p>
              </table:table-cell>
              <table:table-cell office:value-type="float" office:value="132.791319856873">
                <text:p>132.791319856873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15.653117141555">
                <text:p>115.653117141555</text:p>
              </table:table-cell>
              <table:table-cell office:value-type="float" office:value="-93.3849438916886">
                <text:p>-93.3849438916886</text:p>
              </table:table-cell>
              <table:table-cell office:value-type="float" office:value="209.038061033243">
                <text:p>209.038061033243</text:p>
              </table:table-cell>
              <table:table-cell office:value-type="float" office:value="134.160007081103">
                <text:p>134.160007081103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115.653013666984">
                <text:p>115.653013666984</text:p>
              </table:table-cell>
              <table:table-cell office:value-type="float" office:value="-93.9564408982675">
                <text:p>-93.9564408982675</text:p>
              </table:table-cell>
              <table:table-cell office:value-type="float" office:value="209.609454565251">
                <text:p>209.609454565251</text:p>
              </table:table-cell>
              <table:table-cell office:value-type="float" office:value="134.526725753872">
                <text:p>134.526725753872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115.653032058886">
                <text:p>115.653032058886</text:p>
              </table:table-cell>
              <table:table-cell office:value-type="float" office:value="-92.0949377078996">
                <text:p>-92.0949377078996</text:p>
              </table:table-cell>
              <table:table-cell office:value-type="float" office:value="207.747969766785">
                <text:p>207.747969766785</text:p>
              </table:table-cell>
              <table:table-cell office:value-type="float" office:value="133.332030335682">
                <text:p>133.332030335682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15.652944949611">
                <text:p>115.652944949611</text:p>
              </table:table-cell>
              <table:table-cell office:value-type="float" office:value="-94.6538710894863">
                <text:p>-94.6538710894863</text:p>
              </table:table-cell>
              <table:table-cell office:value-type="float" office:value="210.306816039097">
                <text:p>210.306816039097</text:p>
              </table:table-cell>
              <table:table-cell office:value-type="float" office:value="134.9742902778">
                <text:p>134.9742902778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15.653005920381">
                <text:p>115.653005920381</text:p>
              </table:table-cell>
              <table:table-cell office:value-type="float" office:value="-93.8001640696484">
                <text:p>-93.8001640696484</text:p>
              </table:table-cell>
              <table:table-cell office:value-type="float" office:value="209.453169990029">
                <text:p>209.453169990029</text:p>
              </table:table-cell>
              <table:table-cell office:value-type="float" office:value="134.426422777395">
                <text:p>134.426422777395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15.65311154213">
                <text:p>115.65311154213</text:p>
              </table:table-cell>
              <table:table-cell office:value-type="float" office:value="-89.7992381721425">
                <text:p>-89.7992381721425</text:p>
              </table:table-cell>
              <table:table-cell office:value-type="float" office:value="205.452349714273">
                <text:p>205.452349714273</text:p>
              </table:table-cell>
              <table:table-cell office:value-type="float" office:value="131.858708200095">
                <text:p>131.858708200095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15.653096993131">
                <text:p>115.653096993131</text:p>
              </table:table-cell>
              <table:table-cell office:value-type="float" office:value="-93.3381945645162">
                <text:p>-93.3381945645162</text:p>
              </table:table-cell>
              <table:table-cell office:value-type="float" office:value="208.991291557647">
                <text:p>208.991291557647</text:p>
              </table:table-cell>
              <table:table-cell office:value-type="float" office:value="134.129990570491">
                <text:p>134.129990570491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15.65297147551">
                <text:p>115.65297147551</text:p>
              </table:table-cell>
              <table:table-cell office:value-type="float" office:value="-97.072610419728">
                <text:p>-97.072610419728</text:p>
              </table:table-cell>
              <table:table-cell office:value-type="float" office:value="212.725581895238">
                <text:p>212.725581895238</text:p>
              </table:table-cell>
              <table:table-cell office:value-type="float" office:value="136.526647024621">
                <text:p>136.526647024621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115.65307897873">
                <text:p>115.65307897873</text:p>
              </table:table-cell>
              <table:table-cell office:value-type="float" office:value="-94.5918909112668">
                <text:p>-94.5918909112668</text:p>
              </table:table-cell>
              <table:table-cell office:value-type="float" office:value="210.244969889996">
                <text:p>210.244969889996</text:p>
              </table:table-cell>
              <table:table-cell office:value-type="float" office:value="134.934597602886">
                <text:p>134.93459760288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5.65312767296">
                <text:p>115.65312767296</text:p>
              </table:table-cell>
              <table:table-cell office:value-type="float" office:value="-94.9245326505941">
                <text:p>-94.9245326505941</text:p>
              </table:table-cell>
              <table:table-cell office:value-type="float" office:value="210.577660323554">
                <text:p>210.577660323554</text:p>
              </table:table-cell>
              <table:table-cell office:value-type="float" office:value="135.148117335614">
                <text:p>135.14811733561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115.653105593405">
                <text:p>115.653105593405</text:p>
              </table:table-cell>
              <table:table-cell office:value-type="float" office:value="-95.4489536329013">
                <text:p>-95.4489536329013</text:p>
              </table:table-cell>
              <table:table-cell office:value-type="float" office:value="211.102059226306">
                <text:p>211.102059226306</text:p>
              </table:table-cell>
              <table:table-cell office:value-type="float" office:value="135.484674994822">
                <text:p>135.484674994822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115.653130734812">
                <text:p>115.653130734812</text:p>
              </table:table-cell>
              <table:table-cell office:value-type="float" office:value="-93.7992612282721">
                <text:p>-93.7992612282721</text:p>
              </table:table-cell>
              <table:table-cell office:value-type="float" office:value="209.452391963084">
                <text:p>209.452391963084</text:p>
              </table:table-cell>
              <table:table-cell office:value-type="float" office:value="134.425923442012">
                <text:p>134.425923442012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115.653091958723">
                <text:p>115.653091958723</text:p>
              </table:table-cell>
              <table:table-cell office:value-type="float" office:value="-91.7443464081627">
                <text:p>-91.7443464081627</text:p>
              </table:table-cell>
              <table:table-cell office:value-type="float" office:value="207.397438366886">
                <text:p>207.397438366886</text:p>
              </table:table-cell>
              <table:table-cell office:value-type="float" office:value="133.107060323713">
                <text:p>133.107060323713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115.653141158399">
                <text:p>115.653141158399</text:p>
              </table:table-cell>
              <table:table-cell office:value-type="float" office:value="-91.2098508754153">
                <text:p>-91.2098508754153</text:p>
              </table:table-cell>
              <table:table-cell office:value-type="float" office:value="206.862992033814">
                <text:p>206.862992033814</text:p>
              </table:table-cell>
              <table:table-cell office:value-type="float" office:value="132.764054253551">
                <text:p>132.764054253551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115.65308983008">
                <text:p>115.65308983008</text:p>
              </table:table-cell>
              <table:table-cell office:value-type="float" office:value="-91.0002375542384">
                <text:p>-91.0002375542384</text:p>
              </table:table-cell>
              <table:table-cell office:value-type="float" office:value="206.653327384319">
                <text:p>206.653327384319</text:p>
              </table:table-cell>
              <table:table-cell office:value-type="float" office:value="132.629492103855">
                <text:p>132.629492103855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15.65317074147">
                <text:p>115.65317074147</text:p>
              </table:table-cell>
              <table:table-cell office:value-type="float" office:value="-91.2950166526583">
                <text:p>-91.2950166526583</text:p>
              </table:table-cell>
              <table:table-cell office:value-type="float" office:value="206.948187394129">
                <text:p>206.948187394129</text:p>
              </table:table-cell>
              <table:table-cell office:value-type="float" office:value="132.818732382915">
                <text:p>132.818732382915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5.653014673024">
                <text:p>115.653014673024</text:p>
              </table:table-cell>
              <table:table-cell office:value-type="float" office:value="-92.6644612055719">
                <text:p>-92.6644612055719</text:p>
              </table:table-cell>
              <table:table-cell office:value-type="float" office:value="208.317475878596">
                <text:p>208.317475878596</text:p>
              </table:table-cell>
              <table:table-cell office:value-type="float" office:value="133.697537667771">
                <text:p>133.697537667771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115.653163145125">
                <text:p>115.653163145125</text:p>
              </table:table-cell>
              <table:table-cell office:value-type="float" office:value="-87.2054248809133">
                <text:p>-87.2054248809133</text:p>
              </table:table-cell>
              <table:table-cell office:value-type="float" office:value="202.858588026038">
                <text:p>202.858588026038</text:p>
              </table:table-cell>
              <table:table-cell office:value-type="float" office:value="130.194039647678">
                <text:p>130.194039647678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115.652968326131">
                <text:p>115.652968326131</text:p>
              </table:table-cell>
              <table:table-cell office:value-type="float" office:value="-94.633271271119">
                <text:p>-94.633271271119</text:p>
              </table:table-cell>
              <table:table-cell office:value-type="float" office:value="210.28623959725">
                <text:p>210.28623959725</text:p>
              </table:table-cell>
              <table:table-cell office:value-type="float" office:value="134.9610843785">
                <text:p>134.96108437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5.65313012108">
                <text:p>115.65313012108</text:p>
              </table:table-cell>
              <table:table-cell office:value-type="float" office:value="-92.6513490728108">
                <text:p>-92.6513490728108</text:p>
              </table:table-cell>
              <table:table-cell office:value-type="float" office:value="208.30447919389">
                <text:p>208.30447919389</text:p>
              </table:table-cell>
              <table:table-cell office:value-type="float" office:value="133.689196434105">
                <text:p>133.689196434105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15.653312315243">
                <text:p>115.653312315243</text:p>
              </table:table-cell>
              <table:table-cell office:value-type="float" office:value="-86.6903850661719">
                <text:p>-86.6903850661719</text:p>
              </table:table-cell>
              <table:table-cell office:value-type="float" office:value="202.343697381415">
                <text:p>202.343697381415</text:p>
              </table:table-cell>
              <table:table-cell office:value-type="float" office:value="129.863584360315">
                <text:p>129.863584360315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15.652956287366">
                <text:p>115.652956287366</text:p>
              </table:table-cell>
              <table:table-cell office:value-type="float" office:value="-92.2209052510576">
                <text:p>-92.2209052510576</text:p>
              </table:table-cell>
              <table:table-cell office:value-type="float" office:value="207.873861538423">
                <text:p>207.873861538423</text:p>
              </table:table-cell>
              <table:table-cell office:value-type="float" office:value="133.412827301034">
                <text:p>133.412827301034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15.653106036937">
                <text:p>115.653106036937</text:p>
              </table:table-cell>
              <table:table-cell office:value-type="float" office:value="-87.3413896546782">
                <text:p>-87.3413896546782</text:p>
              </table:table-cell>
              <table:table-cell office:value-type="float" office:value="202.994495691615">
                <text:p>202.994495691615</text:p>
              </table:table-cell>
              <table:table-cell office:value-type="float" office:value="130.281264784029">
                <text:p>130.281264784029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15.653035304027">
                <text:p>115.653035304027</text:p>
              </table:table-cell>
              <table:table-cell office:value-type="float" office:value="-86.8756017163255">
                <text:p>-86.8756017163255</text:p>
              </table:table-cell>
              <table:table-cell office:value-type="float" office:value="202.528637020352">
                <text:p>202.528637020352</text:p>
              </table:table-cell>
              <table:table-cell office:value-type="float" office:value="129.982278071626">
                <text:p>129.982278071626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15.65298432383">
                <text:p>115.65298432383</text:p>
              </table:table-cell>
              <table:table-cell office:value-type="float" office:value="-84.7206367770698">
                <text:p>-84.7206367770698</text:p>
              </table:table-cell>
              <table:table-cell office:value-type="float" office:value="200.373621100899">
                <text:p>200.373621100899</text:p>
              </table:table-cell>
              <table:table-cell office:value-type="float" office:value="128.599195251279">
                <text:p>128.599195251279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15.653046145596">
                <text:p>115.653046145596</text:p>
              </table:table-cell>
              <table:table-cell office:value-type="float" office:value="-83.3344113318496">
                <text:p>-83.3344113318496</text:p>
              </table:table-cell>
              <table:table-cell office:value-type="float" office:value="198.987457477446">
                <text:p>198.987457477446</text:p>
              </table:table-cell>
              <table:table-cell office:value-type="float" office:value="127.709559552312">
                <text:p>127.709559552312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115.653082094414">
                <text:p>115.653082094414</text:p>
              </table:table-cell>
              <table:table-cell office:value-type="float" office:value="-86.4430189686244">
                <text:p>-86.4430189686244</text:p>
              </table:table-cell>
              <table:table-cell office:value-type="float" office:value="202.096101063038">
                <text:p>202.096101063038</text:p>
              </table:table-cell>
              <table:table-cell office:value-type="float" office:value="129.704677778123">
                <text:p>129.704677778123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15.653087214705">
                <text:p>115.653087214705</text:p>
              </table:table-cell>
              <table:table-cell office:value-type="float" office:value="-83.5280754879286">
                <text:p>-83.5280754879286</text:p>
              </table:table-cell>
              <table:table-cell office:value-type="float" office:value="199.181162702634">
                <text:p>199.181162702634</text:p>
              </table:table-cell>
              <table:table-cell office:value-type="float" office:value="127.83387899086">
                <text:p>127.83387899086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15.653369656691">
                <text:p>115.653369656691</text:p>
              </table:table-cell>
              <table:table-cell office:value-type="float" office:value="-75.5078262454897">
                <text:p>-75.5078262454897</text:p>
              </table:table-cell>
              <table:table-cell office:value-type="float" office:value="191.161195902181">
                <text:p>191.161195902181</text:p>
              </table:table-cell>
              <table:table-cell office:value-type="float" office:value="122.686688104087">
                <text:p>122.6866881040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5.653001813346">
                <text:p>115.653001813346</text:p>
              </table:table-cell>
              <table:table-cell office:value-type="float" office:value="-81.6301145012456">
                <text:p>-81.6301145012456</text:p>
              </table:table-cell>
              <table:table-cell office:value-type="float" office:value="197.283116314591">
                <text:p>197.283116314591</text:p>
              </table:table-cell>
              <table:table-cell office:value-type="float" office:value="126.615718453007">
                <text:p>126.615718453007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115.653149065842">
                <text:p>115.653149065842</text:p>
              </table:table-cell>
              <table:table-cell office:value-type="float" office:value="-76.1662657926976">
                <text:p>-76.1662657926976</text:p>
              </table:table-cell>
              <table:table-cell office:value-type="float" office:value="191.81941485854">
                <text:p>191.81941485854</text:p>
              </table:table-cell>
              <table:table-cell office:value-type="float" office:value="123.10913107648">
                <text:p>123.10913107648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115.652980971857">
                <text:p>115.652980971857</text:p>
              </table:table-cell>
              <table:table-cell office:value-type="float" office:value="-74.1072431799369">
                <text:p>-74.1072431799369</text:p>
              </table:table-cell>
              <table:table-cell office:value-type="float" office:value="189.760224151794">
                <text:p>189.760224151794</text:p>
              </table:table-cell>
              <table:table-cell office:value-type="float" office:value="121.787548593209">
                <text:p>121.787548593209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115.652972896508">
                <text:p>115.652972896508</text:p>
              </table:table-cell>
              <table:table-cell office:value-type="float" office:value="-78.3623730400627">
                <text:p>-78.3623730400627</text:p>
              </table:table-cell>
              <table:table-cell office:value-type="float" office:value="194.01534593657">
                <text:p>194.01534593657</text:p>
              </table:table-cell>
              <table:table-cell office:value-type="float" office:value="124.518473124153">
                <text:p>124.518473124153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115.653127541949">
                <text:p>115.653127541949</text:p>
              </table:table-cell>
              <table:table-cell office:value-type="float" office:value="-78.863993883115">
                <text:p>-78.863993883115</text:p>
              </table:table-cell>
              <table:table-cell office:value-type="float" office:value="194.517121425064">
                <text:p>194.517121425064</text:p>
              </table:table-cell>
              <table:table-cell office:value-type="float" office:value="124.840511143242">
                <text:p>124.840511143242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15.653163448955">
                <text:p>115.653163448955</text:p>
              </table:table-cell>
              <table:table-cell office:value-type="float" office:value="-76.0594515365795">
                <text:p>-76.0594515365795</text:p>
              </table:table-cell>
              <table:table-cell office:value-type="float" office:value="191.712614985535">
                <text:p>191.712614985535</text:p>
              </table:table-cell>
              <table:table-cell office:value-type="float" office:value="123.040587235">
                <text:p>123.040587235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115.653023008082">
                <text:p>115.653023008082</text:p>
              </table:table-cell>
              <table:table-cell office:value-type="float" office:value="-74.2970269110619">
                <text:p>-74.2970269110619</text:p>
              </table:table-cell>
              <table:table-cell office:value-type="float" office:value="189.950049919144">
                <text:p>189.950049919144</text:p>
              </table:table-cell>
              <table:table-cell office:value-type="float" office:value="121.909378207232">
                <text:p>121.909378207232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115.653053519023">
                <text:p>115.653053519023</text:p>
              </table:table-cell>
              <table:table-cell office:value-type="float" office:value="-73.5605378757712">
                <text:p>-73.5605378757712</text:p>
              </table:table-cell>
              <table:table-cell office:value-type="float" office:value="189.213591394794">
                <text:p>189.213591394794</text:p>
              </table:table-cell>
              <table:table-cell office:value-type="float" office:value="121.436721312343">
                <text:p>121.43672131234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15.653114917274">
                <text:p>115.653114917274</text:p>
              </table:table-cell>
              <table:table-cell office:value-type="float" office:value="-74.7746243334297">
                <text:p>-74.7746243334297</text:p>
              </table:table-cell>
              <table:table-cell office:value-type="float" office:value="190.427739250704">
                <text:p>190.427739250704</text:p>
              </table:table-cell>
              <table:table-cell office:value-type="float" office:value="122.215957802297">
                <text:p>122.215957802297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115.653097917563">
                <text:p>115.653097917563</text:p>
              </table:table-cell>
              <table:table-cell office:value-type="float" office:value="-72.943348889288">
                <text:p>-72.943348889288</text:p>
              </table:table-cell>
              <table:table-cell office:value-type="float" office:value="188.596446806851">
                <text:p>188.596446806851</text:p>
              </table:table-cell>
              <table:table-cell office:value-type="float" office:value="121.040639747678">
                <text:p>121.04063974767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5.652998394837">
                <text:p>115.652998394837</text:p>
              </table:table-cell>
              <table:table-cell office:value-type="float" office:value="-73.4059635684177">
                <text:p>-73.4059635684177</text:p>
              </table:table-cell>
              <table:table-cell office:value-type="float" office:value="189.058961963255">
                <text:p>189.058961963255</text:p>
              </table:table-cell>
              <table:table-cell office:value-type="float" office:value="121.337480602169">
                <text:p>121.337480602169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115.653041453928">
                <text:p>115.653041453928</text:p>
              </table:table-cell>
              <table:table-cell office:value-type="float" office:value="-76.551996700912">
                <text:p>-76.551996700912</text:p>
              </table:table-cell>
              <table:table-cell office:value-type="float" office:value="192.20503815484">
                <text:p>192.20503815484</text:p>
              </table:table-cell>
              <table:table-cell office:value-type="float" office:value="123.356622963395">
                <text:p>123.356622963395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15.652963144814">
                <text:p>115.652963144814</text:p>
              </table:table-cell>
              <table:table-cell office:value-type="float" office:value="-74.0071050392022">
                <text:p>-74.0071050392022</text:p>
              </table:table-cell>
              <table:table-cell office:value-type="float" office:value="189.660068184016">
                <text:p>189.660068184016</text:p>
              </table:table-cell>
              <table:table-cell office:value-type="float" office:value="121.723268790384">
                <text:p>121.723268790384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15.652993788443">
                <text:p>115.652993788443</text:p>
              </table:table-cell>
              <table:table-cell office:value-type="float" office:value="-72.9967185057543">
                <text:p>-72.9967185057543</text:p>
              </table:table-cell>
              <table:table-cell office:value-type="float" office:value="188.649712294197">
                <text:p>188.649712294197</text:p>
              </table:table-cell>
              <table:table-cell office:value-type="float" office:value="121.074825379348">
                <text:p>121.074825379348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115.653008745373">
                <text:p>115.653008745373</text:p>
              </table:table-cell>
              <table:table-cell office:value-type="float" office:value="-79.5432288374429">
                <text:p>-79.5432288374429</text:p>
              </table:table-cell>
              <table:table-cell office:value-type="float" office:value="195.196237582816">
                <text:p>195.196237582816</text:p>
              </table:table-cell>
              <table:table-cell office:value-type="float" office:value="125.276365877459">
                <text:p>125.276365877459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115.65309798201">
                <text:p>115.65309798201</text:p>
              </table:table-cell>
              <table:table-cell office:value-type="float" office:value="-75.8048483508178">
                <text:p>-75.8048483508178</text:p>
              </table:table-cell>
              <table:table-cell office:value-type="float" office:value="191.457946332828">
                <text:p>191.457946332828</text:p>
              </table:table-cell>
              <table:table-cell office:value-type="float" office:value="122.877141649629">
                <text:p>122.877141649629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15.65298466026">
                <text:p>115.65298466026</text:p>
              </table:table-cell>
              <table:table-cell office:value-type="float" office:value="-79.4854244082948">
                <text:p>-79.4854244082948</text:p>
              </table:table-cell>
              <table:table-cell office:value-type="float" office:value="195.138409068555">
                <text:p>195.138409068555</text:p>
              </table:table-cell>
              <table:table-cell office:value-type="float" office:value="125.23925170866">
                <text:p>125.23925170866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115.652977897939">
                <text:p>115.652977897939</text:p>
              </table:table-cell>
              <table:table-cell office:value-type="float" office:value="-83.5789164349042">
                <text:p>-83.5789164349042</text:p>
              </table:table-cell>
              <table:table-cell office:value-type="float" office:value="199.231894332843">
                <text:p>199.231894332843</text:p>
              </table:table-cell>
              <table:table-cell office:value-type="float" office:value="127.866438400541">
                <text:p>127.866438400541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5.653040859482">
                <text:p>115.653040859482</text:p>
              </table:table-cell>
              <table:table-cell office:value-type="float" office:value="-82.0219848958869">
                <text:p>-82.0219848958869</text:p>
              </table:table-cell>
              <table:table-cell office:value-type="float" office:value="197.675025755369">
                <text:p>197.675025755369</text:p>
              </table:table-cell>
              <table:table-cell office:value-type="float" office:value="126.867244768788">
                <text:p>126.867244768788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15.652995592179">
                <text:p>115.652995592179</text:p>
              </table:table-cell>
              <table:table-cell office:value-type="float" office:value="-81.8052708503708">
                <text:p>-81.8052708503708</text:p>
              </table:table-cell>
              <table:table-cell office:value-type="float" office:value="197.45826644255">
                <text:p>197.45826644255</text:p>
              </table:table-cell>
              <table:table-cell office:value-type="float" office:value="126.728129285231">
                <text:p>126.7281292852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5.652890288276">
                <text:p>115.652890288276</text:p>
              </table:table-cell>
              <table:table-cell office:value-type="float" office:value="-81.6057207984217">
                <text:p>-81.6057207984217</text:p>
              </table:table-cell>
              <table:table-cell office:value-type="float" office:value="197.258611086697">
                <text:p>197.258611086697</text:p>
              </table:table-cell>
              <table:table-cell office:value-type="float" office:value="126.599991070484">
                <text:p>126.599991070484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15.652868068068">
                <text:p>115.652868068068</text:p>
              </table:table-cell>
              <table:table-cell office:value-type="float" office:value="-84.4317567619807">
                <text:p>-84.4317567619807</text:p>
              </table:table-cell>
              <table:table-cell office:value-type="float" office:value="200.084624830048">
                <text:p>200.084624830048</text:p>
              </table:table-cell>
              <table:table-cell office:value-type="float" office:value="128.413718302478">
                <text:p>128.413718302478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15.652971939474">
                <text:p>115.652971939474</text:p>
              </table:table-cell>
              <table:table-cell office:value-type="float" office:value="-88.3417197072192">
                <text:p>-88.3417197072192</text:p>
              </table:table-cell>
              <table:table-cell office:value-type="float" office:value="203.994691646693">
                <text:p>203.994691646693</text:p>
              </table:table-cell>
              <table:table-cell office:value-type="float" office:value="130.923187579105">
                <text:p>130.923187579105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15.652853335952">
                <text:p>115.652853335952</text:p>
              </table:table-cell>
              <table:table-cell office:value-type="float" office:value="-86.3211843176721">
                <text:p>-86.3211843176721</text:p>
              </table:table-cell>
              <table:table-cell office:value-type="float" office:value="201.974037653624">
                <text:p>201.974037653624</text:p>
              </table:table-cell>
              <table:table-cell office:value-type="float" office:value="129.626337844283">
                <text:p>129.626337844283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15.65299799738">
                <text:p>115.65299799738</text:p>
              </table:table-cell>
              <table:table-cell office:value-type="float" office:value="-76.4780532151701">
                <text:p>-76.4780532151701</text:p>
              </table:table-cell>
              <table:table-cell office:value-type="float" office:value="192.13105121255">
                <text:p>192.13105121255</text:p>
              </table:table-cell>
              <table:table-cell office:value-type="float" office:value="123.30913836345">
                <text:p>123.30913836345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5.652842254639">
                <text:p>115.652842254639</text:p>
              </table:table-cell>
              <table:table-cell office:value-type="float" office:value="-84.9151259567742">
                <text:p>-84.9151259567742</text:p>
              </table:table-cell>
              <table:table-cell office:value-type="float" office:value="200.567968211413">
                <text:p>200.567968211413</text:p>
              </table:table-cell>
              <table:table-cell office:value-type="float" office:value="128.723926649924">
                <text:p>128.723926649924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115.652951173003">
                <text:p>115.652951173003</text:p>
              </table:table-cell>
              <table:table-cell office:value-type="float" office:value="-90.4570920706949">
                <text:p>-90.4570920706949</text:p>
              </table:table-cell>
              <table:table-cell office:value-type="float" office:value="206.110043243698">
                <text:p>206.110043243698</text:p>
              </table:table-cell>
              <table:table-cell office:value-type="float" office:value="132.280813955041">
                <text:p>132.280813955041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115.65298615627">
                <text:p>115.65298615627</text:p>
              </table:table-cell>
              <table:table-cell office:value-type="float" office:value="-85.1906396773039">
                <text:p>-85.1906396773039</text:p>
              </table:table-cell>
              <table:table-cell office:value-type="float" office:value="200.843625833574">
                <text:p>200.843625833574</text:p>
              </table:table-cell>
              <table:table-cell office:value-type="float" office:value="128.90084289359">
                <text:p>128.90084289359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115.652938610286">
                <text:p>115.652938610286</text:p>
              </table:table-cell>
              <table:table-cell office:value-type="float" office:value="-86.4159224702104">
                <text:p>-86.4159224702104</text:p>
              </table:table-cell>
              <table:table-cell office:value-type="float" office:value="202.068861080496">
                <text:p>202.068861080496</text:p>
              </table:table-cell>
              <table:table-cell office:value-type="float" office:value="129.687195238184">
                <text:p>129.687195238184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115.652995027039">
                <text:p>115.652995027039</text:p>
              </table:table-cell>
              <table:table-cell office:value-type="float" office:value="-89.3957524683009">
                <text:p>-89.3957524683009</text:p>
              </table:table-cell>
              <table:table-cell office:value-type="float" office:value="205.04874749534">
                <text:p>205.04874749534</text:p>
              </table:table-cell>
              <table:table-cell office:value-type="float" office:value="131.599677494001">
                <text:p>131.5996774940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.652937842162">
                <text:p>115.652937842162</text:p>
              </table:table-cell>
              <table:table-cell office:value-type="float" office:value="-86.7090829178719">
                <text:p>-86.7090829178719</text:p>
              </table:table-cell>
              <table:table-cell office:value-type="float" office:value="202.362020760034">
                <text:p>202.362020760034</text:p>
              </table:table-cell>
              <table:table-cell office:value-type="float" office:value="129.875344250323">
                <text:p>129.87534425032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115.652999655811">
                <text:p>115.652999655811</text:p>
              </table:table-cell>
              <table:table-cell office:value-type="float" office:value="-82.2811213325613">
                <text:p>-82.2811213325613</text:p>
              </table:table-cell>
              <table:table-cell office:value-type="float" office:value="197.934120988372">
                <text:p>197.934120988372</text:p>
              </table:table-cell>
              <table:table-cell office:value-type="float" office:value="127.033531320255">
                <text:p>127.033531320255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115.652960766944">
                <text:p>115.652960766944</text:p>
              </table:table-cell>
              <table:table-cell office:value-type="float" office:value="-87.175680431315">
                <text:p>-87.175680431315</text:p>
              </table:table-cell>
              <table:table-cell office:value-type="float" office:value="202.828641198259">
                <text:p>202.828641198259</text:p>
              </table:table-cell>
              <table:table-cell office:value-type="float" office:value="130.174819862501">
                <text:p>130.174819862501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115.653032752181">
                <text:p>115.653032752181</text:p>
              </table:table-cell>
              <table:table-cell office:value-type="float" office:value="-89.1714974225374">
                <text:p>-89.1714974225374</text:p>
              </table:table-cell>
              <table:table-cell office:value-type="float" office:value="204.824530174718">
                <text:p>204.824530174718</text:p>
              </table:table-cell>
              <table:table-cell office:value-type="float" office:value="131.455775483173">
                <text:p>131.455775483173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115.653034566458">
                <text:p>115.653034566458</text:p>
              </table:table-cell>
              <table:table-cell office:value-type="float" office:value="-89.1540275713074">
                <text:p>-89.1540275713074</text:p>
              </table:table-cell>
              <table:table-cell office:value-type="float" office:value="204.807062137765">
                <text:p>204.807062137765</text:p>
              </table:table-cell>
              <table:table-cell office:value-type="float" office:value="131.444564548907">
                <text:p>131.444564548907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15.653065085047">
                <text:p>115.653065085047</text:p>
              </table:table-cell>
              <table:table-cell office:value-type="float" office:value="-88.9449724124783">
                <text:p>-88.9449724124783</text:p>
              </table:table-cell>
              <table:table-cell office:value-type="float" office:value="204.598037497526">
                <text:p>204.598037497526</text:p>
              </table:table-cell>
              <table:table-cell office:value-type="float" office:value="131.310413155251">
                <text:p>131.310413155251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115.653004099105">
                <text:p>115.653004099105</text:p>
              </table:table-cell>
              <table:table-cell office:value-type="float" office:value="-91.4471905684174">
                <text:p>-91.4471905684174</text:p>
              </table:table-cell>
              <table:table-cell office:value-type="float" office:value="207.100194667522">
                <text:p>207.100194667522</text:p>
              </table:table-cell>
              <table:table-cell office:value-type="float" office:value="132.916290199773">
                <text:p>132.916290199773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15.652972220939">
                <text:p>115.652972220939</text:p>
              </table:table-cell>
              <table:table-cell office:value-type="float" office:value="-89.8078830721079">
                <text:p>-89.8078830721079</text:p>
              </table:table-cell>
              <table:table-cell office:value-type="float" office:value="205.460855293046">
                <text:p>205.460855293046</text:p>
              </table:table-cell>
              <table:table-cell office:value-type="float" office:value="131.864167055305">
                <text:p>131.864167055305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115.652975126827">
                <text:p>115.652975126827</text:p>
              </table:table-cell>
              <table:table-cell office:value-type="float" office:value="-89.9620705266922">
                <text:p>-89.9620705266922</text:p>
              </table:table-cell>
              <table:table-cell office:value-type="float" office:value="205.615045653519">
                <text:p>205.615045653519</text:p>
              </table:table-cell>
              <table:table-cell office:value-type="float" office:value="131.963125970971">
                <text:p>131.963125970971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115.652906672687">
                <text:p>115.652906672687</text:p>
              </table:table-cell>
              <table:table-cell office:value-type="float" office:value="-93.4254239463167">
                <text:p>-93.4254239463167</text:p>
              </table:table-cell>
              <table:table-cell office:value-type="float" office:value="209.078330619004">
                <text:p>209.078330619004</text:p>
              </table:table-cell>
              <table:table-cell office:value-type="float" office:value="134.185851981711">
                <text:p>134.1858519817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5.65289449413">
                <text:p>115.65289449413</text:p>
              </table:table-cell>
              <table:table-cell office:value-type="float" office:value="-90.2297928816823">
                <text:p>-90.2297928816823</text:p>
              </table:table-cell>
              <table:table-cell office:value-type="float" office:value="205.882687375812">
                <text:p>205.882687375812</text:p>
              </table:table-cell>
              <table:table-cell office:value-type="float" office:value="132.134897633895">
                <text:p>132.134897633895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115.652818421473">
                <text:p>115.652818421473</text:p>
              </table:table-cell>
              <table:table-cell office:value-type="float" office:value="-90.617103539564">
                <text:p>-90.617103539564</text:p>
              </table:table-cell>
              <table:table-cell office:value-type="float" office:value="206.269921961037">
                <text:p>206.269921961037</text:p>
              </table:table-cell>
              <table:table-cell office:value-type="float" office:value="132.383423641259">
                <text:p>132.383423641259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115.653012637895">
                <text:p>115.653012637895</text:p>
              </table:table-cell>
              <table:table-cell office:value-type="float" office:value="-90.7075909368185">
                <text:p>-90.7075909368185</text:p>
              </table:table-cell>
              <table:table-cell office:value-type="float" office:value="206.360603574713">
                <text:p>206.360603574713</text:p>
              </table:table-cell>
              <table:table-cell office:value-type="float" office:value="132.441622831745">
                <text:p>132.441622831745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115.652922256991">
                <text:p>115.652922256991</text:p>
              </table:table-cell>
              <table:table-cell office:value-type="float" office:value="-94.3739665547419">
                <text:p>-94.3739665547419</text:p>
              </table:table-cell>
              <table:table-cell office:value-type="float" office:value="210.026888811733">
                <text:p>210.026888811733</text:p>
              </table:table-cell>
              <table:table-cell office:value-type="float" office:value="134.794633814189">
                <text:p>134.794633814189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115.653027098353">
                <text:p>115.653027098353</text:p>
              </table:table-cell>
              <table:table-cell office:value-type="float" office:value="-90.5355990714633">
                <text:p>-90.5355990714633</text:p>
              </table:table-cell>
              <table:table-cell office:value-type="float" office:value="206.188626169817">
                <text:p>206.188626169817</text:p>
              </table:table-cell>
              <table:table-cell office:value-type="float" office:value="132.331248243765">
                <text:p>132.331248243765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115.652899525397">
                <text:p>115.652899525397</text:p>
              </table:table-cell>
              <table:table-cell office:value-type="float" office:value="-91.7258964297752">
                <text:p>-91.7258964297752</text:p>
              </table:table-cell>
              <table:table-cell office:value-type="float" office:value="207.378795955172">
                <text:p>207.378795955172</text:p>
              </table:table-cell>
              <table:table-cell office:value-type="float" office:value="133.095095679212">
                <text:p>133.095095679212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115.652793736239">
                <text:p>115.652793736239</text:p>
              </table:table-cell>
              <table:table-cell office:value-type="float" office:value="-91.081648535326">
                <text:p>-91.081648535326</text:p>
              </table:table-cell>
              <table:table-cell office:value-type="float" office:value="206.734442271565">
                <text:p>206.734442271565</text:p>
              </table:table-cell>
              <table:table-cell office:value-type="float" office:value="132.681551397715">
                <text:p>132.681551397715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115.652877482469">
                <text:p>115.652877482469</text:p>
              </table:table-cell>
              <table:table-cell office:value-type="float" office:value="-88.5732465209914">
                <text:p>-88.5732465209914</text:p>
              </table:table-cell>
              <table:table-cell office:value-type="float" office:value="204.22612400346">
                <text:p>204.22612400346</text:p>
              </table:table-cell>
              <table:table-cell office:value-type="float" office:value="131.071720178715">
                <text:p>131.071720178715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115.653128146809">
                <text:p>115.653128146809</text:p>
              </table:table-cell>
              <table:table-cell office:value-type="float" office:value="-83.2098331221318">
                <text:p>-83.2098331221318</text:p>
              </table:table-cell>
              <table:table-cell office:value-type="float" office:value="198.862961268941">
                <text:p>198.862961268941</text:p>
              </table:table-cell>
              <table:table-cell office:value-type="float" office:value="127.629658255237">
                <text:p>127.629658255237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115.652905993111">
                <text:p>115.652905993111</text:p>
              </table:table-cell>
              <table:table-cell office:value-type="float" office:value="-81.5991691699058">
                <text:p>-81.5991691699058</text:p>
              </table:table-cell>
              <table:table-cell office:value-type="float" office:value="197.252075163017">
                <text:p>197.252075163017</text:p>
              </table:table-cell>
              <table:table-cell office:value-type="float" office:value="126.595796334066">
                <text:p>126.59579633406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5.652808605265">
                <text:p>115.652808605265</text:p>
              </table:table-cell>
              <table:table-cell office:value-type="float" office:value="-84.897697646499">
                <text:p>-84.897697646499</text:p>
              </table:table-cell>
              <table:table-cell office:value-type="float" office:value="200.550506251764">
                <text:p>200.550506251764</text:p>
              </table:table-cell>
              <table:table-cell office:value-type="float" office:value="128.712719616054">
                <text:p>128.712719616054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115.65290436787">
                <text:p>115.65290436787</text:p>
              </table:table-cell>
              <table:table-cell office:value-type="float" office:value="-87.0116249130666">
                <text:p>-87.0116249130666</text:p>
              </table:table-cell>
              <table:table-cell office:value-type="float" office:value="202.664529280936">
                <text:p>202.664529280936</text:p>
              </table:table-cell>
              <table:table-cell office:value-type="float" office:value="130.069493321098">
                <text:p>130.069493321098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115.652873263854">
                <text:p>115.652873263854</text:p>
              </table:table-cell>
              <table:table-cell office:value-type="float" office:value="-89.1924179625868">
                <text:p>-89.1924179625868</text:p>
              </table:table-cell>
              <table:table-cell office:value-type="float" office:value="204.845291226441">
                <text:p>204.845291226441</text:p>
              </table:table-cell>
              <table:table-cell office:value-type="float" office:value="131.469099864543">
                <text:p>131.469099864543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115.652952102889">
                <text:p>115.652952102889</text:p>
              </table:table-cell>
              <table:table-cell office:value-type="float" office:value="-89.1740222092387">
                <text:p>-89.1740222092387</text:p>
              </table:table-cell>
              <table:table-cell office:value-type="float" office:value="204.826974312128">
                <text:p>204.826974312128</text:p>
              </table:table-cell>
              <table:table-cell office:value-type="float" office:value="131.457344123307">
                <text:p>131.457344123307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115.652930360027">
                <text:p>115.652930360027</text:p>
              </table:table-cell>
              <table:table-cell office:value-type="float" office:value="-88.5292715744936">
                <text:p>-88.5292715744936</text:p>
              </table:table-cell>
              <table:table-cell office:value-type="float" office:value="204.182201934521">
                <text:p>204.182201934521</text:p>
              </table:table-cell>
              <table:table-cell office:value-type="float" office:value="131.043531125244">
                <text:p>131.043531125244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115.652894166483">
                <text:p>115.652894166483</text:p>
              </table:table-cell>
              <table:table-cell office:value-type="float" office:value="-88.1508749980703">
                <text:p>-88.1508749980703</text:p>
              </table:table-cell>
              <table:table-cell office:value-type="float" office:value="203.803769164553">
                <text:p>203.803769164553</text:p>
              </table:table-cell>
              <table:table-cell office:value-type="float" office:value="130.800654096785">
                <text:p>130.800654096785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115.65299843662">
                <text:p>115.65299843662</text:p>
              </table:table-cell>
              <table:table-cell office:value-type="float" office:value="-87.1872450026652">
                <text:p>-87.1872450026652</text:p>
              </table:table-cell>
              <table:table-cell office:value-type="float" office:value="202.840243439285">
                <text:p>202.840243439285</text:p>
              </table:table-cell>
              <table:table-cell office:value-type="float" office:value="130.182266146352">
                <text:p>130.182266146352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115.652951532617">
                <text:p>115.652951532617</text:p>
              </table:table-cell>
              <table:table-cell office:value-type="float" office:value="-90.8346358821129">
                <text:p>-90.8346358821129</text:p>
              </table:table-cell>
              <table:table-cell office:value-type="float" office:value="206.48758741473">
                <text:p>206.48758741473</text:p>
              </table:table-cell>
              <table:table-cell office:value-type="float" office:value="132.523120683341">
                <text:p>132.523120683341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115.652896629222">
                <text:p>115.652896629222</text:p>
              </table:table-cell>
              <table:table-cell office:value-type="float" office:value="-91.1800325639156">
                <text:p>-91.1800325639156</text:p>
              </table:table-cell>
              <table:table-cell office:value-type="float" office:value="206.832929193138">
                <text:p>206.832929193138</text:p>
              </table:table-cell>
              <table:table-cell office:value-type="float" office:value="132.744760011641">
                <text:p>132.744760011641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115.652929935848">
                <text:p>115.652929935848</text:p>
              </table:table-cell>
              <table:table-cell office:value-type="float" office:value="-86.0991788863399">
                <text:p>-86.0991788863399</text:p>
              </table:table-cell>
              <table:table-cell office:value-type="float" office:value="201.752108822188">
                <text:p>201.752108822188</text:p>
              </table:table-cell>
              <table:table-cell office:value-type="float" office:value="129.483904579022">
                <text:p>129.4839045790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5.65308124179">
                <text:p>115.65308124179</text:p>
              </table:table-cell>
              <table:table-cell office:value-type="float" office:value="-84.729581600189">
                <text:p>-84.729581600189</text:p>
              </table:table-cell>
              <table:table-cell office:value-type="float" office:value="200.382662841979">
                <text:p>200.382662841979</text:p>
              </table:table-cell>
              <table:table-cell office:value-type="float" office:value="128.604998213866">
                <text:p>128.604998213866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115.652965272322">
                <text:p>115.652965272322</text:p>
              </table:table-cell>
              <table:table-cell office:value-type="float" office:value="-91.9828014164025">
                <text:p>-91.9828014164025</text:p>
              </table:table-cell>
              <table:table-cell office:value-type="float" office:value="207.635766688724">
                <text:p>207.635766688724</text:p>
              </table:table-cell>
              <table:table-cell office:value-type="float" office:value="133.260018733237">
                <text:p>133.260018733237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115.653094704016">
                <text:p>115.653094704016</text:p>
              </table:table-cell>
              <table:table-cell office:value-type="float" office:value="-91.9559541247901">
                <text:p>-91.9559541247901</text:p>
              </table:table-cell>
              <table:table-cell office:value-type="float" office:value="207.609048828806">
                <text:p>207.609048828806</text:p>
              </table:table-cell>
              <table:table-cell office:value-type="float" office:value="133.242871290048">
                <text:p>133.242871290048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115.653077403547">
                <text:p>115.653077403547</text:p>
              </table:table-cell>
              <table:table-cell office:value-type="float" office:value="-92.4877642911375">
                <text:p>-92.4877642911375</text:p>
              </table:table-cell>
              <table:table-cell office:value-type="float" office:value="208.140841694685">
                <text:p>208.140841694685</text:p>
              </table:table-cell>
              <table:table-cell office:value-type="float" office:value="133.584174372842">
                <text:p>133.584174372842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115.65304477746">
                <text:p>115.65304477746</text:p>
              </table:table-cell>
              <table:table-cell office:value-type="float" office:value="-92.9199783213935">
                <text:p>-92.9199783213935</text:p>
              </table:table-cell>
              <table:table-cell office:value-type="float" office:value="208.573023098854">
                <text:p>208.573023098854</text:p>
              </table:table-cell>
              <table:table-cell office:value-type="float" office:value="133.861547115189">
                <text:p>133.861547115189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115.653117515954">
                <text:p>115.653117515954</text:p>
              </table:table-cell>
              <table:table-cell office:value-type="float" office:value="-91.1071137016351">
                <text:p>-91.1071137016351</text:p>
              </table:table-cell>
              <table:table-cell office:value-type="float" office:value="206.760231217589">
                <text:p>206.760231217589</text:p>
              </table:table-cell>
              <table:table-cell office:value-type="float" office:value="132.698102666724">
                <text:p>132.698102666724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115.653055297788">
                <text:p>115.653055297788</text:p>
              </table:table-cell>
              <table:table-cell office:value-type="float" office:value="-89.5016079455053">
                <text:p>-89.5016079455053</text:p>
              </table:table-cell>
              <table:table-cell office:value-type="float" office:value="205.154663243293">
                <text:p>205.154663243293</text:p>
              </table:table-cell>
              <table:table-cell office:value-type="float" office:value="131.667653906646">
                <text:p>131.667653906646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115.65313293458">
                <text:p>115.65313293458</text:p>
              </table:table-cell>
              <table:table-cell office:value-type="float" office:value="-87.5690622476831">
                <text:p>-87.5690622476831</text:p>
              </table:table-cell>
              <table:table-cell office:value-type="float" office:value="203.222195182263">
                <text:p>203.222195182263</text:p>
              </table:table-cell>
              <table:table-cell office:value-type="float" office:value="130.427401641244">
                <text:p>130.427401641244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115.652839866634">
                <text:p>115.652839866634</text:p>
              </table:table-cell>
              <table:table-cell office:value-type="float" office:value="-93.1944354430127">
                <text:p>-93.1944354430127</text:p>
              </table:table-cell>
              <table:table-cell office:value-type="float" office:value="208.847275309646">
                <text:p>208.847275309646</text:p>
              </table:table-cell>
              <table:table-cell office:value-type="float" office:value="134.03756137001">
                <text:p>134.03756137001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115.653245420215">
                <text:p>115.653245420215</text:p>
              </table:table-cell>
              <table:table-cell office:value-type="float" office:value="-88.1376010630477">
                <text:p>-88.1376010630477</text:p>
              </table:table-cell>
              <table:table-cell office:value-type="float" office:value="203.790846483263">
                <text:p>203.790846483263</text:p>
              </table:table-cell>
              <table:table-cell office:value-type="float" office:value="130.792360358292">
                <text:p>130.7923603582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5.653086711269">
                <text:p>115.653086711269</text:p>
              </table:table-cell>
              <table:table-cell office:value-type="float" office:value="-92.7199910114377">
                <text:p>-92.7199910114377</text:p>
              </table:table-cell>
              <table:table-cell office:value-type="float" office:value="208.373077722706">
                <text:p>208.373077722706</text:p>
              </table:table-cell>
              <table:table-cell office:value-type="float" office:value="133.733222766278">
                <text:p>133.733222766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